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Neo3Symbol" svg:font-family="Neo3Symbol"/>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Neo3Symbol"/>
    </style:style>
    <style:style style:name="T5" style:family="text">
      <style:text-properties style:font-name="Symbol"/>
    </style:style>
    <style:style style:name="T6"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4.11.30 23:19   |   <text:a xlink:type="simple" xlink:href="http://palinfo.habago.org/Entry?Command=Information_PrintForum&amp;iPage=370#FORUM33199"><text:span text:style-name="T2">#</text:span></text:a></text:p>
      <text:p text:style-name="P2"><text:span text:style-name="T3">"</text:span>前身合是採蓮人，門前一片橫塘水。<text:span text:style-name="T3">"<text:line-break/><text:line-break/></text:span>你們不覺得這兩句寫得特別好嗎？<text:span text:style-name="T3"><text:line-break/><text:line-break/></text:span>千百年後，盼有知音，也能給俺寫上如此動人的一段詞。<text:span text:style-name="T3"><text:line-break/><text:line-break/></text:span>我在神前立過誓，一不投胎，二不喝孟婆湯；我要當孤魂野鬼，永遠駐留風中保護各位；不想忘記一些人、一些事，不想忘記昨日所有的悲歡。<text:span text:style-name="T3"><text:line-break/><text:line-break/></text:span>風中孤魂若能得聞詞曲若此，就算天大的孤獨和悲劇都值得了。</text:p>
      <text:p text:style-name="P1"><text:span text:style-name="T1">陳真</text:span><text:s/>  |  2014.11.30 22:52   |   <text:a xlink:type="simple" xlink:href="http://palinfo.habago.org/Entry?Command=Information_PrintForum&amp;iPage=370#FORUM33198"><text:span text:style-name="T2">#</text:span></text:a></text:p>
      <text:p text:style-name="P3"><text:span text:style-name="T3">Kevin</text:span>，不好意思，我沒聽你分享的歌。因為我直覺認為我應該不會認同才對。<text:span text:style-name="T3"><text:line-break/><text:line-break/></text:span>比喻話語不能當真，一當真說實了，便走了樣。比喻若能說實，那就不叫比喻而叫法官辦案了。<text:span text:style-name="T3"><text:line-break/><text:line-break/></text:span>台灣只是一種窩囊兼智障的山寨版法西斯，如此而已。無足可懼，唯有憐憫。<text:span text:style-name="T3"><text:line-break/><text:line-break/></text:span>這段日子以來，電話、簡訊不斷，我統統不接不回也不看。我知道人們要討論些什麼，馬英九該不該辭主席？誰會入閣？何方勢力會勝出？何方沒落？國民黨該如何努力？該不該這樣？該不該那樣？<text:span text:style-name="T3">....<text:line-break/><text:line-break/></text:span>所有這些問題，老實說，從來沒有一秒鐘進入我的腦海。我沒有那麼<text:span text:style-name="T3"><text:s/>"</text:span>務實<text:span text:style-name="T3">"</text:span>，我從來不會去想那樣一些事。</text:p>
      <text:p text:style-name="P1">Kevin Yu   |  2014.11.30 22:33   |   <text:a xlink:type="simple" xlink:href="http://palinfo.habago.org/Entry?Command=Information_PrintForum&amp;iPage=370#FORUM33197"><text:span text:style-name="T2">#</text:span></text:a></text:p>
      <text:p text:style-name="P2">不過<text:span text:style-name="T3">,</text:span>衝鋒隊換成太陽花<text:span text:style-name="T3">,</text:span>猶太人換成國民黨<text:span text:style-name="T3"><text:s/></text:span>軍公教<text:span text:style-name="T3"><text:s/></text:span>外省人<text:span text:style-name="T3">,</text:span>俄羅斯布爾什維克換成是中國<text:span text:style-name="T3">,</text:span>其他啥都一樣</text:p>
      <text:p text:style-name="P1"><text:span text:style-name="T1">陳真</text:span><text:s/>  |  2014.11.30 22:32   |   <text:a xlink:type="simple" xlink:href="http://palinfo.habago.org/Entry?Command=Information_PrintForum&amp;iPage=370#FORUM33196"><text:span text:style-name="T2">#</text:span></text:a></text:p>
      <text:p text:style-name="P3"><text:span text:style-name="T3">"</text:span>夢向夫差苑裏遊，宮娥擁入君王起。<text:span text:style-name="T3"><text:s/></text:span>前身合是採蓮人，門前一片橫塘水。<text:span text:style-name="T3">" </text:span>這是三百多年前詩人吳梅村，彷<text:span text:style-name="T3"><text:s/>"</text:span>長恨歌<text:span text:style-name="T3">" </text:span>寫成的<text:span text:style-name="T3"><text:s/>"</text:span>圓圓曲<text:span text:style-name="T3">" </text:span>裏頭的一段詞。<text:span text:style-name="T3"><text:line-break/><text:line-break/></text:span>今年五月，我來到昆明陳圓圓故居，見一蓮花池，一說陳圓圓投池而死，葬於池畔。翌年，池中開滿蓮花。<text:span text:style-name="T3"><text:line-break/><text:line-break/></text:span>青樓名妓，能歌善舞，詩詞出眾。芳魂何處，實不可考。昔日滄桑輝煌，俱往矣，留下一個個美麗故事。<text:span text:style-name="T3"><text:line-break/><text:line-break/></text:span>有一天，我們也會成為故事中人；後人聞之，再無是非褒貶，唯有以淚回報。<text:span text:style-name="T3"><text:line-break/><text:line-break/></text:span>今人陳彤，給故人陳圓圓譜了底下這樣一首曲子，任鐵石心腸，怕聽了也得心頭惆悵。<text:span text:style-name="T3"><text:line-break/><text:line-break/>http://goo.gl/POzpK9</text:span></text:p>
      <text:p text:style-name="P1">Kevin Yu   |  2014.11.30 22:26   |   <text:a xlink:type="simple" xlink:href="http://palinfo.habago.org/Entry?Command=Information_PrintForum&amp;iPage=370#FORUM33195"><text:span text:style-name="T2">#</text:span></text:a></text:p>
      <text:p text:style-name="P2">平璽<text:span text:style-name="T3">.</text:span>陳真醫生<text:span text:style-name="T3">:<text:line-break/><text:line-break/>http://goo.gl/UCKjZf<text:line-break/><text:line-break/></text:span>這首歌反應的內容<text:span text:style-name="T3">,</text:span>就符合現今台灣<text:span text:style-name="T3">,</text:span>一個充滿仇恨與洗腦的社會<text:span text:style-name="T3">,</text:span>在瘋狂政黨與政治狂人的帶領下<text:span text:style-name="T3">,</text:span>把特定群體當成宣洩對象<text:span text:style-name="T3">,</text:span>最後整個社會邁向毀滅<text:span text:style-name="T3">.</text:span></text:p>
      <text:p text:style-name="P1"><text:span text:style-name="T1">平璽</text:span><text:s/>  |  2014.11.30 21:44   |   <text:a xlink:type="simple" xlink:href="http://palinfo.habago.org/Entry?Command=Information_PrintForum&amp;iPage=370#FORUM33194"><text:span text:style-name="T2">#</text:span></text:a></text:p>
      <text:p text:style-name="P3">自大腸花運動後，個人以為「公民覺醒」這詞，似乎已成社會昏迷的反指標；公民越「覺醒」，社會越文革、越反動。比如說才選贏，就開始清算追殺：<text:span text:style-name="T3"><text:line-break/><text:line-break/></text:span>《台大校友發起拒絕江宜樺回任台大教職》<text:span text:style-name="T3"><text:line-break/><text:line-break/>http://goo.gl/G6Z5VH</text:span></text:p>
      <text:p text:style-name="P1"><text:span text:style-name="T1">李庭旭</text:span><text:s/>  |  2014.11.30 19:08   |   <text:a xlink:type="simple" xlink:href="http://palinfo.habago.org/Entry?Command=Information_PrintForum&amp;iPage=370#FORUM33193"><text:span text:style-name="T2">#</text:span></text:a></text:p>
      <text:p text:style-name="P2">此次市長選舉，當大家在喊人民的勝利時讓我遲疑了。我著的高雄選舉的狀況更是如此，只要會薄感情的候選人一一上榜，然而珍珍皮出良好證件者卻是乏人問津，民主謝謝您交會我一件事，民主不是選嫌與能而是權力的鬥爭一種型態罷了。</text:p>
      <text:p text:style-name="P1"><text:span text:style-name="T1">陳真</text:span><text:s/>  |  2014.11.30 18:04   |   <text:a xlink:type="simple" xlink:href="http://palinfo.habago.org/Entry?Command=Information_PrintForum&amp;iPage=370#FORUM33192"><text:span text:style-name="T2">#</text:span></text:a></text:p>
      <text:p text:style-name="P3"><text:span text:style-name="T3">To </text:span>謙恩<text:span text:style-name="T3"><text:line-break/><text:line-break/></text:span>高醫校長名叫謝獻臣，當我還在高醫念書時，他幾次見到我，總是開玩笑跟我<text:span text:style-name="T3"><text:s/>"</text:span>邀功<text:span text:style-name="T3">"</text:span>說：<text:span text:style-name="T3">"</text:span>你得感謝我哦<text:span text:style-name="T3">"</text:span>。感謝什麼呢？他說，感謝他幫我擋住<text:span text:style-name="T3"><text:s/>"</text:span>上面的<text:span text:style-name="T3">" </text:span>壓力，否則我老早被退學。<text:span text:style-name="T3"><text:line-break/><text:line-break/></text:span>我故意開玩笑反問他說：你不是高醫院長嗎？不是高醫最大的嗎？怎麼還會有<text:span text:style-name="T3"><text:s/>"</text:span>上面<text:span text:style-name="T3">"</text:span>？他說，他不但在校外有黨政軍等<text:span text:style-name="T3"><text:s/>"</text:span>上面<text:span text:style-name="T3">"</text:span>，就算在校園內，他也不是最大，調查局和警備總部乃至救國團在校內的勢力都比他大，都是他的<text:span text:style-name="T3"><text:s/>"</text:span>上面<text:span text:style-name="T3">"</text:span>。<text:span text:style-name="T3"><text:line-break/><text:line-break/></text:span>他說，我有三個時間點差點被退學，有一次是他硬是以個人前途為擔保，給擋了下來。那是<text:span text:style-name="T3">1986</text:span>年民進黨黨建黨時。他說，<text:span text:style-name="T3">"</text:span>上面<text:span text:style-name="T3">" </text:span>打算把我退學，他提出反對說：<text:span text:style-name="T3">"</text:span>高醫有三千個國民黨，難道容不下一個民進黨？<text:span text:style-name="T3">"<text:line-break/><text:line-break/></text:span>我不知道這<text:span text:style-name="T3"><text:s/>"</text:span>三千<text:span text:style-name="T3">" </text:span>數字指的是什麼。高醫那時應該有幾千師生，也許他的意思是說，這年頭，一面倒全是國民黨員或國民黨的支持者，難道容不下一個唱反調的？<text:span text:style-name="T3"><text:line-break/><text:line-break/></text:span>我還記得高醫安全室幾次對我講到一個數字，不是三千，而是兩千八。他們說，<text:span text:style-name="T3">"</text:span>你反對戒嚴，反對政府，但你知不知道，我們高醫有兩千八百票對你一票！<text:span text:style-name="T3">"<text:line-break/><text:line-break/></text:span>另外還有兩個退學的壓力點，一次是<text:span text:style-name="T3">1986 05.19</text:span>，台灣近代史上第一次有計畫的群眾抗爭，集結地點在台北龍山寺，目標是前往蔣經國當總統的總統府抗議，訴求是要求解除長達<text:span text:style-name="T3">38</text:span>年的戒嚴。我是那次活動主要參與者之一。<text:span text:style-name="T3"><text:line-break/><text:line-break/></text:span>另一次是我在高醫校園內<text:span text:style-name="T3"><text:s/>"</text:span>非法<text:span text:style-name="T3">" </text:span>集會，上台演講公開主張台獨，時間應該是<text:span text:style-name="T3">1987-1988</text:span>年左右。<text:span text:style-name="T3"><text:line-break/><text:line-break/></text:span>那段時間，高雄中山大學或台南成大也開始有一些學生抗議事件，一些媒體及情治單位往往一口咬定是我在背後策動，其實我哪有那麼無聊。<text:span text:style-name="T3"><text:line-break/><text:line-break/></text:span>我的黨外活動完全都在校園外，我對校園內的事務一點興趣也沒有。我不認為當時例如羅文嘉等人在台大高喊的什麼<text:span text:style-name="T3"><text:s/>"</text:span>教官退出校園<text:span text:style-name="T3">" </text:span>或<text:span text:style-name="T3"><text:s/>"</text:span>校園民主<text:span text:style-name="T3">" </text:span>或什麼<text:span text:style-name="T3"><text:s/>"</text:span>學生活動中心總幹事普選<text:span text:style-name="T3">" </text:span>等等有何意義可言；我怎麼可能浪費時間在校園內搞這類小表哥小表妹、撒嬌式的所謂抗爭。<text:span text:style-name="T3"><text:line-break/><text:line-break/></text:span>但是，一些南部地方媒體及情治單位可不這麼認為。他們堅信這些學校的學生抗議事件都是我在<text:span text:style-name="T3"><text:s/>"</text:span>背後<text:span text:style-name="T3">" </text:span>策動。我說，我若想要幹些什麼，我就會明著來，我不會搞什麼暗中背後策動這類舉動<text:span text:style-name="T3"><text:line-break/><text:line-break/></text:span>謝院長說，主要是因為我公開主張台獨，高醫若不辦我，很難對<text:span text:style-name="T3"><text:s/>"</text:span>上面<text:span text:style-name="T3">" </text:span>交待。那一次，差點真的被退學。記者跑來問我這些事，說高醫透露風聲，可能必須對我有所處置，問我的看法。我說，我沒有看法，我只有三個字回答：硬碰硬。<text:span text:style-name="T3"><text:line-break/><text:line-break/></text:span>媒體隔天披露說我打算硬碰硬。所謂<text:span text:style-name="T3"><text:s/>"</text:span>民不畏死，奈何以死拒之<text:span text:style-name="T3">"</text:span>，我若決心連命都不要，怎麼會怕你退學？<text:span text:style-name="T3"><text:line-break/><text:line-break/></text:span>不久，也許我玉石俱焚的強硬態度，使得高醫院長的<text:span text:style-name="T3"><text:s/>"</text:span>上面<text:span text:style-name="T3">" </text:span>那些人態度軟化，結果不但沒退學，還一直有學校高層要請我去吃大餐，說咱高醫都是一家人呢。<text:span text:style-name="T3"><text:line-break/><text:line-break/></text:span>講這些只是要說，別說是三千人對我一人，就算全世界六七十億人對我一人，我也不曾在基本的善惡是非美醜上有過一絲懷疑。<text:span text:style-name="T3"><text:line-break/><text:line-break/></text:span>亞里斯多德曾給<text:span text:style-name="T3"><text:s/>"</text:span>真理<text:span text:style-name="T3">" </text:span>下了這麼一個<text:span text:style-name="T3"><text:s/>"</text:span>定義<text:span text:style-name="T3">"</text:span>：<text:span text:style-name="T3"><text:line-break/><text:line-break/>“To say of what is that it is not, or what is not that it is, is false, while to say of what is that it is, or of what is not that it is not, is true. (</text:span>把不是說成是，或把是說成不是，即為假；把是說成是，不是說成不是，即為真。<text:span text:style-name="T3">)<text:line-break/><text:line-break/></text:span>真理自然有各種形式，各有不同的認定方式，有些真理純屬相對，各有看法，見仁見智，例如各種政治主張或意識形態；但也有這麼一些真理卻是：只要是人，理應都會有一致的看法，就像邏輯那樣無可置疑。<text:span text:style-name="T3"><text:line-break/><text:line-break/></text:span>人們之所以連這樣一種顛撲不破的真理也能毀棄，也許是因為他被某種眼前立即可見的利害所矇蔽。<text:span text:style-name="T3"><text:line-break/><text:line-break/></text:span>至於說到現實政治。依我看，這兩個黨都在自掘墳墓。差別只是綠的挖給別人跳；藍的挖給自己跳。<text:span text:style-name="T3"><text:line-break/><text:line-break/></text:span>綠的這墳墓是挖給大家跳的。但是如前所說，檯面上所有這些人以及各類菁英，絕不會掉進這個墳墓中；他們照樣吃香喝辣。<text:span text:style-name="T3"><text:line-break/><text:line-break/></text:span>至於國民黨，我聽馬英九昨天還在講說要加強改革，這其實也意味著他將把墳墓越挖越大。這墳墓跟綠營那一個不一樣，藍墓只埋葬藍色的黨，而綠墓卻是把整個社會都給埋了。<text:span text:style-name="T3"><text:line-break/><text:line-break/></text:span>國民黨的確早已今非昔比。二十幾年前，如果有人跟我說我有一天會說國民黨一句好話，打死我也不會相信。但事實卻擺在眼前。<text:span text:style-name="T3"><text:line-break/><text:line-break/></text:span>我不敢說它已全然脫胎換骨，但至少這十幾年來，它的確朝著一種遠較過去良善的方向走去，所作所為基本上是以社會長遠發展及體制之長治久安的利益為考量。<text:span text:style-name="T3"><text:line-break/><text:line-break/></text:span>李登輝那個引黑金勢力進入政壇的混蛋，對台灣社會有句描述倒是很傳神，他說：<text:span text:style-name="T3">"</text:span>水清無魚<text:span text:style-name="T3">"</text:span>。意思是說，搞得烏七媽黑，雨露均霑，大家都有好處可撈時，大家就會賣命，團結一致對外。可是，水若清澈透明，無私人利益可圖時，大小魚全跑光了。<text:span text:style-name="T3"><text:line-break/><text:line-break/></text:span>在台灣這樣一種環境中，聰明人是不會去做什麼改革的；民進黨很會喊口號，但你何曾見他做過什麼改革？反倒全由國民黨給執行了。黨內改革亦然，一個黨越來越好，一個黨卻以光速般的速度急速毀壞。<text:span text:style-name="T3"><text:line-break/><text:line-break/></text:span>北島有詩云：<text:span text:style-name="T3">"</text:span>卑鄙是卑鄙者的通行證，高尚是高尚者的墓誌銘<text:span text:style-name="T3">"</text:span>。國民黨一點都沒有失敗，它只是求仁得仁。<text:span text:style-name="T3"><text:line-break/><text:line-break/></text:span>就好像過去幾十年來經常有人對我冷嘲热諷，笑我說錢沒錢，說地位沒地位，始終原地打轉。其實說原地打轉還太抬舉我了，應該說是日益沉淪，校長變校工，越做越基層。<text:span text:style-name="T3"><text:line-break/><text:line-break/></text:span>就以政治上來說，就連那些比我資淺的，都老早已經當上部會首長，而我呢，卻連當個戶長都感覺很吃力。是我失敗了嗎？當然不是，這不叫失敗，這只是求仁得仁。<text:span text:style-name="T3"><text:line-break/><text:line-break/></text:span>一個黨的選民，如果因為黨做出一些對於整體社會有利但卻對於某一部份人不利的事，因此就唾棄它或改投它黨，這樣一種選民，其實也沒什麼好抱怨，他不也已經見到他所想看到的後果。<text:span text:style-name="T3"><text:line-break/><text:line-break/></text:span>一個人，除非智能有問題，要不然，如果他在政治上略有涉歷，不可能不清楚在這樣一個社會中應該怎麼做才能取得最亮麗的<text:span text:style-name="T3"><text:s/>"</text:span>通行證<text:span text:style-name="T3">"</text:span>；反過來說也一樣，若有人硬要給自己豎立一道<text:span text:style-name="T3"><text:s/>"</text:span>墓誌銘<text:span text:style-name="T3">"</text:span>，他其實也將得到他所應得的結局。這不叫失敗，這只是某一種社會的必然法則。<text:span text:style-name="T3"><text:line-break/><text:line-break/></text:span>當然，我不是說國民黨敗選<text:span text:style-name="T3"><text:s/>"</text:span>全部就是<text:span text:style-name="T3">" </text:span>因為這樣。但求仁得仁卻是一個基本可見的現象。</text:p>
      <text:p text:style-name="P4"/>
      <text:p text:style-name="P1"><text:span text:style-name="T1">隆誌</text:span><text:s/>  |  2014.11.30 17:14   |   <text:a xlink:type="simple" xlink:href="http://palinfo.habago.org/Entry?Command=Information_PrintForum&amp;iPage=371#FORUM33191"><text:span text:style-name="T2">#</text:span></text:a></text:p>
      <text:p text:style-name="P3">大家有興趣的話，看看這影片：李世默「雙政記」<text:span text:style-name="T3"><text:line-break/><text:line-break/>http://goo.gl/OkRNbc<text:line-break/><text:line-break/></text:span>一堆人批評他的說法，而且說他美化中共的領導。<text:span text:style-name="T3"><text:line-break/></text:span>可是在這個非冷戰的時代裡，民主與寡頭、資本與社會主義，是不是可以拋開成見地去檢討政體優缺。畢竟新政體的實驗，已經在全球實行了快二百年的時間，也不再具有二分法式的選擇。<text:span text:style-name="T3"><text:line-break/></text:span>即便台灣媒體三不五時吹捧的新加坡，是民主嗎？根本就是強人政治的翻版。這反而在一個多變的時代裡，快速適應變遷，調整政策。</text:p>
      <text:p text:style-name="P1"><text:span text:style-name="T1">陳志鴻</text:span><text:s/>  |  2014.11.30 17:08   |   <text:a xlink:type="simple" xlink:href="http://palinfo.habago.org/Entry?Command=Information_PrintForum&amp;iPage=371#FORUM33190"><text:span text:style-name="T2">#</text:span></text:a></text:p>
      <text:p text:style-name="P2">這次選舉結果恰恰反映了陳醫師這些月來對台灣社會環境的描述<text:span text:style-name="T3"><text:line-break/><text:line-break/></text:span>但還是期許換上不同人，台灣真的能夠帶來進步與改變就好了</text:p>
      <text:p text:style-name="P1"><text:span text:style-name="T1">隆誌</text:span><text:s/>  |  2014.11.30 16:58   |   <text:a xlink:type="simple" xlink:href="http://palinfo.habago.org/Entry?Command=Information_PrintForum&amp;iPage=371#FORUM33189"><text:span text:style-name="T2">#</text:span></text:a></text:p>
      <text:p text:style-name="P3">從以前黃大洲、陳水扁和趙少康三人競爭台北市長的選舉之後，我就一直思考，投票到底要投<text:span text:style-name="T3">“</text:span>明星<text:span text:style-name="T3">”</text:span>，還是投<text:span text:style-name="T3">“</text:span>實在<text:span text:style-name="T3">”</text:span>。也許那個時代的氛圍，是一個封閉的官僚時代，走向完全開放式的選舉。往往掌握發言的一方，就是贏家。當然每次選舉完，當選的那位都會喊<text:span text:style-name="T3">“</text:span>台灣人民的勝利<text:span text:style-name="T3">”</text:span>。聽起來蠻愚蠢的一個口號，可是一堆人買單。然後一言一行，包含對於城市的建設等等，卻再也沒有人會去細究。我記得那時陳水扁三不五時搞封街、搞變裝等等，除了基本的建設之外，也感覺不出來城市有太多的轉變。<text:span text:style-name="T3"><text:line-break/></text:span>後來經歷越來越多的選舉，慢慢地我理出自己的心得。媒體吹捧的政治人物，往往包裝那人有限的才能並展現刻意為之的一面。所以投票前，開始找那些刻意被媒體挑剔的候選人，這些年更特意反著網路論調找候選人。開始了解這些被挑剔者的人格、作為和政見，和媒體明星比較。不過這種做法，往往選出的候選人都是落選。哈哈～～反正看表面比較快，等著媒體餵資訊。<text:span text:style-name="T3"><text:line-break/></text:span>反正我這人，玩數據玩久了。深深了解，任何數據不能只看最終呈現的數字做判斷，而必須先了解數字的產生因素，才能探究數字產生的意義。養成這種「眼見不為真」的缺點！<text:span text:style-name="T3"><text:line-break/></text:span>所以我這次在台中，研究完兩個候選人後，我很高興且驕傲地大聲說：「我投給胡志強！」做多年又如何，這位網友口中的台中王，可沒有任何弊案發生在他身上，這才是厲害。更不要說，這位台中獨裁王推動全國唯一的國小新生先天性心臟病篩檢，降低學童因為過去未知的先天性心臟病猝死的可能性。贏又如何，輸又如何。坐著說話不腰疼，真的上任才是考驗。<text:span text:style-name="T3"><text:line-break/><text:line-break/></text:span>為贏得民調，表面功夫做足，是政客。<text:span text:style-name="T3"><text:line-break/></text:span>為人民福祉，做人民不易感受卻長遠發展的建設，是政治人物。</text:p>
      <text:p text:style-name="P1"><text:span text:style-name="T1">葉小慧</text:span><text:s/>  |  2014.11.30 14:33   |   <text:a xlink:type="simple" xlink:href="http://palinfo.habago.org/Entry?Command=Information_PrintForum&amp;iPage=371#FORUM33188"><text:span text:style-name="T2">#</text:span></text:a></text:p>
      <text:p text:style-name="P2">接下來要講的這些話，因為選舉落幕了所以才敢講。<text:span text:style-name="T3"><text:line-break/><text:line-break/></text:span>回嘉義跟同學聚會，再回家跟家人東聊西聊，意外的居然也談到了政治。這跟我對娘家向來對政治冷漠的印象差距甚大，但也是這次談話讓我對這次選舉結果抱持非常悲觀的預期。<text:span text:style-name="T3"><text:line-break/><text:line-break/></text:span>嘉義從藍天變綠地，我經歷過，小時候一直有印象，不管哪個黨，通通有送<text:span text:style-name="T3">500</text:span>，然後鄉下人的道義就是，錢收了你不能不辦事，當然更不用說檢舉，除非你都不收咩，那你不收其他人都收了，你是要獨善其身還是跟大家一起。<text:span text:style-name="T3"><text:line-break/><text:line-break/></text:span>那時候的交換，也許一開始是<text:span text:style-name="T3">500</text:span>，但後面慢慢變成，選誰他會幫你造橋鋪路，會幫你在颱風過後山崩時候盡快幫你修路修橋，所以有關係就變得很重要，沒關係就得努力跟人家有關係，<text:span text:style-name="T3">500</text:span>也是關係，一票也是關係。<text:span text:style-name="T3"><text:line-break/><text:line-break/></text:span>山上中低收戶人家如我，熬出來在台北市當天龍人，說真的我很滿足了。外移是因為我身體差，除了唸書咬文嚼字，我不是下田的料，父親走了之後，母親也說，跟政府租的地由兄弟共業，女孩子拋棄繼承。嘉義沒什麼工作，先生工作也必須在台北，所以走到今天。<text:span text:style-name="T3"><text:line-break/><text:line-break/></text:span>藍天變綠地，是因為陳明文的轉投陣營。大家覺得沒關係，會做事就好，生活會變好就好。這一變十幾年。但接下來要說的是，什麼都沒變。<text:span text:style-name="T3"><text:line-break/><text:line-break/></text:span>娘家努力生產報國，可是孩子只能送公托，結果鄉說想要把公托委外給台南財團，惹得大家怒了，不了了之，然後明明有近千萬的經費，公托說沒錢了，沒辦法買新的娃娃車，剩下的一台娃娃車不能送孩子回山區，要父母接送，但奇怪另外一邊有縣議員什麼的家，娃娃車一定接送到家。<text:span text:style-name="T3"><text:line-break/><text:line-break/></text:span>我小時候印象中過得比較好的人家，現在還是過得比較好，甚至更好。他們不需要擔心孩子要送公托，因為他們孩子有私托，公托有沒有都沒關係，而公托沒了受影響最大的正是這些除了公托很難有其他選擇的中低收入戶。<text:span text:style-name="T3"><text:line-break/><text:line-break/></text:span>這只是其中一件事情。母親怒，相當怒，她說嘿說什麼選民進黨會比較好，傻傻相信，結果嘿啦人家比較好，咱呢？然後這次家鄉選情很無聊，幾乎都只有一位參選，因為上下都被搓好了。<text:span text:style-name="T3"><text:line-break/><text:line-break/></text:span>母親說，至少要一半一半，讓一黨有另一黨監督。說起來沒錯，但也錯了，我忍住沒提醒母親，檯面上這些政治人物，哪一個不是十幾年前就在，甚至更早，從我小時候到現在，他們說會監督，他們說會做好服務，早該做到了，何必到現在還是這些人在把持。他們吃得肥肥，我們裝得槌槌，裝到自己都信了。<text:span text:style-name="T3"><text:line-break/><text:line-break/></text:span>我跟某人爭論，說聯考制度對小時候我這種窮苦人家才是公平的。因為我以前不需要補習，憑自己努力憑自己衝刺，一樣可以上省女上國立大學，我可以走出循環。現在人說的公平正義，都是中產階級的公平正義，根本不是我們這種弱勢者的。中產階級他們要別人賺到的他們也要，別人享受的他們也要，這才是真的，所以教改怎麼改？就這樣改。<text:span text:style-name="T3"><text:line-break/><text:line-break/></text:span>一切都是自私，而這個環境供養自私最好的土壤，真正底層的還期望這些自私的人會替自己想，腦袋真的不夠清醒。<text:span text:style-name="T3"><text:line-break/><text:line-break/></text:span>我沒忍住，還是跟母親說，那妳可以表達自己的意見啊，她說「驚去吼郎砰砰」。這句話，真的在我心底開了一槍。</text:p>
      <text:p text:style-name="P1"><text:span text:style-name="T1">謙恩</text:span><text:s/>  |  2014.11.30 13:58   |   <text:a xlink:type="simple" xlink:href="http://palinfo.habago.org/Entry?Command=Information_PrintForum&amp;iPage=371#FORUM33187"><text:span text:style-name="T2">#</text:span></text:a></text:p>
      <text:p text:style-name="P3">選舉結果，真的是十分沉重，一方面想問自己為什麼要為政治憂心，一方面又安慰自己誰來做都一樣，擔心憂慮無論如何是藏不注的。<text:span text:style-name="T3"><text:line-break/></text:span>從國中開始關心政治到現在，就一直有一種和世界衝突的挫折感，我看事情的邏輯和推演出來的結論，始終和這社會的輿論方向不同，因此我常常問自己，<text:span text:style-name="T3">"</text:span>是我錯了嗎<text:span text:style-name="T3">? </text:span>我是挺藍的盲目人嗎<text:span text:style-name="T3">? </text:span>是我被騙了嗎<text:span text:style-name="T3">?" </text:span>開票後，看見國民黨的挫敗，我一樣先問自己<text:span text:style-name="T3">"</text:span>我什麼地方錯了嗎<text:span text:style-name="T3">?" </text:span>為什麼台灣人民會如此痛恨國民黨<text:span text:style-name="T3"><text:s/></text:span>卻又能如此愛戴民進黨。<text:span text:style-name="T3"><text:line-break/></text:span>不知道那些學運支持者，那些正在慶祝國民黨被打爆的同儕長輩，可以看見台灣的民主並不像他們先前學運所說的<text:span text:style-name="T3">"</text:span>民主已死<text:span text:style-name="T3">" </text:span>反倒是和平理性的再一次證明，台灣的民主一樣健在，甚至越來越無法否定，不過我想他們正在用極度尖酸刻薄的言論奚落國民黨、嘲笑馬英九、攻擊連勝文。<text:span text:style-name="T3"><text:line-break/></text:span>憂傷的是，這次的結果宣告了那群與我道不同的同儕長輩是勝利的，無論他們的勝利是對還是錯，他們的確是贏了，他們高唱著勝利的凱歌，呼喊著這是他們努力後公義的果實，他們將在各處更加的張狂，他們將比先前更加蠻橫，無庸置疑。<text:span text:style-name="T3"><text:line-break/></text:span>我擔心是不是他們才是對的，擔心我是不是真的瞎了眼，擔心自己才是自己口裡批評的反智人民、無理人民。<text:span text:style-name="T3"><text:line-break/></text:span>陳真醫師，您曾經懷疑過自己嗎<text:span text:style-name="T3">?</text:span>我無意冒犯，只是無人能問，無人能分享罷了。</text:p>
      <text:p text:style-name="P1"><text:span text:style-name="T1">衛鍼</text:span><text:s/>  |  2014.11.30 13:04   |   <text:a xlink:type="simple" xlink:href="http://palinfo.habago.org/Entry?Command=Information_PrintForum&amp;iPage=371#FORUM33186"><text:span text:style-name="T2">#</text:span></text:a></text:p>
      <text:p text:style-name="P2">國民黨再一次的敗給了自己的手上。這次選情對國民黨而言如此悽慘，主因有二：<text:span text:style-name="T3"><text:line-break/><text:line-break/></text:span>一、馬英九砍到了軍公教的月退金。<text:span text:style-name="T3"><text:line-break/></text:span>二、包括朱立倫、胡志強等國民黨現任市長，都認為我政績大家看得見，不做宣傳沒關係。<text:span text:style-name="T3"><text:line-break/><text:line-break/></text:span>這兩點可以看出來，現在的國民黨是多麼不會作秀。居然連軍公教這根本是鐵票倉的族群都敢惹，就只因為執政政府覺得這是對的事。砍到軍公教月退金的結果，就是他們賭氣不投票，造成這屆投票率如此低落。<text:span text:style-name="T3"><text:line-break/><text:line-break/></text:span>反而綠色執政的縣呢，氣爆跟登革熱連環爆，家人都死了幾個，沒關係我們還是不離不棄照樣投你，因為你是代表民進黨所以我挺你到底，任何錯誤一切都是國民黨的中央政府要負責。<text:span text:style-name="T3"><text:line-break/><text:line-break/></text:span>看台中的選情就知道，一位深耕十三年會做事的，在首投族的心目中，竟然敵不過一位只會抹黑造謠作秀的。上一屆民進黨派一樣是會做事不作秀的蘇嘉全來打，要不是當時蘇的選舉團隊有個人在亂搞，說不定他會贏呢。結果上屆派好人選不贏，這屆派混帳反而大勝，偉哉大腸花。<text:span text:style-name="T3"><text:line-break/><text:line-break/></text:span>現在我的朋友有些還在歡呼「獨裁台中王十三年統治終於落幕」咧。但問題就是胡市長還不是每一屆選民一票一票選出來的，哪來獨裁了？那陳菊也做多久了，那群綠色生物有沒有過任何抱怨，沒有嘛，還在那天祐高雄、加油高雄，連氣爆紀念館都要蓋了，我的媽呀。<text:span text:style-name="T3"><text:line-break/><text:line-break/></text:span>總之，這情況跟當初阿扁上位不一樣的是，現今的首投族，也就是大學生完全不會做查證的，餵給他們甚麼自由亂報蘋果爛報假新聞、<text:span text:style-name="T3">FB</text:span>造謠包等東西，他們都會信，然後非常順手的就轉發給朋友了。所以林佳龍這次搞抹黑戰術才會這麼奏效，再加上這次軍公教又賭爛不投票，怪不得選成這樣子。現在就連那些小網友們都會自己玩抹黑這套了。我個人不是很喜歡國民黨這次派政治素人的連勝文選台北市（而且宣傳做得又超級糟糕，還連累到朱立倫的選情），但是看到他一直在網路上被拿富二代或是他的身形當哏嘲笑，說真的我也有些同情他。這就是現在的年輕人<text:span text:style-name="T3">——</text:span>只會出一張嘴。選出一位（或好幾位）只會出一張嘴的政客，也是剛剛好而已。<text:span text:style-name="T3"><text:line-break/><text:line-break/></text:span>如果現在的首投族連一點自求查證跟主見都沒有的話，那基本上可以判定他們一生都不可能會有。而這已經不是政治問題，而是教改之後的歷史及人格教育問題。如果台灣的下一代棟梁都是一副大腸花愛台青年那般模樣，那也能想像得到以後的三十年的台灣會是甚麼樣子。</text:p>
      <text:p text:style-name="P1"><text:span text:style-name="T1">陳真</text:span><text:s/>  |  2014.11.30 09:44   |   <text:a xlink:type="simple" xlink:href="http://palinfo.habago.org/Entry?Command=Information_PrintForum&amp;iPage=371#FORUM33185"><text:span text:style-name="T2">#</text:span></text:a></text:p>
      <text:p text:style-name="P3">同學，我明白你說的，但你也許並不明白我所言。<text:span text:style-name="T3"><text:line-break/><text:line-break/>1</text:span>。希望始終留在盒子裡，所以才叫希望。希望成真就不叫希望而叫慶功宴了。<text:span text:style-name="T3"><text:line-break/><text:line-break/>2</text:span>。任何人要追求任何特定目標，我都沒意見。我只對他追求任何目標所使用的手段和心態有意見。<text:span text:style-name="T3"><text:line-break/><text:line-break/>3</text:span>。我講的希望是一種所有人的希望，不是某一群人對於某個目標或目的的那種<text:span text:style-name="T3">“</text:span>希望<text:span text:style-name="T3">”</text:span>。那其實不叫希望，那只是某些人的一種目標。<text:span text:style-name="T3"><text:line-break/><text:line-break/>4</text:span>。目標有無數種，<text:span text:style-name="T3">“</text:span>希望<text:span text:style-name="T3">” </text:span>卻只有一個。目標易得，<text:span text:style-name="T3">“</text:span>希望<text:span text:style-name="T3">”</text:span>卻必然始終存在。人類存在多久，<text:span text:style-name="T3">“</text:span>希望<text:span text:style-name="T3">”</text:span>就有多長遠。<text:span text:style-name="T3">“</text:span>希望<text:span text:style-name="T3">”</text:span>永遠比生命多一天。</text:p>
      <text:p text:style-name="P1"><text:span text:style-name="T1">豐昇</text:span><text:s/>  |  2014.11.30 03:57   |   <text:a xlink:type="simple" xlink:href="http://palinfo.habago.org/Entry?Command=Information_PrintForum&amp;iPage=371#FORUM33184"><text:span text:style-name="T2">#</text:span></text:a></text:p>
      <text:p text:style-name="P2"><text:span text:style-name="T3">"</text:span>可是，就像被打開的潘朵拉盒子，所有妖魔鬼怪、不幸災難悲劇<text:span text:style-name="T3"><text:line-break/></text:span>既然都釋放了，何不讓我們假裝又被匆匆關上的盒子裏，真的藏著<text:span text:style-name="T3"><text:line-break/></text:span>幸福與希望。<text:span text:style-name="T3">"<text:line-break/><text:line-break/></text:span>看到陳真先生在<text:span text:style-name="T3">11/26</text:span>的留言裡的最後這一句話，再對照今天的選舉<text:span text:style-name="T3"><text:line-break/><text:line-break/></text:span>開票結果<text:span text:style-name="T3">(</text:span>台中<text:span text:style-name="T3">)</text:span>，我忽然想到一部日本漫畫<text:span text:style-name="T3">"</text:span>基地<text:span text:style-name="T3">88"</text:span>裡的一段話<text:span text:style-name="T3">:<text:line-break/><text:line-break/>"</text:span>我認為潘朵拉所犯下的罪之中，最不可原諒的<text:span text:style-name="T3">......</text:span>就是釋放了<text:span text:style-name="T3"><text:line-break/></text:span>最後的那一點希望。仔細想想，這個叫希望的東西，掌握了所有<text:span text:style-name="T3"><text:line-break/></text:span>人類。人類從沒想過有了它究竟是件好事還是壞事<text:span text:style-name="T3">......</text:span>母親逝世<text:span text:style-name="T3"><text:line-break/></text:span>之後，封閉在亞斯蘭內部的罪惡就迸發了。可是<text:span text:style-name="T3">.....</text:span>在母親、<text:span text:style-name="T3"><text:line-break/></text:span>父親、叔叔，還有我的心裡，也對亞斯蘭的未來燃起了希望。正因為<text:span text:style-name="T3"><text:line-break/></text:span>這樣<text:span text:style-name="T3">.....</text:span>所以我明知會輸，還是不肯放棄希望<text:span text:style-name="T3">.....</text:span>母親遺留下來<text:span text:style-name="T3"><text:line-break/></text:span>美好的亞斯蘭的希望，是怎麼樣也丟不掉的。<text:span text:style-name="T3"><text:line-break/><text:line-break/></text:span>或許這次選舉整體結果<text:span text:style-name="T3">(</text:span>不限於台中<text:span text:style-name="T3">)</text:span>，代表的是某種希望的興起，<text:span text:style-name="T3"><text:line-break/></text:span>也是另一種時代的流向的開始吧。<text:span text:style-name="T3"><text:line-break/><text:line-break/><text:line-break/>P.S:</text:span>這部漫畫裡說出這段話的是亞斯蘭王國<text:span text:style-name="T3">(</text:span>虛構的中東國家<text:span text:style-name="T3">)</text:span>裡的<text:span text:style-name="T3"><text:line-break/><text:line-break/></text:span>第一王子<text:span text:style-name="T3">"</text:span>沙奇<text:span text:style-name="T3">"</text:span>。這個國家在兩種不同的政治路線激烈衝突下爆發了<text:span text:style-name="T3"><text:line-break/><text:line-break/></text:span>內戰，王室裡分成兩派開始內戰。</text:p>
      <text:p text:style-name="P1"><text:span text:style-name="T1">陳真</text:span><text:s/>  |  2014.11.30 02:18   |   <text:a xlink:type="simple" xlink:href="http://palinfo.habago.org/Entry?Command=Information_PrintForum&amp;iPage=371#FORUM33183"><text:span text:style-name="T2">#</text:span></text:a></text:p>
      <text:p text:style-name="P3">成功失敗對我來說，有這樣的文法：<text:span text:style-name="T3"><text:line-break/><text:line-break/></text:span>我不曾成功過，所以也不知道該不該害怕失敗。我反倒更害怕一種成功的錯覺；因為我們往往是在這樣一種錯覺中跌倒。<text:span text:style-name="T3"><text:line-break/><text:line-break/></text:span>對我來說，失敗就像個古老預言，無可脫逃的宿命，一種空氣，一個影子，我走到哪，它就跟我到哪。我習慣它的存在，它亦善待我，一如往昔。<text:span text:style-name="T3"><text:line-break/><text:line-break/></text:span>套句高達的話，有一天，當我倒下，從三次元變成二次元，從二次元成為一個微不足道的點，我便會跟我的影子團圓；當一切人為的希望變成絕望，在絕望的廢墟中，也許那真正的仰望才會誕生。<text:span text:style-name="T3"><text:line-break/><text:line-break/></text:span>古來詩人哲人熱愛悲劇，因為世上的智慧、美麗與良善，往往是在一種無聲的悲劇中誕生，在一片喧嘩中消亡。悲劇鑄下一道深深的印子，烙下一個美麗記號；就像天上的星，憑藉其指引，反倒不容易迷路。<text:span text:style-name="T3"><text:line-break/><text:line-break/></text:span>聽起來很阿<text:span text:style-name="T3">Q</text:span>，不過這事如同鬼神，信不信由你，沒個對錯。不信者，儘管調整方向，另尋去路；相信者，剩下的其實就只是時間，一種彷彿看不到盡頭的等待。<text:span text:style-name="T3"><text:line-break/><text:line-break/></text:span>但是，走得快不如走得對。維根斯坦說，<text:span text:style-name="T3">"</text:span>跑最慢的是冠軍<text:span text:style-name="T3">"</text:span>。甘地說：<text:span text:style-name="T3">"</text:span>只要走在正確的路上，遲早我們會到達目的地<text:span text:style-name="T3">"</text:span>。<text:span text:style-name="T3"><text:line-break/><text:line-break/></text:span>耶穌復活之後再也沒有回到人間，但那些信祂的人，卻沒有因為千年漫長的等待而失去耐心。<text:span text:style-name="T3"><text:line-break/><text:line-break/></text:span>還記得荷索的<text:span text:style-name="T3"><text:s/>"Kaspar Hauser" </text:span>嗎？是個智能低下的野人，彌留之際，講了個不像故事的故事。他說：<text:span text:style-name="T3"><text:line-break/><text:line-break/></text:span>一個商隊穿越沙漠，迷了路，指北針所指的北方竟出現連綿群山擋住去路。這時，一個盲人抓起地上一把沙子嚐了一下說，你們都錯了，你們看到的大山只是個幻象。於是，商隊繼續往北走，終於抵達一座城市。<text:span text:style-name="T3"><text:line-break/><text:line-break/></text:span>故事接下來呢？接下來沒有了。<text:span text:style-name="T3">Kaspar Hauser</text:span>說，他就只知道這些了。<text:span text:style-name="T3"><text:line-break/><text:line-break/></text:span>成敗也者，便是如此。不過，上述這一切，跟選舉無關就是。<text:span text:style-name="T3"><text:line-break/><text:line-break/></text:span>說到選舉，仍然還是老話，勝負不重要，重要的是良善與價值，理性與感性。這話說了等於沒說；而且，若真要說，言語靈巧者恐怕還更會說。但在我找到更好的表達式之前，一時之間也只能這麼說了。<text:span text:style-name="T3"><text:line-break/><text:line-break/></text:span>今晚吃大餐，吃完之後複習朴贊郁的<text:span text:style-name="T3"><text:s/>"</text:span>賽柏格之戀<text:span text:style-name="T3">"</text:span>；脆弱一點的人，恐怕得大哭一場。如果可以的話，我也很想消滅七大罪<text:span text:style-name="T3">(</text:span>七大罪之首是同情心<text:span text:style-name="T3">)</text:span>，成為一個機器人，最好看能不能進一步吸取天上閃電強大動能，毀滅世界。<text:span text:style-name="T3"><text:line-break/><text:line-break/></text:span>結果呢？想不到世界還在，而男女主角的罪卻更深了。<text:span text:style-name="T3"><text:line-break/><text:line-break/></text:span>沈從文說，<text:span text:style-name="T3">"</text:span>人生可憫<text:span text:style-name="T3">"</text:span>；活著真是很可悲的一件事。最好是真的有上帝的存在；不過，萬一純屬虛構，根本不存在，生命依然還是沒有白來世上一趟。不因為別的，而恰恰正是因為這樣的悲劇本身。</text:p>
      <text:p text:style-name="P1"><text:span text:style-name="T1">任平生</text:span><text:s/>  |  2014.11.29 20:38   |   <text:a xlink:type="simple" xlink:href="http://palinfo.habago.org/Entry?Command=Information_PrintForum&amp;iPage=371#FORUM33182"><text:span text:style-name="T2">#</text:span></text:a></text:p>
      <text:p text:style-name="P2">因緣際會輾轉來到這裡閱讀陳真先生的文章。<text:span text:style-name="T3"><text:line-break/><text:line-break/>"</text:span>我正期待<text:span text:style-name="T3">29</text:span>號的開票轉播與結果，我要親眼看看這個社會能荒唐到什麼地步。<text:span text:style-name="T3">"<text:line-break/><text:line-break/>"</text:span>打擊對手很爽，爽到往往讓人忘記手段的分寸。到頭來，這些卑劣的手段和不良的民粹風氣，事實上只會傷害整個社會，而不光是傷害了敵人。<text:span text:style-name="T3"><text:line-break/><text:line-break/></text:span>謝謝陳先生的這兩段為文，讓我在萬般不解今日台灣選舉結果中，找到一些思緒。<text:span text:style-name="T3"><text:line-break/><text:line-break/></text:span>人性的善，太容易稀少，但人性的惡，可以恣意蔓生到最醜陋的地步，可嘆的是，我們往往還說它會是光明的。</text:p>
      <text:p text:style-name="P1"><text:span text:style-name="T1">薩加利亞</text:span><text:s/>  |  2014.11.29 20:18   |   <text:a xlink:type="simple" xlink:href="http://palinfo.habago.org/Entry?Command=Information_PrintForum&amp;iPage=371#FORUM33181"><text:span text:style-name="T2">#</text:span></text:a></text:p>
      <text:p text:style-name="P3">選舉結束了，基本上這次國民黨元氣大傷，我想連帶<text:span text:style-name="T3">2016</text:span>也會有很大的影響。<text:span text:style-name="T3"><text:line-break/><text:line-break/></text:span>選舉結束了，至少在<text:span text:style-name="T3">2016</text:span>之前，可以回歸單純的生活了，不用在邊看新聞邊動氣。<text:span text:style-name="T3"><text:line-break/><text:line-break/></text:span>這世界依然會前進，星系仍然會運轉，生活依然需要過。大家加油吧<text:span text:style-name="T3">!</text:span></text:p>
      <text:p text:style-name="P4"/>
      <text:p text:style-name="P1"><text:span text:style-name="T1">書熙</text:span><text:s/>  |  2014.11.29 19:54   |   <text:a xlink:type="simple" xlink:href="http://palinfo.habago.org/Entry?Command=Information_PrintForum&amp;iPage=372#FORUM33180"><text:span text:style-name="T2">#</text:span></text:a></text:p>
      <text:p text:style-name="P3">其他不意外，唉<text:span text:style-name="T3"><text:s/></text:span>只可惜了胡志強市長。</text:p>
      <text:p text:style-name="P1"><text:span text:style-name="T1">陳真</text:span><text:s/>  |  2014.11.29 03:18   |   <text:a xlink:type="simple" xlink:href="http://palinfo.habago.org/Entry?Command=Information_PrintForum&amp;iPage=372#FORUM33179"><text:span text:style-name="T2">#</text:span></text:a></text:p>
      <text:p text:style-name="P2"><text:span text:style-name="T3">19</text:span>歲那一年，準備上大學，因為聽說有個家境貧寒的同學，有一筆錢被大老闆給坑了，大約兩三萬。該老闆家財萬貫，卻吞人家窮人幾萬塊。<text:span text:style-name="T3"><text:line-break/><text:line-break/></text:span>我去幫他要錢，沒要到。於是就找大老闆公司的會計小姐協助，拿到該公司的逃漏稅資料，一狀具名告到國稅局，害得大老闆補繳了上百萬的罰款。這下得罪了大老闆以及他的換帖兄弟<text:span text:style-name="T3">--</text:span>一個比黑道還黑卻像個偉大改革者的政治白道。<text:span text:style-name="T3"><text:line-break/><text:line-break/></text:span>此一政治人物是個名人，姑隱其名，因為他已經死了。當他還活著時，我不敢講；他死了，我更不能講，因為死無對證，百口莫辯，對死者不公平。<text:span text:style-name="T3"><text:line-break/><text:line-break/></text:span>對方三番兩次打電話來我家裡恐嚇，說要剁我腳筋、要讓我拿拐杖坐輪椅上大學等等。幾通電話都是我父母接到，一直跟對方賠不是。<text:span text:style-name="T3"><text:line-break/><text:line-break/></text:span>後來，對方又打來，這回我就搶過電話來聽。對方<text:span text:style-name="T3">ggyy</text:span>說要讓我殘廢什麼的。我只回了一句話說：<text:span text:style-name="T3">“</text:span>會叫的狗不會咬人啦<text:span text:style-name="T3">”</text:span>，就把電話掛斷。沒想到，有些狗既會叫，也會咬人。<text:span text:style-name="T3"><text:line-break/><text:line-break/></text:span>當天晚上十一點多，我跟同學騎車出門去夜市想買綠豆湯喝。夜市人群雜沓，突然，兩輛黑頭車竟快速衝入人群之中，一前一後，就像在拍<text:span text:style-name="T3"><text:s/>”</text:span>教父<text:span text:style-name="T3">” </text:span>那樣，把我困在兩車之間；車上隨即跳下一個人，雙手握緊一把短槍，迅即朝我頭部連開三槍。我想閃，但閃得不夠快，第一槍就被打中脖子，第二槍第三槍都沒打到。<text:span text:style-name="T3"><text:line-break/><text:line-break/></text:span>只記得當時夜市原本洶湧的人潮，頓時就像摩西分開紅海那樣，人群迅速往兩側退去，沒有一個人敢過來幫我。同學沒受傷，但嚇呆了。後來還是我自己騎車回家，再由家人送到醫院。<text:span text:style-name="T3"><text:line-break/><text:line-break/></text:span>連送兩家醫院都不敢收，因為那年頭槍擊案十分罕見，醫院很害怕。一來，怕日後得上法院會惹麻煩，二來更怕黑道尋仇，馬上來找醫院或醫生算帳。直到第三家醫院才敢治療。醫生笑瞇瞇，一再恭喜說我命真大，<text:span text:style-name="T3">"</text:span>只差千萬分之一的機率<text:span text:style-name="T3">" </text:span>就會把頸動脈給打斷，屆時血就會像噴水池那樣噴，根本不可能來得及救。<text:span text:style-name="T3"><text:line-break/><text:line-break/></text:span>原本完全不信算命，但家族有個御用算命師，也許真的有點通天本領，在我年少便斷言我<text:span text:style-name="T3">19</text:span>歲和<text:span text:style-name="T3">29</text:span>歲共有兩次死劫，結果竟然一一應驗，實難置信。<text:span text:style-name="T3"><text:line-break/><text:line-break/></text:span>於是，我從此就對命運這回事有點半信半疑；也許未來並非尚在未定之天，而是依照某個既定的劇本寫成也說不定；不過，柏楊說，<text:span text:style-name="T3">"</text:span>一個人的個性，就是他的命運。<text:span text:style-name="T3">"<text:line-break/><text:line-break/></text:span>這算命師說，欲知<text:span text:style-name="T3">30</text:span>歲以後的命運，那我就得先活過<text:span text:style-name="T3">29</text:span>歲這一關再去找他。當我兩度從鬼門關裏走出來，想去找他時，不過，算命師卻已經死了。<text:span text:style-name="T3"><text:line-break/><text:line-break/></text:span>槍擊事件後，我明白一件事：你可以跟黨國對抗，但最好別惹個別小人。黨國也許哪天等你政治積分夠了，會把你下黑牢，甚至推上斷頭台，但在我那個年代，國家還不至於全然無法無天。但小人可就完全難以預測了，特別是敵暗我明時，隨時都可能英年早逝或斷手斷腳，腦袋開花。<text:span text:style-name="T3"><text:line-break/><text:line-break/></text:span>槍擊這事很容易追究，但我沒追究，就當做讓他們打好玩的，練習槍法。之所以不追究，無非就是因為害怕連累家人。<text:span text:style-name="T3"><text:line-break/><text:line-break/></text:span>我向來很敬佩邱毅，藝高人膽大，勇氣十足。但我想，他一定也有些陰暗角落不敢碰。台灣自然不可能像墨西哥毒梟那麼恐怖，但即便陽光普照之城，陰暗角落依然不少。<text:span text:style-name="T3"><text:line-break/><text:line-break/></text:span>有時，我對各種<text:span text:style-name="T3"><text:s/>"</text:span>權力中心<text:span text:style-name="T3">" </text:span>老喜歡高唱一些什麼倫理道德，感覺很蒼白，就像在練習噴口水一樣，毫無現實意義。一旦離開鎂光照耀的文明舞台，這些蒼白優雅的道德論述、道德理想，實在就像笑話一般，與現實落差太大。<text:span text:style-name="T3"><text:line-break/><text:line-break/></text:span>大家可能不知道我到底要說什麼，其實我沒有特定指涉，而只是想說，看過<text:span text:style-name="T3"><text:s/>"</text:span>教父<text:span text:style-name="T3">" </text:span>的人理應明白，這個世界之複雜與陰暗，其實遠遠超過你我一般人的想像與認知。<text:span text:style-name="T3"><text:line-break/><text:line-break/></text:span>對於所謂公眾事務，我們能夠議論或行動的範圍其實極其有限。我並不光是指一些陰暗力量，同時也包括在這島上往往<text:span text:style-name="T3"><text:s/>"</text:span>意味著<text:span text:style-name="T3">" </text:span>或甚至<text:span text:style-name="T3"><text:s/>"</text:span>等同<text:span text:style-name="T3">" </text:span>於<text:span text:style-name="T3"><text:s/>"</text:span>暴力<text:span text:style-name="T3">" </text:span>的主流氛圍。<text:span text:style-name="T3"><text:line-break/><text:line-break/></text:span>以最顯而易見的例子來講，例如馬英九或國民黨候選人，所到之處，大家儘情朝他們砸東西或罵髒話或丟雞蛋，種種不堪的侮辱或攻擊無日無之，行為者宛如英雄一般，絕不用擔心會有什麼可怕的後果。<text:span text:style-name="T3"><text:line-break/><text:line-break/></text:span>但反過來呢？你去砸綠營的候選人試試，看你有幾條命能活著回來。別說砸，光是很溫吞地在報上寫文章論述兩句，都很可能有事；晚上走在巷子裏最好就小心一點。<text:span text:style-name="T3"><text:line-break/><text:line-break/></text:span>我並不是說這些政客會下令修理你，而是說，這往往已經形成一種幫派文化，自然就會有人出面替<text:span text:style-name="T3"><text:s/>"</text:span>主子<text:span text:style-name="T3">" </text:span>或替<text:span text:style-name="T3"><text:s/>"</text:span>自己人<text:span text:style-name="T3">" </text:span>修理你。<text:span text:style-name="T3"><text:line-break/><text:line-break/></text:span>當然，議論或行動的範圍極其有限還有兩個原因，一是你沒有證據，雖然你明明知道許多真相，但你沒有證據，你如何可能說起？<text:span text:style-name="T3"><text:line-break/><text:line-break/></text:span>二是，一件事往往牽扯許多人，裏頭有好人也有混蛋，你就算有證據也不會想去提它，因為一提的話，很多牽扯其中的人就會受到無辜的牽連或波及。<text:span text:style-name="T3"><text:line-break/><text:line-break/></text:span>原始社會或封建社會有許多禁忌，現代社會，民主招牌高高掛，但其實禁忌一點也不少，紅線還是一堆；差別只是在於懲罰越界者的方式和程度略有不同或稍有進步而已；而這樣一種進步<text:span text:style-name="T3">(</text:span>如果有的話<text:span text:style-name="T3">)</text:span>的速度，恐怕往往必須以千百年為單位來計算。<text:span text:style-name="T3"><text:line-break/><text:line-break/></text:span>我們回首前塵，肯定經常會對過往種種，感到極度不可思議。就比方說，你現在提倡兒童福利也好，兒童人權也罷，應該不用擔心生命安危吧，可是，當我<text:span text:style-name="T3">1988</text:span>年開始講兒童權利這個概念時，卻好像得用一條命做為發言的代價。<text:span text:style-name="T3"><text:line-break/><text:line-break/>1989</text:span>年，我花了兩個月寫完<text:span text:style-name="T3"><text:s/>"</text:span>台灣的小孩不值錢？<text:span text:style-name="T3">--</text:span>台灣兒童人權報告<text:span text:style-name="T3">"</text:span>之後，接著同一年<text:span text:style-name="T3">(1989</text:span>年<text:span text:style-name="T3">)</text:span>的<text:span text:style-name="T3">3</text:span>月<text:span text:style-name="T3">29</text:span>日創辦了<text:span text:style-name="T3"><text:s/>"</text:span>台灣兒童福利協進會<text:span text:style-name="T3">"</text:span>，種種來自黨國極端卑劣恐怖的報復與懲罰便一連串展開。<text:span text:style-name="T3"><text:line-break/><text:line-break/></text:span>記得一位跟我交情很好的黨外大老，第一次看到我的文章標題之後，不禁驚呼說，<text:span text:style-name="T3">"</text:span>哇！光講人權就已經犯大忌了，你還把兒童加進來，這樣會很慘哦<text:span text:style-name="T3">"</text:span>。<text:span text:style-name="T3"><text:line-break/><text:line-break/></text:span>高醫安全室三番兩次找我去談話，安全室主任一直逼問我受誰指使，我說我受良心指使；我的一些回答，好像讓他受到極度驚嚇，頻頻轉頭對安全室其他成員和教官說：<text:span text:style-name="T3">"</text:span>你們看！你們看！這像是一個正常的學生會講的話嗎？<text:span text:style-name="T3">" </text:span>堅持我的<text:span text:style-name="T3"><text:s/>"</text:span>身份<text:span text:style-name="T3">" </text:span>一定有問題，暗示我一定是匪諜或隸屬什麼陰謀集團。<text:span text:style-name="T3"><text:line-break/><text:line-break/></text:span>那兩年有關兒福協會的種種不可思議的經歷、悲歡與是非曲折，恐怕可以拍成一部以悲劇收場的驚悚片。<text:span text:style-name="T3"><text:line-break/><text:line-break/></text:span>現在的人聽起來，肯定會覺得很難想像，但歷史其實就是這麼一回事。我相信，若干年後的人，當他們回顧我們當下這段歷史，肯定也會覺得很難想像。<text:span text:style-name="T3"><text:line-break/><text:line-break/></text:span>前幾天，國際上紛紛擴大慶祝聯合國兒童權利公約通過<text:span text:style-name="T3">25</text:span>周年紀念。若我沒記錯，這公約是在<text:span text:style-name="T3">1989</text:span>年的<text:span text:style-name="T3">11</text:span>月<text:span text:style-name="T3">20 </text:span>日正式通過。<text:span text:style-name="T3"><text:line-break/><text:line-break/></text:span>在它通過之前，忘了是誰給我的，我便已取得條文，由一位台大<text:span text:style-name="T3">(</text:span>現在在美國任教<text:span text:style-name="T3">)</text:span>的小兒科教授和一位高中同學幫忙翻譯成中文，然後製作成月曆散發；而這樣一些東西，自然也全都成為幾個月後我<text:span text:style-name="T3"><text:s/>"</text:span>企圖分裂國土<text:span text:style-name="T3">"</text:span>、<text:span text:style-name="T3">"</text:span>企圖煽惑群眾推翻政府<text:span text:style-name="T3">" </text:span>的叛亂罪狀之一。<text:span text:style-name="T3"><text:line-break/><text:line-break/></text:span>前幾天，看國外媒體一直在報導兒童權利公約<text:span text:style-name="T3">25</text:span>周年紀念的種種新聞和活動，我看到標題就趕緊跳過去，很不想看報導內容，因為看了只是挑起痛苦的、家破人亡的傷心事。<text:span text:style-name="T3"><text:line-break/><text:line-break/>1997 </text:span>年出國，<text:span text:style-name="T3">1998</text:span>年，我從書上<text:span text:style-name="T3"><text:s/>"</text:span>認識<text:span text:style-name="T3">" </text:span>了<text:span text:style-name="T3">Alan Turing</text:span>，因為我那時有篇論文就是以維根斯坦<text:span text:style-name="T3"><text:s/>"</text:span>語言遊戲<text:span text:style-name="T3">" (language game) </text:span>的觀點，討論<text:span text:style-name="T3"><text:s/>Turing </text:span>對於<text:span text:style-name="T3"><text:s/>"</text:span>人工智慧<text:span text:style-name="T3">" (AI</text:span>，<text:span text:style-name="T3">Artificial Intelligence)</text:span>的想法。<text:span text:style-name="T3"><text:line-break/><text:line-break/>Turing </text:span>是個數學家，<text:span text:style-name="T3">1950 </text:span>年發表了歷史上很有名的一篇文章叫<text:span text:style-name="T3"><text:s/>"COMPUTING MACHINERY AND INTELLIGENCE" (http://goo.gl/bL3SKJ)</text:span>。<text:span text:style-name="T3"><text:line-break/><text:line-break/>Turing</text:span>曾經是維根斯坦的學生，上過維根斯坦所開設的一門課叫<text:span text:style-name="T3"><text:s/>"</text:span>數學的基礎<text:span text:style-name="T3">"</text:span>。後來，<text:span text:style-name="T3">Turing</text:span>自己也在劍橋當了老師，也開了一門名稱一模一樣的課打擂台，跟維根斯坦對於數學本質的想法相去甚遠。<text:span text:style-name="T3"><text:line-break/><text:line-break/></text:span>雖然在數學本質及<text:span text:style-name="T3"><text:s/>AI </text:span>的問題上我比較傾向於維根斯坦這一邊，但不知道為什麼，從那些有關數學的討論中，我卻深深感受到<text:span text:style-name="T3"><text:s/>Turing</text:span>這個人的孤獨、脆弱和善良。很奇怪，完全不涉及任何現實的數學，竟然也能偷偷洩露一個人的感情。<text:span text:style-name="T3"><text:line-break/><text:line-break/></text:span>於是，我開始去注意這個人的生平，寫了一篇通俗文章，好像叫做<text:span text:style-name="T3"><text:s/>"</text:span>危險的實驗<text:span text:style-name="T3">" </text:span>什麼的，文章大概已經找不到了，就是在談<text:span text:style-name="T3">Turing</text:span>這個人。網路上曾公開的是簡略版，至於完整版也許還存在哪個硬碟裏。<text:span text:style-name="T3"><text:line-break/><text:line-break/>Turing </text:span>隸屬劍橋國王學院<text:span text:style-name="T3">(King's College)</text:span>，我也是這所學院。這學院的電腦室就叫做<text:span text:style-name="T3"><text:s/>Turing Room</text:span>。那時一般人恐怕都還不知道誰是<text:span text:style-name="T3"><text:s/>Alan Turing</text:span>。<text:span text:style-name="T3"><text:line-break/><text:line-break/></text:span>記得當時在閱讀他的生平資料以及他寫給母親的一些信件時，心裏總是很難過，大大小小的事他都會跟媽媽訴苦，包括劍橋的同事都不喜歡他，避著他，包括他的<text:span text:style-name="T3"><text:s/>"</text:span>數學的基礎<text:span text:style-name="T3">" </text:span>這門課的課堂上只來了一個學生等等。感覺是個很脆弱敏感、孤獨但卻又十分渴望情感的人。<text:span text:style-name="T3"><text:line-break/><text:line-break/></text:span>後來，因為同性戀被判刑，還送到精神科強制打荷爾蒙治療，十分羞辱。<text:span text:style-name="T3"><text:line-break/><text:line-break/></text:span>種種細節我不多說了，說多了我也會跟著又難過起來。總之，他後來自殺了，學白雪公主，吃了一顆毒蘋果。就像個不堪聞問的醜聞似的，生前死後都無人聞問；墳前無人悼念，幾乎被世人遺忘。<text:span text:style-name="T3"><text:line-break/><text:line-break/></text:span>但是，也許因為後來電腦與人工智慧研發的普遍興起，人們才似乎又雄雄想起這樣一個人。特別是過去這十年來，在英國形成一股熱潮，有的地方蓋銅像，有的連署要求硬幣印上他的肖像。前些年還收到學校寄來的一封信函，邀請參加有關<text:span text:style-name="T3">Turing</text:span>的一個紀念性質的國際盛大研討會，各種紀念活動不斷。<text:span text:style-name="T3"><text:line-break/><text:line-break/>2009</text:span>年，幾萬名英國人聯署，要求英國政府為過去傷害同性戀者的行為，公開對<text:span text:style-name="T3">Turing</text:span>道歉。英國政府也公開道了歉。<text:span text:style-name="T3"><text:line-break/><text:line-break/></text:span>不知道為什麼，午夜夢迴，我老想起<text:span text:style-name="T3"><text:s/>Alan Turing</text:span>。有時我都已經快睡著了，他卻突然跑進我似夢非夢的夢鄉裏。我記得我在<text:span text:style-name="T3"><text:s/>"</text:span>危險的實驗<text:span text:style-name="T3">" </text:span>的文章末尾約略如此寫道：<text:span text:style-name="T3"><text:line-break/><text:line-break/></text:span>若<text:span text:style-name="T3">Turing </text:span>幽魂地下有知<text:span text:style-name="T3">, </text:span>希望他不要再感到孤單<text:span text:style-name="T3">, </text:span>因為我們彷彿已能理解他的真情<text:span text:style-name="T3">--</text:span>不光是他的，還有眾人的。</text:p>
      <text:p text:style-name="P1"><text:span text:style-name="T1">陳志鴻</text:span><text:s/>  |  2014.11.29 03:18   |   <text:a xlink:type="simple" xlink:href="http://palinfo.habago.org/Entry?Command=Information_PrintForum&amp;iPage=372#FORUM33178"><text:span text:style-name="T2">#</text:span></text:a></text:p>
      <text:p text:style-name="P3">相比某些政治大老現身力挺<text:span text:style-name="T3"><text:line-break/><text:line-break/></text:span>屏東老農才真正能讓人感動啊<text:span text:style-name="T3"><text:line-break/><text:line-break/>===<text:line-break/><text:line-break/>http://goo.gl/3tjY57<text:line-break/><text:line-break/>[</text:span>新聞<text:span text:style-name="T3">] </text:span>胡志強神秘嘉賓<text:span text:style-name="T3"><text:s/></text:span>屏東農夫錄影現身<text:span text:style-name="T3"><text:line-break/><text:line-break/></text:span>屏東老農：無台中市府<text:span text:style-name="T3"><text:s/></text:span>不知吃劣油多久<text:span text:style-name="T3"><text:line-break/><text:line-break/></text:span>屏東農夫帶著口罩、帽子，透過錄影出現在晚會中。屏東農夫說：「如果沒有台中市政府幫忙，我們不知道要吃劣油多久？很感謝台中市政府幫忙，大家可能吃了<text:span text:style-name="T3">2</text:span>、<text:span text:style-name="T3">30</text:span>年，我要感謝台中市，他們真的很熱心。」</text:p>
      <text:p text:style-name="P1"><text:span text:style-name="T1">陳真</text:span><text:s/>  |  2014.11.28 19:35   |   <text:a xlink:type="simple" xlink:href="http://palinfo.habago.org/Entry?Command=Information_PrintForum&amp;iPage=372#FORUM33177"><text:span text:style-name="T2">#</text:span></text:a></text:p>
      <text:p text:style-name="P2">張桂芳算比較文明的，遇到蓮花化身的就沒輒了。不過西遊記裡有個銀角大王可厲害了，手裡拿個紅葫蘆，也是喊名，對方一應答就給收到葫蘆裡。孫悟空是石頭裡迸出來的，按理叫不到魂，但銀角老妖喊聲<text:span text:style-name="T3"><text:s/>“</text:span>孫行者<text:span text:style-name="T3">”</text:span>，照樣把老孫給收進葫蘆裡。不消一時三刻便要化為一灘血水。<text:span text:style-name="T3"><text:line-break/><text:line-break/></text:span>還好讓孫悟空給逃了出來，再度叫戰。孫悟空沒遇過這種叫魂的奧步，心想，不如拎北來取個筆名叫<text:span text:style-name="T3"><text:s/>“</text:span>者行孫<text:span text:style-name="T3">” </text:span>好了。銀角大王照樣嗆聲<text:span text:style-name="T3"><text:s/></text:span>：有種報上名來。孫悟空這回學乖了，說俺叫者行孫。想不到，改了名，照樣應聲收入葫蘆。<text:span text:style-name="T3"><text:line-break/><text:line-break/></text:span>老孫好不容易又逃了出來，不信邪，這回改叫孫者行好了。結果還是又被收入紅葫蘆，根本打不過銀角大王。任憑你怎麼改名還是閃不掉，明明沒有那個魂，敵人依然能往你身上造一個，照樣收進葫蘆裡化成一灘血水。<text:span text:style-name="T3"><text:line-break/><text:line-break/></text:span>古人神怪小說，聽起來，倒像一種政治寓言。連勝文，還不落馬，更待何時？<text:span text:style-name="T3"><text:line-break/><text:line-break/></text:span>胡適說，中國人有這樣一種叫魂的傳統。有時是精神勝利，像阿<text:span text:style-name="T3">Q, </text:span>這年頭虛亦實，實亦虛，叫魂貼標籤，越來越有用了。用現代術語來講，就是扣帽子。大帽子往你頭上一扣，所有是非全不用說了，只能應聲落馬。<text:span text:style-name="T3"><text:line-break/><text:line-break/></text:span>陳真<text:span text:style-name="T3"><text:s/></text:span>於南下火車上，準備投下並不神聖但非投不可的一票。看打不打得過綠角老妖。</text:p>
      <text:p text:style-name="P1"><text:span text:style-name="T1">黃明華</text:span><text:s/>  |  2014.11.28 19:27   |   <text:a xlink:type="simple" xlink:href="http://palinfo.habago.org/Entry?Command=Information_PrintForum&amp;iPage=372#FORUM33176"><text:span text:style-name="T2">#</text:span></text:a></text:p>
      <text:p text:style-name="P3">我對陳真醫生對賴清德的評論其實有點訝異<text:span text:style-name="T3"><text:line-break/></text:span>因為我對賴清德那時候剛上任時敢於對抗當時議會的小型工程款的要求很佩服<text:span text:style-name="T3"><text:line-break/></text:span>而且那時候馬英九還聲援支持過賴清德<text:span text:style-name="T3"><text:line-break/></text:span>因為小型工程配合款其實就是議會這些億元對人民血汗錢的公開分贓<text:span text:style-name="T3"><text:line-break/></text:span>也是現今各縣市負債累累的真正主因<text:span text:style-name="T3"><text:line-break/></text:span>現今大家詬病造成現在各縣市負債的瘋狂燒錢跨年活動<text:span text:style-name="T3">,</text:span>我記得第一個好像就是陳水扁開始搞的<text:span text:style-name="T3"><text:line-break/></text:span>而且我還記得小型工程配合款這種東西其實就是民進黨先開始幹的勾當<text:span text:style-name="T3"><text:line-break/></text:span>最有名的就是謝長廷跟蘇貞昌<text:span text:style-name="T3">,</text:span>他們拿這些東西<text:span text:style-name="T3">,</text:span>讓不管藍綠的議員都支持他們<text:span text:style-name="T3">,</text:span>這也是為什麼當初蘇貞昌當時選台北縣長可以搞得藍綠議員都挺他<text:span text:style-name="T3">,</text:span>然後清廉的王建宣沒人鳥因而在縣長選舉落敗的原因<text:span text:style-name="T3"><text:line-break/></text:span>當時賴清德敢去碰這種在各縣市議會很普遍但沒人敢碰的陋習<text:span text:style-name="T3">,</text:span>讓我覺得這傢伙還不錯<text:span text:style-name="T3"><text:line-break/></text:span>不過看到這麼截然不同的評價<text:span text:style-name="T3">,</text:span>我看我得再多深入觀察檢視<text:span text:style-name="T3">,</text:span>才能看到真相</text:p>
      <text:p text:style-name="P1"><text:span text:style-name="T1">陳真</text:span><text:s/>  |  2014.11.28 17:22   |   <text:a xlink:type="simple" xlink:href="http://palinfo.habago.org/Entry?Command=Information_PrintForum&amp;iPage=372#FORUM33175"><text:span text:style-name="T2">#</text:span></text:a></text:p>
      <text:p text:style-name="P2">正在看診中。這兩天，醫院同事之間見面的問候語就是<text:span text:style-name="T3"><text:s/>“</text:span>記得要去投票哦<text:span text:style-name="T3">” “</text:span>不要以為咱穩贏的就不去投<text:span text:style-name="T3">”</text:span>，<text:span text:style-name="T3">“</text:span>你是台南還是台中？你要投誰？唉呀這個不用問也知道。<text:span text:style-name="T3">” <text:line-break/><text:line-break/>“</text:span>咱穩贏<text:span text:style-name="T3">“ </text:span>這個<text:span text:style-name="T3">“</text:span>咱<text:span text:style-name="T3">“ </text:span>是指的誰，彷彿不消說也必然成立似的。<text:span text:style-name="T3"><text:line-break/><text:line-break/></text:span>診間大門是關著的，外頭依然不斷傳來這類問候語，空氣中瀰漫著一種得意、興奮的氣息。<text:span text:style-name="T3"><text:line-break/><text:line-break/></text:span>每次當同事或不熟的人<text:span text:style-name="T3"><text:s/>“</text:span>問候<text:span text:style-name="T3">“ </text:span>到我時，我就趕緊說天氣，閃過無謂的尷尬，免得傷感情。<text:span text:style-name="T3"><text:line-break/><text:line-break/></text:span>昨晚穿著短袖看診，有護士問我<text:span text:style-name="T3"><text:s/>“</text:span>你投票<text:span text:style-name="T3">…“</text:span>，不待她說完，我趕緊做出擦汗狀說<text:span text:style-name="T3"><text:s/>“</text:span>哇，今天很熱<text:span text:style-name="T3">“</text:span>。其實我並不覺得熱，反倒還覺得有點涼，但護士一聽，馬上說<text:span text:style-name="T3">“</text:span>我去幫你開冷氣<text:span text:style-name="T3">”</text:span>。我也只好忍耐，凍了一個晚上。<text:span text:style-name="T3"><text:line-break/><text:line-break/></text:span>有幾次實在閃不過政治話題，見對方講得囂張了，我就露出真面目，結果通常是從漲停板直接打到跌停板。套句巴西大主教<text:span text:style-name="T3">Dom Helder Camara</text:span>的話：當他們以為我是綠的時，他們說我是聖徒；當他們知道我不是時，就說我原來是歹徒。<text:span text:style-name="T3"><text:line-break/><text:line-break/></text:span>台式選舉有點像在選美，候選人搔首弄姿，努力製造好印象；滿街的旗幟看板，人渣們的頭像四處飄揚，個個擺出美姿，做高瞻遠矚狀，口吐曼妙語言。<text:span text:style-name="T3"><text:line-break/><text:line-break/></text:span>這其實也不能怪他們，畢竟有什麼樣的選民，自然就會有什麼樣的所謂造勢方式。不知道這該說是形而上或形而下，總歸是相當脫離現實；少有議論，全是修辭與標籤。至於辭彙的真實意涵絲毫不重要。<text:span text:style-name="T3"><text:line-break/><text:line-break/></text:span>封神演義上有個張桂芳，有一種貼標籤的神功叫做<text:span text:style-name="T3"><text:s/>“</text:span>呼名落馬<text:span text:style-name="T3">“</text:span>，不用打架，不用比真工夫，只要喊對方名字就贏了，<text:span text:style-name="T3">“</text:span>黃飛虎還不下馬，更待何時？<text:span text:style-name="T3">“</text:span>黃飛虎一聽，馬上就從五色神牛上滾落就擒。<text:span text:style-name="T3"><text:line-break/><text:line-break/></text:span>胡適說，這種<text:span text:style-name="T3"><text:s/>“</text:span>名就是魂<text:span text:style-name="T3">“</text:span>的現象是人類幼稚心靈的一種表徵。例如<text:span text:style-name="T3">“</text:span>權貴<text:span text:style-name="T3">“ </text:span>標籤只要往你身上一貼，你就得魂飛魄散。毛澤東顯然是對的，他說，<text:span text:style-name="T3">“</text:span>階級問題，一抓就靈<text:span text:style-name="T3">”</text:span>，只要打出階級口號，看你還落不落馬。<text:span text:style-name="T3"><text:line-break/><text:line-break/></text:span>不過，張桂芳後來遇到哪吒，這招呼名落馬卻失效了。哪吒！哪吒！喊半天，哪吒依舊立在風火輪上沒滾下來。原來哪吒是蓮花化身，沒有魂的。<text:span text:style-name="T3"><text:line-break/><text:line-break/></text:span>台式選舉，除了抹黑造謠栽贓，不外就是玩貼標籤、呼名落馬這類叫魂遊戲，跟詩沒兩樣，旨在渲染好惡之情，沒有認知意義的。</text:p>
      <text:p text:style-name="P1"><text:span text:style-name="T1">隆誌</text:span><text:s/>  |  2014.11.28 15:59   |   <text:a xlink:type="simple" xlink:href="http://palinfo.habago.org/Entry?Command=Information_PrintForum&amp;iPage=372#FORUM33174"><text:span text:style-name="T2">#</text:span></text:a></text:p>
      <text:p text:style-name="P3">因為住台中，被朋友們問要選誰，問煩了。台中這種局面不需要思考太多，直接選胡志強。這幾個月來，中部一堆有關於老胡的負面流言，可是都太經不起考驗了。在台中長年做下來，他和他的主要核心團隊人員都沒有弊案，光這點就要給予肯定。更何況，他真的翻轉了台中的臭名。<text:span text:style-name="T3"><text:line-break/></text:span>讓我直接決定投他的原因，在於他發展公共交通運輸的方法，從<text:span text:style-name="T3">“</text:span>公車<text:span text:style-name="T3">”</text:span>開始。很明白地說，我<text:span text:style-name="T3">1995</text:span>年考上大學，就到台北念書，直到<text:span text:style-name="T3">2009</text:span>年離開。經歷過台北市的捷運，從無到有的過程。我可以很負責地說，台北捷運會有今天人潮洶湧的局面，全靠台北人從小培養坐公車和轉乘的習慣。<text:span text:style-name="T3"><text:line-break/></text:span>大一時，隨便問我那些住台北市的同學，要到台北哪個點，他們都會告訴我該坐幾號公車，然後到哪裡轉車。如果攤開地圖來看，騎機車只要<text:span text:style-name="T3">20</text:span>分鐘，如果等公車加轉乘要花超過<text:span text:style-name="T3">30</text:span>分鐘以上。這樣願意接受花時間等車和轉乘觀念，對於後來捷運的運量發展，才有正面的助益。<text:span text:style-name="T3"><text:line-break/><text:line-break/></text:span>喊喊口號，搞搞大堆頭建設，撒錢就行。<text:span text:style-name="T3"><text:line-break/></text:span>可是要真正蓋出有效益的交通建設，可不是撒錢就行。<text:span text:style-name="T3"><text:line-break/></text:span>如果胡志強直接灑錢蓋捷運，我也懶得支持他。</text:p>
      <text:p text:style-name="P1"><text:span text:style-name="T1">隆誌</text:span><text:s/>  |  2014.11.28 15:18   |   <text:a xlink:type="simple" xlink:href="http://palinfo.habago.org/Entry?Command=Information_PrintForum&amp;iPage=372#FORUM33173"><text:span text:style-name="T2">#</text:span></text:a></text:p>
      <text:p text:style-name="P2">我記得陳定南當法務部長時，對於查緝賄選很用力，並畫下紅線。卻被他的同黨同志批評，逼他下台。我那時在想，這個黨過去不就是靠著批評國民黨黑金，而獲得支持。況且，這個政黨號稱清廉，應該不用懼怕任何查賄和查黑的行動。為何要去批評一個努力查賄的法務部長？這個疑問，在我心中盤旋很久。<text:span text:style-name="T3"><text:line-break/></text:span>幾年後，陳定南過世了。新聞似乎也沒有太多著墨。很諷刺的是，後來同黨的人要選縣長，就打著陳定南的旗號之類。瞬間我覺得這個黨很偽善，從此對這個政黨的一言一行打折或反過來聽。<text:span text:style-name="T3"><text:line-break/></text:span>尤其進入職場後，開始在兩岸之間出差。才發現天天說愛台灣、扣人紅帽子的媒體，他們所屬的集團在對岸的首都開酒店賺錢。更別說，大陸的電視節，這些愛台急先鋒的電視台，到對岸參展賣偶像劇。在立法院擋有關兩岸發展法案的立委，自己的銀行在大陸開分行之外，還搞租賃公司。所以當那些綠營立委們擋法案，幫那些反服貿的學生護航時，實在覺得這些人虛偽到極點。</text:p>
      <text:p text:style-name="P1"><text:span text:style-name="T1">莫煩</text:span><text:s/>  |  2014.11.28 13:14   |   <text:a xlink:type="simple" xlink:href="http://palinfo.habago.org/Entry?Command=Information_PrintForum&amp;iPage=372#FORUM33172"><text:span text:style-name="T2">#</text:span></text:a></text:p>
      <text:p text:style-name="P3">每天來這看陳真罵人、事、物，真是痛快。有時也吸收到一點風花雪月的愉快氣息，保持好心情，有益健康，嬉笑怒罵之後，抑鬱之氣是否解放？哈。</text:p>
      <text:p text:style-name="P1"><text:span text:style-name="T1">昊偉</text:span><text:s/>  |  2014.11.28 12:57   |   <text:a xlink:type="simple" xlink:href="http://palinfo.habago.org/Entry?Command=Information_PrintForum&amp;iPage=372#FORUM33171"><text:span text:style-name="T2">#</text:span></text:a></text:p>
      <text:p text:style-name="P2">謝謝陳真醫師的回覆<text:span text:style-name="T3">:<text:line-break/><text:line-break/></text:span>我所表達的是對氣爆事件處理的不滿，事情處理得好不好，和<text:span text:style-name="T3">"</text:span>人格<text:span text:style-name="T3">"</text:span>是沒有直接相關的<text:span text:style-name="T3"><text:line-break/></text:span>確實如您所說，人格是主觀而絕對的<text:span text:style-name="T3"><text:line-break/></text:span>但我根本不認識不了解陳菊這個人，僅從報章雜誌所見，也無從判斷她的人格高低好壞</text:p>
      <text:p text:style-name="P1"><text:span text:style-name="T1">陳真</text:span><text:s/>  |  2014.11.28 10:41   |   <text:a xlink:type="simple" xlink:href="http://palinfo.habago.org/Entry?Command=Information_PrintForum&amp;iPage=372#FORUM33170"><text:span text:style-name="T2">#</text:span></text:a></text:p>
      <text:p text:style-name="P3">投藍投綠不重要，重要的是投出藍綠的理由；學會演算，懂得它的原理，才是學會一套數學的根本，而不是背答案或背公式。<text:span text:style-name="T3"><text:line-break/><text:line-break/></text:span>就像維根斯坦總是反對人們到大學任教哲學，當有位學生真的打算放棄教職時，維根斯坦卻說，我不是要你做出某種決定，而是要你根據某個正確的理由做出決定。<text:span text:style-name="T3"><text:line-break/><text:line-break/></text:span>我可以找出一百個投藍的理由，但我找不出一個投綠的理由。我不是今天才這樣。在<text:span text:style-name="T3">1990</text:span>之後，我就不曾再投給綠，即便那段時間我仍偏綠，但我也已經不再投給它，唯一例外就是投給陳定南並且還幫忙做文宣選省長。<text:span text:style-name="T3"><text:line-break/><text:line-break/></text:span>如果有人說，為了民主，為了什麼碗糕公民參與，我們要投綠的。那他真的是頭殼壞掉了。綠是講人脈、講敵我，講外人、自己人的，只要自己人，幹啥都行，凡事好講話；只要是外人，幹啥都不行。<text:span text:style-name="T3"><text:line-break/><text:line-break/></text:span>與其說綠是一個黨，不如說它是一種幫派，而民主只是一種鬥爭工具，它哪會鳥什麼民主？你只要看看南部幾縣市的地方生態與政治運作，看看這些掌權的綠營怎麼辦事、怎麼審預算就知道它鳥不鳥什麼民主。<text:span text:style-name="T3"><text:line-break/><text:line-break/></text:span>如果有人說，為了自由，我們要投給綠。那也是頭殼壞掉，跟法西斯味道如此濃厚的一群人講自由，那不是瘋了是什麼？<text:span text:style-name="T3"><text:line-break/><text:line-break/></text:span>你看馬英九出門，每天被人砸，被人罵三字經五字經，最近來台南，還被愛台灣的綠營政客當場送他一顆豬心，藉以羞辱。結果呢？這些混蛋會不會因此得到什麼後果？當然有。變成愛台英雄。<text:span text:style-name="T3"><text:line-break/><text:line-break/></text:span>但是，你今天用同樣的作法去對付那些綠營人渣政客試試，保證當場被人打死；要是沒死，大概連工作也得辭了；不用黨出面，光是底下那些忠黨愛國搖旗吶喊的學生就能把你甚至包括你家人，整得死去活來。<text:span text:style-name="T3"><text:line-break/><text:line-break/></text:span>不用說砸或罵政客，光是對綠營稍稍有所不敬，將會有什麼後果，難道各位不清楚？<text:span text:style-name="T3"><text:line-break/><text:line-break/></text:span>如果有人說，為了清廉，我們要投綠。那更是睜眼說瞎話。國民黨貪污是拿根湯匙很優雅地吃點肉喝點湯，但民進黨不是這樣，他是把怪手、挖土機整個開進來，用鏟的。你看看阿扁時代就知道，那種貪婪和腐敗，簡直就像和坤再世。<text:span text:style-name="T3"><text:line-break/><text:line-break/></text:span>綠營素來有一種<text:span text:style-name="T3"><text:s/>"</text:span>天下是我打下來<text:span text:style-name="T3">"</text:span>、我要怎麼搞都行的<text:span text:style-name="T3">"</text:span>家天下<text:span text:style-name="T3">" </text:span>軍閥心態，於是，部會官員全變成我家的臣子，誰想做生意，都得先過淑珍老娘或恁爸這一關。<text:span text:style-name="T3"><text:line-break/><text:line-break/></text:span>我不是說綠營個個貪腐若此，但現在檯面上所有這些人，包括那些表面上裝做不是綠營、其實綠到發黑的也一樣，我一時還真想不出來有哪幾個人清廉正直。陳菊是正直的，但她底下一些官員可不是這樣，而陳菊顯然不是很在乎這一點。<text:span text:style-name="T3"><text:line-break/><text:line-break/></text:span>綠營行事作風，基本上就是一種據地為王的軍閥心態，講人脈，講交情，講利益交換，講鬥爭，跟什麼民主自由統統扯不上邊。<text:span text:style-name="T3"><text:line-break/><text:line-break/></text:span>如果有人說，為了開放社會，為了年輕人的將來，我們要投綠的。那真是它媽的活見鬼了。這樣一種完全關起門來搞鬥爭搞私利而完全無視於國際局勢與社會長遠利益的政黨，舉世罕見。<text:span text:style-name="T3"><text:line-break/><text:line-break/></text:span>如果有人說，為了法治的文明，為了國家體制的健全，我們要投綠的。這聽起來自然就是個笑話。除非你是外星球來的，否則不應該不知道這個黨哪會鳥你什麼國家體制的長治久安與法治。<text:span text:style-name="T3"><text:line-break/><text:line-break/></text:span>如果有人說，為了人權，我們要投綠的，那真的是眛著良心說話。不要說什麼人權，連言論自由也不存在，誰膽敢對之稍有不敬，馬上就會有不好的後果，文革風盛，往往令人噤若寒蟬。所謂人權，只是一種鬥爭工具。<text:span text:style-name="T3"><text:line-break/><text:line-break/></text:span>綠營的鬥爭工具很多樣化，包括上述的民主、自由、人權、法治與開放社會和什麼碗糕公民參與等等，話都講得很好聽，但好話說盡，壞事做絕。<text:span text:style-name="T3"><text:line-break/><text:line-break/></text:span>當然，如果有人說，綠營比較懂得我的心，這我不否認。這就好像詐騙集團都很懂得怎麼抓住受害人的心一樣。詐騙集團個個伶牙利齒，能言善道。這或許是身為歹徒犯案的一項長處，但對於一般人來講，卻是災難。<text:span text:style-name="T3"><text:line-break/><text:line-break/></text:span>如果有人說，為了弱勢者，我們要投綠的。這也完全不是事實。選前都是這樣喊，但選後根本不是這樣。選前都高喊什麼老人福利、殘障者福利、婦女兒童福利等等，但選後卻根本不是這樣。這些東西，你只要去細細研究一些社會發展指標就能清楚看到。<text:span text:style-name="T3"><text:line-break/><text:line-break/></text:span>對於照顧弱勢者這一點，藍綠其實說不準，主要是因人而異。在台中做得好的，在其它縣市我就不清楚了。除了因人而異，差別更是在於藍的基本上還講點道理，雖然那些道理不一定合理，但總比綠的往往好話說盡壞事做絕好。<text:span text:style-name="T3"><text:line-break/><text:line-break/></text:span>至於經濟。如果有人說，綠的反財團，所以我要投綠的。這大概是我聽過最蠢的一種選民類型了。綠跟財團的關係密切程度之深，早已遠遠青出於藍。<text:span text:style-name="T3"><text:line-break/><text:line-break/></text:span>官商關係密切不一定是壞事，重點是在綠的<text:span text:style-name="T3"><text:s/>"</text:span>家天下<text:span text:style-name="T3">" </text:span>思維下，這套官商關係往往非常私密，其運作經常不受體制與法治管轄；阿扁不是綠營特例，而是常態，他只是把這種官商勾結的台灣文化給進一步發揚光大而已。<text:span text:style-name="T3"><text:line-break/><text:line-break/></text:span>當然，如果有人說，為了造福亞洲鄰國，例如越南、泰國、柬埔寨、印尼等等，也許我們以後可以去這些國家當台勞，造福世人，所以我要投給綠的。<text:span text:style-name="T3"><text:line-break/><text:line-break/></text:span>這樣的說法，在我聽起來，相當合理。不過，這樣一種比較屬於預測性、修辭性的理由，自然不是個好理由。但是，藍綠哪個黨比較有利於經濟發展，在我看來是很清楚的。<text:span text:style-name="T3"><text:line-break/><text:line-break/></text:span>最後，講到大家最愛講的統獨。如果有人說，為了台獨，我要投綠的。這聽起來表面上好像很合理，但你若真的深入了解這個黨和這群台獨義勇軍，你就會清楚知道全是喊假的。<text:span text:style-name="T3"><text:line-break/><text:line-break/></text:span>這些人與其說是政客，不如說是商人，而且大多數是奸商；哪邊有個人利益就往哪邊靠，所謂台獨只是一種吸票工具，哪來什麼台獨，活見鬼了。<text:span text:style-name="T3"><text:line-break/><text:line-break/></text:span>不服氣的儘管舉個例，告訴我哪個綠營人士真的是台獨，而不是嘴巴喊喊。我可以說：零！沒有半個。全是喊假的，喊給笨蛋聽，騙選票的。要獨早就獨了，阿扁當了八年總統，李登輝那混蛋當權更久，怎麼不獨？<text:span text:style-name="T3"><text:line-break/><text:line-break/></text:span>我若是中共領導人，我不會擔心綠營，因為這群政治商人無非就是要點私利，很好擺平。就如蔣介石所說，政治上，沒有比用錢和名利便能擺平更好處理的事了。你光看綠營那些台獨義勇軍平常和大陸如何往來、經商，則思過半矣。<text:span text:style-name="T3"><text:line-break/><text:line-break/></text:span>我若是中共領導人，我會比較擔心國民黨，因為它嘴巴不喊獨，所作所為卻往獨的方向走。馬英九如此，其它新秀如朱立倫，更是如此；一個<text:span text:style-name="T3"><text:s/>"</text:span>更<text:span text:style-name="T3">" </text:span>不夠，恐怕得加上好幾個<text:span text:style-name="T3"><text:s/>"</text:span>更<text:span text:style-name="T3">" </text:span>字才行。<text:span text:style-name="T3"><text:line-break/><text:line-break/></text:span>中共那麼聰明，我不相信他們不明白這一點。<text:span text:style-name="T3"><text:line-break/><text:line-break/></text:span>總之，投藍投綠不是重點，重點是你投它的理由是否合理。<text:span text:style-name="T3"><text:line-break/><text:line-break/></text:span>當然，很多半票選民投票是根據：哪個人看起來比較順眼，比較高比較帥，哪個人比較會扮丑搞笑、比較無厘頭，哪個人比較懂得迎合年輕人的心，哪個人的爸爸比較如何如何，哪個人的太太比較如何如何，哪個人講話的方式比較通俗粗俗、跟我比較接近等等。<text:span text:style-name="T3"><text:line-break/><text:line-break/></text:span>如果你要根據這些理由投票，在我看來算是半票選民，但至少勝過上面那些什麼民主、自由、台獨、人權法治或什麼碗糕公民參與等等理由，那些連半票也稱不上；這麼蠢的一些選民，應該禁止投票才對。因為當蠢蛋太多時，所有人的命運等於掌握在蠢蛋手裏。<text:span text:style-name="T3"><text:line-break/><text:line-break/></text:span>當民意變成民粹，以表演、迎合和詐欺為基本內涵時，所謂<text:span text:style-name="T3"><text:s/>"</text:span>民主<text:span text:style-name="T3">"</text:span>，只是一種災難和悲劇。<text:span text:style-name="T3"><text:line-break/><text:line-break/></text:span>今天，如果我們要深化民主，把貓狗也引進來，成為一種選民，設計一套公平的投票方法，讓貓狗也表達意向，其實我也不反對。<text:span text:style-name="T3"><text:line-break/><text:line-break/></text:span>這樣一種深化民主的設計，倒不一定會造成比人類本身所造成的更多災難，畢竟貓狗獨立判斷的能力並不會少於許多人類選民，至少貓狗聽不見那些詐騙語言，不會被其所惑。<text:span text:style-name="T3"><text:line-break/><text:line-break/></text:span>你可以在投票所設藍綠兩種一樣的食物，只是顏色不一樣，看貓狗挑哪一邊就算得一票。投票方式的設計應該不會很難，供綠油油的民主人士們參考。</text:p>
      <text:p text:style-name="P4"/>
      <text:p text:style-name="P1"><text:span text:style-name="T1">陳志鴻</text:span><text:s/>  |  2014.11.28 02:16   |   <text:a xlink:type="simple" xlink:href="http://palinfo.habago.org/Entry?Command=Information_PrintForum&amp;iPage=373#FORUM33169"><text:span text:style-name="T2">#</text:span></text:a></text:p>
      <text:p text:style-name="P3">唉！最近常常有同學問我回家投票的話題<text:span text:style-name="T3"><text:line-break/><text:line-break/></text:span>我通常都是假裝是綠色的，附和他們<text:span text:style-name="T3"><text:line-break/><text:line-break/></text:span>沒辦法像陳醫師這樣有勇氣說出自己想法<text:span text:style-name="T3"><text:line-break/><text:line-break/></text:span>有時會內心真的是感到愧疚啊<text:span text:style-name="T3">...</text:span></text:p>
      <text:p text:style-name="P1"><text:span text:style-name="T1">陳真</text:span><text:s/>  |  2014.11.28 01:53   |   <text:a xlink:type="simple" xlink:href="http://palinfo.habago.org/Entry?Command=Information_PrintForum&amp;iPage=373#FORUM33168"><text:span text:style-name="T2">#</text:span></text:a></text:p>
      <text:p text:style-name="P2">柯營找來調查竊聽的兩名業者，其中一個<text:span text:style-name="T3"><text:s/>"</text:span>水電工<text:span text:style-name="T3">"</text:span>，現在<text:span text:style-name="T3">"</text:span>一肩扛起<text:span text:style-name="T3">"</text:span>所有責任，柯營<text:span text:style-name="T3"><text:s/>"</text:span>目前<text:span text:style-name="T3">" </text:span>的說法<text:span text:style-name="T3">(</text:span>他們的說法每天都不一樣<text:span text:style-name="T3">)</text:span>是說，這位水電工是出於一時貪念。<text:span text:style-name="T3"><text:line-break/><text:line-break/></text:span>重點是，貪什麼？一個人偷偷裝這樣一條線，能藉以貪什麼？<text:span text:style-name="T3"><text:line-break/><text:line-break/></text:span>身為忍教教主，自創忍功，一共有三層境界：<text:span text:style-name="T3"><text:line-break/><text:line-break/></text:span>第一層：我可以對政治上、媒體上無日無之抹黑造謠之類的醜事無動於衷；眼觀鼻，鼻觀心，朝地上寫三個忍字便罷。<text:span text:style-name="T3"><text:line-break/><text:line-break/></text:span>第二層：抹黑造謠兼自導自演之後再加以栽贓給對手，這我也勉強可以忍忍忍，頂多再朝天空多畫幾個忍字，一樣能忍住。但我還不是練得很成功。自導自演的竊聽事件屬於這一層考驗。<text:span text:style-name="T3"><text:line-break/><text:line-break/></text:span>第三層：這一層算是忍功的最高境界，希望我這一生能練成。那就是面對一大群人渣，用卑劣的手段盡情傷害弱者，然後卻又擺出大善人或正義之士的美姿，例如美國，例如日本鬼子，例如綠色生物等等。<text:span text:style-name="T3"><text:line-break/><text:line-break/></text:span>日本鬼子對台灣人的無數大屠殺，其殘忍和血腥，其用心之狠毒，其殺害人數規模之大，十個或一百個<text:span text:style-name="T3"><text:s/>"</text:span>二二八<text:span text:style-name="T3">" </text:span>恐怕也根本比不上。<text:span text:style-name="T3"><text:line-break/><text:line-break/></text:span>先不說姦殺擄掠及任意屠村、抄家滅門的殘酷與變態，光說人數，據許介鱗教授的一篇論文<text:span text:style-name="T3"><text:s/>"</text:span>日本殖民統治台灣與朝鮮的比較<text:span text:style-name="T3">" </text:span>所指出：日本據台的前<text:span text:style-name="T3">20</text:span>年，<text:span text:style-name="T3">"</text:span>根據台灣抗日史研究者從日本官方資料《台灣憲兵隊史》、《台灣總督府警察沿革志》的記載估計，台灣人慘遭屠戮總數約近<text:span text:style-name="T3"><text:s/>40 </text:span>萬人。<text:span text:style-name="T3">"<text:line-break/><text:line-break/></text:span>日本在<text:span text:style-name="T3">1905</text:span>年對台灣做了一次人口普查，台灣人口總數是<text:span text:style-name="T3">303</text:span>萬人。至於<text:span text:style-name="T3">1895</text:span>年究竟有多少人口，不得而知。但頂多也兩百多萬，也就是說，日本人光是在據台初期的<text:span text:style-name="T3">20</text:span>年之間就殺害了台灣差不多<text:span text:style-name="T3">15%</text:span>的人口。<text:span text:style-name="T3"><text:line-break/><text:line-break/></text:span>若以目前的<text:span text:style-name="T3">2300</text:span>萬人口比例來想像，相當於殺害了<text:span text:style-name="T3">350 </text:span>萬人。你可以不懷恨，但你不能忘記，不能抹煞歷史，更不能像個<text:span text:style-name="T3"><text:s/>"</text:span>賤種<text:span text:style-name="T3">" </text:span>那樣，反而還歌頌、膜拜日本戰犯，到現在還給日本戰犯磕頭，例如民進黨捧上天的日本屠夫後藤新平，甚至整天幫日本人來糟蹋大陸人。</text:p>
      <text:p text:style-name="P1"><text:span text:style-name="T1">書熙</text:span><text:s/>  |  2014.11.28 00:07   |   <text:a xlink:type="simple" xlink:href="http://palinfo.habago.org/Entry?Command=Information_PrintForum&amp;iPage=373#FORUM33167"><text:span text:style-name="T2">#</text:span></text:a></text:p>
      <text:p text:style-name="P3">因為業者自己說不要使用「機器」這個名詞，因此會讓人好奇<text:span text:style-name="T3">"</text:span>機器<text:span text:style-name="T3">"</text:span>指的是什麼<text:span text:style-name="T3">?</text:span>是檢測是否被竊聽的檢測工具<text:span text:style-name="T3">?</text:span>為何還需要先<text:span text:style-name="T3">READY?</text:span>還是之後要<text:span text:style-name="T3">"</text:span>安裝上去<text:span text:style-name="T3">"</text:span>的機器<text:span text:style-name="T3">?<text:line-break/><text:line-break/></text:span>若音源線真的是林姓業者私下安裝的，林姓業者最初不想出面的原因，恐怕不是什麼「家人會擔心才不出面」，而是不想要自己做的賊事東窗事發。這樣想來業者不想出面似乎也合理。不過柯辦的人不知是真傻還是裝傻，怎麼會相信業者說什麼「家人會擔心才不出面」的這種話呢<text:span text:style-name="T3">?</text:span>畢竟若是真的找到「竊聽的音源線」，可是大功一件，不出來邀功當英雄也蠻奇怪的。因此，我到是覺得林姓業者私下安裝音源線的可能性還蠻大的，重點是柯辦的人是因為見獵心喜而不辨是非而變得真傻，還是將錯就錯裝傻。如果是前者，是心態和智商有問題，若是後者則是其心態可議但智商上線。但無論何者，都說明了柯辦一開始就準備咬定連營竊聽。<text:span text:style-name="T3"><text:line-break/><text:line-break/></text:span>至於周玉蒄暗指林姓業者是蔡正元的佈樁，這點很可笑，蔡正元怎知柯辦要找哪一個業者去查竊聽。何況蔡正元或<text:span text:style-name="T3">KMT</text:span>沒有這種玩<text:span text:style-name="T3">"</text:span>隱晦<text:span text:style-name="T3">"</text:span>或<text:span text:style-name="T3">"</text:span>灰色<text:span text:style-name="T3">"</text:span>負面選戰的智商，而總是一眼就被看出是在抹黑。<text:span text:style-name="T3"><text:line-break/><text:line-break/></text:span>若說為何有時會選<text:span text:style-name="T3">KMT</text:span>而不是<text:span text:style-name="T3">DPP</text:span>的理由之一，就是<text:span text:style-name="T3">KMT</text:span>的蠢比較容易看穿，而<text:span text:style-name="T3">DPP</text:span>的惡意比較不容易被發現，兩爛選其一，當然是選比較容易看穿、掌控的那一個。<text:span text:style-name="T3"><text:line-break/><text:line-break/></text:span>有人痛心疾首說看過二二八史料及有同理心的人不可能會支持國民黨。不知他們看過日據時代在台灣各地發生的屠殺史料是否也會同樣痛心疾首，又或因為和現今國內政治掛不了鉤就任其隨歲月流逝漸漸淡忘。當真是<text:span text:style-name="T3">"</text:span>活在當下<text:span text:style-name="T3">"</text:span>。</text:p>
      <text:p text:style-name="P1"><text:span text:style-name="T1">陳真</text:span><text:s/>  |  2014.11.27 20:59   |   <text:a xlink:type="simple" xlink:href="http://palinfo.habago.org/Entry?Command=Information_PrintForum&amp;iPage=373#FORUM33166"><text:span text:style-name="T2">#</text:span></text:a></text:p>
      <text:p text:style-name="P2">剛搭車時路經超商，看到自由爛報頭版頭條斗大的標題寫著：<text:span text:style-name="T3">‘’</text:span>竊聽案檢調排除柯陣營自導自演<text:span text:style-name="T3">‘’</text:span>。我一看，真是不敢相信我的眼睛，這報紙真是齷齪無恥到難以想像的地步，連這麼明明白白的事也能用頭版頭條來撒謊，趕在選舉前夕趕緊造謠撇清。<text:span text:style-name="T3"><text:line-break/><text:line-break/></text:span>綠營搞這類自導自演的栽贓醜事，幾乎已是一種選舉常態。所謂竊聽，我原本還有點半信半疑會不會真的是連營搞的，可是後來的一連串事證真是讓我不敢相信，怎麼會有這麼卑劣無恥的栽贓。<text:span text:style-name="T3"><text:line-break/><text:line-break/></text:span>目前還不確定的是，究竟柯營自導自演的層級有多高。我不太能想像這會是柯先生本人授意，我對他的人品仍然有一定的信任；但讓我很訝異的是，從柯營所公布的簡訊時間與內容看來，原來柯營在報警之前就已經知道事情真相並非如其所指控，但卻依然由柯先生帶頭窮追猛打連勝文及國民黨足足兩星期。什麼<text:span text:style-name="T3"><text:s/>“</text:span>白色恐怖<text:span text:style-name="T3">”</text:span>、<text:span text:style-name="T3">“</text:span>水門案件<text:span text:style-name="T3">”</text:span>，甚至在辯論會上還一副義憤填膺義正詞嚴的嘴臉譴責連勝文，實在有夠無恥。<text:span text:style-name="T3"><text:line-break/><text:line-break/></text:span>事實上，<text:span text:style-name="T3">4</text:span>號報案，但一連串的簡訊從<text:span text:style-name="T3">11</text:span>月<text:span text:style-name="T3">3</text:span>號就出現，完完全全不像在找人查竊聽，倒像是在找人怎麼做案與討論如何善後撇清，大量曖昧的簡訊套招。<text:span text:style-name="T3"><text:line-break/><text:line-break/></text:span>而且，柯營方面很擔心業者被傳訊，一度提到錢，很慷慨地說<text:span text:style-name="T3"><text:s/>“</text:span>預算不拘<text:span text:style-name="T3">”</text:span>，業者回應說錢不是問題，說我們都是自己人，替黨服務過，從阿扁時代就開始，而且還是什麼律師團云云。明明就是在套招，但柯營上上下下依然持續義正詞嚴地對外抹黑藍營與連勝文。<text:span text:style-name="T3"><text:line-break/><text:line-break/></text:span>事件一開始是造謠說什麼柯辦發現<text:span text:style-name="T3">“</text:span>兩個竊聽器<text:span text:style-name="T3">”</text:span>。檢調請來電信業者卻什麼也沒發現。不久之後，柯營自己發現了，但不是竊聽器，而是一條老舊的音源線，說只要一插上就能從樓上偷聽到樓下的電話，然後便據此展開一連串撲天蓋地的抹黑造謠與栽贓。<text:span text:style-name="T3"><text:line-break/><text:line-break/></text:span>檢調發現，這條音源線竟然是柯營找來兩位徵信業者現場調查之後才找到的。柯營卻始終隱瞞找徵信業者一事，是檢方調查之後才承認。檢調要求柯營提供業者身分，柯營竟然拒絕，說什麼要保護業者。<text:span text:style-name="T3"><text:line-break/><text:line-break/></text:span>保護業者的什麼？說是怕影響他們的生意。可是，如果音源線真的是他們找到，那他們肯定就是英雄，是徵信高手，生意應該會爆紅才對，怎麼需要保護？怎麼後來約談應訊時還全身包得像忍者龜一樣密不通風，只露出兩顆眼睛，而且還拔腿狂奔，跑給記者追，未免違反常理。<text:span text:style-name="T3"><text:line-break/><text:line-break/></text:span>柯營說要保護業者的生意，拒絕透露兩人身分，後來是檢調自己從監視器逐一過濾查出身分。調查結果發現，原來這條所謂竊聽的音源線竟然是他們自己裝上去的。<text:span text:style-name="T3"><text:line-break/><text:line-break/></text:span>於是柯營又趕緊撇清關係說，這兩人根本不知道這是柯文哲競選辦公室，意思是說，是他們亂搞，與我無關。可是，從簡訊上明明白白可以看得出來，他們不但知道對方是柯文哲，而且業者還說咱們大家都是自己人，都是死忠的，還說自己曾經為黨服務過，而且是從陳水扁那個時代跟黨就有合作，而且還有相關政治隸屬云云，最後還很關心<text:span text:style-name="T3">“</text:span>柯兄的選情是否穩定<text:span text:style-name="T3">”</text:span>，柯辦還對業者說什麼立委和議員都很感謝你們。請問是感謝什麼？感謝你們栽贓設局自導自演抹黑藍營嗎？<text:span text:style-name="T3"><text:line-break/><text:line-break/></text:span>這一切事證，在在證明柯營從上到下從頭到尾都在撒謊。這兩位徵信業者，不但自一開始就知道對方是柯文哲，而且一連串簡訊往來很明顯就是所謂自己人在串供套招，企圖要掩飾及操弄一些什麼。<text:span text:style-name="T3"><text:line-break/><text:line-break/></text:span>今天這樣的自導自演栽贓齷齪醜事，如果發生在連勝文身上，根本連選都不用選了，別說綠營的支持者不知道會抗議到多激烈的程度，就連藍的選民也不可能投票給這種人這種行徑。<text:span text:style-name="T3"><text:line-break/><text:line-break/></text:span>但是，任何發生在綠營身上的齷齪醜事，綠營支持者似乎向來完全都無所謂，不但無所謂，甚至還會因此更團結，因為<text:span text:style-name="T3"><text:s/>“</text:span>我們的自己人被人欺負了<text:span text:style-name="T3">”</text:span>，<text:span text:style-name="T3">“</text:span>咱台灣郎被人欺負了<text:span text:style-name="T3">”</text:span>。你看，民進黨現在又開始密集在攻擊什麼<text:span text:style-name="T3"><text:s/>“</text:span>司法不公<text:span text:style-name="T3">”</text:span>，<text:span text:style-name="T3">“</text:span>司法追殺<text:span text:style-name="T3">”</text:span>，<text:span text:style-name="T3">“</text:span>司法操弄選舉<text:span text:style-name="T3">”</text:span>之類，這個黨，這些人，實在無恥到極點。<text:span text:style-name="T3"><text:line-break/><text:line-break/></text:span>我不知道各位的道德素養如何，如果你不會生氣，那我真是不知道該跟你說些什麼了。我們之間一定有一方人格素養有問題。<text:span text:style-name="T3"><text:line-break/><text:line-break/></text:span>柯營公布的簡訊，片片段段，當然不可能是全部的內容，但從這樣的片段中，我相信任何人看了就會明白，這一切撲天蓋地的所謂<text:span text:style-name="T3"><text:s/>“</text:span>白色恐怖<text:span text:style-name="T3">”</text:span>，竟然全是刻意栽贓與抹黑炒作。<text:span text:style-name="T3"><text:line-break/><text:line-break/></text:span>柯先生有無涉案我不知道，我相信不至於，但他事實上也應一清二楚這一切指控毫無根據，全是栽贓，但他仍然照栽不誤。而這一切所謂竊聽，竟然是無中生有的自導自演。<text:span text:style-name="T3"><text:line-break/><text:line-break/></text:span>目前的發展是推給業者。業者說，臨時偷裝音源線是為了讓柯營那邊擔心真的有人竊聽，於是就會跟他多買些監視器材。這種鬼話你信嗎？你只要把簡訊從頭到尾看一遍，你就會知道這種說法全是荒唐鬼話。這些簡訊我貼不出來（因為是圖片），可以看這裡：<text:span text:style-name="T3"><text:line-break/><text:line-break/>http://goo.gl/6xd2YO<text:line-break/><text:line-break/></text:span>事實上，柯營和這兩名業者之間還有一些不尋常的金錢往來。柯營主動跟對方要銀行帳號，說要匯錢給他們做一些<text:span text:style-name="T3"><text:s/>‘’</text:span>補償<text:span text:style-name="T3">‘’</text:span>。補償什麼？而且，這筆錢竟然還是這位工作人員自掏腰包，說什麼申請公款的流程很麻煩。講鬼話也該講得合理一點。<text:span text:style-name="T3"><text:line-break/><text:line-break/></text:span>十幾二十年來，台灣的選舉始終透過這類造謠抹黑自導自演與栽贓來進行所謂選戰。我真不知道為什麼各位的修養這麼好？似乎都不會生氣。<text:span text:style-name="T3"><text:line-break/><text:line-break/></text:span>陳真<text:span text:style-name="T3"><text:line-break/>=========<text:line-break/></text:span>媒體指竊聽排除自導自演<text:span text:style-name="T3"><text:s/></text:span>北檢駁斥<text:span text:style-name="T3"><text:line-break/></text:span>中央社<text:span text:style-name="T3"> 2014</text:span>年<text:span text:style-name="T3">11</text:span>月<text:span text:style-name="T3">27</text:span>日<text:span text:style-name="T3"><text:line-break/><text:line-break/></text:span>（中央社記者劉世怡台北<text:span text:style-name="T3">27</text:span>日電）<text:span text:style-name="T3"><text:line-break/><text:line-break/></text:span>自由時報今天刊登「檢排除自導自演」、「近日將對彭、吳兩人作出不起訴處分」等報導。台北地檢署今天發布新聞稿表示，承辦檢察官現在仍持續進行相關的偵查作為，絕無媒體報導情事。<text:span text:style-name="T3"><text:line-break/><text:line-break/></text:span>檢方指出，本案目前被告<text:span text:style-name="T3">3</text:span>人，分別為彭盛韶、吳德義及林俊宏；檢察官日前對彭男諭知限制住居，吳男及林男聲押遭駁回後，昨天決定不抗告。<text:span text:style-name="T3"><text:line-break/><text:line-break/></text:span>柯文哲競選總部<text:span text:style-name="T3">4</text:span>日向警方報案，指辦公室發現竊聽器。檢警查出，<text:span text:style-name="T3">4</text:span>日前往大樓施工的祝姓電信業者未看到柯文哲辦公室指俗稱「老鼠尾」的巿話跨接器，而受柯文哲辦公室彭盛韶委託到大樓檢查是否遭竊聽的林俊宏、吳德義離開後，「老鼠尾」才出現。<text:span text:style-name="T3"><text:line-break/><text:line-break/>=========<text:line-break/></text:span>藍質疑柯營公布簡訊<text:span text:style-name="T3"><text:s/></text:span>拋<text:span text:style-name="T3">7</text:span>大疑點<text:span text:style-name="T3"><text:line-break/><text:line-break/> </text:span>柯文哲陣營公布竊聽案疑雲簡訊內容，連勝文競選總部執行總幹事蔡正元表示，「竊聽案是假的，是自導自演」；國民黨中常委李德維也列出七大疑點指出，「說一個謊，需要更多的謊來圓」，希望檢調選前查明並公布真相。<text:span text:style-name="T3"><text:line-break/><text:line-break/></text:span>連勝文昨被媒體問及柯辦竊聽案說，他認為柯文哲不只應該要道歉，更重要的是，台北市民朋友也都可以看得出來，如果任何事情處理方法都可以像這樣不擇手段的話，不曉得將來柯文哲要如何帶領台北市政府。<text:span text:style-name="T3"><text:line-break/><text:line-break/></text:span>李德維指出，柯陣營公布的內容，完全看不到柯營幕僚彭盛韶是要徵信業者「查有沒有竊聽」，提供資料不完整，應非全部聯絡內容。<text:span text:style-name="T3"><text:line-break/><text:line-break/></text:span>李德維說，柯營撇清業者事前不知清查地點是柯文哲辦公室，但從內容可看出，吳姓業者自稱「阿扁時代我就做過黨的事」，另一個「去幫忙的是死忠的」，可見都是柯營或綠營的「自己人」，且長期合作。<text:span text:style-name="T3"><text:line-break/><text:line-break/></text:span>他質疑，吳姓業者提到「別害到我就好」、「害到自己人就大事不妙」，可見得業者在檢調查明前就預知可能出事；對照柯營一開始鎖定「水門案翻版」，根本不合常理。<text:span text:style-name="T3"><text:line-break/><text:line-break/></text:span>李德維說，在彭盛韶把「當天處理流程」傳給業者後，業者顯然很不高興，甚至說「怎麼說都會牽連上我們」，感覺上像是彭盛韶想把「發現管線」的責任推給業者，但業者對此不滿。<text:span text:style-name="T3"><text:line-break/><text:line-break/></text:span>另外，彭盛韶跟業者說「立委和議員都很感謝你們」。李德維問「立委和議員是誰？」是不是柯營內部會議討論過這些事情，才有立委、議員來感謝？彭盛韶對於何以自掏腰包付給業者一萬五千元，說詞前後不一，先前說是報帳核銷程序繁瑣省麻煩，又說是給業者的「補償」，何者為真？<text:span text:style-name="T3"><text:line-break/><text:line-break/>==========<text:line-break/></text:span>檢傳張景森<text:span text:style-name="T3"><text:s/></text:span>上演大對質<text:span text:style-name="T3"><text:line-break/><text:line-break/></text:span>北檢偵辦柯文哲辦公室疑遭竊聽案，上午約訊柯辦政策部總監張景森<text:span text:style-name="T3">(</text:span>右<text:span text:style-name="T3">)</text:span>等關係人，訊後將張請回。吳姓電信業者（左）面對鏡頭不多表示意見，林姓電信業者（左二）全身包緊緊躲避鏡頭，簡短受訪便奔跑離去，而被告柯辦幹部彭盛韶（右二）一度因鎂光燈刺眼而面露不悅。<text:span text:style-name="T3"><text:s/> <text:line-break/><text:line-break/></text:span>記者王騰毅／攝影<text:span text:style-name="T3"><text:line-break/><text:line-break/></text:span>台北地檢署偵辦柯文哲辦公室竊聽疑雲，上午庭訊前張景森質疑檢方打壓柯營選情，彭盛韶則表示該說的都說了，不擔心被聲押；兩人庭後卻同時表示業者已道歉；不過檢方認為仍有未曝光案情。<text:span text:style-name="T3"><text:line-break/><text:line-break/></text:span>檢方多次開庭綜合整理出<text:span text:style-name="T3">2</text:span>大關鍵疑點：一、彭盛韶給業者吳德義的電信檢測費為<text:span text:style-name="T3">1</text:span>萬<text:span text:style-name="T3">5000</text:span>元，代價是否高於行情而另有隱情？二、如果業者的技術能在<text:span text:style-name="T3">1</text:span>小時內查到竊聽配備，為何在柯營報案後神隱？<text:span text:style-name="T3"><text:line-break/><text:line-break/></text:span>根據吳德義，林俊宏的說詞，彭盛韶給了吳德義<text:span text:style-name="T3">1</text:span>萬<text:span text:style-name="T3">5000</text:span>元檢測費，但吳德義卻向林俊宏報稱，只收了彭<text:span text:style-name="T3">1</text:span>萬<text:span text:style-name="T3">2000</text:span>元，因此分給林俊宏<text:span text:style-name="T3">5000</text:span>元，自己拿<text:span text:style-name="T3">7000</text:span>元；事實上，吳實得<text:span text:style-name="T3">1</text:span>萬元，檢方認為，在花費上即說法各異，有必要再釐清。<text:span text:style-name="T3"><text:line-break/><text:line-break/></text:span>其次，林俊宏受僱吳德義去檢測，在短暫時間內即在一棟地形地物陌生的大樓發現竊聽器材，顯示程度高竿；既然專業實力強，應有助於商譽，按照常情，業者應不畏曝光，卻選擇先消失，也違反經驗法則。<text:span text:style-name="T3"><text:line-break/><text:line-break/></text:span>檢方偵查認為，被告之間就事實的描述，無法一致，彭、吳、林三人間疑各築有「防火牆」，因此決定今天再度傳喚他們。檢方曾聲押吳德義、林俊宏，但未獲法院支持；至於犯意聯絡及行為分擔以及案情是否燒向柯營其他人士，正視證據而定。<text:span text:style-name="T3"><text:line-break/><text:line-break/></text:span>檢警上周五啟動偵辦，搜索、查扣吳、林的手機，並請警方還原手機的通訊內容，至於被諭令交保後改為無保請回、限制住居的彭盛韶，並沒有將手機留給檢警。<text:span text:style-name="T3"><text:line-break/><text:line-break/></text:span>林俊宏經過警方三次偵訊才坦承動手夾竊聽設備，並稱是個人所為，檢方還未完全採信其辯解，中午前檢方已將<text:span text:style-name="T3">4</text:span>名當事人全部請回。<text:span text:style-name="T3"><text:line-break/><text:line-break/>=======<text:line-break/></text:span>名家觀點／邱毅：竊聽案自導自演可能性大　柯文哲應道歉<text:span text:style-name="T3"><text:line-break/>2014/11/25 <text:line-break/></text:span>胡健森／台北報導<text:span text:style-name="T3"><text:line-break/><text:line-break/></text:span>柯文哲辦公室遭竊聽案，至今真相未明，前立委邱毅認為，依照目前檢方掌握的證據，這起事件已經逐漸走向柯陣營「自導自演」的結論，而不管是否與柯文哲本身有關，柯<text:span text:style-name="T3">P</text:span>總該為過去影射連陣營涉案，甚至指控是白色恐怖、水門案等說法向社會大眾及連陣營道歉。<text:span text:style-name="T3"><text:line-break/><text:line-break/></text:span>邱毅<text:span text:style-name="T3">24</text:span>日表示，柯文哲一向都在玩兩面手法，雖然這起竊聽案事件的發展尚未完全水落石出，但基本上已經排除藍營涉案，也只剩下兩種可能，一種可能是柯辦「所託非人」，徵信業者自己胡搞，另有其他動機，但這種可能性並不高；比較有可能的，就是柯辦與徵信業者結合，自導自演，但到底是僅限於彭盛韶，還是到張景森的層次，甚至到柯文哲本人，當然會產生不同的衝擊。<text:span text:style-name="T3"><text:line-break/><text:line-break/></text:span>邱毅進一步指出，竊聽案沈寂了一陣子，因為柯辦竟隱瞞了彭盛韶去找兩個徵信業者的事情，導致警方必須透過監視畫面逐一過濾，最後才過濾出兩個徵信業者以及彭盛韶三個關鍵人，也因此拖了一段時間，柯辦沒有提供這個資訊，代表有問題，也因此柯辦與徵信業者串謀自導自演的可能性很高。<text:span text:style-name="T3"><text:line-break/><text:line-break/></text:span>此外，彭盛韶頻繁利用通訊軟體與徵信業者以簡訊聯絡，這當然是在串供，因此，現在整個問題已經很明顯地是導向柯辦與徵信業者自導自演的結論，只不過到底只是到彭盛韶一個人、張景森還是更高的層級？<text:span text:style-name="T3"><text:line-break/><text:line-break/></text:span>但邱毅也表示，不管是哪一種可能，柯文哲總是要對社會道歉吧，以及對連陣營道歉，柯辦一開始把這起竊聽案引導到與蔡正元公布柯文哲的市政顧問名單有關，影射甚至明示蔡正元透過竊聽不法手段，竊取了市政顧問名單，甚至還講到水門事件、白色恐怖，柯文哲當然要對此道歉。</text:p>
      <text:p text:style-name="P1"><text:span text:style-name="T1">平璽</text:span><text:s/>  |  2014.11.27 20:02   |   <text:a xlink:type="simple" xlink:href="http://palinfo.habago.org/Entry?Command=Information_PrintForum&amp;iPage=373#FORUM33165"><text:span text:style-name="T2">#</text:span></text:a></text:p>
      <text:p text:style-name="P3">奇美許董名言：「我認為台灣、大陸同屬一個中國」、「搞台獨只會把台灣引向戰爭，把人民拖向災難」、「最近胡錦濤主席的講話和『反分裂國家法』的出台，我們都很關注。我覺得有了這個講話和法律，我們心裡踏實了許多」。<text:span text:style-name="T3"><text:line-break/><text:line-break/></text:span>鄙人短見識，先進們所分享的電影幾乎沒聽過，只對星爺《九品芝麻官》經典台詞有印象：尚書大人還真機靈，風往哪邊吹就往哪倒，真是佩服佩服。</text:p>
      <text:p text:style-name="P1"><text:span text:style-name="T1">魏福全</text:span><text:s/>  |  2014.11.27 18:46   |   <text:a xlink:type="simple" xlink:href="http://palinfo.habago.org/Entry?Command=Information_PrintForum&amp;iPage=373#FORUM33164"><text:span text:style-name="T2">#</text:span></text:a></text:p>
      <text:p text:style-name="P5"><text:span text:style-name="T1">據說</text:span>"<text:span text:style-name="T1">詩就是在翻譯中失去的東西</text:span>" <text:line-break/><text:span text:style-name="T1">據說</text:span>"<text:span text:style-name="T1">詩歌翻譯只分壞和次壞的兩種</text:span>"<text:line-break/><text:span text:style-name="T1">我覺得</text:span><text:s/><text:span text:style-name="T1">詩就是在感受和下筆之間</text:span><text:s/><text:span text:style-name="T1">失去的東西</text:span><text:line-break/><text:span text:style-name="T1">試著也翻譯底下這一首</text:span><text:s/><text:span text:style-name="T1">希望是次壞的一種</text:span><text:line-break/><text:line-break/>When I Am Laid, Am Laid In Earth, <text:line-break/>May My Wrongs Create <text:line-break/>No Trouble In Thy Breast, <text:line-break/>Remember Me<text:span text:style-name="T1">！</text:span><text:s/>Remember Me<text:span text:style-name="T1">！</text:span> <text:line-break/>But Ah<text:span text:style-name="T1">！</text:span> <text:line-break/>Forget My Fate<text:line-break/><text:line-break/><text:span text:style-name="T1">當我死去</text:span>, <text:span text:style-name="T1">埋身於大地</text:span><text:line-break/><text:span text:style-name="T1">但願我一生的錯</text:span><text:line-break/><text:span text:style-name="T1">不會在你心中</text:span><text:line-break/><text:span text:style-name="T1">留下傷痛</text:span><text:line-break/><text:span text:style-name="T1">記得我</text:span>!<text:span text:style-name="T1">請記得我</text:span>!<text:line-break/><text:span text:style-name="T1">但是</text:span><text:line-break/><text:span text:style-name="T1">啊</text:span>!<text:span text:style-name="T1">請忘卻我命運的不幸</text:span>.</text:p>
      <text:p text:style-name="P1"><text:span text:style-name="T1">陳真</text:span><text:s/>  |  2014.11.27 11:31   |   <text:a xlink:type="simple" xlink:href="http://palinfo.habago.org/Entry?Command=Information_PrintForum&amp;iPage=373#FORUM33163"><text:span text:style-name="T2">#</text:span></text:a></text:p>
      <text:p text:style-name="P3"><text:span text:style-name="T3">To </text:span>昊偉<text:span text:style-name="T3"><text:line-break/><text:line-break/></text:span>所謂人格，當然是看一世，不是看一時<text:span text:style-name="T3">(</text:span>林義雄語<text:span text:style-name="T3">)</text:span>；看本性，不是看行為；看內在，不是看表面。我能想像一個人格正直的人依然可能做出可怕或不好的事來，例如林義雄；我也能想像一個人渣卻很可能日行一善，總是做出合宜得體的應對與表現，例如<text:span text:style-name="T3">...</text:span>恕我不敢舉例。<text:span text:style-name="T3"><text:line-break/><text:line-break/></text:span>例如，講一個罵起來不會得罪人的歷史人物好了，例如我並不覺得金恩博士是個正直的人，雖然他<text:span text:style-name="T3"><text:s/>"</text:span>有一個夢<text:span text:style-name="T3">"</text:span>，雖然他反抗種族歧視，提倡民權等等。<text:span text:style-name="T3"><text:line-break/><text:line-break/></text:span>人格這東西很主觀，我的意思是說，它很絕對，一點也不<text:span text:style-name="T3"><text:s/>"</text:span>主觀<text:span text:style-name="T3">"</text:span>，就跟藝術一樣；但我能理解就算莫扎特的音樂，就算沈從文的文字，就算維根斯坦的哲學，依然都會有人把它們看成垃圾。<text:span text:style-name="T3"><text:line-break/><text:line-break/></text:span>難道是他們看<text:span text:style-name="T3"><text:s/>"</text:span>錯<text:span text:style-name="T3">" </text:span>了嗎？當然不是，這類評價不講對錯，因為它不是一種理性客觀之物，而是美感上的絕對論斷。即便有人說大便很香，你也沒法證明這說法是錯的。<text:span text:style-name="T3"><text:line-break/><text:line-break/></text:span>既然人格這東西如此唯心而絕對，實在不適合做為一種行為判準，因為旁人將無從反駁，當事人更難以澄清。<text:span text:style-name="T3"><text:line-break/><text:line-break/></text:span>但是，陳菊畢竟是個動見觀瞻的公眾人物，而非私密幽微之個人，因此，許多時候，<text:span text:style-name="T3">"</text:span>人格<text:span text:style-name="T3">" </text:span>就像個座標，一種體系，你得先理解某個座標某個體系，然後你才有可能適當理解座標上的每個點位所可能代表的意義。就如我若不懂下棋，我如何可能明白車直通、砲翻山、馬走斜步究竟是對或錯。<text:span text:style-name="T3"><text:line-break/><text:line-break/></text:span>另外，行為上的對錯，並不必然等同於道德上的對錯。例如納粹和日本鬼子一樣都是大屠殺，但我對納粹並無道德惡感，對於日本鬼子，卻只能以毫無人性的人渣來形容。<text:span text:style-name="T3"><text:line-break/><text:line-break/></text:span>為什麼？因為，在我看來，納粹屠殺乃是基於一種虛幻的未來榮光與種族優越及某種講究<text:span text:style-name="T3"><text:s/>"</text:span>結果<text:span text:style-name="T3">" </text:span>的重要性之功利主義<text:span text:style-name="T3">(Utilitarianism)</text:span>思維，執行大屠殺者往往就像在執行一種日常的必要之惡那樣<text:span text:style-name="T3">(</text:span>例如屠宰場的屠夫<text:span text:style-name="T3">)</text:span>。<text:span text:style-name="T3"><text:line-break/><text:line-break/></text:span>但日本鬼子可完完全全不是這樣，他們純粹是殺人取樂，嬰兒也殺，孕婦也殺，而且強迫小孩殺父母，強迫兒子姦母親；姦完還一一拿刺刀往陰道捅，把腸胃挖出來取樂；把女孩一一綁起來在椅子上，大腿開開，每天供其姦淫取樂，姦完就虐殺；或把嬰兒空拋，讓他自然落地被刺刀貫穿；或是綁住小孩立於木樁前當箭靶，練習槍法；或舉辦砍人頭比賽，日本報紙還大肆報導，歌頌皇軍的英勇；或舉辦強姦大賽；或系統性地拿上萬人做活體實驗，把他們的血管割開，看幾分鐘內會死掉，挖乳房，割舌頭，捅出眼球；把孕婦抓來活活剖腹，<text:span text:style-name="T3">"</text:span>觀察<text:span text:style-name="T3">" </text:span>胎兒的生長；或以細菌感染之，觀察感染後果；或是到女校集體姦殺女學生等等等。<text:span text:style-name="T3"><text:line-break/><text:line-break/></text:span>我若要寫這些病態人渣、這些日本鬼子的惡行，我可以寫上三天三夜。<text:span text:style-name="T3"><text:line-break/><text:line-break/></text:span>一樣是屠殺，道德意義大不同。一樣是大屠殺，一個是又是下跪又是磕頭，道歉個幾十年還在道歉；另一個卻是到現在都還在否認，竄改歷史，並且繼續努力挑釁，努力傷口灑鹽。<text:span text:style-name="T3"><text:line-break/><text:line-break/></text:span>而台灣這些綠色生物，為了反中，只要是中國的敵人就是我的好朋友，只要殺越多中國人，殺得越殘忍，我就越開心；於是連慰安婦這樣明白的事也要幫忙日本人否認，說是自願，說是<text:span text:style-name="T3"><text:s/>"</text:span>出人頭地的一種方法<text:span text:style-name="T3">"(</text:span>奇美企業董事長許文龍語；許文龍就是台中綠營市長候選人林啥曉龍的丈人<text:span text:style-name="T3">)</text:span>。<text:span text:style-name="T3"><text:line-break/><text:line-break/></text:span>綠色生物們，甚至還說我們應該為慰安婦問題向日本人道歉，彷彿那是日本人對台灣人及韓國人的一個德政。<text:span text:style-name="T3"><text:line-break/><text:line-break/></text:span>前些日子，不是有一群同時也參與小表哥小表妹運動的綠色生物嗎，在台南市拉倒了國父銅像，踐踏踩爆國父的頭之後，還跑去朝拜日本人銅像，感恩懷德。<text:span text:style-name="T3"><text:line-break/><text:line-break/></text:span>但是，日本人是怎麼殺台灣人的，十個<text:span text:style-name="T3"><text:s/>"</text:span>二二八<text:span text:style-name="T3">" </text:span>事件恐怕都還比不上。這個以後想講再講，講這個我會歸卵泡火。<text:span text:style-name="T3"><text:line-break/><text:line-break/></text:span>李敖有篇文章叫<text:span text:style-name="T3"><text:s/>"</text:span>賤種何其多<text:span text:style-name="T3">"</text:span>，罵的就是像這樣一些綠色生物。李敖說得對：<text:span text:style-name="T3"> <text:line-break/><text:line-break/>"</text:span>古詩說「漢兒學得胡兒語，爭向城頭罵漢人」，指出漢人中的一小撮人，他們明知自己也是漢人，卻以胡人的語言，搶著站在城牆高處，罵起漢人來。對這種「漢兒」，只有兩個字適合他，就是「賤種」。<text:span text:style-name="T3">"<text:line-break/><text:line-break/></text:span>寫著寫著，竟講到這邊來。回到陳菊。她在氣爆事件及一些事件中的表現<text:span text:style-name="T3"><text:s/>(</text:span>特別是黃俊英的走路工事件<text:span text:style-name="T3">)</text:span>，我也完全不認同。<text:span text:style-name="T3"><text:line-break/><text:line-break/></text:span>特別是走路工事件，如果我是陳菊，我會痛苦得因此永遠退出政壇，搞不好因此自殺，因為那事情嚴重傷害了一個非常令人尊敬的好人<text:span text:style-name="T3">--</text:span>黃俊英的一生清譽，非常不應該。<text:span text:style-name="T3"><text:line-break/><text:line-break/></text:span>但即便如此，我仍然相信陳菊人格正直；人不可能一生不犯錯；再說，她是個好人，但她底下卻有一些人，品性之差，難以想像。<text:span text:style-name="T3">(</text:span>不包括陳啟昱。陳啟昱也是好人。<text:span text:style-name="T3">26</text:span>年前，我們去綠島探望政治犯，陳啟昱當時是民進報的記者，也還是個學生，隨同採訪。<text:span text:style-name="T3">)<text:line-break/><text:line-break/></text:span>陳菊重感情，比較不是那麼現代化或理性專業，也許這也是她從政或過去從事人權工作的一個優點，但同時也是一個缺點，甚至致命傷。</text:p>
      <text:p text:style-name="P1"><text:span text:style-name="T1">陳真</text:span><text:s/>  |  2014.11.27 01:36   |   <text:a xlink:type="simple" xlink:href="http://palinfo.habago.org/Entry?Command=Information_PrintForum&amp;iPage=373#FORUM33162"><text:span text:style-name="T2">#</text:span></text:a></text:p>
      <text:p text:style-name="P2"><text:span text:style-name="T3">(</text:span>續<text:span text:style-name="T3">)<text:line-break/><text:line-break/></text:span>電影<text:span text:style-name="T3"><text:s/>"Downfall" </text:span>在英國看了兩遍，十年來就沒再看，怕看了影響正業；但有時不小心想起，仍然會憂鬱到什麼事也不想做。<text:span text:style-name="T3"><text:line-break/><text:line-break/></text:span>除了那首<text:span text:style-name="T3"><text:s/>Im Hof der Reichskanzlei</text:span>，還有更催淚的，片中幾次出現，算是希特勒和他的愛人<text:span text:style-name="T3">Eva</text:span>之間的一首悲劇戀曲。希特勒開槍擊腦，<text:span text:style-name="T3">Eva </text:span>吞食氰化物，兩人在自殺之前結婚。<text:span text:style-name="T3"><text:line-break/><text:line-break/></text:span>這曲子取自<text:span text:style-name="T3">17 </text:span>世紀英國作曲家<text:span text:style-name="T3">Henry Purcell </text:span>的歌劇<text:span text:style-name="T3"><text:s/>"Dido and Aeneas" </text:span>的最後一幕，叫做<text:span text:style-name="T3"><text:s/>"When I Am Laid In Earth" (</text:span>當我埋身大地<text:span text:style-name="T3">)</text:span>。<text:span text:style-name="T3"><text:line-break/><text:line-break/></text:span>這歌劇故事取材自古羅馬詩人<text:span text:style-name="T3">Virgil</text:span>所寫的一首詩叫<text:span text:style-name="T3">Aeneid</text:span>。故事是說，特洛伊城被希臘軍隊攻陷，天上眾神於是命令男主角<text:span text:style-name="T3"><text:s/>Aeneas </text:span>在地中海沿岸找個地方，打造一座準備反攻大陸的城堡。<text:span text:style-name="T3"><text:line-break/><text:line-break/></text:span>在尋找反攻基地處所的過程中，遇到暴風雨，整支艦隊竟然被命運之神吹到北非某個港口。該國女王叫<text:span text:style-name="T3"><text:s/>Dido</text:span>，這女的平常有點驕傲，但卻一眼愛上<text:span text:style-name="T3"><text:s/>Aeneas</text:span>。兩人迅即陷入熱戀。<text:span text:style-name="T3"><text:line-break/><text:line-break/></text:span>可是，快樂如此短暫，他倆的愛情，引起一群女巫的不爽，其中有一個女巫就假扮天神的使者下凡，告訴<text:span text:style-name="T3">Aeneas</text:span>說，上帝叫我來傳話，叫你立刻啟程出發到義大利，重建特洛伊。<text:span text:style-name="T3"><text:line-break/><text:line-break/></text:span>這男的很聽話，拯救世界的心很強，雖然離開愛人心有不捨，但仍然決定當晚就走。<text:span text:style-name="T3">Dido</text:span>很痛苦，告訴男的說，不要走，沒有你，我唯有死路一條。但是那男的偉大事業當前，豈能兒女情長？！<text:span text:style-name="T3"><text:line-break/><text:line-break/></text:span>於是，<text:span text:style-name="T3">Dido</text:span>就這樣眼睜睜看著愛人<text:span text:style-name="T3">Aeneas</text:span>的艦隊離開，最後投入柴火堆中自盡。臨死前唱下這首<text:span text:style-name="T3"><text:s/>"</text:span>當我埋身大地<text:span text:style-name="T3">"</text:span>。歌詞很簡單：<text:span text:style-name="T3"><text:line-break/><text:line-break/>When I Am Laid, Am Laid In Earth, <text:line-break/>May My Wrongs Create <text:line-break/>No Trouble In Thy Breast, <text:line-break/>Remember Me</text:span>！<text:span text:style-name="T3"><text:s/>Remember Me</text:span>！<text:span text:style-name="T3"> <text:line-break/>But Ah</text:span>！<text:span text:style-name="T3"> <text:line-break/>Forget My Fate. <text:line-break/><text:line-break/></text:span>翻成中文是：<text:span text:style-name="T3"><text:line-break/><text:line-break/></text:span>當我埋身大地<text:span text:style-name="T3"><text:line-break/></text:span>但願我的一切過錯<text:span text:style-name="T3"><text:line-break/></text:span>不會在你胸懷之中<text:span text:style-name="T3"><text:line-break/></text:span>留下傷痛<text:span text:style-name="T3"><text:line-break/><text:line-break/></text:span>勿忘我，勿忘我<text:span text:style-name="T3"><text:line-break/></text:span>但求你<text:span text:style-name="T3"><text:line-break/></text:span>忘卻我的命運。<text:span text:style-name="T3"><text:line-break/><text:line-break/></text:span>想聽曲子的，如下，悲愴動人，戰爭亦如是：<text:span text:style-name="T3"><text:line-break/><text:line-break/>http://goo.gl/LWSuk3<text:line-break/><text:line-break/></text:span>某個意義上，也許我們都是希特勒，中了女巫的計，為了某種遠大理想，揚帆遠颺，不惜毀棄家園，投入整個生命。有一天，驀然回首，愛人已逝，人事皆非，而理想呢？依舊在遙遠的天邊。</text:p>
      <text:p text:style-name="P1"><text:span text:style-name="T1">平璽</text:span><text:s/>  |  2014.11.27 00:33   |   <text:a xlink:type="simple" xlink:href="http://palinfo.habago.org/Entry?Command=Information_PrintForum&amp;iPage=373#FORUM33161"><text:span text:style-name="T2">#</text:span></text:a></text:p>
      <text:p text:style-name="P3">此間的確沒那麼高水準。以我來說，首部推薦的是內附預告與劇情簡介，諷刺美國眾議會選舉的《官賤對決》：<text:span text:style-name="T3"><text:line-break/><text:line-break/>http://goo.gl/c60WtQ<text:line-break/><text:line-break/>http://goo.gl/cgBrof<text:line-break/><text:line-break/></text:span>其次是影射共和黨前副總統參選人莎拉裴林（<text:span text:style-name="T3">Sarah Palin</text:span>）《選情告急》。這兩部，如連我都能看懂，相信一般人不會看不懂：<text:span text:style-name="T3"><text:line-break/><text:line-break/>http://goo.gl/kQ0dex</text:span></text:p>
      <text:p text:style-name="P1"><text:span text:style-name="T1">陳真</text:span><text:s/>  |  2014.11.27 00:07   |   <text:a xlink:type="simple" xlink:href="http://palinfo.habago.org/Entry?Command=Information_PrintForum&amp;iPage=373#FORUM33160"><text:span text:style-name="T2">#</text:span></text:a></text:p>
      <text:p text:style-name="P2">我沒聽歌，光看歌詞，實在沒法聯想到台灣的現況。不知道是怎麼聯想的？跟台灣哪一點相似？<text:span text:style-name="T3"><text:line-break/><text:line-break/></text:span>我常說台灣有一種法西斯氛圍，指的是一種講究血統和思想的正確性，藉以為所欲為，並且不擇手段強欺弱、眾暴寡的窩囊作為；但若比擬成納粹，那真的就像拿牙籤比阿里山神木，太抬舉台灣或台灣人了。<text:span text:style-name="T3"><text:line-break/><text:line-break/></text:span>只有偉大的民族，例如德國，才會犯偉大的錯；台灣人怎麼可能？台灣人剛好是另一個極端，窩囊到爆，全世界找不到這麼窩囊的一群人了。人多的時候或匿名的時候，哇！超猛的，打擊弱者或少數者勇猛得不得了；但一旦勢單力孤或站到陽光下，連屁都不敢放一個。<text:span text:style-name="T3"><text:line-break/><text:line-break/></text:span>在國外，距離一百公尺外，從很遠很遠的地方，看到有人遠遠走來，光看那個身影，我大約就能知道對方是不是台灣人。台灣人有一種很鮮明、與其他人不太一樣的氣質；講好聽是溫和，正確描述是窩囊。<text:span text:style-name="T3"><text:line-break/><text:line-break/></text:span>因為，真正溫和的人不會因為人多就突然變得勇猛，攻擊少數或打落水狗非常厲害、無情；可是，一旦身處偉大的西方國家或面對強權，馬上乖巧得跟乖孫似的，屁都不敢放一個。這樣一種族群，怎麼會類比到那樣一種渴望至高至善、願意為光榮而死的納粹形象？<text:span text:style-name="T3"><text:line-break/><text:line-break/></text:span>你提供的這段歌詞，倒是讓我馬上感受到一股極右氣息。當然，我是說感受，而不是說<text:span text:style-name="T3"><text:s/>"</text:span>一定就是這樣<text:span text:style-name="T3">"</text:span>，畢竟我從沒聽說過這樣一個樂團，只是從歌詞本身所呈現的這樣一種理解納粹的方式，反倒讓我感受到這樣一種理解本身，彷彿就是納粹的<text:span text:style-name="T3"><text:s/>"</text:span>原型<text:span text:style-name="T3">"</text:span>：充滿非常<text:span text:style-name="T3">simple-minded</text:span>的一堆激昂的、敵我二分的政治正確，並且帶有一種似乎崇尚<text:span text:style-name="T3"><text:s/>"</text:span>拳頭就是真理<text:span text:style-name="T3">" </text:span>的精神。<text:span text:style-name="T3"><text:line-break/><text:line-break/></text:span>之前你不是也歌頌過兩個要殺納粹的勇士，我也看不出來為什麼台灣需要這樣的勇士；他們是誰我完全不知道，但憑感覺，也是讓我馬上感受到這樣一種勇士不就是納粹的原形嗎？充滿非常<text:span text:style-name="T3">simple-minded</text:span>的一堆激昂的、敵我二分的政治正確，並且帶有一種<text:span text:style-name="T3"><text:s/>"</text:span>崇尚拳頭就是真理<text:span text:style-name="T3">" </text:span>的精神。<text:span text:style-name="T3"><text:line-break/><text:line-break/></text:span>我無不敬之意，只是說心裡話，說一種直接感受。我對事物敏感，稍微帶有一點政治正確的味道就受不了。<text:span text:style-name="T3"><text:line-break/><text:line-break/></text:span>我看過一些納粹電影，首推<text:span text:style-name="T3">Oliver Hirschbiegel </text:span>拍的<text:span text:style-name="T3"><text:s/>"Downfall"</text:span>，台灣應該能找到中文版。我是<text:span text:style-name="T3">10</text:span>年前在英國看的，記得散場時，很多人沒有馬上離座，就留在座位上一直掉眼淚。<text:span text:style-name="T3"><text:line-break/><text:line-break/></text:span>沒看過電影的，不妨聽聽電影原聲帶，特別是這一首<text:span text:style-name="T3"><text:s/>"Im Hof der Reichskanzlei"</text:span>：<text:span text:style-name="T3"><text:line-break/><text:line-break/>http://goo.gl/nFgF4R<text:line-break/><text:line-break/>http://goo.gl/MyQuAF<text:line-break/><text:line-break/></text:span>這音樂出現在這樣一個場景：轟炸方歇，一些納粹工作人員出來院子透透氣，地上有美麗的花。音樂無歌詞，但我是這麼理解納粹、理解戰爭的。</text:p>
      <text:p text:style-name="P1">Kevin Yu   |  2014.11.26 21:25   |   <text:a xlink:type="simple" xlink:href="http://palinfo.habago.org/Entry?Command=Information_PrintForum&amp;iPage=373#FORUM33159"><text:span text:style-name="T2">#</text:span></text:a></text:p>
      <text:p text:style-name="P6"><text:span text:style-name="T1">這是著名搖滾樂團</text:span>Sabaton<text:span text:style-name="T1">的歌曲</text:span>:Rise of Evil,<text:span text:style-name="T1">歌曲講述希特勒與第三帝國的崛起</text:span>:<text:line-break/><text:line-break/>http://goo.gl/EFUoxo<text:line-break/><text:line-break/><text:span text:style-name="T1">歌詞</text:span>:<text:line-break/>http://goo.gl/1GD8zG<text:line-break/><text:line-break/><text:span text:style-name="T1">這首歌曲讓我想起現在的台灣</text:span>.</text:p>
      <text:p text:style-name="P4"/>
      <text:p text:style-name="P1"><text:span text:style-name="T1">陳真</text:span><text:s/>  |  2014.11.26 15:57   |   <text:a xlink:type="simple" xlink:href="http://palinfo.habago.org/Entry?Command=Information_PrintForum&amp;iPage=374#FORUM33158"><text:span text:style-name="T2">#</text:span></text:a></text:p>
      <text:p text:style-name="P3">高雄氣爆後那一陣子，經濟部當然照樣召開各種經濟會議，就好像電影院照常營業、餐廳照常開店一樣，但是，這下不得了了，綠營那些人渣政客，大罵張家祝<text:span text:style-name="T3"><text:s/>"</text:span>沒人性<text:span text:style-name="T3">"</text:span>、<text:span text:style-name="T3">"</text:span>冷血<text:span text:style-name="T3">"</text:span>、<text:span text:style-name="T3">"</text:span>無恥<text:span text:style-name="T3">"</text:span>，高雄都死了人了，你還有心情在那邊談經濟發展，當眾罵得非常難聽，就像在罵一條狗那樣，於是，為人正直、專業一流的經濟部長張家祝決定辭職，實在受不了這些具有言論免責權的人渣無日無之的抹黑謾罵與造謠。<text:span text:style-name="T3"><text:line-break/><text:line-break/></text:span>還記得行政院秘書長薛香川嗎？八八水災那一天，他加班加到五、六點，因為是父親節，下班後跟小孩去吃飯，吃完馬上就走了。結果這樣也不行，<text:span text:style-name="T3">"</text:span>都淹水了，你還有心情吃飯？冷血，無恥官僚<text:span text:style-name="T3">"!!<text:line-break/><text:line-break/></text:span>那時候還沒有災情，難道每次只要一看到下雨，所有官員上至總統下至地方官，統統就應停止吃飯，而且不許洗澡，不許睡覺。<text:span text:style-name="T3"><text:line-break/><text:line-break/></text:span>再說，就算當時有災情又怎麼樣？干祕書長屁事？他應該趕快停止用餐，馬上穿起超人內褲去救災嗎？<text:span text:style-name="T3"><text:line-break/><text:line-break/></text:span>政客很喜歡進行這類民粹炒作，煽動反感；素質低的人，往往很吃這一套。<text:span text:style-name="T3"><text:line-break/><text:line-break/></text:span>越是有災難，主管就越是應該吃好睡好保持精神和體力在背後掌握大局才對，台灣人卻老是追究什麼<text:span text:style-name="T3"><text:s/>"</text:span>人民在受難時，你當時在做什麼？<text:span text:style-name="T3">" </text:span>他當時做什麼有啥關係？他又不是水利局局長，也不是水利工人，他能做什麼？他需要餓肚子而且不睡覺馬上穿起超人內褲親赴現場待上一整天做出親民愛民狀嗎？<text:span text:style-name="T3"><text:line-break/><text:line-break/></text:span>文化素質表面上跟政治無關，但它實際上卻才是真正左右政治與社會發展的長期關鍵力量。這話是誰說的呢？蘇古諾夫說的。當他打算拍<text:span text:style-name="T3"><text:s/>"</text:span>浮士德<text:span text:style-name="T3">" </text:span>卻苦無經費時，求助於普丁；後來此片在威尼斯影展得到大獎，普丁打電話給蘇古諾夫祝賀，蘇古諾夫在電話中對普丁講的。<text:span text:style-name="T3"><text:line-break/><text:line-break/></text:span>普丁解決了蘇古諾夫的拍片經費問題，但是當被問到肯不肯幫普丁助選時，蘇古諾夫說他無此意願。普丁笑笑沒說話。<text:span text:style-name="T3"><text:line-break/><text:line-break/></text:span>打擊對手很爽，爽到往往讓人忘記手段的分寸。到頭來，這些卑劣的手段和不良的民粹風氣，事實上只會傷害整個社會，而不光是傷害了敵人。<text:span text:style-name="T3"><text:line-break/><text:line-break/></text:span>就跟你因為某種顏色合你口味而支持黑心政客一樣，支持的結果就是讓整個社會各行各業都黑心得一塌糊塗。當一個社會普遍不在乎手段，甚至以卑劣手段為榮為傲為得意時，你想這會是一個什麼樣的社會？<text:span text:style-name="T3"><text:line-break/><text:line-break/></text:span>真鍋食品涉嫌修改過期食物的標籤，重貼新日期，產品照賣；有時還貼成未來式，明年還沒到，產品已經跨越時空先誕生了。<text:span text:style-name="T3"><text:line-break/><text:line-break/></text:span>最近真鍋被抓，老闆覺得很無辜，他說，大家不是都這樣做的嗎？他確實說得對。這不是特例，而是常態。台灣社會基本上是根本不在乎手段的。這時候，你去罵黑心政客，罵黑心醫師，黑心商人，黑心夜市，黑心攤販，黑心等等等，罵各種黑心狀況，有意義嗎？沒有任何意義；除非，除非你自己得先做到跟大家不一樣，那才有意義。</text:p>
      <text:p text:style-name="P1"><text:span text:style-name="T1">平璽</text:span><text:s/>  |  2014.11.26 15:55   |   <text:a xlink:type="simple" xlink:href="http://palinfo.habago.org/Entry?Command=Information_PrintForum&amp;iPage=374#FORUM33157"><text:span text:style-name="T2">#</text:span></text:a></text:p>
      <text:p text:style-name="P2">或許，這就是世界警察積極熱中、不遺餘力輸出「普世價值」的深層原因；其他地方動亂，美國便顯得相對好。知識分子與富豪基於危邦不入、亂邦不居，自然往比較安穩之處遷徙，一、二戰歐洲傳統列強陷入一片戰火，菁英人士紛紛避居美國，間接造就美國戰後獨大。<text:span text:style-name="T3"><text:line-break/><text:line-break/></text:span>眾所周知，槍枝氾濫與種族矛盾是美國內部地雷。去<text:span text:style-name="T3">(2013)</text:span>年專責美國本土反恐的國土安全部，就購買<text:span text:style-name="T3">16</text:span>億發子彈，足夠全美老小人均挨上五發，這還沒將郡警、<text:span text:style-name="T3">FBI/CIA/NSA</text:span>與軍事部門所擁有的火力給算在內。普世價值警察在世界各地努力推動紅橙黃綠藍靛紫等顏色革命，卻避不了內部的《黑色革命》，想來也是挺諷刺的黑色幽默。<text:span text:style-name="T3"><text:line-break/></text:span>＝＝<text:span text:style-name="T3"><text:line-break/></text:span>白人警殺黑人不起訴<text:span text:style-name="T3"><text:s/></text:span>全美<text:span text:style-name="T3">90</text:span>城示威<text:span text:style-name="T3"><text:line-break/>2014</text:span>年<text:span text:style-name="T3">11</text:span>月<text:span text:style-name="T3">26</text:span>日<text:span text:style-name="T3"><text:line-break/></text:span>【簡竹君╱綜合外電報導】黑白族裔的種族衝突延燒全美！今年<text:span text:style-name="T3">8</text:span>月密蘇里州佛格森市，一名白人警擊斃手無寸鐵非裔青年案，大陪審團前晚宣布不起訴該警察後，引發全美<text:span text:style-name="T3">90</text:span>個城市數千民眾抗議為死者討公道。佛格森當地更演變成暴力衝突，民眾丟汽油彈，縱火燒<text:span text:style-name="T3">25</text:span>棟建物並槍聲大作，警察以催淚瓦斯驅散，至少<text:span text:style-name="T3">1</text:span>名警察中槍、逾<text:span text:style-name="T3">80</text:span>人被捕。<text:span text:style-name="T3"><text:line-break/><text:line-break/></text:span>今年<text:span text:style-name="T3">8</text:span>月<text:span text:style-name="T3">9</text:span>日，密州聖路易市郊的佛格森市，白人警察威爾遜（<text:span text:style-name="T3">Darren Wilson</text:span>）朝<text:span text:style-name="T3">18</text:span>歲非裔青年布朗（<text:span text:style-name="T3">Michael Brown</text:span>）開<text:span text:style-name="T3">12</text:span>槍，布朗身中<text:span text:style-name="T3">6</text:span>槍身亡，警方任其暴屍街頭<text:span text:style-name="T3">4</text:span>小時，事件引發當地非裔族群怒火，<text:span text:style-name="T3">8</text:span>月<text:span text:style-name="T3">20</text:span>日大陪審團開始評議是否起訴威爾遜。<text:span text:style-name="T3"> <text:line-break/></text:span>前晚聖路易郡檢察長麥克勞宣布，大陪審團決議，無「充分根據」起訴該警，現場等候判決的死者母親立即癱軟，崩潰哭喊：「為什麼？為什麼？為什麼？」一旁數百名支持者激憤高喊：「沒有正義、沒有和平！」<text:span text:style-name="T3"> <text:line-break/><text:line-break/></text:span>示威者砸車劫商店<text:span text:style-name="T3"><text:line-break/></text:span>示威者砸毀警車後焚燒，或拿石塊或汽油彈朝警方投擲，有人趁亂砸破商店玻璃劫掠或到處縱火。<text:span text:style-name="T3"><text:line-break/></text:span>一名居民指控警方總是對非裔族群使用過度武力，對判決結果「非常失望、非常傷心、非常憤怒！」另一民眾憤恨地說：「警方不會改變，永遠不會。」警方以催淚瓦斯試圖控制情勢，但截稿為止佛格森的混亂仍持續。<text:span text:style-name="T3"><text:line-break/><text:line-break/></text:span>佛格森的憤怒迅速沸騰全美，加州奧克蘭和洛杉磯都有民眾在高速公路抗議，阻絕車輛經過；西雅圖民眾在市區路口或坐或躺干擾交通；芝加哥、鹽湖城、華府民眾手持「幫布朗討公道」標語遊行；紐約市數千人高呼「手舉高，別開槍」口號，從曼哈頓聯合廣場遊行到時報廣場。由於目擊者稱布朗死前曾高舉雙手，仍遭警擊斃，「手舉高，別開槍」成了全國抗議警方執法過當的口號。<text:span text:style-name="T3"> <text:line-break/><text:line-break/></text:span>歐巴馬：必須接受<text:span text:style-name="T3"><text:line-break/></text:span>布朗家屬前天發表聲明，對於大陪審團的決定感到「深切失望」，但也呼籲群眾和平示威。美國總統歐巴馬也在白宮發表談話，表示理解有的人感到失望與憤怒：「但我們是奠基於法治的國家，必須接受大陪審團決議。」開槍警威爾遜透過《聖路易今日報》對支持他的人表達感謝。<text:span text:style-name="T3"><text:line-break/><text:line-break/></text:span>少年慘死畫面被錄<text:span text:style-name="T3"><text:line-break/></text:span>另外，俄亥俄州<text:span text:style-name="T3">12</text:span>歲非裔少年萊斯（<text:span text:style-name="T3">Tamir Rice</text:span>）周六在克里夫蘭一座公園持玩具槍遭警擊斃事件，警方前天表示，事發過程均被附近監視器「清晰錄下」，將待適當時機公開。出事公園前天有上百人示威，要求司法還少年家屬公道。</text:p>
      <text:p text:style-name="P1"><text:span text:style-name="T1">虔橙</text:span><text:s/>  |  2014.11.26 15:39   |   <text:a xlink:type="simple" xlink:href="http://palinfo.habago.org/Entry?Command=Information_PrintForum&amp;iPage=374#FORUM33156"><text:span text:style-name="T2">#</text:span></text:a></text:p>
      <text:p text:style-name="P3">謝謝陳真醫師的這些文字。很真切。<text:span text:style-name="T3"><text:line-break/></text:span>還有，音樂很好聽。</text:p>
      <text:p text:style-name="P1"><text:span text:style-name="T1">平璽</text:span><text:s/>  |  2014.11.26 14:14   |   <text:a xlink:type="simple" xlink:href="http://palinfo.habago.org/Entry?Command=Information_PrintForum&amp;iPage=374#FORUM33155"><text:span text:style-name="T2">#</text:span></text:a></text:p>
      <text:p text:style-name="P2">版主正解，科層體制分層負責，不必每件無限上綱到首長。不過回顧以下舊聞和當前國內氛圍，仍難免有感而發。如屏東強冠餿水油，在地老農幾次舉報無效，只得跨區舉報；不是跨到隔壁的高雄，也不是鄰近的雲嘉南，而是前往台中告狀。屏東衛生局將稽查公文洩給頂新，綠營眾口一致「衛服部陷害、馬英九負責」；不禁讓人懷疑，是否馬英九除總統外，還兼任從科員起的一切職務－屏東縣衛生局稽查員馬英九，科長馬英九，局長馬英九？<text:span text:style-name="T3"><text:line-break/><text:line-break/></text:span>＝＝<text:span text:style-name="T3"><text:line-break/></text:span>中評社台北<text:span text:style-name="T3">7</text:span>月<text:span text:style-name="T3">28</text:span>日電／颱風來襲，台中市長胡志強及台東縣長鄺麗貞卻不在台灣，民進黨<text:span text:style-name="T3">“</text:span>立委<text:span text:style-name="T3">”</text:span>蔡煌瑯批評，救災指揮官沒有坐鎮簡直<text:span text:style-name="T3">“</text:span>不可理喻、不可原諒<text:span text:style-name="T3">”</text:span>，<text:span text:style-name="T3">“</text:span>行政院<text:span text:style-name="T3">”</text:span>應該要追究行政責任；國民黨<text:span text:style-name="T3">“</text:span>立院黨團副書記長<text:span text:style-name="T3">”</text:span>吳育昇也直言，防汛期間，首長出訪萬一出了事情，難辭政治責任。<text:span text:style-name="T3"> <text:line-break/><text:line-break/>“</text:span>災害防救法<text:span text:style-name="T3">”</text:span>第<text:span text:style-name="T3">9</text:span>條規定，直轄市、縣（市）災害防救會報置召集人一人、副召集人一至二人，分別由直轄市、縣（市）政府正、副首長兼任；委員若干人，由直轄市、縣（市）長就有關機關、單位首長、軍事機關代表及具有災害防救學識經驗之專家、學者派兼或聘兼。<text:span text:style-name="T3"> <text:line-break/><text:line-break/></text:span>聯合晚報報道，蔡煌瑯說，依據災害防救法的規定，縣市首長就是地方最高指揮的救災首長，很多指揮系統都要最高指揮官做裁決，救災指揮官應該跟人民站在一起，這時候出訪、沒有坐鎮簡直是<text:span text:style-name="T3">“</text:span>不可理喻、不可原諒<text:span text:style-name="T3">”</text:span>。他說，台中市長胡志強明知颱風直撲台灣而來，卻還出訪馬紹爾；台東縣長鄺麗貞不但未趕回來，一年多次出訪，根本無心縣政，一定要有行政處分，<text:span text:style-name="T3">“</text:span>行政院<text:span text:style-name="T3">”</text:span>應該要追究兩人的行政責任。<text:span text:style-name="T3"> <text:line-break/><text:line-break/></text:span>不過，台中市<text:span text:style-name="T3">“</text:span>立委<text:span text:style-name="T3">”</text:span>蔡錦隆說，他與台中市防災中心聯繫，了解到胡志強雖出訪<text:span text:style-name="T3">“</text:span>友邦<text:span text:style-name="T3">”</text:span>，但都有不斷透過越洋電話了解台中市的情況，隨時作出指示，台中市的狀況也都在胡志強的掌握了解中。蔡錦隆說，胡志強是受到<text:span text:style-name="T3">“</text:span>外交部<text:span text:style-name="T3">”</text:span>請託出訪<text:span text:style-name="T3">“</text:span>友邦<text:span text:style-name="T3">”</text:span>，也不能臨時取消讓台灣丟臉，應該要體諒他的立場。<text:span text:style-name="T3"> <text:line-break/><text:line-break/></text:span>台東縣<text:span text:style-name="T3">“</text:span>立委<text:span text:style-name="T3">”</text:span>黃健庭認為，台東此次並無重大災情，鄺麗貞出訪並未耽擱到縣政，但確實會造成民眾觀感不佳。他認為，鄺麗貞赴歐洲考察<text:span text:style-name="T3">13</text:span>天，時間長了些、地點也遠了一些，他會建議縣長未來在颱風頻繁的季節，應避免遠程長時間的考察行程。</text:p>
      <text:p text:style-name="P1"><text:span text:style-name="T1">衛鍼</text:span><text:s/>  |  2014.11.26 14:03   |   <text:a xlink:type="simple" xlink:href="http://palinfo.habago.org/Entry?Command=Information_PrintForum&amp;iPage=374#FORUM33154"><text:span text:style-name="T2">#</text:span></text:a></text:p>
      <text:p text:style-name="P3">氣爆事件基本上是疏失造成的，身為高雄市長的陳菊女士有責任，這沒有任何問題。但是媒體及言論的窮追猛打卻已經失焦，反正一般的四足生物都只會喊你沒有<text:span text:style-name="T3">standby</text:span>就是爛。高雄要改進的地方是還很多，但我很確定窮追猛打的民粹式口號不會帶來任何進步。<text:span text:style-name="T3"><text:line-break/><text:line-break/></text:span>相對的台北市政府在事件後立刻放上市內的管線全圖給民眾閱覽，這又有多少人知道？不了解你家的市政府平常在作些甚麼，又怎麼能了解怎麼做算是好的市政？與其跟著媒體的煽動性用語跟造謠起舞，不如真的親自了解，到時再評斷好壞也不遲。<text:span text:style-name="T3"><text:line-break/><text:line-break/></text:span>但大多數的人前世應該都是鯛魚，只看得懂口號，看不懂實際的東西。也怪不得台灣的政治一直到現在還是這種鳥樣子。</text:p>
      <text:p text:style-name="P1"><text:span text:style-name="T1">昊偉</text:span><text:s/>  |  2014.11.26 12:42   |   <text:a xlink:type="simple" xlink:href="http://palinfo.habago.org/Entry?Command=Information_PrintForum&amp;iPage=374#FORUM33153"><text:span text:style-name="T2">#</text:span></text:a></text:p>
      <text:p text:style-name="P2">贊成陳醫師說的，天災人禍時要檢討首長有沒有在睡覺的民粹式所謂<text:span text:style-name="T3">"</text:span>監督<text:span text:style-name="T3">"</text:span>，是極荒謬不合理的<text:span text:style-name="T3"><text:line-break/></text:span>但氣爆事件，陳菊的表現絕對稱不上<text:span text:style-name="T3">"</text:span>人格值得尊敬<text:span text:style-name="T3">"<text:line-break/><text:line-break/></text:span>從案發一開始就不斷卸責推諉，怪中央重北輕南、大喊沒錢救災，甚至還有甚麼<text:span text:style-name="T3">24</text:span>年前公文事件說事發現場是當年吳敦義當市長的時候做不好的錯，對當地民眾的補償、修繕、安置等資訊完全看不到，市長臉書的重點消息是<text:span text:style-name="T3">"</text:span>陳菊<text:span text:style-name="T3">24</text:span>小時未闔眼<text:span text:style-name="T3">"</text:span>、<text:span text:style-name="T3">"</text:span>天佑高雄<text:span text:style-name="T3">"</text:span>之類的垃圾訊息<text:span text:style-name="T3"><text:line-break/><text:line-break/></text:span>甚至還鼓吹仇視石化工業，要把所有重工業趕出高雄<text:span text:style-name="T3">...</text:span>更不用提陳菊說<text:span text:style-name="T3">"</text:span>管線永不回填<text:span text:style-name="T3">"</text:span>這種用政治性話術，譁眾取寵的行為<text:span text:style-name="T3"><text:line-break/><text:line-break/></text:span>事件發生後，完全看不到高市府有任何對外說明事實情況的報導<text:span text:style-name="T3">(</text:span>還是這是媒體的問題<text:span text:style-name="T3">?)</text:span>也沒有看到市府發表如何預防下一次悲劇的發生具體策略，甚至在氣爆隔天就已經有不少人發出小心淹水登革熱的警訊，卻從未見高市府有公布任何應變措施、宣導的消息<text:span text:style-name="T3">(</text:span>還是這又是媒體的問題<text:span text:style-name="T3">?)</text:span>，政治不是以成敗論英雄，並不是事情發生了，某某某下台，而是應該要讓人看到過程，在一次又一次的事件中去逐漸修正檢討的過程。在台灣，幾乎沒有政治人物可以做到如此，但陳菊，更是其中做的極差的一位。</text:p>
      <text:p text:style-name="P1"><text:span text:style-name="T1">王修亮</text:span><text:s/>  |  2014.11.26 12:41   |   <text:a xlink:type="simple" xlink:href="http://palinfo.habago.org/Entry?Command=Information_PrintForum&amp;iPage=374#FORUM33152"><text:span text:style-name="T2">#</text:span></text:a></text:p>
      <text:p text:style-name="P3">我對政治人物距離非常遙遠，也只能從媒體得知。媒體謊言多的時候，只好想辦法去找找當事人原來真實完整的語言與行為，自己判斷是非。如果找不到，也只能存疑。<text:span text:style-name="T3"><text:line-break/></text:span>所以我沒能力評斷陳菊的是是非非，不過有件讓我印象深刻的回憶：<text:span text:style-name="T3"><text:line-break/></text:span>一、在民進黨第一次勝選的時候，四周國民黨友朋親人如喪考妣。第二天施明德在報上登了半版廣告，廣告詞記得是「大和解時代」云云。那次我開始對政治震驚的反省。（事件和時間記憶不清了，總有二十多年以上。）這個人的所思所為，如果和我信任的師長批判的一樣，怎可能做得出這樣恢弘的決定？此後才專注施先生的言論作為，覺得他是個保有相當率真的藝術理想家（不知如何表達，只好把這兩個詞連結起來），然後又過了許久，才慢慢明白，幾乎所有的民進黨人都和他非常不一樣。<text:span text:style-name="T3"><text:line-break/></text:span>二、應該是紅衫軍運動時，民進黨將施先生痛罵狂打，媒體追問著每一個和施先生曾經相關的人。每個人都用唾棄的口吻批判他。唯獨陳菊女士只回了一句話：「他是我兄弟。」<text:span text:style-name="T3"><text:line-break/></text:span>聽到那句話時，我不知為何默默流淚，許久不能自已，對陳菊的心靈有種模糊的認知。<text:span text:style-name="T3"><text:line-break/></text:span>我不擅長評論，但是我總覺得，如果只從是非框架去看人，好像有些靈魂裡的氣息就被摧毀了，人也無情了。<text:span text:style-name="T3"><text:line-break/><text:line-break/></text:span>當然，太有感情也很辛苦。我年輕的時候看過的第一部好電影，是布列松的慕雪德。當時哭不出來，但是當晚睡不好，胃痛好幾天。此後瘋追很多年各種電影，中年後卻越來越不敢看電影，生活的實際感受越多，越發靈魂沉重。已經負擔不起他人生命的壓力．．．。然而，在真實生活裡，我仍然願意觀看與付出。或許我們在絕望中懷抱的希望，真的只是自欺欺人，我沒有任何宗教信仰﹑，不過我相信生命因為靈魂而無盡，因靈魂而有無限可能，有朝一日，希望的一切一定會以某種形式完成。<text:span text:style-name="T3"><text:line-break/></text:span>女兒說他這一生不要結婚生子，以免成為負擔不起責任的父母。也好吧！生命不必由我而延續，但是靈魂總會延續。</text:p>
      <text:p text:style-name="P1"><text:span text:style-name="T1">陳真</text:span><text:s/>  |  2014.11.26 11:30   |   <text:a xlink:type="simple" xlink:href="http://palinfo.habago.org/Entry?Command=Information_PrintForum&amp;iPage=374#FORUM33151"><text:span text:style-name="T2">#</text:span></text:a></text:p>
      <text:p text:style-name="P2">我的道德水平沒那麼高，我反倒認為每一次天災人禍，各界首長包括總統就哪裏也不能去，只能整天駐守，這是錯的；甚至若在國外就得趕緊衝回來，實在荒唐。<text:span text:style-name="T3"><text:line-break/><text:line-break/></text:span>難道首長是超人，必須靠他一人出面解災救厄？難道一個政府都沒有分工體系？因此凡事都必須主帥親自出面處理，連總統也被迫要管颱風管水災？難道主帥不能用電話或視訊遙控？一定要親自在現場指揮？難道主帥都不應該睡覺？否則就是<text:span text:style-name="T3"><text:s/>"</text:span>人民淹大水，市長睡大覺<text:span text:style-name="T3">"</text:span>？<text:span text:style-name="T3"><text:line-break/><text:line-break/></text:span>像這樣一種政治文化，實在要不得，而且莫名其妙。今天就算是打仗，各界主管難道隨時都要戰戰兢兢，不能有正常生活起居？<text:span text:style-name="T3"><text:line-break/><text:line-break/></text:span>就像在醫院，凡事讓底下住院醫師去處理就好了，有疑問他自然就會打電話來問；狀況嚴重時，主治醫師才出面處理，根本不需要主任、院長就光是因為病人打個噴嚏就得<text:span text:style-name="T3">24</text:span>小時駐守現場，這不是一種現代專業的幹法。<text:span text:style-name="T3"><text:line-break/><text:line-break/></text:span>這只是一種台灣特有的民粹風，人民要看你表演勤政愛民；人民素質低，稍有天災人禍就會怪罪政治人物說恁爸在受苦，為何你還有心情睡覺等等。<text:span text:style-name="T3"><text:line-break/><text:line-break/></text:span>我看不出陳菊有哪一點錯或哪一點矛盾，一些時間陳述上的誤差，那不叫撒謊。用這樣一些無謂甚至不合理的瑣事與要求，去打擊對手，也恰恰是台灣民粹式政治文化的一個特色。<text:span text:style-name="T3"><text:line-break/><text:line-break/></text:span>陳菊做得好不好是一回事，但她為人正直，她的人格依然值得尊敬，她並不是個小人，拿她跟綠營其他一些政客人渣比，並不公平。<text:span text:style-name="T3"><text:line-break/><text:line-break/></text:span>累了不睡覺，難道要硬撐著一直指揮個不停？而且，凡事有分工，主管只能指揮一種基本原則，不可能指揮每個事務細節；細節或技術面，當然就應該交由有關單位的人員去處理，涉及重大決策才找主管。<text:span text:style-name="T3"><text:line-break/><text:line-break/></text:span>你有見過世界上哪個國家像台灣這麼病態這麼民粹的嗎？有沒有哪個國家，一遇到颱風水災，所有官員就必須立即全員到齊，否則就是人民的公敵。<text:span text:style-name="T3"><text:line-break/><text:line-break/></text:span>一個主管若這樣幹，那他還有時間和體力處理真正重要千百倍的國家大事嗎？例如美國或祖國若這樣幹，豈不是得天天四處追著風災水災及各種人禍跑？那他還能處理什麼國家大事嗎？那還需要體制分工嗎？<text:span text:style-name="T3"><text:line-break/><text:line-break/></text:span>在南部某醫學中心，某位市長<text:span text:style-name="T3">(</text:span>姑隱其名<text:span text:style-name="T3">)</text:span>因為感冒來住院，護士要幫他量體溫，他很不爽，說：叫院長來。於是院長趕緊放下手邊所有重要工作來幫他量體溫。<text:span text:style-name="T3"><text:line-break/><text:line-break/></text:span>台灣的民粹就是像這樣，動不動就說什麼人民是王，是主人，然後凡事就以所謂<text:span text:style-name="T3"><text:s/>"</text:span>人民<text:span text:style-name="T3">" </text:span>來要脅，要求官員做一些違反常理的事。<text:span text:style-name="T3"><text:line-break/><text:line-break/></text:span>在台灣，綠的得勢，嘴臉難看，心態可鄙，觀念封建，但哪一天藍的若得勢，我敢說嘴臉也一樣難看，心態一樣可鄙，觀念一樣封建落後。<text:span text:style-name="T3"><text:line-break/><text:line-break/></text:span>台灣只是在顏色之間擺盪，但文化骨子與觀念內涵卻始終原地踏步，甚至更加敗壞。<text:span text:style-name="T3"><text:line-break/><text:line-break/></text:span>今天我們看一場比賽，看到火冒三丈，看到很想殺人，不該是因為勝負，因為勝負乃兵家常事，憤怒的緣由理應是因為比賽徹底不公平，是非黑白顛倒。<text:span text:style-name="T3"><text:line-break/><text:line-break/></text:span>但是，很多人卻不是因為這樣的理由，而純粹只是因為敵我雙方的勝負。我方再怎麼惡搞都無所謂，但對方明明啥錯也沒有，卻想捅他一刀。有什麼樣水平的觀眾，就會有什麼樣的比賽水平。<text:span text:style-name="T3"><text:line-break/><text:line-break/></text:span>還有一種觀眾是故做客觀中立狀，藍綠各打五十大板。在我看來，這比偏袒任何一方還可恥。在道德上，藍的錯跟綠的錯，大約一比一萬；犯一錯打一板，犯一萬個錯，或甚至以犯錯為常態手段，理論上應該槍斃才對，而非各打五十大板。<text:span text:style-name="T3"><text:line-break/><text:line-break/></text:span>甘地人格正直，道德崇高，古今政壇，無出其右，但甘地經常說：即使邪惡還是有大小之分，當我們必須二選一時，依然還是能做出選擇，而不是自我棄權，兩個都不選。</text:p>
      <text:p text:style-name="P1"><text:span text:style-name="T1">平璽</text:span><text:s/>  |  2014.11.26 10:26   |   <text:a xlink:type="simple" xlink:href="http://palinfo.habago.org/Entry?Command=Information_PrintForum&amp;iPage=374#FORUM33150"><text:span text:style-name="T2">#</text:span></text:a></text:p>
      <text:p text:style-name="P3">大概因資訊洪流前仆後繼，<text:span text:style-name="T3">919</text:span>凡那比風災花媽怎麼凹都兜不攏，才不得不坦承關鍵時刻不在防災應變中心，而是回家睡覺；類似情況在今年的氣爆，也出現按摩四版本。對此，覺醒不服的公民，瞬間化為昏迷順從的臣民，抗議聲：零。<text:span text:style-name="T3"><text:line-break/></text:span>＝＝<text:span text:style-name="T3"><text:line-break/>http://goo.gl/pQ14dC<text:line-break/></text:span>《<text:span text:style-name="T3">919</text:span>淹水陳菊還在睡！綠議員啞巴吃黃連》<text:span text:style-name="T3"><text:line-break/>http://goo.gl/apjKOd<text:line-break/></text:span>《<text:span text:style-name="T3">919</text:span>水災<text:span text:style-name="T3"><text:s/></text:span>陳菊坦承官邸午睡「關鍵<text:span text:style-name="T3">3</text:span>小時<text:span text:style-name="T3"><text:s/></text:span>無首長坐鎮」市府團隊鞠躬道歉》<text:span text:style-name="T3"><text:line-break/>http://goo.gl/UxhSgx<text:line-break/></text:span>《陳菊按摩<text:span text:style-name="T3">4</text:span>版本<text:span text:style-name="T3"><text:s/></text:span>楊秋興譏說謊累犯》</text:p>
      <text:p text:style-name="P1"><text:span text:style-name="T1">陳真</text:span><text:s/>  |  2014.11.26 10:20   |   <text:a xlink:type="simple" xlink:href="http://palinfo.habago.org/Entry?Command=Information_PrintForum&amp;iPage=374#FORUM33149"><text:span text:style-name="T2">#</text:span></text:a></text:p>
      <text:p text:style-name="P2">常有人問說，巴勒網辦一些活動或站樁這麼多年，怎麼從不做宣傳，有時甚至還排斥媒體採訪或報導。原因有二：<text:span text:style-name="T3"><text:line-break/><text:line-break/></text:span>一，你要做所謂宣傳之前，總得要有一些值得宣傳的作為；做多少事，就合該有多少宣傳。巴勒網所做的，微不足道，我不知道有什麼值得宣傳。事實上，我們已經宣傳得遠超過我們實際所為。<text:span text:style-name="T3"><text:line-break/><text:line-break/></text:span>二，台灣是一種很病態的社會，它不是一種可以讓人正直、愉悅地從事任何公眾事務的地方。在這樣一個社會裏，能盡量避免公眾化就盡量避免，因為越是公眾化，就會越多扭曲、抹黑或誤解等等等陰暗不可思議的事情。<text:span text:style-name="T3"><text:line-break/><text:line-break/></text:span>也許若干年後，比方說三十年或五十年或三百年五百年，狀況會好一些，但那畢竟是以後的事。<text:span text:style-name="T3"><text:line-break/><text:line-break/></text:span>至於這個留言板，往往因我而惹禍，因為有時涉及島內，特別是牽扯到綠油油的那一塊時，更是特別容易吸引對於島內政治極度狂熱的台灣人。台灣人似乎什麼都不關心，就是特別關心島內選舉、藍綠鬥爭、親中賣台這一類。<text:span text:style-name="T3"><text:line-break/><text:line-break/></text:span>就我所確切知道，這留言板有著來自各方的<text:span text:style-name="T3"><text:s/>"</text:span>忠實讀者<text:span text:style-name="T3">"</text:span>，包括媒體人、大小政客官員、名嘴、名醫、名教授、親<text:span text:style-name="T3">x</text:span>學者、所謂社運人士、進步人士、所謂文化人、藝文人士、學弟妹學長姊、老師同學及各大醫院同事同業等等等。<text:span text:style-name="T3"><text:line-break/><text:line-break/></text:span>這些<text:span text:style-name="T3"><text:s/>"</text:span>忠實讀者<text:span text:style-name="T3">"</text:span>，大概都不是為了關心以巴問題而來，不過，任何問題的基本原理其實都一樣，適用於以巴的基本價值，理論上就能適用於所有社會；你能在所有問題之間，找到這樣一種共通性。<text:span text:style-name="T3"><text:line-break/><text:line-break/></text:span>將來大審判來臨，面對上帝，我肯定提不出好人證明書，所以也沒什麼資格講什麼忠孝節義，只能說<text:span text:style-name="T3"><text:s/>"</text:span>如是我聞<text:span text:style-name="T3">"</text:span>，有這麼一些美麗事物始終藏在世上人間。<text:span text:style-name="T3"><text:line-break/><text:line-break/></text:span>咱們這一代和下一代以及上一代，凡是目前還活著的，我看這一局就算了，就像打電動那樣，這局打不好就再開一局。我們這些還活著的人，不用指望生前會有什麼太平日子了，但千百年之後，地球上總該還有人居住吧？無福享受太平的這一代人，也許或多或少可以埋下一些希望的種子給千百年之後的人。我是這麼想的。<text:span text:style-name="T3"><text:line-break/><text:line-break/></text:span>總之，我想說的是：做事憑點良知良善，少一點陰暗邪門和醜惡，理應沒有那麼困難。為什麼一定要不斷使壞呢？眼前的私人利益及一黨之私，有那麼重要嗎？<text:span text:style-name="T3"><text:line-break/><text:line-break/></text:span>我看歷史或小說常感訝異，怎麼事隔千百年的人群，基本人性善惡美醜的各種表現其實都差不多，沒什麼改變；正邪忠奸的基本情節，也始終都還是一樣。<text:span text:style-name="T3"><text:line-break/><text:line-break/></text:span>羅素曾在某個反戰場合上，熱情激昂地描繪世界和平的美麗遠景，群眾掌聲熱烈，很感動。羅素講完之後，回到座位上，卻對著鄰座的人說，<text:span text:style-name="T3">"</text:span>如果有人相信我講的這些，我真的會嚇一跳<text:span text:style-name="T3">"</text:span>。<text:span text:style-name="T3"><text:line-break/><text:line-break/></text:span>因為麥克風沒關好，很多人聽到羅素這番話。這事後來被披露，傳揚開來，很多人於是紛紛指責羅素的犬儒與遊戲人間心態。<text:span text:style-name="T3"><text:line-break/><text:line-break/></text:span>但我倒是覺得羅素是對的，他只是比較誠實的一個騙子。今天，如果我跟你說，世界以後會更好，萬一你信了，我真的也會嚇一跳，因為連我自己也不信。<text:span text:style-name="T3"><text:line-break/><text:line-break/></text:span>可是，就像被打開的潘朵拉盒子，所有妖魔鬼怪、不幸災難悲劇既然都釋放了，何不讓我們假裝又被匆匆關上的盒子裏，真的藏著幸福與希望。</text:p>
      <text:p text:style-name="P1"><text:span text:style-name="T1">陳真</text:span><text:s/>  |  2014.11.26 09:10   |   <text:a xlink:type="simple" xlink:href="http://palinfo.habago.org/Entry?Command=Information_PrintForum&amp;iPage=374#FORUM33148"><text:span text:style-name="T2">#</text:span></text:a></text:p>
      <text:p text:style-name="P3">你看，自由人渣報連這樣也能醜化，頒獎給大陸人就是親中，邀請大陸電影人來台就是引狼入室。<text:span text:style-name="T3"><text:line-break/><text:line-break/></text:span>導演刁亦男說台北物價很便宜，比北京便宜多了，而且東西又好吃，物美價廉，讓他樂不思蜀，很不想回北京了，開玩笑說感謝金馬旅行社的熱情招待。<text:span text:style-name="T3"><text:line-break/><text:line-break/></text:span>這樣也能被自由混蛋報說成大陸人驕傲，瞧不起我們什麼的。媽的，這種報紙竟然可以存在一個所謂文明社會，真是不可思議。<text:span text:style-name="T3"><text:line-break/><text:line-break/></text:span>老實說，我也不相信女主角獎項的部份是公平的。鞏俐的批評一點也沒錯。金馬獎只是比過去稍微公平一些而已，但它跟一般國際影展的專業性與公平性，連比都沒法比。<text:span text:style-name="T3"><text:line-break/><text:line-break/></text:span>而且，世界大大小小的影展，有沒有聽過哪個影展會因為主辦國沒得獎而炒作族群議題，挑撥對立仇恨的？全世界<text:span text:style-name="T3">x</text:span>它媽的有沒有這種影展？有沒有這樣一種無時無刻就是想挑撥、醜化特定族群的病態聲音？<text:span text:style-name="T3"><text:line-break/><text:line-break/></text:span>陳真<text:span text:style-name="T3"><text:line-break/><text:line-break/>=============<text:line-break/></text:span>金馬獎引狼入室<text:span text:style-name="T3"><text:s/></text:span>自取其辱<text:span text:style-name="T3"><text:line-break/><text:line-break/></text:span>自由時報自由時報<text:span text:style-name="T3"><text:s/>– 2014</text:span>年<text:span text:style-name="T3">11</text:span>月<text:span text:style-name="T3">26</text:span>日<text:span text:style-name="T3"><text:line-break/><text:line-break/></text:span>〔自由時報記者易慧慈、封以恩／台北報導〕繼中國導演刁亦男諷刺金馬獎是「金馬旅行社」之後，鞏俐昨天接著痛貶金馬獎不專業、不公正，是個業餘電影節。自從中國影人大軍壓境，金馬執委會這幾年的作法猶如引狼入室，得到今天自取其辱的結果。</text:p>
      <text:p text:style-name="P4"/>
      <text:p text:style-name="P1"><text:span text:style-name="T1">陳真</text:span><text:s/>  |  2014.11.26 08:53   |   <text:a xlink:type="simple" xlink:href="http://palinfo.habago.org/Entry?Command=Information_PrintForum&amp;iPage=375#FORUM33147"><text:span text:style-name="T2">#</text:span></text:a></text:p>
      <text:p text:style-name="P3">大陸不管是內地人外地人，價碼全說不準，胡亂哄抬，童叟皆欺，照騙不誤。詐騙不是台灣人的專利，台灣只是在這方面急起直追，迎頭趕上而已。<text:span text:style-name="T3"><text:line-break/><text:line-break/></text:span>印度就更嚴重了。這些問題是社會問題，文化問題，而不是種族問題，若學自由渾蛋報那樣，把各種大大小小的社會問題或個別現象，一概突顯成一種特定的族群問題，炒作成大陸人血統不佳之證據，那是不道德的。</text:p>
      <text:p text:style-name="P1"><text:span text:style-name="T1">陳志鴻</text:span><text:s/>  |  2014.11.26 01:45   |   <text:a xlink:type="simple" xlink:href="http://palinfo.habago.org/Entry?Command=Information_PrintForum&amp;iPage=375#FORUM33146"><text:span text:style-name="T2">#</text:span></text:a></text:p>
      <text:p text:style-name="P2">用這種惡質手段賺陸客錢實在令人搖頭啊<text:span text:style-name="T4">⋯</text:span><text:span text:style-name="T3"><text:line-break/><text:line-break/>===<text:line-break/></text:span><text:span text:style-name="T5">〈</text:span>獨家〉六合夜市海產暴增<text:span text:style-name="T3">30</text:span>攤　陸客點比台客貴<text:span text:style-name="T3"><text:line-break/><text:line-break/>TVBS</text:span>作者何佳芸<text:span text:style-name="T3"><text:s/>| TVBS – 2014</text:span>年<text:span text:style-name="T3">11</text:span>月<text:span text:style-name="T3">24</text:span>日<text:span text:style-name="T3"><text:s/></text:span>下午<text:span text:style-name="T3">7:29<text:line-break/><text:line-break/></text:span>現在去逛高雄六合夜市，或許您也會發現，多了不少賣海鮮的店！原來以陸客為大宗的六合夜市，發現很多陸客來台灣很喜歡吃海鮮，結果攤商紛紛搶賣，原本只有<text:span text:style-name="T3">4</text:span>、<text:span text:style-name="T3">5</text:span>家在賣，現在暴增為<text:span text:style-name="T3">30</text:span>家搶賣！但是記者直擊也發現，攤商把陸客當凱子，狠削一頓！同樣的龍蝦，陸客買一隻要價<text:span text:style-name="T3">4800</text:span>，台灣人只要<text:span text:style-name="T3">4500</text:span>，螃蟹陸客買<text:span text:style-name="T3">1700</text:span>，但台灣人只要<text:span text:style-name="T3">1300</text:span>，生蠔的價格，更是其他本地客夜市的兩倍！</text:p>
      <text:p text:style-name="P1"><text:span text:style-name="T1">陳真</text:span><text:s/>  |  2014.11.26 00:38   |   <text:a xlink:type="simple" xlink:href="http://palinfo.habago.org/Entry?Command=Information_PrintForum&amp;iPage=375#FORUM33145"><text:span text:style-name="T2">#</text:span></text:a></text:p>
      <text:p text:style-name="P3">你看，這傢伙為了兩邊選票都賺，到現在還在睜眼說瞎話。不反服貿貨貿，只是反黑箱？服貿貨貿哪來黑箱可言？它透明到難道還能更透明？<text:span text:style-name="T3"><text:line-break/><text:line-break/></text:span>真正喜歡搞黑箱作業的是綠營執政的中央與地方，例如台南，例如屏東。<text:span text:style-name="T3"><text:line-break/><text:line-break/></text:span>媽的，看這些黑白無常的伶牙利齒胡扯瞎掰，真是很難忍。<text:span text:style-name="T3"><text:line-break/><text:line-break/></text:span>我正期待<text:span text:style-name="T3">29</text:span>號的開票轉播與結果，我要親眼看看這個社會能荒唐到什麼地步。<text:span text:style-name="T3"><text:line-break/><text:line-break/></text:span>陳真<text:span text:style-name="T3"><text:line-break/>=============<text:line-break/></text:span>柯：不反服貿貨貿但反黑箱<text:span text:style-name="T3"><text:line-break/><text:line-break/></text:span>中廣新聞網中廣新聞網<text:span text:style-name="T3"><text:s/>– 2014</text:span>年<text:span text:style-name="T3">11</text:span>月<text:span text:style-name="T3">25</text:span>日<text:span text:style-name="T3"><text:line-break/><text:line-break/></text:span>媒體問及柯文哲，如果當選，是否會維持兩岸交流？柯文哲說，他不反對服貿、貨貿，是反對黑箱，至於與上海的交流，維持馬照跑、舞照跳。<text:span text:style-name="T3">(</text:span>林麗玉報導<text:span text:style-name="T3">)</text:span></text:p>
      <text:p text:style-name="P1"><text:span text:style-name="T1">陳真</text:span><text:s/>  |  2014.11.26 00:22   |   <text:a xlink:type="simple" xlink:href="http://palinfo.habago.org/Entry?Command=Information_PrintForum&amp;iPage=375#FORUM33144"><text:span text:style-name="T2">#</text:span></text:a></text:p>
      <text:p text:style-name="P2"><text:span text:style-name="T3">To </text:span>平璽：<text:span text:style-name="T3"><text:line-break/><text:line-break/></text:span>我並不認同你的類比。<text:span text:style-name="T3"><text:line-break/><text:line-break/></text:span>例如，所謂服貿黑箱作業或幾秒鐘過關等等，純粹歪曲事實，與事實剛好相反。台灣國會史上，應該找不到比服貿審察更透明更耗時更嚴謹的法案。<text:span text:style-name="T3"><text:line-break/><text:line-break/></text:span>真正烏七媽黑，黑得伸手不見五指的是民進黨時代蔡什麼文<text:span text:style-name="T3">n</text:span>蘇什麼昌等等那些人的標準作法。因此，以服貿審查來類比台南，不但完全說不通，而且兩者剛好是反例。<text:span text:style-name="T3"><text:line-break/><text:line-break/></text:span>台南市政府與市議會的惡形惡狀與荒唐，可以說是台灣地方自治史上所罕見。這一群綠色政客，因為在台南佔了壓倒性多數，簡直為所欲為。例如不到<text:span text:style-name="T3">10</text:span>秒鐘就通過一筆預算，局處官員都還沒起身，預算就通過了，動作慢一點的還會被同黨議員罵<text:span text:style-name="T3"><text:s/>"</text:span>混蛋，動作快點<text:span text:style-name="T3">"</text:span>。<text:span text:style-name="T3"><text:line-break/><text:line-break/></text:span>而且，不是拿議事槌敲打過關喔，而是隨手拿個印章當槌子敲，簡直就是兒戲到爆。就算皇帝下詔宣告預算書，也不至於離譜荒唐若此。有誰能舉出一個能比這還離譜的所謂民主社會的預算審查？就算黑幫老大討論幫派預算也不可能如此荒腔走板與草率。<text:span text:style-name="T3"><text:line-break/><text:line-break/></text:span>如此惡劣荒唐事，媒體卻不太報導。就算報導，台南或整個台灣，綠油油的一片，會有人在乎嗎？只要是綠的，怎麼惡搞胡搞都行。可是，這七、八百億元的市政預算，難道不是你我辛苦的血汗錢？<text:span text:style-name="T3"><text:line-break/><text:line-break/></text:span>之前好一陣子，我不是罵自由爛報嗎，結果有個舊識寫信給我，說他看了我的批評，很驚訝，他說他就是自由爛報的編輯。<text:span text:style-name="T3"><text:line-break/><text:line-break/></text:span>這朋友是個好人，我不明白他為啥能心安理得地待在那樣一種齷齪下流整天醜化大陸人、挑撥族群仇恨與對立、整天造謠扭曲的綠營打手報紙。不過，這是他的自由。我也不打算勸他辭職。<text:span text:style-name="T3"><text:line-break/><text:line-break/></text:span>他很客氣地問我，難道反服貿不就是為了爭民主？我一聽，火氣就上來了。身為一個報社編輯，對於時事的理解竟如此清純？<text:span text:style-name="T3"><text:line-break/><text:line-break/></text:span>任何人都一樣，如果你真的在乎什麼民主程序，你不可能不清楚服貿審查的整個來龍去脈，不可能不清楚綠營那些混蛋過去當權時是如何惡搞亂搞，胡作非為，往往毫無民主法治可言。所謂體制、法治，對這些混蛋政客而言，根本不值一個屁。<text:span text:style-name="T3"><text:line-break/><text:line-break/></text:span>一般人也許不了解，因為主流媒體一片綠油油；就算了解，只要新聞沒炒大，了解也只是了解，不會在乎。但做為一個報社編輯，有可能這麼無知清純嗎？完全不知道台灣的基本政治實況？<text:span text:style-name="T3"><text:line-break/><text:line-break/></text:span>我實在很不喜歡講這些，因為怕又要惹禍，而且這些事的是非善惡極為清楚明白，根本沒什麼好爭論；我實在也沒有那個意願去回應一些只是為了鬥爭而存心東扯西掰的<text:span text:style-name="T3"><text:s/>"</text:span>討論<text:span text:style-name="T3">"</text:span>。<text:span text:style-name="T3"><text:line-break/><text:line-break/></text:span>當然，除了原本就<text:span text:style-name="T3"><text:s/>"</text:span>不喜歡<text:span text:style-name="T3">" </text:span>談島內政治之外，另外也有不敢的問題。<text:span text:style-name="T3"><text:line-break/><text:line-break/></text:span>例如台南的一些事，如果它有一百分的惡劣，那我差不多憋了<text:span text:style-name="T3">99</text:span>分不說，因為不敢說。<text:span text:style-name="T3"><text:line-break/><text:line-break/></text:span>我老家在屏東，百年家族，人口多，淵源深，目前大多也還住在屏東；對於屏東的一些政治生態與地方事務，我亦知之甚詳，但也一樣不敢說。<text:span text:style-name="T3"><text:line-break/><text:line-break/></text:span>內行人肯定能明白為何有話不敢說。我只能說，如果有人說這些都是什麼民主聖地、民主典範，那真是操它媽的活見鬼了。<text:span text:style-name="T3"><text:line-break/><text:line-break/></text:span>與其說<text:span text:style-name="T3"><text:s/>"</text:span>不敢<text:span text:style-name="T3">"</text:span>，不如應該說是<text:span text:style-name="T3"><text:s/>"</text:span>不願意<text:span text:style-name="T3">"</text:span>；當然主要就是我常強調的<text:span text:style-name="T3"><text:s/>"</text:span>不值得<text:span text:style-name="T3">"</text:span>，我不願意再為這個島、這群所謂同胞，主動做出什麼犧牲。台灣要爛，要自殘，要自掘墳墓，請自便，我沒意見。我只是有時候忍功沒練好，憋不住，說上兩句而已。<text:span text:style-name="T3"><text:line-break/><text:line-break/></text:span>總之，這類討論，我會看狀況，適時喊停。畢竟台灣人實在太愛糾纏這類藍綠爭鬥了，而且品性令人難以恭維。<text:span text:style-name="T3"><text:line-break/><text:line-break/></text:span>另外，我也不認同你對陳菊的批評。我不知道你所謂花媽是不是指她？如果是的話，你的批評並不厚道。<text:span text:style-name="T3"><text:line-break/><text:line-break/></text:span>陳菊和楊秋興我都認識，而且認識將近<text:span text:style-name="T3">30</text:span>年。若要二選一，我當然毫無疑問會選擇楊秋興，不只因為選黨，同時也因為楊之個人表現與理念。<text:span text:style-name="T3"><text:line-break/><text:line-break/></text:span>但你若說陳菊什麼<text:span text:style-name="T3"><text:s/>"</text:span>躺著幹<text:span text:style-name="T3">"</text:span>，這樣的說法很不厚道；這話如果拿來形容台南，倒是極為貼切。<text:span text:style-name="T3"><text:line-break/><text:line-break/></text:span>陳菊當初能當選，憑藉的是對於黃俊英的卑鄙栽贓手段，這點我完全能認同。但她不是一個怠惰的人。比起胡志強或楊秋興<text:span text:style-name="T3">(</text:span>特別是胡志強<text:span text:style-name="T3">)</text:span>，當然不能比，我是說能力上和施政成就上無法相提並論，但這並不表示她不努力，說她<text:span text:style-name="T3"><text:s/>"</text:span>躺著幹<text:span text:style-name="T3">"</text:span>並不中肯。這或許也反映了你的論事內涵，似乎有著一種屬於顏色上的偏頗。<text:span text:style-name="T3"><text:line-break/><text:line-break/></text:span>不管推誰出來都一樣，不管哪個層級的候選人，我的選票絕對不會投給綠的，特別不會投給明明是綠得一塌糊塗但卻假裝清白無顏色的人。<text:span text:style-name="T3"><text:line-break/><text:line-break/></text:span>我家這一里的里長，為人還不錯，而且是同額競選，但我也絕不會投給他，因為他是代表綠的。我不相信什麼<text:span text:style-name="T3"><text:s/>"</text:span>選人不選黨<text:span text:style-name="T3">" </text:span>的傻話。至少在目前的台灣，你只能選黨；選人是毫無意義的，因為不管什麼樣的人，當他當選之後，完全都只能聽從黨的命令行事。<text:span text:style-name="T3"><text:line-break/><text:line-break/></text:span>但是，我不會因為這樣而完全醜化綠營的人的一切。例如陳菊，比台中，比台北，比新北，就市政成績而言<text:span text:style-name="T3">(</text:span>不是指什麼滿意度<text:span text:style-name="T3">)</text:span>，當然比不上，但比起台南，恐怕要好上一百倍。<text:span text:style-name="T3"><text:line-break/><text:line-break/></text:span>據我的認知與了解，市政做得最好的，首推胡志強，我認為應該恭請他當總統才對。但是，在媒體的一片刻意忽略與醜化之下，一般人恐怕不但完全不知道台中的市政成就，反而把他看成一個爛市長。<text:span text:style-name="T3"><text:line-break/><text:line-break/></text:span>人品、能力及眼界和思維深度廣度等各方面，表現好得不得了的人，滿意度卻墊底；相反地，爛到爆爛到難以想像的人及其表現，滿意度卻幾乎不管民調問什麼問題，一概滿分。<text:span text:style-name="T3"><text:line-break/><text:line-break/></text:span>仍然還是那句老話，台灣人喜歡怎麼樣都行，我沒意見。我只是修養不好，有時實在憋不住，看不慣是非顛倒，黑白相反，偶而忍不住講上幾句良心話。若我能忍，我是希望能忍住不說這些的。</text:p>
      <text:p text:style-name="P1">guha   |  2014.11.25 23:30   |   <text:a xlink:type="simple" xlink:href="http://palinfo.habago.org/Entry?Command=Information_PrintForum&amp;iPage=375#FORUM33143"><text:span text:style-name="T2">#</text:span></text:a></text:p>
      <text:p text:style-name="P3">陳真醫師您好<text:span text:style-name="T3"><text:line-break/><text:line-break/></text:span>這兩天心情比較平復，便來巴網答謝。<text:span text:style-name="T3"><text:line-break/><text:line-break/></text:span>很感謝您回應我之前的文章，讓我大致了解了醫學生死亡和器官捐贈相關的知識。<text:span text:style-name="T3"><text:line-break/><text:line-break/></text:span>之前主要讓我心情起伏的是，本來馬英九政權開始後，國民黨好像有轉好的跡象；然這次選舉，許多人物蠢蠢欲動，又開始跟民進黨一樣用了很多下作手段。<text:span text:style-name="T3"><text:line-break/><text:line-break/></text:span>這樣的結果，就是無止盡的互相攻訐、抹黑。澄清、尊重專業，冷靜下來談的聲音，弱小到幾乎聽不見。大部分人都迴避著問題的關鍵，而顧左右而言他，扯些胡說八道，來強化自己的正當性。<text:span text:style-name="T3"><text:line-break/><text:line-break/></text:span>這個國家的政壇，未來，讓我感到不安，焦慮。好像民進黨要變成了兩個；器官之事，只是個引子，讓我不知該去找誰說這樣的不安，才會第一次在巴網留言。<text:span text:style-name="T3"><text:line-break/><text:line-break/><text:line-break/></text:span>這幾天我自己沉澱了一下，也想開了。<text:span text:style-name="T3"><text:line-break/><text:line-break/></text:span>畢竟，這並不是什麼難以預測的事情，總有一天會發生，我除了罵一罵，大致也無能為力。<text:span text:style-name="T3"><text:line-break/><text:line-break/></text:span>以後除了罵一罵，還是把自己先做好，對我會比較重要。<text:span text:style-name="T3"><text:line-break/><text:line-break/><text:line-break/>P.S. </text:span>對於您近日的<text:span text:style-name="T3">"</text:span>如是我聞，僅供參考<text:span text:style-name="T3">"</text:span>相關文章，拜讀後，若有所獲，感謝。</text:p>
      <text:p text:style-name="P1"><text:span text:style-name="T1">平璽</text:span><text:s/>  |  2014.11.25 19:32   |   <text:a xlink:type="simple" xlink:href="http://palinfo.habago.org/Entry?Command=Information_PrintForum&amp;iPage=375#FORUM33142"><text:span text:style-name="T2">#</text:span></text:a></text:p>
      <text:p text:style-name="P2">如非打狗議長痛批見報，身處所謂的天龍國，還真不知原來除了立院<text:span text:style-name="T3">30</text:span>秒服貿，另有府城總預算<text:span text:style-name="T3">90</text:span>秒打包。令人不禁好奇，面對睡著幹躺著選的花媽，那些個抗命的公民怎麼忽然變順民？<text:span text:style-name="T3"><text:line-break/></text:span>＝＝<text:span text:style-name="T3"><text:line-break/></text:span>高市議長許崑源<text:span text:style-name="T3"><text:s/></text:span>回擊綠營過半訴求<text:span text:style-name="T3"><text:line-break/>2014</text:span>年<text:span text:style-name="T3">11</text:span>月<text:span text:style-name="T3">25</text:span>日<text:span text:style-name="T3"><text:s/>13:20<text:line-break/></text:span>綠營訴求議會拚過半，高雄市議會國民黨團<text:span text:style-name="T3">25</text:span>日召開記者會全面反擊。<text:span text:style-name="T3"><text:line-break/><text:line-break/></text:span>議長許崑源痛批「市府拚過半，只是想幹掉我這個監督市政的議長」，陳菊想整碗捧，市府弊案不斷卻還想逃避監督，「陳菊，妳在哭什麼？」、「該哭的是氣爆、登革熱的死難家屬」。<text:span text:style-name="T3"><text:line-break/><text:line-break/></text:span>許崑源質疑，老議員都不敢監督市政了，小朋友（陳菊子弟兵）當選敢監督市政嗎？<text:span text:style-name="T3"><text:line-break/><text:line-break/></text:span>議員陳麗娜也火力全開，指第<text:span text:style-name="T3">1</text:span>屆議會第<text:span text:style-name="T3">8</text:span>次大會，民進黨議員僅<text:span text:style-name="T3">10</text:span>人敢質詢，其他不是書面質詢就是只花<text:span text:style-name="T3">10</text:span>至<text:span text:style-name="T3">20</text:span>分鐘質詢，民進黨團總召康裕成也僅質詢<text:span text:style-name="T3">27</text:span>分鐘，「難道高雄市要像台南市一樣，<text:span text:style-name="T3">1.5</text:span>分鐘就通過總預算嗎？」<text:span text:style-name="T3"><text:line-break/><text:line-break/></text:span>康裕成則回應，質詢時間不在於長短，而是在於質詢內容品質，不是謾罵拖時間就是好議員。<text:span text:style-name="T3"><text:line-break/><text:line-break/></text:span>許崑源抨擊市長陳菊喊出議會拚過半，是想逃避議會監督，並澄清綠營指控國民黨刪<text:span text:style-name="T3">57</text:span>億元預算是謊言。<text:span text:style-name="T3"><text:line-break/><text:line-break/></text:span>許崑源還原真相，市府編交通違規預算<text:span text:style-name="T3">16</text:span>億元把市民當提款機，議會刪<text:span text:style-name="T3">5</text:span>億元；市府賣地<text:span text:style-name="T3">55.5</text:span>億元預算，刪<text:span text:style-name="T3">16.5</text:span>億元是不要市府賣祖產來花用；市府編<text:span text:style-name="T3">28</text:span>億元平均地權基金再舉債，刪<text:span text:style-name="T3">28</text:span>億元是不容許市府變相舉債；市府編南星計畫收入<text:span text:style-name="T3">7.4</text:span>億元，全數刪除是因為南星環評未過，根本沒有這筆收入。</text:p>
      <text:p text:style-name="P1"><text:span text:style-name="T1">陳真</text:span><text:s/>  |  2014.11.25 11:26   |   <text:a xlink:type="simple" xlink:href="http://palinfo.habago.org/Entry?Command=Information_PrintForum&amp;iPage=375#FORUM33141"><text:span text:style-name="T2">#</text:span></text:a></text:p>
      <text:p text:style-name="P3">實在不想講得這麼白，因為白意味著扭曲。但為了溝通與澄清，也只好白了：<text:span text:style-name="T3"><text:line-break/><text:line-break/></text:span>我講的<text:span text:style-name="T3"><text:s/>"</text:span>我是誰<text:span text:style-name="T3">"</text:span>，純粹是一種邏輯問題，<text:span text:style-name="T3">"</text:span>若<text:span text:style-name="T3">p</text:span>則<text:span text:style-name="T3">q" </text:span>相當於<text:span text:style-name="T3"><text:s/>"</text:span>非<text:span text:style-name="T3">q</text:span>則非<text:span text:style-name="T3">p" </text:span>那種意義上的邏輯，哲學的邏輯，數理的邏輯，而非任何修辭。<text:span text:style-name="T3"><text:line-break/><text:line-break/></text:span>即便是政治上的<text:span text:style-name="T3"><text:s/>"</text:span>我是誰<text:span text:style-name="T3">"</text:span>，自然也不是<text:span text:style-name="T3"><text:s/>"</text:span>是否確定某人是怎麼樣的人<text:span text:style-name="T3">" </text:span>那種意思。<text:span text:style-name="T3"><text:line-break/><text:line-break/></text:span>就算是生物學上的<text:span text:style-name="T3"><text:s/>"</text:span>我是誰<text:span text:style-name="T3">" </text:span>也不是那個意思。<text:span text:style-name="T3"><text:line-break/><text:line-break/></text:span>曾經有個台大的同事，是個老教授，有一天，看到我很開心說：<text:span text:style-name="T3">"</text:span>你的論文寫得很好！<text:span text:style-name="T3">" </text:span>我很納悶，我這輩子從未發表論文，你上哪看到我的論文？<text:span text:style-name="T3"><text:line-break/><text:line-break/></text:span>這位教授更正說，<text:span text:style-name="T3">"</text:span>不是啦，是說你的論文的一種算是草稿或研究方向吧？<text:span text:style-name="T3">" </text:span>原來他指的是哈巴狗電台。我一時為之語塞，只能跟他說，那些跟我的研究一點關係都沒有。<text:span text:style-name="T3"><text:line-break/><text:line-break/></text:span>哲學如果只是像一般人想像的那樣，瞇起眼睛，故做沉思狀，講幾句空靈空泛的話語，然後給每個句子後面打上個問號，那誰不會？有何研究意義可言？<text:span text:style-name="T3"><text:line-break/><text:line-break/></text:span>這些年，也許跟某種進步、解構或左傾的後現代思維有關，西方興起一種所謂<text:span text:style-name="T3"><text:s/>"</text:span>實用哲學<text:span text:style-name="T3">" (practical philosophy) </text:span>的傾向，例如我常講的<text:span text:style-name="T3"><text:s/>"Philosophy Now" </text:span>雜誌便是，算是一種哲學的<text:span text:style-name="T3"><text:s/>"</text:span>白話文運動<text:span text:style-name="T3">"</text:span>，企圖讓沒有任何用途的哲學產生一些些現實意義；同時也企圖用淺白話語，讓哲學圈外人約略能想像這群不事生產的哲學家大概在幹些什麼。<text:span text:style-name="T3"><text:line-break/><text:line-break/></text:span>基本上我並不反對這樣一種<text:span text:style-name="T3"><text:s/>"</text:span>白話文運動<text:span text:style-name="T3">"</text:span>，但我發現，白話往往意味著一種扭曲，透過這樣一種扭曲，當人們略微以為知道你在說什麼時，他會朝他自身所能理解的方向更進一步去扭曲，進而以為這就是你所說的原意。但這當然是差了十億八千萬光年。<text:span text:style-name="T3"><text:line-break/><text:line-break/></text:span>因此，在我幾年前仍然還接受演講或授課邀約時，當我來到醫院或醫學院講一種哲學主題時，有幾次，我便存心要讓聽眾完全聽不懂，把聽眾當哲學圈內人講話，藉著完全無法溝通，看能不能達成一種溝通就是：<text:span text:style-name="T3">"</text:span>哲學並不是你原先所想像的那樣<text:span text:style-name="T3">"</text:span>。<text:span text:style-name="T3"><text:line-break/><text:line-break/></text:span>每當我寫些什麼東西時，就常會私下收到讀者來信，說他們多麼認同或不認同，說他們跟我想的一樣或多麼不一樣，但我發現一千個有九百九十九個其實全是誤會。他們往往只是挖出幾個他們想要看到或不想要看到的關鍵字來做文章。<text:span text:style-name="T3"><text:line-break/><text:line-break/></text:span>至於你講的那種<text:span text:style-name="T3"><text:s/>"</text:span>是否確定某人或自己是怎麼樣的人<text:span text:style-name="T3">"</text:span>，這我倒是跟你想的剛好相反。我常自吹，我大約一秒鐘就能看出任何一個陌生人是個什麼樣的人，失誤率很低，大約不到萬分之一。<text:span text:style-name="T3"><text:line-break/><text:line-break/></text:span>這是真的。不是吹牛。不管是看人或看電影聽音樂看文字，我都有這本事。我也許不是第一流的思想家，但我肯定是第一流的鑑識者。一部電影，我光看片頭一兩幕就知道這電影的水平了。人也一樣，聽一個人講兩句話，寫幾個字，我就知道這是一個什麼樣的人。<text:span text:style-name="T3"><text:line-break/><text:line-break/></text:span>很多年前，在英國某個眾人相聚的場合中，有個女留學生，我之前完全不認識，見她講話空靈空泛，惜字如金，愛講不講的，有一種<text:span text:style-name="T3"><text:s/>"</text:span>我很難了解<text:span text:style-name="T3">" </text:span>的傲慢神氣。<text:span text:style-name="T3"><text:line-break/><text:line-break/></text:span>我就跟她說，我們沒見過面，但妳信不信我知道妳的種種？她不信。於是我就拉她到角落<text:span text:style-name="T3">(</text:span>以免她尷尬<text:span text:style-name="T3">)</text:span>，當場展現神力，描繪其內心種種與生平基本經歷。她聽了，很驚訝，問說<text:span text:style-name="T3"><text:s/>"</text:span>你是誰？<text:span text:style-name="T3">" "</text:span>你怎麼會知道這些<text:span text:style-name="T3">?" </text:span>最後，她的結論是說<text:span text:style-name="T3"><text:s/>"</text:span>你是魔鬼<text:span text:style-name="T3">"</text:span>。<text:span text:style-name="T3"><text:line-break/><text:line-break/></text:span>很多年前的一篇文章中，我提到過這件往事。我不是魔鬼，也不是通靈人；我也不知道這本事從哪來，總覺得五官和這顆心，異常靈敏。維根斯坦說，他經常覺得彷彿別人的神經就跟他的神經連在一起似的。我也常有這種感覺。<text:span text:style-name="T3"><text:line-break/><text:line-break/></text:span>我只是要說：<text:span text:style-name="T3"><text:line-break/><text:line-break/></text:span>第一，了解一個人是什麼樣的人，一點也不難，更不用說了解自己，那就更簡單了。<text:span text:style-name="T3"><text:line-break/><text:line-break/></text:span>第二，這樣一種了解可以說是<text:span text:style-name="T3">FINAL</text:span>的，蓋棺論定的，不會再改變的，不會因為他做出好事或壞事，說出好話或說出幹幹幹而改變；我不相信人會像股票那樣上上下下。<text:span text:style-name="T3"><text:line-break/><text:line-break/></text:span>第二之一，這其實也是我很害怕人類的主要原因之一，因為人們不是把我當人看，而是當成一支股票，觀察我的籌碼行情，考察研究我的基本面，聽取我的各種消息面，然後對我做出評價。<text:span text:style-name="T3"><text:line-break/><text:line-break/></text:span>而且這評價是不斷變動的。例如我只要寫出一句幹它媽的，評價也許就會馬上掉兩分；或我若不小心對對方的想法或意見說出我真正的看法，因而對之有所不敬時，我就會馬上被對方給打到跌停板。<text:span text:style-name="T3"><text:line-break/><text:line-break/></text:span>我並不想分分秒秒一直被迫撒謊或說傻話，也不想一直很緊張看要怎麼既不說傻話蠢話謊話卻又能應答過關，於是就很害怕跟人接觸。<text:span text:style-name="T3"><text:line-break/><text:line-break/></text:span>更害怕的當然就是被人當股票看的感覺。你清楚知道別人不斷在審核、考察、研究、搜尋、打聽你的基本面、籌碼面、消息面，乃至研究你此時此刻的技術線型與轉折，究係短多長空還是利空出盡、利多不漲等等。<text:span text:style-name="T3"><text:line-break/><text:line-break/></text:span>還好，依然還是有很多朋友不是這樣看我。題外話。<text:span text:style-name="T3"><text:line-break/><text:line-break/></text:span>第三，自黨外以來我就常講一句話：<text:span text:style-name="T3">"</text:span>政客不值得批評<text:span text:style-name="T3">"</text:span>。批評政客是很窩囊的事，就好像唐伯虎會去批評馬文才嗎？高達會去批評台灣這許多根本不是導演的<text:span text:style-name="T3"><text:s/>"</text:span>導演<text:span text:style-name="T3">" </text:span>嗎？<text:span text:style-name="T3"><text:line-break/><text:line-break/></text:span>第三之一，政客當然還是有大有小。大的像施明德，儘管批評沒關係，他有那個資格被批評。但批評根本不值得一提的小癟三小政客，例如蔡什麼文、蘇什麼昌的，那只是貶低了自己。<text:span text:style-name="T3"><text:line-break/><text:line-break/></text:span>第三之二，小政客當然也可能意味著一種大敗德或大美事，但這一切批評或評論，理當只是為了說明背後這個大敗德或大美事，就好像拿香蕉芭樂一斤多少錢來談論算數的原理一般。<text:span text:style-name="T3"><text:line-break/><text:line-break/></text:span>第四，這點是題外話，而且當然是一種個人自由。除了看點新聞，以及查詢學術圖書期刊和追蹤電影放映資訊與音樂影像資料之外，我從不上其它網站，更不用說台灣的網站，更更更不用說那些沒頭沒腦的蛆蛆聚集之地。<text:span text:style-name="T3"><text:line-break/><text:line-break/></text:span>除了在巴勒網，我不會在其他地方留言，更是絕對不會笨到或低級到跑去台灣人出沒的地方留言。這些年，台灣已經病態變態到難以想像的地步，特別是網路，實在沒必要去牽扯、探究。<text:span text:style-name="T3"><text:line-break/><text:line-break/></text:span>一個東西，如果充滿一堆垃圾，沒有任何營養，甚至骯髒齷齪，自然根本就不需要浪費時間去接觸。就好像台灣的電視或媒體，一看到就轉台，報紙送來就直接丟垃圾桶，根本沒有任何觀看或討論的價值，除非你企圖拿它做為一種例子來說明某種原理或現象。<text:span text:style-name="T3"><text:line-break/><text:line-break/></text:span>我講的自然只是一種原則性的說法，並無指導意義；人們喜歡看什麼網站，當然是個人的自由。我只是經常感到很納悶，台灣人上網和查看手機所花的時間始終保持世界冠軍，究竟網路或手機有什麼好看？<text:span text:style-name="T3"><text:line-break/><text:line-break/></text:span>特別不能理解的是：怎麼會有人想浪費時間去觀看那些純屬蛆蛆們的網路陰暗世界？沒頭沒臉、根本不知道是誰的一群蛆，這個講點屁話，那個講點蠢話，這個又回幾句鳥話。這樣一些東西，有何意義可言？<text:span text:style-name="T3"><text:line-break/><text:line-break/></text:span>人其實不用急著救世界，我覺得救自己就行了。把自己弄像樣了，世界遲早有一天就會好轉，因為除此之外也不會有更好的方法了。<text:span text:style-name="T3"><text:line-break/><text:line-break/></text:span>今天早上七點，<text:span text:style-name="T3">MOD </text:span>放映王家衛的<text:span text:style-name="T3"><text:s/>"</text:span>重慶森林<text:span text:style-name="T3">"</text:span>，這電影我都看了數不清多少回了，特別是下半段梁朝偉和王菲那一段，最是喜歡。主題曲叫<text:span text:style-name="T3"><text:s/>"California Dreamin"</text:span>：<text:span text:style-name="T3"><text:line-break/><text:line-break/>http://goo.gl/uq5gJu<text:line-break/><text:line-break/></text:span>曲好聽，詞也寫得挺好，非常動人，可惜翻譯不出原文那種意境。<text:span text:style-name="T3"><text:line-break/><text:line-break/></text:span>學姐常問我，<text:span text:style-name="T3">"</text:span>生活那麼痛苦，為什麼你每天這麼開心？<text:span text:style-name="T3">" </text:span>這其實也不能說開心，只能說苦中作樂。就跟吸鴉片一樣，滿身的創傷痛苦，總是能在沒有地心引力的美麗幻境中暫時忘懷，彷彿回到無憂無慮的童年一般。<text:span text:style-name="T3"><text:line-break/><text:line-break/></text:span>可當夢一醒，痛苦又來了。難怪這些年鴉片越抽越凶，越抽越精緻，稍微爛一點的東西就吞不下；以前偶而還看點好萊塢爛片，也已經很久沒看了，因為沒有任何鴉片功效，越看只是越挫折。<text:span text:style-name="T3"><text:line-break/><text:line-break/></text:span>王家衛喜歡六零年代。他應該大我五、六歲，但我好歹也沾到六零年代的一點尾巴，塞滿整個童年，記得那個年代的氣味和感覺，可惜回不去了。免不了常想起<text:span text:style-name="T3"><text:s/>"</text:span>花樣年華<text:span text:style-name="T3">" </text:span>裏頭那段話：<text:span text:style-name="T3"><text:line-break/><text:line-break/>"</text:span>那些消逝了的歲月，仿佛隔著一塊積著塵的玻璃，看得見卻抓不著，如果他能衝破那塊玻璃，他會回到那逝去的歲月。<text:span text:style-name="T3">"</text:span></text:p>
      <text:p text:style-name="P1"><text:span text:style-name="T1">虔橙</text:span><text:s/>  |  2014.11.25 01:33   |   <text:a xlink:type="simple" xlink:href="http://palinfo.habago.org/Entry?Command=Information_PrintForum&amp;iPage=375#FORUM33140"><text:span text:style-name="T2">#</text:span></text:a></text:p>
      <text:p text:style-name="P2">臉書上好多某台北市長候選人的溫馨小故事，有的讀起來挺好的。但看到下面眾人一片讚聲及歌功頌德的留言，卻令人有點不安。他們為何能如此確定自己了解這個人，而毫不遲疑地說出若發現事情完全不一樣時，肯定會感到羞恥臉紅的讚美呢<text:span text:style-name="T3">?<text:line-break/></text:span>人是不是就算盲目，只要義無反顧地像信仰神一般，有一顆明星讓自己全心全意追逐、崇拜、為自己引路，就能感到心安和找到歸屬感<text:span text:style-name="T3">?</text:span>就不會像自己一樣常常感到不安，因為總是試圖在自己身上找尋自己的神、找尋歸屬感。<text:span text:style-name="T3"><text:line-break/><text:line-break/></text:span>我曾試著想看清楚自己，但卻不可得。大概只有在身體過度疲勞，但腦子卻轉不停地睡眠中，感受到意識和肉體分離<text:span text:style-name="T3">(</text:span>鬼壓床<text:span text:style-name="T3">)</text:span>時，才感覺似乎窺見到<text:span text:style-name="T3">"</text:span>我是誰。</text:p>
      <text:p text:style-name="P1"><text:span text:style-name="T1">陳真</text:span><text:s/>  |  2014.11.25 00:13   |   <text:a xlink:type="simple" xlink:href="http://palinfo.habago.org/Entry?Command=Information_PrintForum&amp;iPage=375#FORUM33139"><text:span text:style-name="T2">#</text:span></text:a></text:p>
      <text:p text:style-name="P3">這法案，既反映了現實，同時也企圖進一步把現實給法制化。過去很多人都支持猶太復國主義，包括<text:span text:style-name="T3">Arendt,Chomsky,</text:span>馬龍白蘭度，乃至愛因斯坦，但時至今日，大概已經很少人會支持這樣一種<text:span text:style-name="T3">“</text:span>唯我獨尊<text:span text:style-name="T3">” </text:span>的所謂猶太人的民族國家。<text:span text:style-name="T3"><text:line-break/><text:line-break/></text:span>今天，如果我是一個以色列人，同胞們一定會罵我<text:span text:style-name="T3"><text:s/>“</text:span>以奸<text:span text:style-name="T3">”</text:span>，正猶如在蔣家時代，我是<text:span text:style-name="T3"><text:s/>“</text:span>漢奸<text:span text:style-name="T3">”</text:span>，人們說我反民主反政府，說我<text:span text:style-name="T3"><text:s/>“</text:span>與匪隔海唱和<text:span text:style-name="T3">”</text:span>，說我數典忘祖，說我分裂國土，說我背棄了自身血液裡的榮光；到了台灣人勢力壯大的年代，所有台詞基本句型一個也沒變，只是帽子的名稱改了，變成<text:span text:style-name="T3"><text:s/>“</text:span>台奸<text:span text:style-name="T3">”</text:span>，說我賣台親共，說我反民主反鄉土，說我污辱了自身血液裡的燦爛輝煌。<text:span text:style-name="T3"><text:line-break/><text:line-break/></text:span>前者說，既然過不慣偉大的民主生活，那就把你空投到鐵幕匪區吧；後者比較文明一些，不用空投，只叫我滾回大陸而已。當我連這小島都還不曾跨出過一步時，人們就已經爭相叫我滾回大陸。<text:span text:style-name="T3"><text:line-break/><text:line-break/></text:span>就像蝙蝠一樣，哺乳類說，咦？你怎麼有翅膀？顯然非我族類，其心可誅；鳥類則說，異類滚回地面去吧，天空是我們鳥類的神聖家園。<text:span text:style-name="T3"><text:line-break/><text:line-break/></text:span>今天，我若是個以色列人，同胞們將要叫我滾到哪去呢？離開地球，滾回火星嗎？<text:span text:style-name="T3"><text:line-break/><text:line-break/></text:span>根據某種據說偉大的顏色宣言，人們一再各自宣告了<text:span text:style-name="T3">“</text:span>我是誰<text:span text:style-name="T3">”</text:span>，於是命我應該回到屬於我的地方。但是，我究竟是誰呢？<text:span text:style-name="T3"><text:line-break/><text:line-break/></text:span>哲學所問無它（至少維根斯坦的哲學正是如此），不過就是發問這千古不休的三道問題：我是誰？我從哪裡來？我往何處去？也許回答了第一題，就連帶回答了第二第三。但是，我究竟是誰呢？基因上，我有大陸，台灣及原住民血統，那我該說我是誰呢？送去國家民族血統鑑定中心做<text:span text:style-name="T3">DNA</text:span>序列檢測嗎？<text:span text:style-name="T3"><text:line-break/><text:line-break/></text:span>金基德的<text:span text:style-name="T3"><text:s/>“</text:span>一對一<text:span text:style-name="T3">”</text:span>末尾也提示了這道問題：<text:span text:style-name="T3">“</text:span>我是誰？<text:span text:style-name="T3">“ </text:span>在人我的對抗中，誰是誰很難說得清楚了。不光是血統上的，政治上的，還有那更根本的生命去從。我究竟是誰？一個最簡單卻也最神秘的問題，折煞古來無數哲人。<text:span text:style-name="T3"><text:line-break/><text:line-break/></text:span>維根斯坦的《<text:span text:style-name="T3">Tractatus</text:span>》是我發現世界的第一課，卻也是最後一課；每每來到《<text:span text:style-name="T3">Tractatus</text:span>》的某一些有關<text:span text:style-name="T3"><text:s/>“</text:span>我<text:span text:style-name="T3">” </text:span>的段落，例如<text:span text:style-name="T3"><text:s/>5.541-5.5422,</text:span>我就瞬間迷惘了，我如何可能思索<text:span text:style-name="T3"><text:s/>“</text:span>我<text:span text:style-name="T3">“</text:span>？一切思索都早已預設了我的存在，就好像眼睛也許可以看到一切，但卻不可能看見自己，因為它是一切<text:span text:style-name="T3"><text:s/>“</text:span>觀看<text:span text:style-name="T3">“ </text:span>的前提，你不可能去<text:span text:style-name="T3"><text:s/>“</text:span>後設<text:span text:style-name="T3">“ </text:span>它。<text:span text:style-name="T3"><text:line-break/><text:line-break/></text:span>難道你能想你在想你究竟在想你到底在想你是在想什麼？（這個句子不可能窮盡）。<text:span text:style-name="T3">“</text:span>我是誰？<text:span text:style-name="T3">”</text:span>，<text:span text:style-name="T3"><text:s/></text:span>我總是卡在這個不是命題的命題上；我想我是跨不過去了，因為也許這就是世界的盡頭，語言的極限。<text:span text:style-name="T3"><text:line-break/><text:line-break/></text:span>從太虛世界回到血肉，你會發現，人們似乎對<text:span text:style-name="T3"><text:s/>“</text:span>我是誰<text:span text:style-name="T3">”</text:span>全然不感興趣，卻很有興趣告訴別人<text:span text:style-name="T3"><text:s/>“</text:span>你是誰<text:span text:style-name="T3">” “</text:span>他是誰<text:span text:style-name="T3">”</text:span>，彷彿藉著顏色做為一種指令，定義他人身世的同時，也連帶定義了自己。<text:span text:style-name="T3"><text:line-break/><text:line-break/></text:span>小朋友玩家家酒也有類似這樣一種玩法，胸口聽聽，肚子敲敲，就是醫生，很容易定義，玩完便罷。但真實世界卻是以血肉為代價，爭戰不休。許多時候，不光是定義人，定義土地，連神明也受害，神該長什麼樣，該叫啥名等等，都能成為殺戮與仇恨的神聖理由。</text:p>
      <text:p text:style-name="P1">Ching huei   |  2014.11.24 20:09   |   <text:a xlink:type="simple" xlink:href="http://palinfo.habago.org/Entry?Command=Information_PrintForum&amp;iPage=375#FORUM33138"><text:span text:style-name="T2">#</text:span></text:a></text:p>
      <text:p text:style-name="P2"><text:span text:style-name="T3">TO </text:span>葉小慧<text:span text:style-name="T3"><text:s/></text:span>，<text:span text:style-name="T3"><text:line-break/></text:span>以色列內閣批准的猶太國家法案，<text:span text:style-name="T3">15</text:span>票贊成，<text:span text:style-name="T3">7</text:span>票反對。<text:span text:style-name="T3"><text:line-break/>7</text:span>票，很多啊！國會也還沒有討論通過。通過與否，當然非常的重要，因為這立即牽扯現實。就算反對聲音一時微弱，但是，<text:span text:style-name="T3">7</text:span>票真的不少的，那就是曙光，並不全然是黑暗。<text:span text:style-name="T3"><text:line-break/></text:span>就像我看你靜站，一樣的感受。</text:p>
      <text:p text:style-name="P1"><text:span text:style-name="T1">葉小慧</text:span><text:s/>  |  2014.11.24 18:10   |   <text:a xlink:type="simple" xlink:href="http://palinfo.habago.org/Entry?Command=Information_PrintForum&amp;iPage=375#FORUM33137"><text:span text:style-name="T2">#</text:span></text:a></text:p>
      <text:p text:style-name="P3">以色列內閣批准的猶太國家法案消息，看到的第一眼，明明是白天，卻覺得天都黑了。每一次無聲呼喊：勿學納粹，現實卻是一步步往那個方向邁去，無力感很重。<text:span text:style-name="T3"><text:line-break/><text:line-break/></text:span>回頭想想，國內何嘗讓人樂觀了呢？</text:p>
      <text:p text:style-name="P4"/>
      <text:p text:style-name="P1"><text:span text:style-name="T1">陳真</text:span><text:s/>  |  2014.11.24 14:30   |   <text:a xlink:type="simple" xlink:href="http://palinfo.habago.org/Entry?Command=Information_PrintForum&amp;iPage=376#FORUM33136"><text:span text:style-name="T2">#</text:span></text:a></text:p>
      <text:p text:style-name="P3"><text:span text:style-name="T3">(</text:span>續<text:span text:style-name="T3">)<text:line-break/><text:line-break/></text:span>除了<text:span text:style-name="T3"><text:s/>“</text:span>如是我聞，僅供參考<text:span text:style-name="T3">” </text:span>之外，應該還加上五個字：<text:span text:style-name="T3">“</text:span>小心副作用<text:span text:style-name="T3">”</text:span>。<text:span text:style-name="T3"><text:line-break/><text:line-break/></text:span>袁子才的<text:span text:style-name="T3"><text:s/>‘’</text:span>祭妹文<text:span text:style-name="T3">‘’ </text:span>說道：<text:span text:style-name="T3">‘’</text:span>使汝不識詩書，或未必堅貞若是<text:span text:style-name="T3">‘’</text:span>。要不是整天聽我胡說八道，講些風花雪月怪力亂神七俠五義，你也不會落到如此下場。<text:span text:style-name="T3"><text:line-break/><text:line-break/></text:span>維根斯坦的哲學就是反哲學，反對<text:span text:style-name="T3"><text:s/>“</text:span>不可說卻硬要說，而且說得跟真的一樣<text:span text:style-name="T3">”</text:span>，因此，他說，<text:span text:style-name="T3">“</text:span>哲學最大的成就就是：停止從事哲學<text:span text:style-name="T3">”</text:span>，就好像得了一種癢病，吃這個也癢，吃那個也癢，這時候，最好的狀況就是<text:span text:style-name="T3"><text:s/>“</text:span>不癢<text:span text:style-name="T3">”</text:span>。哲學也一樣，被哲學蟲咬到是很痛苦的，這也神奇那也神奇，疑雲滿天，寑食難安。這時候，最偉大的狀況就是把哲學蟲趕出去，不再對理所當然的事感到困惑。<text:span text:style-name="T3"><text:line-break/><text:line-break/></text:span>對維根斯坦而言，在某個最重要的根本意義上來說，哲學就是一種病，一種褻瀆，因此，把它當成一種職業是敗德的，他說，<text:span text:style-name="T3">‘’</text:span>沒有比哲學教職更不老實的工作了<text:span text:style-name="T3">‘’</text:span>，因此他總是一再奉勸他的學生離開哲學。<text:span text:style-name="T3"><text:line-break/><text:line-break/></text:span>還好，大家都很精明，沒有人聽信他的話。有個學生畢業後取得教職，準備前往耶魯任教，維根斯坦很不爽，一直跟他說，<text:span text:style-name="T3">‘’</text:span>你覺得操弄那些艱澀的邏輯符號有什麼意義嗎？<text:span text:style-name="T3">‘’ ‘’</text:span>你確定你會比廣播電台那些名嘴更正直嗎？<text:span text:style-name="T3">‘’ <text:line-break/><text:line-break/></text:span>後來，那個學生有點動搖了，考慮改行，放棄教職。維根斯坦卻又跟他說，我並不是要你做出某種決定，而是要你根據一個你自己真的相信的適當的理由做出決定。最後，那個學生還是跑去耶魯教書了。<text:span text:style-name="T3"><text:line-break/><text:line-break/></text:span>至於其他學生，任憑維根斯坦努力叫大家回去吃自己，做一些老實的工作，但沒有人鳥他，只有一個例外。那是一個數學系轉來的學生，據說也是維根斯坦的學生中，最優秀的一個。在他原本可以前途輝煌之際，卻真的放棄了哲學，離開學界，跑到罐頭工廠當工人。<text:span text:style-name="T3"><text:line-break/><text:line-break/></text:span>後來，二戰爆發，這個學生在窮苦貧病中死去。維根斯坦事後特地去探望他的父母。有人說，維根斯坦應該是心裡覺得對不起這個學生。但我想，用<text:span text:style-name="T3"><text:s/>“</text:span>對不起<text:span text:style-name="T3">” </text:span>來形容並不正確，因為維根斯探並不是那樣世俗的人，也許只能說他心裡或許有著某種感動，就像面對一個殉道者那樣。<text:span text:style-name="T3"><text:line-break/><text:line-break/></text:span>芝加哥大學有個當代研究維根斯坦的著名學者叫<text:span text:style-name="T3"><text:s/>James Conant, </text:span>他是屬於所謂後現代閱讀維根斯坦的那一派，認為維根斯坦既然說他所講的一切都沒有意義，那就是真的沒有意義，而不是<text:span text:style-name="T3"><text:s/>‘’</text:span>無意義<text:span text:style-name="T3">‘’ </text:span>的背後又偷偷隱藏一個<text:span text:style-name="T3"><text:s/>‘’</text:span>更深刻但不可說的<text:span text:style-name="T3">‘’ </text:span>意義。<text:span text:style-name="T3"><text:line-break/><text:line-break/></text:span>採取這樣一種理解方式的人，很難自圓其說為何自己還繼續留在哲學界，整天誤人子弟，講些毫無意義的話語。<text:span text:style-name="T3">Conant </text:span>承認這樣一種難以自圓其說的矛盾，他說，任何人，如果他真的懂得維根斯坦，勢必會得出<text:span text:style-name="T3"><text:s/>‘’</text:span>放棄哲學<text:span text:style-name="T3">‘’ </text:span>這樣一個結論。他說，這樣一種被維根斯坦深深打下的<text:span text:style-name="T3"><text:s/>‘’</text:span>傷痕<text:span text:style-name="T3">‘’</text:span>，似乎是第一流哲學家的一個共同記號。<text:span text:style-name="T3"><text:line-break/><text:line-break/></text:span>我是要講副作用的，卻講到這邊來。但這其實恰恰就是我要說的。有些東西很美好，很動人，但你可別以為它會帶給你榮耀，帶給你名利與掌聲；通常正好相反，它只會讓你倒楣而已。就像齊克果說的，一個人如果它真的要效法耶穌，力行基督的教誨，那麼，他在這世上將悲劇不斷，寸步難行。<text:span text:style-name="T3"><text:line-break/><text:line-break/></text:span>不過，齊克果真的很會騙人。他說，不要怕，<text:span text:style-name="T3">‘’</text:span>這時候，上帝會以一種不可思議的方式，悄悄來到這個可憐的倒楣鬼身邊<text:span text:style-name="T3">‘’</text:span>。<text:span text:style-name="T3"><text:line-break/><text:line-break/></text:span>齊克果說，<text:span text:style-name="T3">‘’</text:span>真理無法從正面來談，只能從背後下手<text:span text:style-name="T3">‘’</text:span>，只能用騙的，<text:span text:style-name="T3">‘’</text:span>把人騙到真理裡頭來<text:span text:style-name="T3">‘’</text:span>。所以，上帝究竟會不會真的<text:span text:style-name="T3"><text:s/>‘’</text:span>悄悄來到可憐的倒楣鬼身邊<text:span text:style-name="T3">‘’</text:span>，只能說信不信由你，後果自負，別說我沒跟你講副作用。<text:span text:style-name="T3"><text:line-break/><text:line-break/></text:span>這道理其實很簡單，如果比方說行俠仗義總是能因此一統武林，而且周圍全是美女環繞，眾人仰慕，那豈不是大家都搶著要行俠仗義了。<text:span text:style-name="T3"><text:line-break/><text:line-break/></text:span>不過，倒也不用太強調副作用，畢竟現代人這麼聰明，連小孩都聰明得很，你想騙他倒也不是那麼容易。<text:span text:style-name="T3"><text:line-break/><text:line-break/></text:span>在市場面前，我似乎是個典型的市場反指標，順著我操作，肯定倒大楣，前途無亮；反之則飛黃騰達；越是唾棄我的，保證行情指數越高。騙人我是頗有一手，只是有些話還是得老實說。來日無多，我自己是一直很想從<text:span text:style-name="T3"><text:s/>‘’</text:span>騙局<text:span text:style-name="T3">‘’ </text:span>中清醒脫逃，所以其實也不是真的想騙人，只能說，<text:span text:style-name="T3">‘’</text:span>如是我聞，僅供參考，後果自負<text:span text:style-name="T3">‘’</text:span>。</text:p>
      <text:p text:style-name="P1"><text:span text:style-name="T1">衛鍼</text:span><text:s/>  |  2014.11.24 12:53   |   <text:a xlink:type="simple" xlink:href="http://palinfo.habago.org/Entry?Command=Information_PrintForum&amp;iPage=376#FORUM33135"><text:span text:style-name="T2">#</text:span></text:a></text:p>
      <text:p text:style-name="P2">我在想猶太人搞出這齣種族主義法案時，臉真的都不會紅嗎？</text:p>
      <text:p text:style-name="P1"><text:span text:style-name="T1">陳真</text:span><text:s/>  |  2014.11.24 08:50   |   <text:a xlink:type="simple" xlink:href="http://palinfo.habago.org/Entry?Command=Information_PrintForum&amp;iPage=376#FORUM33134"><text:span text:style-name="T2">#</text:span></text:a></text:p>
      <text:p text:style-name="P3">以色列內閣批准具爭議猶太國家法案<text:span text:style-name="T3"><text:line-break/><text:line-break/></text:span>香港電台<text:span text:style-name="T3"><text:s/>2014. 11. 24.<text:line-break/><text:line-break/></text:span>以色列內閣批准有爭議的猶太國家法案，提出將由法律規定以色列猶太國家屬性。<text:span text:style-name="T3"><text:line-break/><text:line-break/></text:span>以色列總理內塔尼亞胡表示，以色列是猶太人民族國家，堅持以色列每個公民擁有平等個人權利，但只有猶太人擁有民族權利，比如國旗、國歌和每個猶太人可移民到以色列的權利及其他民族象徵。<text:span text:style-name="T3"><text:line-break/><text:line-break/></text:span>法案還試圖改變希伯來語和阿拉伯語同為官方語言現狀，提出希伯來語為以色列官方語言，阿拉伯語擁有特殊地位。<text:span text:style-name="T3"><text:line-break/><text:line-break/></text:span>以色列傳媒報道，內閣討論這項法案時發生激烈爭論，最終以<text:span text:style-name="T3">15</text:span>票贊成、<text:span text:style-name="T3">7</text:span>票反對通過，反對的包括以色列總檢察長及財政部長。法案<text:span text:style-name="T3">2</text:span>日後交由以色列國會討論。</text:p>
      <text:p text:style-name="P1"><text:span text:style-name="T1">陳真</text:span><text:s/>  |  2014.11.24 00:15   |   <text:a xlink:type="simple" xlink:href="http://palinfo.habago.org/Entry?Command=Information_PrintForum&amp;iPage=376#FORUM33133"><text:span text:style-name="T2">#</text:span></text:a></text:p>
      <text:p text:style-name="P2">我還以為阿扁出獄，又跑出來選市長了。阿扁應該趕緊註冊專利，往後再有人用這一套，就得付權利金了。<text:span text:style-name="T3"><text:line-break/><text:line-break/></text:span>真可謂長江後浪推前浪，我原以為阿扁空了前，也絕了後，看來後繼有人。<text:span text:style-name="T3"><text:line-break/><text:line-break/></text:span>一個意識形態肯定比誰都強的人，卻叫大家要放棄意識形態；據我所知，大概只有植物人和<text:span text:style-name="T3">AI(</text:span>人工智慧<text:span text:style-name="T3">)</text:span>沒有意識形態。<text:span text:style-name="T3"><text:line-break/><text:line-break/></text:span>意識形態就是一種方向，船要往哪開，依據無它，惟意識形態耳。一個船長，如果呼籲船上乘客放棄意識形態，他要不是瘋了，就是把大家當蠢蛋。<text:span text:style-name="T3"><text:line-break/><text:line-break/></text:span>能當船長的，通常精明得跟什麼一樣，自然沒有瘋，他只是把乘客當蠢蛋，叫大家別再想去哪了，方向不重要，反正就是打開馬達，讓船開著就行，去哪不重要。聽起來，有點神祕，像要進入百慕達三角的感覺，像進入一種涅磐的境界。<text:span text:style-name="T3"><text:line-break/><text:line-break/></text:span>可是，真的會有乘客那麼蠢嗎？很不幸，不但有，而且這島上這樣的蠢蛋要多少有多少。<text:span text:style-name="T3"><text:line-break/><text:line-break/></text:span>更不幸的是，少數還有點頭腦的乘客，只好跟著蠢蛋走；萬一撐不住，看是要自己跳海逃生還是想辦法跳到另一艘船都行。<text:span text:style-name="T3"><text:line-break/><text:line-break/></text:span>陳真<text:span text:style-name="T3"><text:line-break/>===================<text:line-break/></text:span>柯文哲：推倒意識型態的高牆<text:span text:style-name="T3"><text:line-break/><text:line-break/></text:span>中央社中央社<text:span text:style-name="T3"><text:s/>– 2014</text:span>年<text:span text:style-name="T3">11</text:span>月<text:span text:style-name="T3">23</text:span>日<text:span text:style-name="T3"><text:line-break/><text:line-break/></text:span>（中央社記者顧荃台北<text:span text:style-name="T3">23</text:span>日電）無黨籍台北市長候選人柯文哲今天表示，過去由於意識型態對立，一道隱形的高牆把人們分成兩邊，他要用愛與擁抱，推倒這座高牆。<text:span text:style-name="T3"><text:line-break/><text:line-break/></text:span>柯文哲致詞時說，<text:span text:style-name="T3"><text:s/></text:span>從自由廣場到台北市政府的市民廣場，代表在「開放政府、全民參與」的理念之下，要讓台北市民參與市政，成為這個城市的主人。<text:span text:style-name="T3"><text:line-break/><text:line-break/></text:span>沿路看到繽紛的色彩與創意，他說，選舉不再是悲情和恐嚇，而是光明和喜樂。<text:span text:style-name="T3"><text:line-break/><text:line-break/></text:span>柯文哲說，過去由於意識型態的對立，這座城市豎起了一道隱形而冰冷的高牆，把人民分成藍綠、統獨，希望用愛與擁抱，推倒這座高牆，以愛擁抱台北。<text:span text:style-name="T3"><text:line-break/><text:line-break/></text:span>柯文哲表示，今天的嘉年華遊行，大家高高興興、快快樂樂走到台北市政府，他認為政治努力的目標是要使人民快樂而非悲傷。<text:span text:style-name="T3"><text:line-break/><text:line-break/></text:span>他說，自己是無黨籍，來自於公務員家庭，承諾未來台北市政府的公務員不必為政治服務，不必為政黨服務，只需要盡心盡力為市民服務。<text:span text:style-name="T3">1031123</text:span></text:p>
      <text:p text:style-name="P1"><text:span text:style-name="T1">陳真</text:span><text:s/>  |  2014.11.23 23:52   |   <text:a xlink:type="simple" xlink:href="http://palinfo.habago.org/Entry?Command=Information_PrintForum&amp;iPage=376#FORUM33132"><text:span text:style-name="T2">#</text:span></text:a></text:p>
      <text:p text:style-name="P3">病人有兩種，一種很怕副作用，他會自己當醫師，胡亂搜尋網路，找到一堆或真或假的副作用資訊。<text:span text:style-name="T3"><text:line-break/><text:line-break/></text:span>所謂副作用，往往涉及劑量、用藥時間長短及發生機率。許多較大的副作用，發生機率不高，有些低到也許比被隕石打到的機率還低；大部份副作用肯定都比你騎摩托車出門發生車禍的機率還低，但所有這些副作用都會被標示。<text:span text:style-name="T3"><text:line-break/><text:line-break/></text:span>於是你跟這類病人說，所有食物都有副作用，何況藥物；連呼吸都有副作用，空氣裏有許多有害物質；即便到野外散步，副作用更大，游離輻射說不定是你拍<text:span text:style-name="T3">x</text:span>光所承受輻射的好幾倍。<text:span text:style-name="T3"><text:line-break/><text:line-break/></text:span>有作用就必然有副作用，不需要因為副作用而拒藥或胡亂擅自改變吃藥應有的劑量與方式，但這類病人通常聽不進去，他還是會依據自己心中的一套毫無理論根據的成見或偏見或妄想或道聽途說來決定如何吃藥。<text:span text:style-name="T3"><text:line-break/><text:line-break/></text:span>另外還有一種病人就是吃藥當進補，超愛吃藥，對醫師毫無戒心。我不是說醫師會故意害人，而是說，醫師病人那麼多，不可能給每一個病人極其詳盡的用藥說明；而且，醫師一個月或幾星期才見你一次，他不可能隨侍在側，隨時輔導你如何用藥，他只能給你某段時間內的大略用藥指示。<text:span text:style-name="T3"><text:line-break/><text:line-break/></text:span>這樣一種指示，為了容易溝通，有時難免粗糙。當然，醫師更不可能對你一一宣告所有可能發生的副作用。這時候，你自己就得要有點戒心。<text:span text:style-name="T3"><text:line-break/><text:line-break/></text:span>這意思是說，不懂的就盡量多問醫師，問一個不夠，就多問幾個，然後根據這樣一些證詞來形成自己的判斷，決定要不要開刀，要不要吃藥，或應該如何吃藥等等。<text:span text:style-name="T3"><text:line-break/><text:line-break/></text:span>文字當然也一樣。其實我倒是比較害怕第二類讀者，對作者所言，全盤接收。我不是說我會騙人，我只是說，文字如同一帖處方，我這帖處方外頭有八個字大家得看清楚：<text:span text:style-name="T3">"</text:span>如是我聞，僅供參考<text:span text:style-name="T3">"</text:span>。<text:span text:style-name="T3"><text:line-break/><text:line-break/></text:span>我讀過一些佛經，開頭常有<text:span text:style-name="T3"><text:s/>"</text:span>如是我聞<text:span text:style-name="T3">" </text:span>四個字。佛法長存，我們只是聽到，把它說出來而已。就像日月星辰始終都在，我只是把它們指出來而已，如同前人一般。<text:span text:style-name="T3"><text:line-break/><text:line-break/></text:span>如果有人因此受害，那也許是我傳達有誤；如果有人因此受益，那是因為日月星辰原本就為眾人所共有。太陽照好人，也照混蛋；我們看到混蛋就想閃，但太陽不會，一樣照耀。<text:span text:style-name="T3"><text:line-break/><text:line-break/></text:span>至於<text:span text:style-name="T3"><text:s/>"</text:span>僅供參考<text:span text:style-name="T3">" </text:span>是因為：<text:span text:style-name="T3"><text:line-break/><text:line-break/></text:span>第一，它既然只是一種聽聞，一種轉述，也許轉述得好，也許轉述得不好；也許說對，也許說錯，於是只能說參考。<text:span text:style-name="T3"><text:line-break/><text:line-break/></text:span>第二，一切聽來的都只是材料，你得把它用你自己的方式炒成一盤菜，那才是屬於你自己的東西。<text:span text:style-name="T3"><text:line-break/><text:line-break/></text:span>齊克果有句話說得挺有道理。他說：<text:span text:style-name="T3">"</text:span>世界上沒有真理，直到它為我所認知。<text:span text:style-name="T3">" <text:line-break/><text:line-break/>"</text:span>一加一等於二<text:span text:style-name="T3">" </text:span>這樣一種真理可以轉告，但有些真理叫<text:span text:style-name="T3">"</text:span>主觀真理<text:span text:style-name="T3">"</text:span>，卻不是一種可以直接傳遞的東西。套句小王子的話，你得把它<text:span text:style-name="T3"><text:s/>"</text:span>馴服<text:span text:style-name="T3">" </text:span>成你自己心中的那朵玫瑰才行。<text:span text:style-name="T3"><text:line-break/><text:line-break/></text:span>要不然，任何一朵花，也只不過是天底下無數花朵之一，彼此毫無分別。唯有當你馴服了她，或她馴服了你，這花才真正為你所有，而她也將獨一無二。這時候，你才有可能真正認知到這樣那樣一些真理。<text:span text:style-name="T3"><text:line-break/><text:line-break/></text:span>維根斯坦說，<text:span text:style-name="T3">"</text:span>唯有那些已經回到家的人，才有可能說出真理。<text:span text:style-name="T3">" </text:span>真理是這樣一種私密語言，唯有當它悄悄進入你內心，跟你的生命產生某種血肉聯結，你才有可能說出。<text:span text:style-name="T3"><text:line-break/><text:line-break/></text:span>我從小就特別喜歡杜斯妥也夫斯基，他的小說，我總是一遍兩遍三遍四遍看個不停，很感動。如果我沒記錯，他曾說過：<text:span text:style-name="T3">"</text:span>我並不害怕痛苦，我只怕我配不上我的痛苦。<text:span text:style-name="T3">" <text:line-break/><text:line-break/></text:span>對我來說也一樣，所謂文如其人，我就是我的文字，文字和生命是分不開的。生命有多少悲歡，文字理應亦如是。我並不是真的那麼害怕悲劇滄桑，我只怕我根本配不上我的文字的重量。<text:span text:style-name="T3"><text:line-break/><text:line-break/></text:span>我能理解為何沈從文總是很害怕人們稱讚他的文字，我也能理解，為何在他早年連投稿都投不中的年少時代，他卻已十分自信自己將超越同儕；但在另一方面，他卻又直到晚年都還是完全貶低自己的文字，說它們不值得一提。<text:span text:style-name="T3"><text:line-break/><text:line-break/></text:span>維根斯坦對於出版社找羅素幫他生前唯一一本書寫序很感冒，罵羅素對他寫的東西<text:span text:style-name="T3"><text:s/>"</text:span>一個字也不懂<text:span text:style-name="T3">"</text:span>。旁人覺得你維根斯坦也未免太誇張了吧，羅素可是世界罕見的數學天才耶，怎麼可能<text:span text:style-name="T3"><text:s/>"</text:span>一個字也不懂<text:span text:style-name="T3">"</text:span>。<text:span text:style-name="T3"><text:line-break/><text:line-break/></text:span>但我想維根斯坦並沒有刻意要誇張，也許那是因為維根斯坦藉著那些<text:span text:style-name="T3"><text:s/>"</text:span>可說的<text:span text:style-name="T3">" </text:span>真理所要訴說的，恰恰是那樣一些只能馴服、難以言傳的真理。羅素對於前者貢獻巨大，對於後者卻嘲諷有加，十分鄙夷。<text:span text:style-name="T3"><text:line-break/><text:line-break/></text:span>當然，我相信羅素並非真心如此，也許這也說明了在劍橋橫行霸道大家都怕的維根斯坦，為何只對羅素仍然待之以禮；我相信維根斯坦還是懂得羅素的；羅素只是嘴巴惡毒，行為欠佳，講些什麼幹啊幹啊的，但其實內心不壞。就像<text:span text:style-name="T3"><text:s/>"</text:span>絕美之城<text:span text:style-name="T3">" </text:span>裏那位主角，表面上像個什麼都不信的犬儒，像個花花公子，骨子裏卻仰真慕道渴望美；所謂不入羅馬毋寧死，人生不美，寧可不活。<text:span text:style-name="T3"><text:line-break/><text:line-break/></text:span>我所屬的劍橋國王學院<text:span text:style-name="T3">(King's College)</text:span>院長叫<text:span text:style-name="T3">Bernard Williams</text:span>，也是個哲學家，主要研究道德哲學<text:span text:style-name="T3">(moral philosophy)</text:span>。<text:span text:style-name="T3">2003</text:span>年過世。過世前那幾年，幾次感嘆自己這一生的哲學教學生涯究竟是對或錯。他說，他越來越懷疑自己對學生究竟是有益或有害？他很懷疑，當代這樣一種彷彿抽離生命的哲學取向，以訴說和分析為能事，究竟有何意義？<text:span text:style-name="T3"><text:line-break/><text:line-break/></text:span>在一次演講中，他還提到，那些毫無疑惑、而且能把有關神的概念分析得淋漓盡致的虔誠者，也許不一定會比一個滿口否定神的存在的人更加虔誠；因為，他說：如果你真的不信神，怎麼會如此熱切地口口聲聲說神不存在？<text:span text:style-name="T3"><text:line-break/><text:line-break/></text:span>我講這些，只是要說，你我都一樣，話語其實就是我們的生命，我們的原鄉，我們的主人，靈魂的居所；生前我們也許可以背棄它而去，死後仍舊得團圓在一起。那些企圖反叛它的人，終究還是得臣服在它底下。生命如何，語言文字便如何。高達一生褻瀆神明，但我看他一生所求，無非也是上帝。<text:span text:style-name="T3"><text:line-break/><text:line-break/></text:span>語言文字的失真<text:span text:style-name="T3">(authentic--</text:span>真實那個真<text:span text:style-name="T3">)</text:span>失重，使人痛苦。我從來不怕說出一些什麼，我這一生只怕我配不上我的語言我的文字；痛苦並不可怕，我只怕我究竟配不配得上如此巨大的痛苦；詩歌並不可怕，我只怕我有沒有資格吟唱。<text:span text:style-name="T3"><text:line-break/><text:line-break/></text:span>我的困擾，自然也是所有人終究得自行面對的困擾。別人怎麼說或說什麼，就不妨聽聽，參考即可，自己的菜終究還是得自己炒才行。</text:p>
      <text:p text:style-name="P1"><text:span text:style-name="T1">謙恩</text:span><text:s/>  |  2014.11.23 19:36   |   <text:a xlink:type="simple" xlink:href="http://palinfo.habago.org/Entry?Command=Information_PrintForum&amp;iPage=376#FORUM33131"><text:span text:style-name="T2">#</text:span></text:a></text:p>
      <text:p text:style-name="P2">對社會事件的關注、熱衷，似乎從基因就決定了，我還是一個大學生，對這社會政治所反應出的激情與激動，有別於身邊大多數的同儕朋友，朋友們大多勸我不要關注太多，父母家人也都不願我常常因為社會、因為國家而影響到讀書，而我當然明白朋友們及長輩的意思，卻在應付他們的時候在心中嘆氣，對政治社會的關心及追尋，似乎於我無法拋棄。<text:span text:style-name="T3"><text:line-break/><text:line-break/></text:span>很喜歡看陳真醫師的文章，有口述歷史、有思想哲學的東西可以吸收，更是因為認同陳真醫師對於事情評論所採用的價值觀。我曾經有一段極度失望的時期，曾經認為<text:span text:style-name="T3">"</text:span>歷史會給某某人一個公道<text:span text:style-name="T3">"</text:span>這種類似的言論是可以期待的，也以此為安慰，安慰自己公義終有一天會展現，而真相會水落石出，但我發現我錯了，又或許是那公義的一天實在是無可預期，就好像陳水扁的貪污，究竟是司法迫害，又或是卻有實情，又好比馬英九的清廉與守法，究竟該相信又或不該相信，真相到底有沒有查明的一天，我想我可能不再期待，在這樣的失落之中，能夠看見如陳真醫師這樣的先進也一樣在關心這社會，並且能提出一些經驗式、宏觀式的論點，真得十分安慰，我也仰慕沈富雄醫師，但這些令仰慕的前輩，似乎也沒有幾個了。<text:span text:style-name="T3"><text:line-break/><text:line-break/></text:span>政治在台灣，尤其是從三月占領立法院後，對於我們八年級來說，以經成為顯學，人人都在談都在罵，乘著網路發達的現今社會，主流民意如洪流般形成一種社會性的暴力，在社群網站上，我是不敢自由發表言論的<text:span text:style-name="T3">(</text:span>如果我要維持大部份友誼的話<text:span text:style-name="T3">)</text:span>，偏偏，我的立場跟主流民意是大相逕庭，卻不代表我支持哪方，而是價值觀無法融入。<text:span text:style-name="T3"><text:line-break/><text:line-break/></text:span>幾天前在我的社群網站上發了一篇文章，主要在述說我對仇富現象的不認同，以及網路漫罵的文化畢定會嚴重影響到以後的網路世代，噁心的合成照、惡搞的影片、瞎掰不負責的編撰故事，都讓我感覺到這社會的道德價值觀體系正在崩塌，我忍了許久才打出這篇文章，當然也隱射這次台北選舉對某候選人的許多批評謾罵十分超過直致泯滅人心之地步，沒想到卻有<text:span text:style-name="T3">"</text:span>朋友<text:span text:style-name="T3">"</text:span>要我把這批文章隱藏或刪掉，他的理由是，你會讓其他人誤會<text:span text:style-name="T3">""</text:span>你支持這個政治人物<text:span text:style-name="T3">""</text:span>，講到這我很傻眼，雖然某種程度可以說是意料之中，卻還是十分感嘆。<text:span text:style-name="T3"><text:line-break/><text:line-break/></text:span>這是第一次在這個板上留言，以一個大學生的小小認知，在這裡發言感覺有點自視甚高了，卻還是期待能和板上的前輩先進們有一些文字上的交流，這地方相對安靜許多，真的很棒。</text:p>
      <text:p text:style-name="P1"><text:span text:style-name="T1">虔橙</text:span><text:s/>  |  2014.11.23 19:01   |   <text:a xlink:type="simple" xlink:href="http://palinfo.habago.org/Entry?Command=Information_PrintForum&amp;iPage=376#FORUM33129"><text:span text:style-name="T2">#</text:span></text:a></text:p>
      <text:p text:style-name="P3">對陳真先生的這句話真的心有戚戚。<text:span text:style-name="T3"><text:line-break/><text:line-break/>"</text:span>台灣似乎是一個你幾乎不可能正直地參與任何公眾事務的社會，選舉及藍綠政治鬥爭取代了一切感情和思維，取代了一切善惡美醜。<text:span text:style-name="T3">"<text:line-break/><text:line-break/></text:span>我不覺得馬英九有那麼無能，也希望陳水扁能保外就醫，還希望政府檢討能源政策，漸進廢核。<text:span text:style-name="T3"><text:line-break/></text:span>但這個社會氛圍讓人怯於去為過街老鼠說幾句話，討論議題前則會先被歸類支持誰、支持哪個政黨。<text:span text:style-name="T3"><text:line-break/><text:line-break/></text:span>即使自己行動的動機是單純，也不免被人攻擊或被利用。<text:span text:style-name="T3"><text:line-break/></text:span>被攻擊事小，但被利用則讓人火大。</text:p>
      <text:p text:style-name="P1">Hsu Chien   |  2014.11.23 17:47   |   <text:a xlink:type="simple" xlink:href="http://palinfo.habago.org/Entry?Command=Information_PrintForum&amp;iPage=376#FORUM33128"><text:span text:style-name="T2">#</text:span></text:a></text:p>
      <text:p text:style-name="P2">敬啟者<text:span text:style-name="T3"><text:line-break/></text:span>貴網佔對巴勒斯坦問題的關注令人敬佩，在此提供一點淺見，就是對以色列在約旦河西岸佔領區內眾多的<text:span text:style-name="T3">Settlements</text:span>，一般翻譯為屯墾區，但是屯墾的意思應該是在自己的領土或荒地（無人）屯兵開墾，約旦和西岸地區不是以色列領土亦非無人區，是否用殖民地比較恰當，殖民地就是錫安主義夾紮帝國主義和種族主義的手段，最終則是以建立單純的猶太人國家為目的。<text:span text:style-name="T3"><text:line-break/></text:span>以上意見僅供參考。</text:p>
      <text:p text:style-name="P1"><text:span text:style-name="T1">陳真</text:span><text:s/>  |  2014.11.23 17:23   |   <text:a xlink:type="simple" xlink:href="http://palinfo.habago.org/Entry?Command=Information_PrintForum&amp;iPage=376#FORUM33127"><text:span text:style-name="T2">#</text:span></text:a></text:p>
      <text:p text:style-name="P3"><text:span text:style-name="T3">To: </text:span>小莫<text:span text:style-name="T3"><text:line-break/><text:line-break/></text:span>數不清多少年前了，施明德還在綠島，從獄中傳出一段文字，寫說：<text:span text:style-name="T3">"</text:span>撫今追昔，來日無多<text:span text:style-name="T3">"</text:span>，情緣難償，理想依舊遙不可及云云。接著感嘆說：<text:span text:style-name="T3"><text:line-break/><text:line-break/>"</text:span>我希望在自己的墓碑上寫下什麼字呢？我希望寫下<text:span text:style-name="T3"><text:s/></text:span>奉獻者<text:span text:style-name="T3"><text:s/></text:span>三個字；我信仰了，我堅守了，我奉獻了。<text:span text:style-name="T3">"<text:line-break/><text:line-break/></text:span>那時候的施明德仍是洪水猛獸，邪惡之徒的代名詞，就連小學生互相對罵都會罵說：<text:span text:style-name="T3">"</text:span>你很施明德耶<text:span text:style-name="T3">"</text:span>，你很壞很王八蛋的意思。<text:span text:style-name="T3"><text:line-break/><text:line-break/></text:span>在這樣一種人人皆曰可殺的氛圍下，我把施明德上面這些話，做成一份傳單，拿到雄女雄中門口散發。<text:span text:style-name="T3"><text:line-break/><text:line-break/></text:span>這些學校的學生，自然又比其他學校的學生似乎更乖一些，更忠黨愛國一些，大多數學生拿到傳單一看，面露不屑，有的還丟到地上用腳踩，以示鄙夷。<text:span text:style-name="T3"><text:line-break/><text:line-break/></text:span>但百密總有一疏，仍然還是有些學生，對這傳單內容感到訝異，因為施明德這個人既然如主流媒體所宣傳那般惡毒卑鄙而恐怖，怎麼文字讀來深情款款，一點都不恐怖？<text:span text:style-name="T3"><text:line-break/><text:line-break/></text:span>聰明一點的學生就會想：<text:span text:style-name="T3">"</text:span>我是不是被媒體被黨騙了？<text:span text:style-name="T3">" </text:span>於是高雄一些中學的教官很緊張，聯合高醫的情治體系如安全室，以及校外的調查局、警總等等，加強對我進行各種抹黑，防止我對中學生或其它大學的學生產生影響。抹黑的內容甚至離譜到說我跟黨外人士一起經營私娼館。<text:span text:style-name="T3"><text:line-break/><text:line-break/></text:span>這是時代背景，我要說的是這份我自己製作的傳單，傳單上我還引用施明德的一句話說：<text:span text:style-name="T3">"</text:span>再怎麼神聖美好的目標，都不可能合理化卑劣無恥的手段。<text:span text:style-name="T3">"<text:line-break/><text:line-break/></text:span>這話其實是很有殺傷力的，足以戳破謊言。道理同上，因為，施明德如果是一個如主流媒體以及社會大眾所普遍認定的無惡不作居心不良的歹徒，歹徒怎麼會喜歡並強調這樣一句話？歹徒怎麼會在乎手段的正當性？歹徒怎麼會希望世人在他的墓碑上寫下<text:span text:style-name="T3"><text:s/>"</text:span>奉獻者<text:span text:style-name="T3">" </text:span>三個字，甚至寫下<text:span text:style-name="T3"><text:s/>"</text:span>我信仰了，我堅守了，我奉獻了<text:span text:style-name="T3">"</text:span>？<text:span text:style-name="T3"><text:line-break/><text:line-break/></text:span>為了溝通上的方便，我有時也只好寫說，<text:span text:style-name="T3">"</text:span>偉大的目標，不可能美化卑劣手段的正當性。<text:span text:style-name="T3">" </text:span>但其實我並不是很認同這句話，只不過這樣一種<text:span text:style-name="T3"><text:s/>"</text:span>不認同<text:span text:style-name="T3">"</text:span>，純屬哲學概念上的解析，若要談，可能要談到<text:span text:style-name="T3"><text:s/>W.V.O.Quine</text:span>有關<text:span text:style-name="T3"><text:s/>analytic </text:span>和<text:span text:style-name="T3">synthetic </text:span>的區分的一些想法。哲學局外人自然不可能聽得懂。<text:span text:style-name="T3"><text:line-break/><text:line-break/></text:span>簡單說，或通俗地說，我並不認為手段和目的是一分為二各自獨立的東西。所有手段，事實上早已隱含著目的，而不是<text:span text:style-name="T3"><text:s/>"</text:span>美好目的<text:span text:style-name="T3">" </text:span>擺一個籃子，另一個籃子擺著<text:span text:style-name="T3"><text:s/>"</text:span>卑鄙手段<text:span text:style-name="T3">"</text:span>。<text:span text:style-name="T3"><text:line-break/><text:line-break/></text:span>如果聽不懂我在說什麼就算了。總之，手段很重要，對我而言，它其實就是目的本身。<text:span text:style-name="T3"><text:line-break/><text:line-break/></text:span>因此，如果有人跟你說，做大事者不拘小節；我們有偉大的目的要追求，手段下流一點沒關係；那麼，這種人或這種組織，你最好要小心點。<text:span text:style-name="T3"><text:line-break/><text:line-break/></text:span>當然，我這樣講很容易誤解，彷彿我們必須斤斤計較一舉一動一言一行。我並沒有那個意思。這些說法也不至於導出這樣的結論。<text:span text:style-name="T3"><text:line-break/><text:line-break/></text:span>簡單說，一個<text:span text:style-name="T3"><text:s/>"</text:span>原則<text:span text:style-name="T3">" </text:span>跟它的<text:span text:style-name="T3"><text:s/>"</text:span>應用<text:span text:style-name="T3">" </text:span>之間仍然有著一些必然的概念落差。就比方說<text:span text:style-name="T3"><text:s/>"</text:span>當醫生不要老想著賺大錢<text:span text:style-name="T3">"</text:span>，這話是對的，但我找工作當然還是會考慮薪水，兩者之間並不衝突。<text:span text:style-name="T3"><text:line-break/><text:line-break/></text:span>越說可能越無趣了。不過簡單說，也許可以借用台灣學界過去很長一段時間很喜歡講的一個詞來談，所謂<text:span text:style-name="T3">paradigm shift (</text:span>典範轉移<text:span text:style-name="T3">)</text:span>，<text:span text:style-name="T3">Thomas Kuhn</text:span>所提出的一個觀念。<text:span text:style-name="T3"><text:line-break/><text:line-break/></text:span>通俗簡單地這麼說吧：一個理論，如果你找到它的一些反例，不一定因此就能否決它，直到反例多到幾乎已成常態，或是某些反例也許數量不多，也許就僅有一個反例，但它卻成功打擊了該理論的核心觀念時，那麼，這個理論就應該考慮是否要拋棄。這就叫做典範的轉移。<text:span text:style-name="T3"><text:line-break/><text:line-break/></text:span>我很喜歡令狐沖，自覺某些性格與之相似，他有時會耍一些手段，名門正派例如全真教那些道貌岸然的正人君子自然看不慣，但令狐沖認為，對於混蛋，或是大難臨頭時，有時玩一點手段也沒關係。<text:span text:style-name="T3"><text:line-break/><text:line-break/></text:span>我不是全真教的，我是令狐沖這一國。小奸小壞有時無傷大雅，有時為了保命防災，玩一點小手段又何妨？就連道貌岸然的殷海光也有類似說法，他說，使壞是否正當，得看狀況；如果面對一個很大的恐怖狀況時，幹點壞事也是逼不得已，否則當然就不行。<text:span text:style-name="T3"><text:line-break/><text:line-break/>TO </text:span>丁迅<text:span text:style-name="T3">:<text:line-break/><text:line-break/></text:span>我又不是低能蠢蛋，更不是混蛋壞蛋，我會蠢到、壞到什麼<text:span text:style-name="T3"><text:s/>"</text:span>遠赴英國街道參與社會運動<text:span text:style-name="T3">" </text:span>嗎？拜託發言謹慎，別再對我胡說八道。<text:span text:style-name="T3"><text:line-break/><text:line-break/></text:span>底下寫的與你無關：<text:span text:style-name="T3"><text:line-break/><text:line-break/></text:span>過去有個老掉牙的笑話說，一個美國人嘲笑俄國人不自由不民主，美國人說，我們可以跑到白宮面前大罵美國總統，你們行嗎？<text:span text:style-name="T3"><text:line-break/><text:line-break/></text:span>俄國人不甘示弱說，當然行啊，我們可以跑到克里姆林宫面前大罵美國總統，你們行嗎？<text:span text:style-name="T3"><text:line-break/><text:line-break/></text:span>不用丟東西砸人，這些齜牙裂嘴愛台灣的人，如果敢在天安門廣場上舉個<text:span text:style-name="T3"><text:s/>"</text:span>我主張台灣獨立<text:span text:style-name="T3">" </text:span>或是罵習近平的牌子，那我勉強還算佩服他。打老虎才是好漢，整天打老鼠則是窩囊廢所樂為。<text:span text:style-name="T3"><text:line-break/><text:line-break/></text:span>我相信，若干年後，人們會感念馬英九，想念他的正直清廉與勤奮對於他所屬的黨以及國家體制所產生的種種正面影響。但是，時下的馬英九卻如過街老鼠，人人以打之為樂。但在我看來，只有很沒出息、很邪門窩囊的人，才會整天打過街鼠。<text:span text:style-name="T3"><text:line-break/><text:line-break/></text:span>在罵蔣家會砍頭、會抄家滅族的年代，我可是什麼都敢寫，因為我存心不要這條小命了。過去我有一些罵蔣或質疑蔣家海外置產的文章，甚至連黨外雜誌也不敢登。他們說是為了保護我的安危，但我知道他們是為了保護雜誌社免於災難式的報復與打擊。<text:span text:style-name="T3"><text:line-break/><text:line-break/></text:span>更早之前有位白雅燦，因為發傳單請蔣經國公佈財產，被送往綠島，判了無期徒刑。我那個年代不至於如此恐怖，但是惹來保證讓你承受不起的大禍絕對是必然的。<text:span text:style-name="T3"><text:line-break/><text:line-break/></text:span>可是，如今蔣家已經被過度抹黑，打成過街老鼠，難道打老鼠也是英雄？在我的價值觀中，氣燄高張地打過街老鼠是可恥的，窩囊的，沒出息的。<text:span text:style-name="T3"><text:line-break/><text:line-break/></text:span>我手上有一篇大約<text:span text:style-name="T3">1989</text:span>年小小的剪報，上面有個人，就是阿扁，報導說他在立法院推動一些有關兒童福利的工作。我在這張剪報旁邊寫了一行字：<text:span text:style-name="T3">"</text:span>這是我第一次看到報上對阿扁如此友善的正面報導<text:span text:style-name="T3">"</text:span>。我那時創立台灣第一個兒童福利組織，跟阿扁有時會因為兒童福利方面的事有所接觸。<text:span text:style-name="T3"><text:line-break/><text:line-break/></text:span>那時候的阿扁，人很好，做事認真專業而低調，但一般人不認識；媒體報導不是忽略就是抹黑，所以我才會有感而發在那篇剪報上寫下那行字。<text:span text:style-name="T3"><text:line-break/><text:line-break/></text:span>幾年後，阿扁變壞了，變成一個很壞很厲害的政客，很會玩媒體、玩手段，擅於操弄議題，擅於所謂庶民語言，越俗氣大家越喜歡，一開口大家就哈哈笑，樂歪了，群眾感覺這位政治明星很親民，很民主，跟自己距離很近。<text:span text:style-name="T3"><text:line-break/><text:line-break/></text:span>阿扁還擅於搞民眾狂歡派對，搞變裝秀，以討好民眾，一下扮超人，一下是耶誕老公公，一下是宋七力，一下又手持仙女棒，於是迅速成為台灣人的政治偶像、明星。<text:span text:style-name="T3"><text:line-break/><text:line-break/></text:span>當他壞到徹底時，果然攀上權力最高峰，成為總統。由此你可發現，當一個人行事良善正直時，他反而被眾人視為混蛋，說成壞人，或看成沒出息；可當他開始向混蛋們學習，努力當一個很壞的混蛋時，卻反而變成了主流，贏得民心。台灣人的品味與鑑賞能力，由此可以想見。<text:span text:style-name="T3"><text:line-break/><text:line-break/></text:span>林義雄也一樣，當他所作所為乾淨純粹得像一張聖潔的白紙時，台灣人反而把他當成壞人看。<text:span text:style-name="T3">1990</text:span>年，當我開始當醫師時，周圍醫護同事們看到我在看林義雄寫的<text:span text:style-name="T3"><text:s/>"</text:span>去國懷鄉<text:span text:style-name="T3">"</text:span>，還很不屑地說：<text:span text:style-name="T3">"</text:span>你怎麼在看這些地痞流氓寫的東西？<text:span text:style-name="T3">"<text:line-break/><text:line-break/></text:span>林宅血案前後，林義雄在他寫給太太方素敏的家書中說，大家把我看成青面獠牙，但我不是。<text:span text:style-name="T3"><text:line-break/><text:line-break/></text:span>話說阿扁，如今他又逐漸淡出人們的記憶之外。基本上，我是希望他能被特赦或保外就醫。但馬英九是個所謂奉公守法的酷吏，估計不可能特赦他。<text:span text:style-name="T3"><text:line-break/><text:line-break/>1984</text:span>或<text:span text:style-name="T3">1985</text:span>年左右，國民黨以所謂毀謗馮滬祥抄襲<text:span text:style-name="T3">(</text:span>那根本就是抄襲<text:span text:style-name="T3">)</text:span>，把阿扁關進牢裏。我在黨外雜誌上寫了一篇文章，送給阿扁，我在文章中引用孫觀漢寫給柏楊的一句話說：如果可能的話，<text:span text:style-name="T3">"</text:span>我真真願意替你坐牢<text:span text:style-name="T3">"</text:span>。我始終記得寫這篇文章的那個很深的夜晚，冷清，孤獨，絕望。<text:span text:style-name="T3"><text:line-break/><text:line-break/></text:span>時間很快，整整<text:span text:style-name="T3">30</text:span>年過去了。我心裏卻不斷湧現<text:span text:style-name="T3">30</text:span>年前公開送給阿扁的那句話：<text:span text:style-name="T3">"</text:span>如果可能的話，我真真願意替你坐牢<text:span text:style-name="T3">"</text:span>。<text:span text:style-name="T3"><text:line-break/><text:line-break/></text:span>蓬萊島案，阿扁是無辜的。但這回的幾大貪污案卻罪有應得，但不知道為什麼，<text:span text:style-name="T3">30</text:span>年前的念頭卻又不時湧上心頭。阿扁有罪沒罪，對我已經不重要。他畢竟曾經是個民選總統，揹負著許多人早已如虛空泡影的希望和美夢。<text:span text:style-name="T3"><text:line-break/><text:line-break/></text:span>對我而言，更重要的是，這個人其實並不壞。做為一個丈夫，做為一個父親，乃至做為一個沒沒無聞的平民百姓，他都無可挑剔。他不懂文學，不懂藝術，言語單純，不擅社交，至少私下如此；許多時候，更是沉默寡言。也許應該說是政治污染了他，而不是他污染了政治。<text:span text:style-name="T3"><text:line-break/><text:line-break/></text:span>離開政治或社運二、三十年了，即便是巴勒網也是純業餘，其實連業餘也根本談不上，可以說是零作為吧。但是，過去一兩年來，我卻常有個衝動，很想重現台灣政治江湖，弄一個運動，要求特赦阿扁或讓他保外就醫。<text:span text:style-name="T3"><text:line-break/><text:line-break/></text:span>我跟旁人說到這個想法，但人們反對，說我這樣做只會被綠營利用，到時候又會搞成一種打馬運動，或搞成什麼<text:span text:style-name="T3"><text:s/>"</text:span>阿扁無罪<text:span text:style-name="T3">" "</text:span>外省人欺負咱台灣郎<text:span text:style-name="T3">" </text:span>等等。<text:span text:style-name="T3"><text:line-break/><text:line-break/></text:span>台灣似乎是一個你幾乎不可能正直地參與任何公眾事務的社會，選舉及藍綠政治鬥爭取代了一切感情和思維，取代了一切善惡美醜。</text:p>
      <text:p text:style-name="P1"><text:span text:style-name="T1">丁迅</text:span><text:s/>  |  2014.11.23 14:49   |   <text:a xlink:type="simple" xlink:href="http://palinfo.habago.org/Entry?Command=Information_PrintForum&amp;iPage=376#FORUM33126"><text:span text:style-name="T2">#</text:span></text:a></text:p>
      <text:p text:style-name="P2">昨天又有人<text:span text:style-name="T3">(</text:span>魏揚<text:span text:style-name="T3">)</text:span>對總統丟擲東西<text:span text:style-name="T3">(</text:span>橘子<text:span text:style-name="T3">)</text:span>了。<text:span text:style-name="T3"><text:line-break/><text:line-break/></text:span>陳真一直都是社會運動的健將，<text:span text:style-name="T3"><text:line-break/></text:span>也曾遠赴英國街道參與社會運動。<text:span text:style-name="T3"><text:line-break/></text:span>是否願意制定幾則「規矩」讓後生晚輩明瞭？<text:span text:style-name="T3"><text:line-break/></text:span>年輕人對於這類情事似乎感到「非常喜悅」。<text:span text:style-name="T3"><text:line-break/></text:span>我擔心的是，一如陳真之前所說的朱高正故事。<text:span text:style-name="T3"><text:line-break/></text:span>「所到之處，<text:span text:style-name="T3"><text:s/></text:span>萬眾沸騰，宛若神明出巡。」<text:span text:style-name="T3"><text:line-break/></text:span>當下爽快，但對民主卻是遠程的破壞。<text:span text:style-name="T3"><text:line-break/><text:line-break/></text:span>懇求「規矩」。<text:span text:style-name="T3"><text:line-break/><text:line-break/></text:span>丁迅<text:span text:style-name="T3"><text:line-break/><text:line-break/>===================<text:line-break/><text:line-break/>[</text:span>新聞<text:span text:style-name="T3">] </text:span>朝馬丟橘子　三月佔政院同一幫<text:span text:style-name="T3"><text:line-break/><text:line-break/></text:span>陳恆光<text:span text:style-name="T3">/</text:span>整理<text:span text:style-name="T3"> <text:line-break/><text:line-break/></text:span>　國民黨主席馬英九<text:span text:style-name="T3">22</text:span>日下午到晚間在新竹、桃園，為黨籍縣市長候選人輔選，但在新竹市許明財競選總部意外被人丟擲橘子，接著到桃園，維安層級明顯拉高，氣氛詭異。向馬丟橘子的黑色島國青年陣線成員魏揚等人，隨即被警馬上銬帶走，這幫人就是三月太陽花學運期間，帶頭攻佔<text:span text:style-name="T3">“</text:span>行政院<text:span text:style-name="T3">”</text:span>被逮捕的學運成員。<text:span text:style-name="T3"> <text:line-break/><text:line-break/></text:span>　根據中評社<text:span text:style-name="T3">23</text:span>日報導，九合一選戰投票進入倒數，新竹縣市國民黨候選人邱鏡淳、許明財接連舉行造勢活動，國民黨主席馬英九全力輔選，短短<text:span text:style-name="T3">2</text:span>小時跨越新竹市、新竹縣。<text:span text:style-name="T3"> <text:line-break/><text:line-break/></text:span>　不過晚間<text:span text:style-name="T3">6</text:span>點<text:span text:style-name="T3">20</text:span>分，馬抵達第二站新竹市長候選人許明財總部，太陽花學運期間帶頭衝行政院的黑色島國青年陣線成員魏揚等朝馬英九丟橘子，並高喊<text:span text:style-name="T3">“</text:span>只顧選舉，不顧勞工<text:span text:style-name="T3">”</text:span>，不過並未直接丟中馬英九，馬上被隨扈等人員擋住，隨後被警察上銬帶走。<text:span text:style-name="T3"> <text:line-break/><text:line-break/></text:span>　新竹場造勢完，馬英九立刻驅車趕往桃園為吳志揚站台輔選，車隊約晚間<text:span text:style-name="T3">8</text:span>點抵達桃園藝文園區<text:span text:style-name="T3">“</text:span>北區團結大會<text:span text:style-name="T3">”</text:span>會場，馬先在展演中心貴賓室休息，接著登上舞台。<text:span text:style-name="T3"> <text:line-break/><text:line-break/></text:span>　因為馬英九上一場在新竹，碰到<text:span text:style-name="T3">“</text:span>丟橘子<text:span text:style-name="T3">”</text:span>突發事件，桃園場維安層級同步提升，進出管制嚴格，當馬英九牽著吳志揚手進入，全場沸騰，隨扈安全人員跟著繃緊神經。<text:span text:style-name="T3"> <text:line-break/><text:line-break/></text:span>　造勢晚會場合，首先由吳志揚演講，馬英九站在旁邊，後頭隨扈不時上前，貼身向馬報告，次數<text:span text:style-name="T3">4</text:span>、<text:span text:style-name="T3">5</text:span>次，氣氛詭異，幸好造勢場合很快結束，沒有再傳意外。　<text:span text:style-name="T3"> <text:line-break/></text:span>【中央網路報】</text:p>
      <text:p text:style-name="P1"><text:span text:style-name="T1">平璽</text:span><text:s/>  |  2014.11.23 12:18   |   <text:a xlink:type="simple" xlink:href="http://palinfo.habago.org/Entry?Command=Information_PrintForum&amp;iPage=376#FORUM33125"><text:span text:style-name="T2">#</text:span></text:a></text:p>
      <text:p text:style-name="P3">千條政見，浮沉歷史長河<text:span text:style-name="T3"><text:line-break/></text:span>萬頭空巷，迷醉愛台高歌<text:span text:style-name="T3"><text:line-break/></text:span>下里巴人如雷響<text:span text:style-name="T3"><text:line-break/></text:span>陽春白雪無人和<text:span text:style-name="T3"><text:line-break/></text:span>總統　立委　縣市長，四年一口舌<text:span text:style-name="T3"><text:line-break/></text:span>服貿　核四　洪仲丘，兩年三文革<text:span text:style-name="T3"><text:line-break/></text:span>黃鐘毀棄，口號滿牛車<text:span text:style-name="T3"><text:line-break/></text:span>瓦釜雷鳴，募兵不足額<text:span text:style-name="T3"><text:line-break/></text:span>如何？奈何！<text:span text:style-name="T3"><text:line-break/></text:span>－－<text:span text:style-name="T3"><text:line-break/></text:span>詞牌：台式民主</text:p>
      <text:p text:style-name="P4"/>
      <text:p text:style-name="P1"><text:span text:style-name="T1">小莫</text:span><text:s/>  |  2014.11.23 03:39   |   <text:a xlink:type="simple" xlink:href="http://palinfo.habago.org/Entry?Command=Information_PrintForum&amp;iPage=377#FORUM33124"><text:span text:style-name="T2">#</text:span></text:a></text:p>
      <text:p text:style-name="P3">陳醫師您好，我是一位本來反國民黨親綠的工程師，但直到太陽花運動才反轉自己的政治立場。<text:span text:style-name="T3"><text:line-break/><text:line-break/></text:span>分享一本傷眼的書。<text:span text:style-name="T3"><text:line-break/>http://www.books.com.tw/products/0010650086<text:line-break/><text:line-break/></text:span>這本書<text:span text:style-name="T3">"</text:span>忠實紀錄<text:span text:style-name="T3">"</text:span>了各種對於馬英九和江宜樺的低級詆毀和抹黑。<text:span text:style-name="T3"><text:line-break/></text:span>我認為一個民主運動可以有自己追求的價值，但應該就事論事，反服貿就反服貿，你的理念是自由的，想要推翻國會決策就用抗議影響立法委員或是提公投，每個人都有不贊同馬英九和江宜樺政策的權利，但不應該會把這種對於人的抹黑和攻擊變成運動的主流。一件事贊成就說贊成，反對就說反對，馬英九不對就講哪裡不對，不是醜化抹黑他。<text:span text:style-name="T3"><text:line-break/><text:line-break/></text:span>而我也不願意相信這裡面沒有政黨的支持，就算是自發公民的行為，那這些低級行為難道不是從民進黨學來的？國民黨作過很多不好的事情，但有對陳水扁或蔡英文進行這種詆毀抹黑嗎？沒有吧，紅衫軍的時候出現了激情暴力行為，大家要求陳水扁下台。<text:span text:style-name="T3"><text:line-break/></text:span>但是沒有人對陳水扁進行這種程度的詆毀抹黑，至少我沒有印象有。<text:span text:style-name="T3"><text:line-break/><text:line-break/></text:span>而我真的不能理解為何太陽花運動支持者不在意這種低級抹黑，甚至反而把這些事蔚為主流<text:span text:style-name="T3">"</text:span>引以為傲<text:span text:style-name="T3">"</text:span>。<text:span text:style-name="T3"><text:line-break/><text:line-break/></text:span>如果所謂<text:span text:style-name="T3">"</text:span>民主<text:span text:style-name="T3">"</text:span>是這種程度那難怪<text:span text:style-name="T3">"</text:span>不民主<text:span text:style-name="T3">"</text:span>的國民黨怎麼選怎麼贏。<text:span text:style-name="T3"><text:line-break/><text:line-break/></text:span>再次抱歉分享了傷眼的東西。只是對陳醫師您的文有感而發而已。</text:p>
      <text:p text:style-name="P1"><text:span text:style-name="T1">陳真</text:span><text:s/>  |  2014.11.23 01:38   |   <text:a xlink:type="simple" xlink:href="http://palinfo.habago.org/Entry?Command=Information_PrintForum&amp;iPage=377#FORUM33123"><text:span text:style-name="T2">#</text:span></text:a></text:p>
      <text:p text:style-name="P2">衝著婁燁、刁亦男、許鞍華和王小帥四位導演的面子，剛剛終於忍耐看完又臭又長的金馬獎轉播。因為侯孝賢的關係，這幾年金馬獎變得比較有看頭，要不然，我都已經十幾年不記得世界上有這個獎了。<text:span text:style-name="T3"><text:line-break/><text:line-break/></text:span>所有影展以<text:span text:style-name="T3"><text:s/>"</text:span>坎城<text:span text:style-name="T3">" </text:span>頒獎速度最快，上台直接唸名單，全場絕無一句廢話，既沒有無聊的才藝表演，更不會講一些套招的僵硬<text:span text:style-name="T3"><text:s/>"</text:span>笑話<text:span text:style-name="T3">"</text:span>。得獎者領了獎，講兩句就走人，很乾脆。<text:span text:style-name="T3"><text:line-break/><text:line-break/></text:span>去過三次坎城影展，都是去給<text:span text:style-name="T3">Kusturica</text:span>加油，有一次還有王家衛的<text:span text:style-name="T3">2046</text:span>參展。那一次，都已經超過收件截止時間了，王家衛卻還在剪接沒剪完，坎城影展當局決定等他。等半天還是沒把片子寄來，法國媒體開玩笑說，王家衛拍戲很慢，該不會要等到<text:span text:style-name="T3">2046</text:span>年吧？<text:span text:style-name="T3"><text:line-break/><text:line-break/></text:span>婁燁、刁亦男、許鞍華和王小帥四位導演我都喜歡，特別是婁燁。他的<text:span text:style-name="T3"><text:s/>"</text:span>頤和園<text:span text:style-name="T3">" </text:span>我看了好幾次，還買了幾個不同版本，因為有的版本沒有字幕，聽不太懂地方腔。<text:span text:style-name="T3"><text:line-break/><text:line-break/></text:span>我考慮帶進墳墓的幾部片子裏頭也有<text:span text:style-name="T3"><text:s/>"</text:span>頤和園<text:span text:style-name="T3">"</text:span>。這片跟六四天安門事件有關，中共不爽他偷拍敏感題材，於是給他禁止導演工作，一禁禁了五年，以示懲罰，不過他還是偷偷拍片。<text:span text:style-name="T3"><text:line-break/><text:line-break/></text:span>別人要是幹了些不尋常的事，心裏究竟怎麼想的我不知道，但我明白自己的心；也許我不需寫自傳，至少前<text:span text:style-name="T3">25</text:span>年的歲月不用寫，就請直接看頤和園就行。熱血或蠢血有時其實也搞不清，總覺得血液是熱的。如今涼了沒有？這麼多的滄桑下來，自然應該是有的。<text:span text:style-name="T3"><text:line-break/><text:line-break/></text:span>這片與其說談政治，不如說是個愛情片吧。所有好電影在我看來都是愛情片。政治這東西跟愛情長得更像。在一個訪問中，婁燁說，<text:span text:style-name="T3">"</text:span>六四<text:span text:style-name="T3">" </text:span>就像政府與人民這對情人之間鬧彆扭，男的打了女的一個巴掌，之後用十年、二十年的時間來償還。當然，這是訪談，跟這電影倒也沒有必然的關連。<text:span text:style-name="T3"><text:line-break/><text:line-break/></text:span>至於許鞍華，四人之中自然認識最早。我在<text:span text:style-name="T3">30</text:span>年前幫高醫舉辦的影展上，一共挑了<text:span text:style-name="T3">12</text:span>部片當時還沒成為大師的冷門片，其中一部就是許鞍華的<text:span text:style-name="T3"><text:s/>"</text:span>小姐撞到鬼<text:span text:style-name="T3">"</text:span>，港譯<text:span text:style-name="T3"><text:s/>"</text:span>撞到正<text:span text:style-name="T3">"</text:span>，拍攝於大約<text:span text:style-name="T3">1980</text:span>年。<text:span text:style-name="T3"><text:line-break/><text:line-break/></text:span>許鞍華也是留英，學電影，這是她的第二部片。拍這片時應該差不多才<text:span text:style-name="T3">30</text:span>歲出頭。在我的評價中，這是她最好的一部。台灣應該沒有做商業上映，當初可是費盡千辛萬苦才找到錄影帶；輾轉盜拷，畫質極差，但也只能將就。在台灣想看場電影，真是比警方辦案還不容易。<text:span text:style-name="T3"><text:line-break/><text:line-break/></text:span>剛剛，許鞍華得了導演獎，而婁燁的<text:span text:style-name="T3"><text:s/>"</text:span>推拿<text:span text:style-name="T3">" </text:span>得了最佳電影。<text:span text:style-name="T3"><text:line-break/><text:line-break/></text:span>我看所有獎項幾乎全由大陸或香港包辦，也許明天愛台媒體又要哭爸哭母說親中、討好大陸了。<text:span text:style-name="T3"><text:line-break/><text:line-break/></text:span>台灣倒是自我陶醉，自己頒給自己一個什麼年度最佳電影工作者的詭異獎項，不知道究竟是在表揚什麼。得獎者名字我喊不出來，沒聽過，說他推動了什麼台灣這幾年電影的發展，全是一些<text:span text:style-name="T3">(</text:span>在我看來<text:span text:style-name="T3">)</text:span>爛到嚇死人的大爛片。我當然沒看過那些爛片，但一部爛片你只要看幾幕預告就能判斷，就像一顆臭雞蛋你不需要全部吃完，光聞一下就知道能不能吃。<text:span text:style-name="T3"><text:line-break/><text:line-break/></text:span>當世界往前飛奔，把台灣遠遠拋在後面時，台灣社會的自我滿意度卻反而異常高漲，滿意得不得了。文化如此，思想如此，知識如此，政治如此，藝術如此，經濟也如此。<text:span text:style-name="T3"><text:line-break/><text:line-break/></text:span>其實台灣最大的強項大概就是選舉，每天選不停；選完這一回，沒兩天就又開始為下次選舉佈樁了。選舉語言幾乎是這島上唯一的語言，彷彿人們的唯一生存依據就是選舉。選舉，或者說，徹底病態的選舉，幾乎扭曲了一切。<text:span text:style-name="T3"><text:line-break/><text:line-break/></text:span>套句標準的選舉台詞，我這叫<text:span text:style-name="T3"><text:s/>"</text:span>親中<text:span text:style-name="T3">"</text:span>、<text:span text:style-name="T3">"</text:span>唱衰台灣<text:span text:style-name="T3">"</text:span>。親中我是承認；除了不親美不親日，全世界基本上我都親；唱衰台灣可沒那個膽，更沒那個意願。我倒是希望台灣能像樣一點，醒一醒，別再做夢了，人家太空梭都已經登陸冥王星了，別再說什麼沖天炮、水鴛鴦的燦爛輝煌了。</text:p>
      <text:p text:style-name="P1"><text:span text:style-name="T1">陳志鴻</text:span><text:s/>  |  2014.11.23 01:02   |   <text:a xlink:type="simple" xlink:href="http://palinfo.habago.org/Entry?Command=Information_PrintForum&amp;iPage=377#FORUM33122"><text:span text:style-name="T2">#</text:span></text:a></text:p>
      <text:p text:style-name="P3">果然某報率先開炮了<text:span text:style-name="T3">..<text:line-break/><text:line-break/>===<text:line-break/><text:line-break/></text:span>前<text:span text:style-name="T3">8</text:span>獎中國包辦<text:span text:style-name="T3"><text:s/></text:span>網友酸：乾脆辦在北京<text:span text:style-name="T3"><text:line-break/><text:line-break/></text:span>〔本報訊〕第<text:span text:style-name="T3">51</text:span>屆金馬獎頒獎典禮今天登場，目前已頒出<text:span text:style-name="T3">8</text:span>座獎項，但全是由中國包辦，<text:span text:style-name="T3"><text:line-break/></text:span>讓<text:span text:style-name="T3">Ptt</text:span>鄉民忍不著大酸「怎麼不辦在北京、上海，辦在台灣交通不方便！」</text:p>
      <text:p text:style-name="P1"><text:span text:style-name="T1">虔橙</text:span><text:s/>  |  2014.11.23 00:12   |   <text:a xlink:type="simple" xlink:href="http://palinfo.habago.org/Entry?Command=Information_PrintForum&amp;iPage=377#FORUM33121"><text:span text:style-name="T2">#</text:span></text:a></text:p>
      <text:p text:style-name="P2">工作了<text:span text:style-name="T3">10</text:span>年重回學校念研究所，為了得知系上訊息，不得不申請了臉書帳號。但每天幾乎要被同學們轉<text:span text:style-name="T3">PO</text:span>的下面這種文章淹沒<text:span text:style-name="T3">:<text:line-break/></text:span>學運領袖發言、政治人物<text:span text:style-name="T3">KUSO</text:span>文、「國民黨很爛、<text:span text:style-name="T3">KMT</text:span>不到，台灣不會好」、「支持國民黨的人都是無腦的死<text:span text:style-name="T3">689</text:span>」、「愛台灣」<text:span text:style-name="T3">…<text:line-break/><text:line-break/></text:span>學運領袖看了「<text:span text:style-name="T3">200</text:span>萬」一文後感嘆國民黨白色恐怖，獲得臉書朋友一片狂讚。<text:span text:style-name="T3"><text:line-break/></text:span>但一些「澎湖七一三」事件的各當事人說法及書籍資料，又會得到多少讚<text:span text:style-name="T3">?<text:line-break/></text:span>這個社會太少「了解」，太快「表態」、「有感而發」，讓人反胃。<text:span text:style-name="T3"><text:line-break/><text:line-break/></text:span>網民的政治人物<text:span text:style-name="T3">KUSO</text:span>文就如同說「屎是臭的」一般，一再證明「我真的知道屎是臭的」，是有多大意義<text:span text:style-name="T3">?<text:line-break/></text:span>同一群人習以為常地稱連勝文為「神豬」，但若叫一般胖子「神豬」，大概會被同一群人以「歧視胖子」的名義群起攻撃。<text:span text:style-name="T3"><text:line-break/><text:line-break/></text:span>「國民黨很爛」<text:span text:style-name="T3">?</text:span>其實民進黨也一樣爛。<text:span text:style-name="T3"><text:line-break/></text:span>我住的縣市，村長到縣議員的基層選舉，藍綠都在買票，很多人收了好多份。我家從來不收，因為我們知道愈多人收，愈讓只能靠買票才能當選的人出來選。<text:span text:style-name="T3"><text:line-break/></text:span>至於縣長還沒聽到有人買票，但不論藍綠都會透過土地變更來大賺一筆。<text:span text:style-name="T3"><text:line-break/></text:span>而選舉抺黑、抹灰藍綠都會。<text:span text:style-name="T3"><text:line-break/></text:span>若「<text:span text:style-name="T3">KMT</text:span>不倒，台灣不會好」為真，那同理可證「<text:span text:style-name="T3">DPP</text:span>不倒，台灣不會好」。<text:span text:style-name="T3"><text:line-break/><text:line-break/></text:span>「愛台灣」<text:span text:style-name="T3">?<text:line-break/></text:span>還不如愛自己、身邊的朋友、親人和愛人來得真實。<text:span text:style-name="T3"><text:line-break/></text:span>日本地震、高雄氣爆捐錢沒事，但大陸地震捐錢就被說是「不愛台灣」。<text:span text:style-name="T3"><text:line-break/></text:span>會受傷的是人，會流淚的是人，我不懂哪裡人有何差別。<text:span text:style-name="T3"><text:line-break/><text:line-break/></text:span>有時會覺得在台灣過不下去，因為這個島上莫名奇妙、狗屁倒灶的事情太多，讓人想逃。<text:span text:style-name="T3"><text:line-break/><text:line-break/></text:span>在自己的臉書上從來無法說這些話，因為很容易就被冠上「不愛台灣」。<text:span text:style-name="T3"><text:line-break/></text:span>我的留言沒有文筆、章法可言，請見諒。只是若再沒有地方容許我不吐不快，我真的會生病。</text:p>
      <text:p text:style-name="P1"><text:span text:style-name="T1">陳真</text:span><text:s/>  |  2014.11.22 15:01   |   <text:a xlink:type="simple" xlink:href="http://palinfo.habago.org/Entry?Command=Information_PrintForum&amp;iPage=377#FORUM33120"><text:span text:style-name="T2">#</text:span></text:a></text:p>
      <text:p text:style-name="P3">我常批評西方主流媒體的偏頗，例如大篇幅歌頌香港的所謂<text:span text:style-name="T3"><text:s/>“</text:span>佔中<text:span text:style-name="T3">”</text:span>，卻對比方說美國入侵主導下的伊拉克、阿富汗及利比亞的倒行逆施與慘絕人寰，隻字不提。<text:span text:style-name="T3"><text:line-break/><text:line-break/></text:span>不過，跟台灣媒體相較，依然高尚一些。基本上，西方媒體儘管偏頗，但它不敢造謠造假，更不敢碰觸、挑撥族群仇恨與歧視，因為後果會極其嚴重。政黨的支持者再怎麼狂熱，也不至於狂熱到整天造謠抹黑並以之為榮。<text:span text:style-name="T3"><text:line-break/><text:line-break/></text:span>但在台灣卻是只要人多勢眾或掌握強大造勢工具如媒體，便可任意為所欲為，例如自由爛報，造謠扭曲根本就是一種常態，我不知道它究竟有沒有哪一個字是平實可信的；媒體不是公器，而是打擊異己、捍衛特定政黨與一己私利的私人武器。<text:span text:style-name="T3"><text:line-break/><text:line-break/></text:span>至於群眾，那當然就更不用說了。特別是在完全不受任何監督的網路世界，你想，一個人渣，當他可以匿名任意胡作非為時，他會對弱勢者或異己做出什麼樣的事情來？<text:span text:style-name="T3"><text:line-break/><text:line-break/></text:span>可悲的是，我們卻把這樣的醜事稱為民主自由與人權，稱為公義，稱為創意與熱情，稱為<text:span text:style-name="T3">x</text:span>它娘的什麼碗糕公民。<text:span text:style-name="T3"><text:line-break/><text:line-break/></text:span>若干年後，也許人們回顧這一段文革般的歷史，恐怕會目瞪口呆，難以置信曾經發生過這樣的事，就好像現在的人也許沒法想像過去主張聯合國兒童權利公約，反對雛妓，主張先天性重症兒童免費醫療保險等等，會導致退學、叛亂乃至家破人亡的一連串懲罰與後果。<text:span text:style-name="T3"><text:line-break/><text:line-break/></text:span>長年的極度貧窮饑餓與艱辛疲憊，蠟燭兩頭點，我常數算自己的生命，大概也剩不了幾年可活；這世界一天比一天離我遠去。沈從文臨終，旁人問他有何遺言，他說，<text:span text:style-name="T3">“</text:span>我對這世界無話可說<text:span text:style-name="T3">”</text:span>。基本上，我也沒什麼好說，因為我能說的反覆也不過這樣那樣一些無甚希奇的尋常話語。<text:span text:style-name="T3"><text:line-break/><text:line-break/></text:span>話語畢竟是蒼白的。沈從文和維根斯坦感動我的，倒不光是因為他們的文字，更是因為他們的真情與憐憫，他們的眼淚。</text:p>
      <text:p text:style-name="P1"><text:span text:style-name="T1">陳真</text:span><text:s/>  |  2014.11.22 14:06   |   <text:a xlink:type="simple" xlink:href="http://palinfo.habago.org/Entry?Command=Information_PrintForum&amp;iPage=377#FORUM33119"><text:span text:style-name="T2">#</text:span></text:a></text:p>
      <text:p text:style-name="P2">蘭萱是極少數我喜歡的一個台灣媒體人。<text:span text:style-name="T3"><text:line-break/><text:line-break/></text:span>台灣人有一種強欺弱、眾暴寡、遇強則舔、遇弱則囂張、西瓜倚大邊的醜陋民族性。年輕一代，理應比較有勇氣、有理想、有俠義之心而且比較反主流、比較有獨立性個別性，但這些理應屬於年輕生命的特質，卻反而從台灣的年輕一代身上徹底消失。<text:span text:style-name="T3"><text:line-break/><text:line-break/></text:span>這當然不能怪他們，因為他們是我們用一堆有毒有害的垃圾飼料養大的，他們每天泡在一堆毒物裡頭，你如何可能期待他們能正常成長？一個年輕生命，除非家長照顧得很好，或是除非他個人極其聰慧有個性，否則很難逃得了社會冠給他的人為宿命。<text:span text:style-name="T3"><text:line-break/><text:line-break/></text:span>我不是在講前途方面的事，畢竟越主流往往混得越好，但在所有前途之<text:span text:style-name="T3"><text:s/>“</text:span>前<text:span text:style-name="T3">“</text:span>，<text:span text:style-name="T3"><text:s/></text:span>你得必須<text:span text:style-name="T3"><text:s/>“</text:span>先<text:span text:style-name="T3">” </text:span>是個像樣的<text:span text:style-name="T3"><text:s/>”</text:span>人<text:span text:style-name="T3">“ </text:span>才行。<text:span text:style-name="T3"><text:line-break/><text:line-break/></text:span>陳真<text:span text:style-name="T3"><text:line-break/>==============<text:line-break/></text:span>勝負之外<text:span text:style-name="T3"><text:line-break/><text:line-break/></text:span>作者：蘭萱<text:span text:style-name="T3"><text:line-break/><text:line-break/>2014</text:span>年<text:span text:style-name="T3">11</text:span>月<text:span text:style-name="T3">21</text:span>日<text:span text:style-name="T3"><text:line-break/><text:line-break/></text:span>（上略）<text:span text:style-name="T3">2004</text:span>年美國總統大選期間，<text:span text:style-name="T3">CBS</text:span>資深權威主播<text:span text:style-name="T3">Dan Rather</text:span>因播報一則未經查證新聞，指涉候選人小布希當兵時耍特權遭上級警告，當消息證實造假，坐鎮晚間新聞播報台長達<text:span text:style-name="T3">24</text:span>年的他遭到革職黯然下臺。這不是無情的處置，而是當大眾媒體無法扮演稱職守門人角色，當新聞人對於傳統一份份寄到電視台的秘密文件、一通通打到報社的爆料電話，如今一則則氾濫成災唾手可得、來自網路的匿名消息，不再努力追查真相或沒有能力辨別事件真偽時，為了維繫賴以生存壯大的信任兩字，<text:span text:style-name="T3">CBS</text:span>做出必要且正確的決定。台灣媒體呢？顯然不少人放棄守門角色、甘做二手傳播者，甚至謠言散佈者了。<text:span text:style-name="T3"><text:line-break/><text:line-break/></text:span>網路的真假虛實參雜，不只躲在螢幕後的匿名，導致鍵盤敲出的文字、<text:span text:style-name="T3">PO</text:span>出的影像可真可假；也包括下手一方的輕重力道看似飛快無形，被肉搜起底、攻擊挑釁的另一方，卻因有名有姓紮紮實實地在名譽和心理受到實質傷害，就像暗巷裡慘遭無名痛毆。洪仲丘事件、媽媽嘴雙屍案<text:span text:style-name="T3">…</text:span>，都曾出現網路霸凌受害者，有些事後縱使證明無辜，也無處再討公道。<text:span text:style-name="T3"><text:line-break/><text:line-break/></text:span>沒人喜歡被霸凌。事實卻是人們經常有意無意間霸凌別人。這次九合一選舉，連勝文無疑是被網友鄉民鎖定的霸凌對象，而且狀況持續惡化中。日前作詞才子方文山幫連勝文競選歌曲《同一種世界》填寫歌詞，被網友罵翻。諷刺的是，他和導演鄺盛故意先<text:span text:style-name="T3">PO</text:span>歌曲<text:span text:style-name="T3">MV</text:span>不講是誰的廣告，當日瞬間湧入的讚聲不絕，有留言甚至猜測這麼好的廣告一定是柯<text:span text:style-name="T3">P</text:span>；不料，幾天後答案揭曉<text:span text:style-name="T3">MV</text:span>打上連勝文字樣，讚聲噓聲立即豬羊變色。<text:span text:style-name="T3"><text:line-break/><text:line-break/></text:span>方文山在臉書留言，「等到出現顏色時，立場就會出現，排山倒海而來的網路冷血攻擊就會出現，無止盡的網路語言暴力就會出現」。他以非政治人的立場像是預知、也像道破，這次北市選戰中網友並未真正超越藍綠。他雖早早做好心理準備來面對，但這種非柯即敵，不僅針對候選人、還株連九族、無辜的情緒化行徑，已形同另一種恐怖寒蟬。<text:span text:style-name="T3"><text:line-break/><text:line-break/></text:span>一位在媒體擔任主管的朋友告訴我，他們街訪民眾談對候選人觀感的單元，在網路上留言很熱烈。但日前他連著接到兩通電話，一位家長拜託把孩子支持連勝文的街訪撤下，因為他孩子受不了網友不堪的辱罵；一位年輕女孩表明她是受訪者，婉轉央求編輯把標題「支持連勝文」改掉，她說內文沒關係因為自己依舊挺連，但不想要標題這麼明顯惹來一堆罵她的留言。這位主管因此上網快速瀏覽了街訪新聞下方留言版，「很嚇人，支持連勝文真的被罵的很慘，什麼腦殘、白目、拿錢<text:span text:style-name="T3">…</text:span>」，支持柯文哲的留言則一面倒地很溫馨、很正面。他印象很深的是一位挺柯正妹的留言版上寫著，「人美心更美」；感慨的則是，「不知道年輕人怎麼承受的了這些攻擊和壓力？他們的朋友都在網路上，網路幾乎是他們的全世界！不過支持某個人啊！」<text:span text:style-name="T3"><text:line-break/><text:line-break/></text:span>民主社會，通常都很熟悉伏爾泰說的這句話，「我可以不同意你的觀點，但我誓死捍衛你說話的權利。」網路興起，始終被期待成為一個更多元、更民主、去權威化、去中心化的平等創新國度；幾次事件驗證下來，這個網路大夢，在台灣，還遙遠的很。</text:p>
      <text:p text:style-name="P1">YC   |  2014.11.22 12:58   |   <text:a xlink:type="simple" xlink:href="http://palinfo.habago.org/Entry?Command=Information_PrintForum&amp;iPage=377#FORUM33115"><text:span text:style-name="T2">#</text:span></text:a></text:p>
      <text:p text:style-name="P3">自從考上了號稱全台最頂尖大學的研究所，為了得知系上訊息，不得不申請了臉書帳號。但每天幾乎要被同學們轉<text:span text:style-name="T3">PO</text:span>的下面這種文章淹沒<text:span text:style-name="T3">:<text:line-break/></text:span>學運領袖發言、政治人物<text:span text:style-name="T3">KUSO</text:span>文、「國民黨很爛」、「支持國民黨的人都是無腦的死<text:span text:style-name="T3">689</text:span>」、「愛台灣」、「政府、財團吃掉年輕人薪水，打倒財團」等等的文章。<text:span text:style-name="T3"><text:line-break/><text:line-break/></text:span>學運領袖看了「<text:span text:style-name="T3">200</text:span>萬」一文後感嘆國民黨白色恐怖，獲得臉書朋友一片狂讚。<text:span text:style-name="T3"><text:line-break/></text:span>但一些「澎湖七一三」事件的各當事人說法及書籍資料，又會得到多少讚<text:span text:style-name="T3">?<text:line-break/></text:span>這個社會太少「了解」，太快「表態」、「有感而發」，讓人反胃。<text:span text:style-name="T3"><text:line-break/><text:line-break/></text:span>網民的政治人物<text:span text:style-name="T3">KUSO</text:span>文就如同說「屎是臭的」一般，一再證明「我真的知道屎是臭的」，是有多大意義<text:span text:style-name="T3">?<text:line-break/></text:span>同一群人習以為常地稱連勝文為「神豬」，但若叫一般胖子「神豬」，大概會被同一群人以「歧視胖子」的名義群起攻撃。<text:span text:style-name="T3"><text:line-break/><text:line-break/></text:span>「國民黨很爛」<text:span text:style-name="T3">?</text:span>其實民進黨也一樣爛。<text:span text:style-name="T3"><text:line-break/></text:span>我住的縣市，村長到縣議員的基層選舉，藍綠都在買票，很多人收了好多份。我家從來不收，因為我們知道愈多人收，愈讓只能靠買票才能當選的人出來選。<text:span text:style-name="T3"><text:line-break/></text:span>至於縣長還沒聽到有人買票，但不論藍綠都會透過土地變更來大賺一筆。<text:span text:style-name="T3"><text:line-break/></text:span>而選舉抺黑、抹灰藍綠都會。<text:span text:style-name="T3"><text:line-break/></text:span>若「<text:span text:style-name="T3">KMT</text:span>不到，台灣不會好」為真，那同理可證「<text:span text:style-name="T3">DPP</text:span>不倒，台灣不會好」。<text:span text:style-name="T3"><text:line-break/><text:line-break/></text:span>「愛台灣」<text:span text:style-name="T3">?<text:line-break/></text:span>還不如愛自己、身邊的朋友、親人來的真實。<text:span text:style-name="T3"><text:line-break/><text:line-break/></text:span>「政府、財團吃掉年輕人薪水，打倒財團」<text:span text:style-name="T3">?<text:line-break/></text:span>讀研究所前我工作了<text:span text:style-name="T3">10</text:span>年，第一份薪水<text:span text:style-name="T3">32,000</text:span>元，<text:span text:style-name="T3">8</text:span>年後離開最後一間公司薪水是<text:span text:style-name="T3">50,000</text:span>元。最後兩年自己接案子，月薪是<text:span text:style-name="T3">30,000~100,000</text:span>元。<text:span text:style-name="T3"><text:line-break/></text:span>或許在現在的學生眼裡，我的薪水仍是不高不低，<text:span text:style-name="T3"><text:line-break/>(</text:span>同學轉<text:span text:style-name="T3">PO</text:span>的一則文章，聲稱目前大學畢業至少要<text:span text:style-name="T3">35,000</text:span>元才能活得下去<text:span text:style-name="T3">)</text:span>。<text:span text:style-name="T3"><text:line-break/></text:span>但我不買負擔不起的名牌，也不追逐消費性產品，多買健康食物少買加工食品、買書、保持身心健康。<text:span text:style-name="T3"><text:line-break/></text:span>因為總覺得財團從我這裡挖錢的最直接手段，就是讓我不知道需要的是什麼、盲目地無腦消費。要避免財團吃掉我的薪水，我能做的最有效的一件事，就是別讓自己無腦、讓自己健健康康。<text:span text:style-name="T3"><text:line-break/></text:span>總覺得自己生活還過得去，也有了一些積蓄，若我不能過得再好，肯定是我自己庸庸碌碌的關係。<text:span text:style-name="T3"><text:line-break/><text:line-break/></text:span>現在會讓我覺得在台灣過不下去，不會是因為錢不夠多，而是這個島上莫名奇妙、讓人生氣的事太多。<text:span text:style-name="T3"><text:line-break/><text:line-break/></text:span>在自己的臉書上從來無法說這些話，因為很容易就被冠上「不愛台灣」。<text:span text:style-name="T3"><text:line-break/></text:span>我的留言沒有文筆、章法可言，請見諒。只是若再沒有地方容許我不吐不快，我真的會生病。</text:p>
      <text:p text:style-name="P1"><text:span text:style-name="T1">隆誌</text:span><text:s/>  |  2014.11.22 07:05   |   <text:a xlink:type="simple" xlink:href="http://palinfo.habago.org/Entry?Command=Information_PrintForum&amp;iPage=377#FORUM33114"><text:span text:style-name="T2">#</text:span></text:a></text:p>
      <text:p text:style-name="P2"><text:span text:style-name="T3"><text:line-break/>To: </text:span>王中龍<text:span text:style-name="T3"><text:line-break/><text:line-break/></text:span>一直以來，我覺得有一股力量試圖把台灣社會拖回過去，抵銷台灣社會前進的動能。更藉由扭曲、剪接或是瞎扯式的說法，刻意過度美化或醜化某些歷史時刻。尤其到了選舉，這樣的做法更顯得激烈。<text:span text:style-name="T3"><text:line-break/></text:span>有哪個國家的過去，沒有矛盾的一面？難道這些在台灣發生的歷史紛爭只有國民黨？大清剿滅台灣的反清份子、漳泉械鬥、閩客衝突、漢人騙取平埔族的土地和資源、共產黨在台灣的活動等等，太多歷史矛盾發生。可是這些都發生過，除了反省之外，有必要繼續挑起這樣的矛盾？看看德國對於納粹的反省、英國對於北愛獨立的討論、美國對於原住民和黑人的平等及南非試圖消弭膚色歧視等等歷史問題，努力營造一個團結且平等的國家。<text:span text:style-name="T3"><text:line-break/></text:span>相較之下，往往在台灣的公共論壇或是政壇上，三不五時刻意美化或醜化這些歷史矛盾時刻。用以激化或挑起族群矛盾，甚至作為選舉工具。這些都在抵銷台灣往前進步的力量，持續分裂著台灣社會。可是在這一切的背後，卻只是有心者所想求的<text:span text:style-name="T3">“</text:span>利<text:span text:style-name="T3">”</text:span>和<text:span text:style-name="T3">“</text:span>權<text:span text:style-name="T3">“</text:span>。</text:p>
      <text:p text:style-name="P1"><text:span text:style-name="T1">隆誌</text:span><text:s/>  |  2014.11.22 06:05   |   <text:a xlink:type="simple" xlink:href="http://palinfo.habago.org/Entry?Command=Information_PrintForum&amp;iPage=377#FORUM33113"><text:span text:style-name="T2">#</text:span></text:a></text:p>
      <text:p text:style-name="P3">就我看來，這些爭議真的很無聊但也不大奇怪。就好像攻擊連勝文買頂新<text:span text:style-name="T3">TDR</text:span>或是攻擊馬英九的綠卡，都是同樣的道理，利用大眾對這些專業細節的認知缺乏，挑起爭論。而且這些攻擊手法，綠黨可是高手中的高手。只是這些都還在可容許的範圍之內，或許相關專業人士聽了，有些不高興，但在選戰也是司空見慣。有機會看看美國的選舉，這類的事情也所在多有。<text:span text:style-name="T3"><text:line-break/><text:line-break/></text:span>只是我很同意陳真講的，被攻擊方的回應也高明不到哪去，而且由此我更看出被攻擊方，未來在其他議題發動民粹的可能性。選舉每次的議題挑起，不可能會被理性討論，卻可從中觀察被攻擊者對議題的態度。<text:span text:style-name="T3"><text:line-break/><text:line-break/></text:span>這件事情事涉爭議，有其模糊的灰色地帶，可是被攻擊者卻採用民粹式回應。我這樣說好了，藍營的候選人被這類的事情攻擊，往往會找一堆證據證明自己沒有問題<text:span text:style-name="T3">; </text:span>然而綠黨的候選人被這類事情攻擊時，往往採取民粹式回應，例如外省人欺負台灣人之類。這兩種回應方式，深刻顯現未來執政之後，對於任何問題的處理。出問題時，執政者是閉嘴解決問題，還是民粹式的硬拗或轉移問題。<text:span text:style-name="T3"><text:line-break/><text:line-break/></text:span>只是選舉歸選舉，別將對手的個人隱私或性別歧視之類拿出來講，例如病歷或歧視女性之類，基本的道德底線還是要有。不過我只知道綠黨的候選人，往往這些歧視性的語言特別多，病歷更是被拿來當選戰工具。只是支持者不在乎，只在乎有沒有贏，也無怪乎政客道德敗劣。簡單地說，這黨的政客是什麼德性，就是這黨的支持者所塑造出來。</text:p>
      <text:p text:style-name="P1"><text:span text:style-name="T1">陳真</text:span><text:s/>  |  2014.11.22 02:37   |   <text:a xlink:type="simple" xlink:href="http://palinfo.habago.org/Entry?Command=Information_PrintForum&amp;iPage=377#FORUM33112"><text:span text:style-name="T2">#</text:span></text:a></text:p>
      <text:p text:style-name="P2"><text:span text:style-name="T3">To guha</text:span>：<text:span text:style-name="T3"><text:line-break/><text:line-break/></text:span>器官移植我略知一二，只是我的相關知識年代久遠，細節或有出入，但基本原則應該不會錯。不過，醫學上或倫理上的事若要講起來，恐怕篇幅很長，很花時間，而我也沒有太大興趣聞雞起舞講這些枝枝節節的事，所以就說結論好了。<text:span text:style-name="T3"><text:line-break/><text:line-break/>1. </text:span>無心跳器捐之所以停止進行，當然就是因為有法律與倫理爭議，因為腦死判定才是所謂死者器官捐贈要件。<text:span text:style-name="T3"><text:line-break/><text:line-break/>2. </text:span>可是，一來因為供不應求，想要器官的人太多了；二來，因為臨床上有些狀況無法進行腦死判定，或是等你判定半天之後，器官根本都壞掉不能用了，所以，無心跳器捐就成為腦死準則之外的另一條途徑。<text:span text:style-name="T3"><text:line-break/><text:line-break/>3. </text:span>眾所周知，腦死了就死了，不太可逆；但心跳可不一定，這會兒停了，也許等一下又開始跳；有些人都丟進棺材了，過一會兒還會敲門叫你打開棺材蓋。因此，無心跳器捐的倫理爭議自然也就相對比較多。<text:span text:style-name="T3"><text:line-break/><text:line-break/>4. </text:span>死亡是一種定義，任何定義當然都會有灰色地帶。究竟死了沒，有時候很難說。死透透也不行，器官就不能用了；所以，為了取得更多可用器官，這個必然存在的灰色地帶就會擴大，因為你一方面要他死了才能挖他內臟，但你又不能讓他死透透，這裏頭自然就會存在一種更大的灰色爭議。<text:span text:style-name="T3"><text:line-break/><text:line-break/></text:span>我所謂死透透，最好從一種<text:span text:style-name="T3">"</text:span>負面<text:span text:style-name="T3">"(negative)</text:span>概念來理解。簡單說，也許你不知道什麼是活著，但你肯定知道什麼是<text:span text:style-name="T3"><text:s/>"</text:span>已死無疑<text:span text:style-name="T3">"</text:span>。<text:span text:style-name="T3"><text:line-break/><text:line-break/></text:span>除了那些死得很徹底、無可懷疑的狀況之外，例如碎骨分屍，身首異處或出現屍斑、腐爛發臭等等很明顯的死亡狀況之外，其它的死亡基本上都需要一種認定。認定標準不管是腦死或無心跳，必然會有倫理爭議。特別是宗教上，反對聲音恐怕更多。<text:span text:style-name="T3"><text:line-break/><text:line-break/>5. </text:span>所謂<text:span text:style-name="T3"><text:s/>"</text:span>有倫理爭議<text:span text:style-name="T3">"</text:span>，並不是說敗德或什麼醜聞。這點可別搞錯。進行無心跳器官移植的行為自然有法律與倫理爭議，但這樣一種爭議不應該是一種什麼爆料。<text:span text:style-name="T3"><text:line-break/><text:line-break/></text:span>所謂爆料是指的一種可恥陰暗之事的揭露，但有倫理或法律爭議並不一定可恥；它只是指的一種理性上對於此事是否適當的討論或歧見。有些人也許覺得這樣很好，有些人也許覺得很可怕。<text:span text:style-name="T3"><text:line-break/><text:line-break/>6. </text:span>無心跳器捐在西方一些國家倒是很常見。器捐這事就像一種市場潮流，有大量需求，供給面就會有相對應的變化。以前不能做的事，也許以後就可以；或是以前可以做的，現在也許就不行。時空不同，作法就不同，國家與文化不同，作法自然也不一樣。<text:span text:style-name="T3"><text:line-break/><text:line-break/></text:span>比方說精神科經常給病患做電療，這個治療方式很普遍，但爭議性也很高。在台灣，在我二十幾年前剛畢業那個年代，很多電療甚至連麻醉也沒有，就直接電。就我所知，甚至有些醫院把它拿來當成一種懲罰病人的手段而非醫療技術。<text:span text:style-name="T3"><text:line-break/><text:line-break/></text:span>世界衛生組織對於電療是有明文規定必須先麻醉的。但即使到現在，我知道台灣有些醫生他表面上有給病人麻醉，但麻兩下，人都還很清醒就給他電下去了，也許醫生想說反正當病人電完醒來也不會記得這件事，所以照電不誤。<text:span text:style-name="T3"><text:line-break/><text:line-break/></text:span>諸如像這樣一些事，過去很普遍，但隨著某種人權標準的改變，自然也隨之越來越少。但這並不意味著過去那些隨便麻一麻或根本不麻醉就電的醫師犯了什麼可恥的醜聞。<text:span text:style-name="T3"><text:line-break/><text:line-break/>7. </text:span>醫療上的各種作法與標準不斷在變，而變化的原因與動力就在於爭議以及隨著各種爭議而來的討論，進而達成某種所謂<text:span text:style-name="T3"><text:s/>"</text:span>暫時的共識<text:span text:style-name="T3">"</text:span>。<text:span text:style-name="T3"><text:line-break/><text:line-break/></text:span>任何討論或爭議，需要的是一種高度的理性思維。透過這樣一種思維，於是我們才有可能找到一個比過去更具理性內涵與道德價值的作法。<text:span text:style-name="T3"><text:line-break/><text:line-break/>8. </text:span>可悲的是，台灣並不存在這樣一種議論空間，凡事都能搞成藍綠對抗，搞成立場問題。<text:span text:style-name="T3"><text:line-break/><text:line-break/>9. </text:span>柯醫師這事，爆料者是幾位<text:span text:style-name="T3"><text:s/>"</text:span>德<text:span text:style-name="T3">" </text:span>是否<text:span text:style-name="T3"><text:s/>"</text:span>高<text:span text:style-name="T3">" </text:span>我不知道、但<text:span text:style-name="T3"><text:s/>"</text:span>望<text:span text:style-name="T3">" </text:span>是很<text:span text:style-name="T3"><text:s/>"</text:span>重<text:span text:style-name="T3">" </text:span>的醫界大老。他們的見解，如果撇開政治動機與爆料時機不談，至少也是一種見解；雖然有點幼稚，但基本上沒什麼問題。<text:span text:style-name="T3"><text:line-break/><text:line-break/></text:span>如果他們那些粗淺的意見是放在平日而非選舉當頭來講，大家也許聽聽就算了，很普通的一些說法，沒什麼特別之處。但是，這樣一些理應心平氣和訴諸理性的爭議或討論，一旦變成一種<text:span text:style-name="T3"><text:s/>"</text:span>指控<text:span text:style-name="T3">"</text:span>，整個討論空間就不見了。<text:span text:style-name="T3"><text:line-break/><text:line-break/>10. </text:span>不過，他們對於一些血管擴張藥物的所謂<text:span text:style-name="T3"><text:s/>"</text:span>殺人<text:span text:style-name="T3">" </text:span>指控，我想應該是很明顯的錯誤。我不知道這樣一種錯誤指控是出於無知或無恥，或也許是兩者兼具。<text:span text:style-name="T3"><text:line-break/><text:line-break/>11. </text:span>至於正方的議論方式自然也沒有多高明，例如什麼萬人聯署叫誰下台，什麼<text:span text:style-name="T3"><text:s/>"</text:span>羞辱醫師、打擊醫師的士氣<text:span text:style-name="T3">" </text:span>或什麼<text:span text:style-name="T3"><text:s/>"</text:span>侮辱台大<text:span text:style-name="T3">" </text:span>等等之類的無聊反指控，其實也完全搞錯了問題本質。<text:span text:style-name="T3"><text:line-break/><text:line-break/></text:span>這些事本來就有倫理與法律爭議，這跟羞辱誰或侮辱誰或打擊誰的士氣完全扯不上關係。而且，這樣一些道德爭議或法律爭議必然會永遠持續。<text:span text:style-name="T3"><text:line-break/><text:line-break/>12. </text:span>對於任何刻意扭曲的醜化或抹黑，我覺得，雙方各自的支持者理應比政客更有理性與道德一些才對，而不是參與打混仗，總是把所有理應訴諸理性的問題，例如統獨，例如所有經貿問題等等等，一律全轉化成毫無討論空間的立場問題或甚至信仰問題、賣國問題。<text:span text:style-name="T3"><text:line-break/><text:line-break/></text:span>我覺得我有點像薇薇夫人，專門解答。希望有回答了你的問題。</text:p>
      <text:p text:style-name="P1"><text:span text:style-name="T1">王中龍</text:span><text:s/>  |  2014.11.21 22:47   |   <text:a xlink:type="simple" xlink:href="http://palinfo.habago.org/Entry?Command=Information_PrintForum&amp;iPage=377#FORUM33111"><text:span text:style-name="T2">#</text:span></text:a></text:p>
      <text:p text:style-name="P3">每當看到一篇訴諸感情的文章，我們不免要想，感情之外的東西是什麼？這篇（<text:span text:style-name="T3">http://www.thinkingtaiwan.com/content/3389</text:span>）最誇張的是，他沒有訪問到本人，卻能參照別人的經驗，寫出這樣的文章。<text:span text:style-name="T3"><text:line-break/><text:line-break/></text:span>這篇的問題是，沒有訪問到當事人。而且在這個時間出來，又講二二八和七一三，目的當然是集中在國民黨的惡行。而提及龍應台，自然因爲如今他成爲執政黨的政務官，又是受馬英九之邀，在選舉時拉出來問一下也是應該的。<text:span text:style-name="T3"><text:line-break/><text:line-break/></text:span>惡行當然不能遺忘，但在選舉時突然在網路上冒出，其用心不免令人好奇。例如說我們今天不能遺忘日本人屠殺臺灣人的惡行，但是否和日本人接觸時，一定要提一下？當年的國民黨，跟今天的國民黨，是否能劃上等號？我們不妨問心。<text:span text:style-name="T3"><text:line-break/><text:line-break/></text:span>國民黨背負了百年的歷史，中間發生了不少事情，在戰亂中，自然更有其黑暗一面。我無意爲國民黨開脫，這是這個黨必須背負的。<text:span text:style-name="T3"><text:line-break/><text:line-break/></text:span>每當選舉時，總不免被拿出來批判。蔣介石、蔣經國已亡，但是許多人仍在其亡魂下生活，幻想著自己仍然在其高壓政權下水深火熱。<text:span text:style-name="T3"><text:line-break/><text:line-break/></text:span>回頭看看這篇報導，除了用畢生積蓄買夢，跟國民黨的可怕外，看完後留下了什麼？或許留下了憤怒的情感。因爲，文中最後的那一槍，打中了一個十三歲，充滿希望的孩子身上。這個憤怒的情感將何去何從？國民黨。<text:span text:style-name="T3"><text:line-break/><text:line-break/></text:span>很簡單的思路。這篇文章，就是這麼簡單。<text:span text:style-name="T3"><text:line-break/><text:line-break/></text:span>我不期望改變什麼。但有些事，姑且做一下。簡單訪問了二十幾分鐘。<text:span text:style-name="T3"><text:line-break/><text:line-break/></text:span>從訪談中，可以知道趙先生是個樂觀的人。他把這兩百萬當成了捐款。死了也要給政府，那現在給好。<text:span text:style-name="T3"><text:line-break/><text:line-break/></text:span>他的政治思想很簡單，且未顧及議會政治，恐怕還是老蔣時代那一套，他若當選，自然是臺北市的災難，但想必他不會當選。或許會拿到些同情票吧。<text:span text:style-name="T3"><text:line-break/><text:line-break/></text:span>聽他描述，他的住處環境很差，充滿蟑螂老鼠，他自己受不了時，會到公園的窟窿處睡。最近天冷，我請他多小心。<text:span text:style-name="T3"><text:line-break/><text:line-break/></text:span>我去的時候，有位記者在訪問他。送他回家時，又有位新新聞的記者過來要訪問他。不過我幫他擋了下來。聽說這天一直有人訪問他。我去的時候，是九點多了。<text:span text:style-name="T3"><text:line-break/><text:line-break/></text:span>聽趙先生說，當年的事，他們在軍中已經爲其平反。那麼，外人在看什麼呢？<text:span text:style-name="T3"><text:line-break/><text:line-break/></text:span>想想的那篇文章，就像李敖說的，只有現象，沒有原因。現象激起了情緒，但沒有來龍去脈供人理解，這股情緒只有一個開口，叫作國民黨。<text:span text:style-name="T3"><text:line-break/><text:line-break/></text:span>爲什麼蔣介石帶領的國民黨必須退到臺灣，路上要手下帶人？當年經過二戰，百廢待舉，國家正在國共內戰，中間又有俄美的角力。<text:span text:style-name="T3"><text:line-break/><text:line-break/></text:span>就我的看法，剛退到臺灣的國民黨急需兵力，但臺灣已是最後防線，之前發生過嚴重的衝突（二二八），徵下去並不妙。學生具有好形塑的優點，定見尚未形成，帶回來培養便可成爲生力軍。<text:span text:style-name="T3"><text:line-break/><text:line-break/></text:span>這在「今天」來看，是不可原諒的事，但在「當時」，是政權生死存亡的事。<text:span text:style-name="T3"><text:line-break/><text:line-break/></text:span>先瞭解了當年的局勢，我們才能有個公充的判斷。<text:span text:style-name="T3"><text:line-break/><text:line-break/></text:span>當然，錯的就是錯的，那個時代的人共度了一場生離死別的悲劇，但畢竟過去了，每當選舉就一再拿出來。例如柯文哲是二二八受害者家屬，趙衍慶是七一三受害者，連勝文是三代爲官的權貴<text:span text:style-name="T3">……</text:span>這些都訴諸感情，真正的市政沒人談，他們的人格只有權貴跟平民之分，製造階級對立，這種媒體手法令人噁心。<text:span text:style-name="T3"><text:line-break/><text:line-break/></text:span>我訪問趙衍慶先生的影片：<text:span text:style-name="T3"><text:line-break/>http://youtu.be/h5wiXKXU8vI<text:line-break/><text:line-break/></text:span>順便分享李敖在《大江大海騙了你》中文字：<text:span text:style-name="T3"><text:line-break/><text:line-break/></text:span>頁一二八<text:span text:style-name="T3"><text:line-break/><text:line-break/></text:span><text:span text:style-name="T6">■</text:span>張玉法那些人什麼心態呢？<text:span text:style-name="T3"><text:line-break/><text:line-break/></text:span><text:span text:style-name="T6">□</text:span>那種心態，該叫國民黨式的「斯德哥爾摩症候羣」，本來是被裹脅的受害人，結果卻反過來討好裹脅他的，不論是合作、寬容、附逆、或代爲開脫，都算。張玉法當年做流亡學生，在澎湖被國民黨「刺刀從軍」<text:span text:style-name="T3">——</text:span>在刺刀下強迫學生從軍，反對者當場用刺刀扎過去，人人自危。張玉法因爲年紀小、個子矮，沒被挑中當兵，但他親歷了國民黨的殘暴與迫害，卻終身追隨國民黨，曲學阿世，太莫名其妙了。<text:span text:style-name="T3"><text:line-break/><text:line-break/></text:span><text:span text:style-name="T6">■</text:span>也許被裹脅得太久了，不是幾天而是幾十年，只有認同國民黨了。<text:span text:style-name="T3"><text:line-break/><text:line-break/></text:span><text:span text:style-name="T6">□</text:span>幾十年下來，這種認同者變成國民黨的一分子了，會有戲劇性的結局呢！張玉法變成了國民黨學閥了，還有變成國民黨軍閥的呢。像李楨林，他當年是「刺刀從軍」下的強迫入伍者，幾十年後，他從小兵混到了將軍，並且搖身一變，成爲國民黨的陸軍總司令，多不可思議呀。他還寫過一封信給我，說他多佩服我呢。<text:span text:style-name="T3"><text:line-break/><text:line-break/></text:span><text:span text:style-name="T6">■</text:span>你怎麼解釋李楨林呢？<text:span text:style-name="T3"><text:line-break/><text:line-break/></text:span><text:span text:style-name="T6">□</text:span>李楨林下臺後、退伍後，他跟許歷農他們，一羣國民黨的老將軍，跑到北京，促成兩岸軍事互信了。他們因爲附逆，一輩子人生都走錯了路，可是垂老之年，卻奮其餘勇，在兩岸之間多少做一點矯正工作了，也算可圈可點。比起張玉法之流來，高明多多矣。張玉法之流只會抱國民黨大腿，可見國民黨文人還不如國民黨武人。<text:span text:style-name="T3"><text:line-break/><text:line-break/></text:span><text:span text:style-name="T6">■</text:span>你贊許李楨林他們？<text:span text:style-name="T3"><text:line-break/><text:line-break/></text:span><text:span text:style-name="T6">□</text:span>他們一生無奈，但老有所終，是個好故事。龍應台「大江大海」了半天，她能參透李楨林的悲慘故事嗎？她的「大江大海」，太偏頗、太皮毛了吧？她的「大江大海」，收了許多屁故事，整本書都看不到「傷心人別有懷抱」的真正「懷抱」，整本書中沒有一個英雄，在龍應台眼中和文化水平中，看不到一個英雄，這是什麼視力呢？什麼視野呢？此外，另一些「一九四九」的劫遺，像陽明大學校長張心湜，他七八歲就跟在兵工廠服務的親人流亡出來，飽受艱辛。功成名就以後，爲兩岸醫學教育努力，至今不懈。他是「一九四九」浩劫下的前衛人物，龍應台不去訪問，這是什麼視力呢？什麼視野呢？<text:span text:style-name="T3"><text:line-break/><text:line-break/></text:span>龍應台與「刺刀從軍」<text:span text:style-name="T3"><text:line-break/><text:line-break/></text:span><text:span text:style-name="T6">■</text:span>剛才你談到張玉法，龍應台以專章寫這個人：<text:span text:style-name="T3"><text:line-break/><text:line-break/></text:span>十四歲的張玉法和八千多個中學生，全部來自山東各個中學，組成聯合中學，跟著校長和老師們，離開山東的家鄉，已經走了一千多公里的路。搭火車時，車廂裏塞滿了人，車頂上趴滿了人，子們用繩子把自己的身體想方設法固定在車頂上，還是不免在車的震動中被摔下來。火車每經過山洞，大家都緊張地趴下，出了山洞，就少了幾個人。慌亂的時候，從車頂掉下來摔死的人，屍體夾在車門口，爭相上車的人，就會把屍體當作踏板上下。<text:span text:style-name="T3"><text:line-break/><text:line-break/></text:span>我真不明白，一個十四歲的少年人，這麼艱苦的離鄉背井幹什麼？十四歲就反共呢？龍應台總該探索一下答案呢？可是她沒有，只有一幅學生流亡圖，這樣子寫書，太偷懶了吧？<text:span text:style-name="T3"><text:line-break/><text:line-break/></text:span><text:span text:style-name="T6">□</text:span>我想，以龍應台的程度，不倫懶也未必找得出答案。其實答案早在我的書裏。我那本「李敖生死書」中公布當年當事人（當然不是張玉法）給我的信，提出當時「出山東記」帶隊的領導者，「可能是中統的人」。換句話說，他們可能有國民黨特務的身分，以致要帶八千個學生逃亡，用心是良苦的，但是，非常明顯的，這種大隊出走的行動，是可疑的。「一九四九」逃難時候，談何容易，何況是八千人成隊，從火車山洞摔下斃命，都在所不辭，對十四歲的小孩子說來，有必要嗎？可是龍應台只有「現象」，沒有「原因」，這是她寫作的故技，只要你動容，不要你問爲什麼。。八千人最後減少到五千人，千辛萬苦，到了澎湖，自然引發了覬覦。一九四九年七月十三日，事件發生了。龍應台寫道：<text:span text:style-name="T3"><text:line-break/><text:line-break/></text:span>年齡稍長但也不滿二十歲的學生，以耳語通知所有的同學，「他們」要強迫我們當兵，我們今天要「走出司令部」，同學們很有默契地開始收拾行囊，背著背包走出來，卻發現，四面都是機關槍，對準了他們。<text:span text:style-name="T3"><text:line-break/><text:line-break/></text:span>所有的男生，不管你幾歲，都在機關槍的包圍下集中到操場中心。司令官李振清站在司令臺上，全體鴉雀無聲，孩子們沒見過這種陣仗。張玉法說，這時，有一個勇敢的同學，在隊伍中大聲說，「報告司令官，我們有話說！」然後就往司令臺走去，李振清對一旁的衛兵使了個眼色，衛兵一步上前，舉起刺刀對著這個學生刺下，學生的血噴出來，當場倒在地上。<text:span text:style-name="T3"><text:line-break/><text:line-break/></text:span>張玉法個子矮，站在前排，看得清清楚楚刺刀如何刺進同學的身體。看見流血，中學生嚇得哭出了聲。<text:span text:style-name="T3"><text:line-break/><text:line-break/></text:span>不管你滿不滿十七歲，只要夠一個高度，全部當兵去。士兵拿著一根竹竿，站到學生隊伍裏，手一伸，竹竿放下，就是高矮分界線。張玉法才十四歲，也不懂得躲，還是一個堂哥在那關鍵時刻，用力把他推到後面去，這懵懵懂懂的張玉法才沒變成少年兵。<text:span text:style-name="T3"><text:line-break/><text:line-break/></text:span>龍應台寫到這裏，照例「現象」畢陳，「原因」不見。她用感性的濫套、用不高明的中文，下了結論：<text:span text:style-name="T3"><text:line-break/><text:line-break/></text:span>爲了能夠平平順順長大、安安靜靜讀書而萬里輾轉的五千個師生，那裏知道，他們闖進了一個如何不安、如何殘酷的歷史鐵閘門裏呢？<text:span text:style-name="T3"><text:line-break/><text:line-break/></text:span>沒有前因後果，這叫什麼著作呢？「刺刀從軍」，誰是元凶呢？<text:span text:style-name="T3"><text:line-break/><text:line-break/></text:span>龍應台開脫蔣介石<text:span text:style-name="T3"><text:line-break/><text:line-break/></text:span><text:span text:style-name="T6">■</text:span>照龍應台原文，元凶不是站在司令臺上的令官李振清嗎？<text:span text:style-name="T3"><text:line-break/><text:line-break/></text:span><text:span text:style-name="T6">□</text:span>精於搜索史料的人，不相信這麼單純。蔣介石的侍衛長、黃埔一期的俞濟時將軍老去後，託周之鳴邀我一見，我婉拒了，俞濟時送我一些書，其中一本是「八十虛度回憶」，在一九四八年七月條下，有這樣一段：<text:span text:style-name="T3"><text:line-break/><text:line-break/></text:span>蔣公命余赴南京中央醫院探望第<text:span text:style-name="T3">×</text:span>集團軍總司令李振清將軍，並轉達數事：<text:span text:style-name="T3">……</text:span>（二）部隊<text:span text:style-name="T3">……</text:span>到達青島後速換船直運澎湖駐防<text:span text:style-name="T3">……</text:span>（三）軍眷均隨部隊行動，沿途收容流亡青年學生偕行。<text:span text:style-name="T3"><text:line-break/><text:line-break/></text:span>可見沿途「收容流亡青年學生偕行」，本是蔣介石的正式指示。再看秦德純「青島于役前後」（「傳記文學」第一卷第七期）所述：「同時接受軍事訓練」的作業，本出自上級的指令，並不是李振清的一己之見；而「思想動搖確認爲有問題者，必須設法除去」的作業，也早在設計之中，也不是李振清的一己之見。再據「李振清將軍行述」，在第二十二章「防衛澎湖」內，曾將「十八歲以上的男女學生編入部隊，接受軍事教育，充實部隊戰力」，並承認「由於少數幹部思想之偏差，假借肅奸之名，瞞著我做了許多失當的措施，犧牲了許多可愛的青年」。這些話，都透露了爲推動「刺刀從軍」，不無冤獄存在。總結起來，李振清是蔣介石強迫學生從軍祕密作業的執行者，在執行之時，用盡恐怖手段以遂上意，禍首總歸戶，不是別人，就是蔣介石。龍應台程度不夠又心態可議，無法掌握上述幾件重要史料，所以寫了半天張玉法，卻寫不出真相來。張玉法是所謂「民國史的專家」，又躬與其役，理應有以告白，可是他不敢。龍應台寫「大江大海一九四九」，如果來真的，就該夥同張玉法寫出真相。但是，真相已被斯德哥爾摩症候羣」患者給丟到海底了。結論是：光是「刺刀從軍」一個例子，就可以反證「大江大海一九四九」是本不及格的書。</text:p>
      <text:p text:style-name="P4"/>
      <text:p text:style-name="P1">guha   |  2014.11.21 17:51   |   <text:a xlink:type="simple" xlink:href="http://palinfo.habago.org/Entry?Command=Information_PrintForum&amp;iPage=378#FORUM33110"><text:span text:style-name="T2">#</text:span></text:a></text:p>
      <text:p text:style-name="P3">陳真醫師您好<text:span text:style-name="T3"><text:line-break/><text:line-break/></text:span>今天發生了一件很讓人覺得不舒服的新聞，有兩個國民黨籍不分區的立委，以器捐的心<text:span text:style-name="T3">/</text:span>腦死判定法律上的問題，來打擊特定候選人。<text:span text:style-name="T3"><text:line-break/><text:line-break/></text:span>我不是醫療專業，也不是法律專業，所以我不知道詳細的情況如何；但無論如何，捏了點不知是否為事實的情報就誇大渲染，然後變成煽動的標語來攻擊對手，這種手段我真心覺得很下三濫，這已經不是這個選舉中的第一次了。<text:span text:style-name="T3"><text:line-break/><text:line-break/></text:span>長年以來，我對於國民黨算是相較有好感，如同您所說，民進黨很多選舉手段，只要看過一次，了解過一次，就無法再繼續認同；而永無止盡的為了奪權而胡說八道的虛假，也是我無法支持任何民進黨候選人的原因。<text:span text:style-name="T3"><text:line-break/><text:line-break/></text:span>國民黨是大怪物，不過至少她還笨笨的，笨的東西要作怪，總是比較容易看得出來，不會像新怪物一樣讓人感到恐懼。<text:span text:style-name="T3"><text:line-break/><text:line-break/></text:span>但是，今天，在馬英九政府只剩<text:span text:style-name="T3">2</text:span>年的這次選舉，我感覺到了本來國民黨中興派的弱化，連家、王金平派系的崛起；為了奪權他們開始不擇手段，進行跟民進黨一樣的手法在競選。我知道，有時候為了奪權，對手都用了下三濫，民眾不在意，那你不用，就是傻子。<text:span text:style-name="T3"><text:line-break/><text:line-break/></text:span>但是我認為這種下三濫是永無止盡的。<text:span text:style-name="T3"><text:line-break/><text:line-break/></text:span>也許，也許柯文哲真的在器捐的一些病例上有瑕疵，但這種不擇手段的行為，真的很讓我受不了。<text:span text:style-name="T3"><text:line-break/><text:line-break/></text:span>現在民進黨支持者都非常高興，他們嘴巴上說國民黨露出真面目，其實我知道他們是在高興對手也跟他們一樣爛。就像您說的，如果有隻昆蟲可以讓我跟民進黨二選一，我也會選昆蟲。但現在，我覺得台北市長選舉中的那些國民黨立委的手段，其實跟民進黨沒有二致，又該如何是好？<text:span text:style-name="T3"><text:line-break/><text:line-break/></text:span>我知道問題是出在所有台灣人，台灣選民身上，大家有多邪惡，這些檯上人物就有多邪惡；不然民進黨也不可能有任何機會用下三濫贏。但是這種連國民黨也開始下水，全民皆瘋狂的選舉行為，，又該如何自處是好？不知可否請教一二。</text:p>
      <text:p text:style-name="P1"><text:span text:style-name="T1">陳平璽</text:span><text:s/>  |  2014.11.21 15:51   |   <text:a xlink:type="simple" xlink:href="http://palinfo.habago.org/Entry?Command=Information_PrintForum&amp;iPage=378#FORUM33109"><text:span text:style-name="T2">#</text:span></text:a></text:p>
      <text:p text:style-name="P2">黑島青，召菁英，訛傳大廈之將傾，白宮請天聽。<text:span text:style-name="T3"><text:line-break/></text:span>仲春公民睡還醒，凱道滿憲警；政院清場，紐時待黎明。<text:span text:style-name="T3"><text:line-break/></text:span>怎料得，上國副助卿，最是無情？<text:span text:style-name="T3"><text:line-break/></text:span>《詞牌：太陽花》<text:span text:style-name="T3"><text:line-break/><text:line-break/></text:span>本則新聞見報，看來反服貿鬧劇可以敝人拙著之打油詞為結。不知那些個號稱覺醒的公民，會否再度上白宮網站，發起「勇敢ㄟ呆丸郎不是被嚇大的，反美國官員『為匪張目』」請願？<text:span text:style-name="T3"><text:line-break/>--<text:line-break/></text:span>美副助卿：台灣已正式落後南韓<text:span text:style-name="T3"><text:line-break/><text:line-break/></text:span>【聯合報╱記者楊筱筠／台北報導】<text:span text:style-name="T3"><text:line-break/><text:line-break/></text:span>美國國務院經濟暨商業事務局首席副助卿唐偉康（<text:span text:style-name="T3">Kurt Tong</text:span>）昨在演講中指出，台灣是亞太區域經濟體重要一員，「樂見台灣討論加入ＴＰＰ議題」。<text:span text:style-name="T3"><text:line-break/></text:span>唐偉康來台訪問三天，昨天出席「私募股權與創業投資論壇」，今天將獲馬總統接見。唐偉康表示，美國歐巴馬政府期望看到「兩岸間的經濟整合」，也支持台灣與其他國家區域整合，「包含與美國的經濟整合」，期望台灣會在正確的選擇中找到自身利益。<text:span text:style-name="T3"><text:line-break/><text:line-break/></text:span>唐偉康在演講中指出，美國是ＴＰＰ裡最重要的成員，有意願與台灣政府談論加入ＴＰＰ的可能性。他說，ＴＰＰ對台美雙方都有好處，但希望台灣在商談前，要強化自身競爭力與經濟，為加入ＴＰＰ這種自由貿易協定作好準備。<text:span text:style-name="T3"><text:line-break/><text:line-break/></text:span>唐偉康表示，美國有重返亞洲的政策，台灣是亞太區域經濟體一環、是區域製造供應鏈重要成員，過去也是前往大陸的跳板。他說，但現在大陸經濟起飛，台灣與大陸已經是競爭對手，台灣面臨更大挑戰，「應該要有警覺性了」。<text:span text:style-name="T3"><text:line-break/><text:line-break/></text:span>據統計，二○一二年，外資投資韓國達一百六十億美元，但投資台灣僅有四十七億美元，遠遠落後。<text:span text:style-name="T3"><text:line-break/><text:line-break/></text:span>若台灣再踱步不前，唐偉康直言，台灣將因為亞洲區域整合而被邊緣化。他以中韓簽ＦＴＡ為例說，「台灣的確已經正式落後南韓」，必須要思考自己在亞太地區的經濟角色。<text:span text:style-name="T3"><text:line-break/><text:line-break/></text:span>唐偉康指出，台灣年初因太陽花事件引出反服貿聲浪，但相信台灣主流大眾是支持開放貿易政策的，社會大眾應該要好好思考，外貿與投資對台灣的好處。</text:p>
      <text:p text:style-name="P1"><text:span text:style-name="T1">陳真</text:span><text:s/>  |  2014.11.21 12:25   |   <text:a xlink:type="simple" xlink:href="http://palinfo.habago.org/Entry?Command=Information_PrintForum&amp;iPage=378#FORUM33108"><text:span text:style-name="T2">#</text:span></text:a></text:p>
      <text:p text:style-name="P3">我沒聽過這事，剛才看了一下底下這新聞才約略知道個大概。<text:span text:style-name="T3"><text:line-break/><text:line-break/></text:span>恕我直話直說吧，長年以來，綠營或親綠的人教了我一件事就是：不管他們講什麼，最好直接就當做放屁，因為長年以來毫無半點可信度可言。<text:span text:style-name="T3"><text:line-break/><text:line-break/></text:span>並不是說這些綠色生物講話全是造假，而是說幾乎沒有一句話是平實或真實的，至少都會故意扭曲一下，渲染一下，許多時候則是乾脆直接空穴來風，直接造謠瞎掰，例如反伏冒糖漿時，所謂反對的理由，大多是根本無中生有的謊言，但他們卻不以謊言為恥，反倒以謊言為得計。<text:span text:style-name="T3"><text:line-break/><text:line-break/></text:span>實在很難想像，為什麼這島上的人不但可以忍受這樣一種長期造假造謠渲染扭曲的作風？不但可以忍受，而且還甘之如貽，絲毫不以為恥。<text:span text:style-name="T3"><text:line-break/><text:line-break/></text:span>平常在外面吃飯，等候餐點時，有時老闆會送上報紙，若是自由亂報或蘋果爛報，我就會說不用了，謝謝。<text:span text:style-name="T3"><text:line-break/><text:line-break/></text:span>看這種報紙，我又不是吃飽太閒。一個人或一個機構一個政黨，如果講的每句話幾乎都不可靠，你去聽他講，回來之後還得從頭查證，結果每一次都發現全屬瞎掰或扭曲，那不是很累嗎？哪來那麼多時間應付層出不窮的瞎掰扭曲造謠抹黑。<text:span text:style-name="T3"><text:line-break/><text:line-break/></text:span>我常講，在黨外雜誌的年代其實就這樣。例如說什麼馬英九貪污幾十億，俞國華貪污幾百億，外匯存款八百億美元被國民黨被蔣家私吞等等等。我在黨外雜誌當編輯與記者時，幾次問雜誌社老闆或主管等<text:span text:style-name="T3"><text:s/>"</text:span>同志<text:span text:style-name="T3">" </text:span>們說，這些事究竟是真或假？他們說，誰知道真的假的？我們又沒有公權力調查。<text:span text:style-name="T3"><text:line-break/><text:line-break/></text:span>我說，這樣憑空瞎掰，不是對當事人很不公平嗎？同志們說，國民黨罪惡罄竹難書，再怎麼抹黑它都不為過。而且重點是：瞎掰得越凶越猛，雜誌銷路越好，選舉越好選。<text:span text:style-name="T3"><text:line-break/><text:line-break/></text:span>總之，這樣一種抹黑造謠文化始終是台灣文化的一部份。過去的國民黨亦不遑多讓，不但抹黑造謠，有時甚至還會自導自演<text:span text:style-name="T3"><text:s/>"</text:span>創造<text:span text:style-name="T3">" </text:span>新聞事件。<text:span text:style-name="T3"><text:line-break/><text:line-break/></text:span>例如<text:span text:style-name="T3">1986</text:span>年，許信良遷黨<text:span text:style-name="T3">(</text:span>台灣民主黨<text:span text:style-name="T3">)</text:span>返台的機場事件，群眾被暴警打得頭破血流，但那次的群眾是完全和平的，因為我就在現場。電視新聞畫面上那些什麼推翻警車、對警察丟石頭的人，就是警察及情治人員自己。自己當暴徒，自己翻警車，自己丟石頭，而且旁邊還有人負責錄影，以便晚上電視播出，讓全民一致譴責黨外暴徒。<text:span text:style-name="T3"><text:line-break/><text:line-break/></text:span>後來，終於逮到一名對警察丟石頭的暴徒，群眾把他交給警方，證件一看，身份一查，竟然是調查局人員。群眾這下開心了，沉冤昭雪，這下終於可以證明這些暴力全是國民黨自導自演。<text:span text:style-name="T3"><text:line-break/><text:line-break/></text:span>我也挺開心，因為大學時班上幾乎所有人全把我當成破壞社會的暴徒壞人看；沒想到，晚上回家，打開電視一看，那個調查局的暴徒，竟然頭綁繃帶，做出奄奄一息氣若游絲的模樣，彷彿不久於人世，對著鏡頭訴說他被民進黨暴徒打傷；他說，為了國家與社會安定，他願意承受這樣的痛苦云云。然後，接下來幾天，就是各界人士開始對警察獻花獻吻並譴責黨外暴徒等等。<text:span text:style-name="T3"><text:line-break/><text:line-break/></text:span>國民黨算是改邪歸正了，特別是馬英九上台後，國民黨確實改變了許多過去這些陰暗卑劣的手段。反倒是民進黨及其同路人和支持者們卻迅速青出於藍，變本加厲，以造謠抹黑扭曲渲染為能事，幾乎已經變成一種無日無之的文化與常態。<text:span text:style-name="T3"><text:line-break/><text:line-break/></text:span>許多所謂<text:span text:style-name="T3"><text:s/>"</text:span>做大事不拘小節<text:span text:style-name="T3">" </text:span>者，絲毫不覺得這是問題，他們認為，這只是一種正常的鬥爭手段，能鬥贏才重要，手段不重要，形成一種唯勝負是問的<text:span text:style-name="T3"><text:s/>"</text:span>去道德<text:span text:style-name="T3">" </text:span>現象，完全不講最基本的是非善惡與誠信，純粹就是講輸贏，講敵我鬥爭。<text:span text:style-name="T3"><text:line-break/><text:line-break/></text:span>我總羞於說出一己之見，因為訴說那樣一些相對性的東西總是使我感到難堪；例如我從不喜歡在政治主張或意識形態上表態，因為那種見仁見智的一己之見，實在不是那麼重要；重要的是在所有意見底下所有人都應當遵守的、最基本的是非善惡。<text:span text:style-name="T3"><text:line-break/><text:line-break/></text:span>這十幾年來，我發現，國民黨對於對手的所有指控，全是有憑有據，但民進黨的所有指控卻幾乎全是謠言或刻意扭曲；特別是培養出一批無惡不作的無恥綠衛兵，整天以造謠抹黑羞辱攻擊騷擾他人為能事。<text:span text:style-name="T3"><text:line-break/><text:line-break/></text:span>任何人要左要右，要統要獨，要藍要綠，我統統沒意見，你要主張什麼都行，但你就是不能敗壞最基本的德性，扭曲最基本的是非善惡與真假，因為這才是任何一個文明社會藉以發展的共同基礎。<text:span text:style-name="T3"><text:line-break/><text:line-break/></text:span>這就跟打擂台一樣，誰勝誰負我沒意見，但你不能又帶機關槍又帶手榴彈，不能老是打肚臍以下三寸之處。社會發展就像個遊戲，像個擂台，所有勝負的前提是：這遊戲或比賽必須有個共同基礎，叫做遊戲規則。就好像任何語言之所以可能，是因為它必須有個共同的文法與基本語義。基礎毀壞，所有發展也將不可能存在，難道你可以在空中建一樓閣？<text:span text:style-name="T3"><text:line-break/><text:line-break/></text:span>陳真<text:span text:style-name="T3"><text:line-break/><text:line-break/>==================<text:line-break/></text:span>「<text:span text:style-name="T3">200</text:span>萬說一個故事」暴紅<text:span text:style-name="T3"><text:s/></text:span>被質疑選舉操作<text:span text:style-name="T3"><text:line-break/><text:line-break/></text:span>聯合新聞網作者記者李光儀╱台北報導<text:span text:style-name="T3"><text:s/>| <text:line-break/><text:line-break/></text:span>聯合新聞網<text:span text:style-name="T3"><text:s/>– 2014</text:span>年<text:span text:style-name="T3">11</text:span>月<text:span text:style-name="T3">20</text:span>日<text:span text:style-name="T3"><text:line-break/><text:line-break/></text:span>台北市長選戰除了連勝文、柯文哲，還有其他<text:span text:style-name="T3">5</text:span>位候選人，一般民眾大多不認識。最近一篇在網路熱門的文章「<text:span text:style-name="T3">200</text:span>萬說一個故事」，讓<text:span text:style-name="T3">78</text:span>歲的無黨籍台北市長候選人趙衍慶暴紅，文章敘述趙衍慶是澎湖<text:span text:style-name="T3">713</text:span>事件受難者，用一生積蓄參選，只是要大家看見歷史。<text:span text:style-name="T3"><text:line-break/><text:line-break/></text:span>一群親自訪談趙衍慶的兩岸文史工作者，宣稱這篇文章純屬虛構。趙衍慶中午接受<text:span text:style-name="T3">udn tv</text:span>專訪說，他不是<text:span text:style-name="T3">713</text:span>事件的受難者，他參選也和<text:span text:style-name="T3">713</text:span>事件無關，參選經費是過去玩股票所得。<text:span text:style-name="T3"><text:line-break/><text:line-break/></text:span>這篇文章刊登在「想想論壇」，由「捍衛台灣文史青年組合」成員江昺崙撰寫。他說在選舉公報的趙衍慶欄看到山東聯中、員林實中、流亡學生等字句，白色恐怖氤氳舞台突然打亮燈光。<text:span text:style-name="T3"><text:line-break/><text:line-break/></text:span>江昺崙認定趙衍慶就是<text:span text:style-name="T3">1949</text:span>年發生在澎湖的<text:span text:style-name="T3">713</text:span>事件受難者，他用一生積蓄<text:span text:style-name="T3">200</text:span>萬元，就是為了公平的與其他候選人並列在一起，包括國民黨高官子弟的後代，以及說<text:span text:style-name="T3">713</text:span>事件的故事，或許是一段被遺忘的歷史。<text:span text:style-name="T3"><text:line-break/><text:line-break/></text:span>這篇文章引發網路廣泛迴響，不少人表示，泛藍投不下連勝文的，就投給趙伯伯。今年<text:span text:style-name="T3">10</text:span>月初，就有一群以媒體工作者許劍虹為首的兩岸文史工作者，找到趙衍慶，做了深度訪談，許劍虹等人撰文批評這篇文章造假不實。<text:span text:style-name="T3"><text:line-break/><text:line-break/></text:span>許劍虹指出，對於澎湖<text:span text:style-name="T3">713</text:span>事件，趙在訪談時表示，當時年紀尚小，這個事件和他沒有關係，不是什麼受難者。趙提到曾在大陸被抓兵，被共軍抓去作兒童政工兵。他轉述，後來趙衍慶從軍，是自願進軍校，退伍後，靠股票有一些積蓄，卻也不是什麼「用一生積蓄說一個故事」。許劍虹說，趙確實想為榮民、遊民做些什麼，但和那篇文章講的與事實不符，可能是政治操作。</text:p>
      <text:p text:style-name="P1"><text:span text:style-name="T1">隆誌</text:span><text:s/>  |  2014.11.21 07:20   |   <text:a xlink:type="simple" xlink:href="http://palinfo.habago.org/Entry?Command=Information_PrintForum&amp;iPage=378#FORUM33107"><text:span text:style-name="T2">#</text:span></text:a></text:p>
      <text:p text:style-name="P2">陳真分析得沒錯<text:span text:style-name="T3"><text:line-break/></text:span>對於國際貿易的現況，受影響的絕對不會是菁英階層。我認識一些人，家財萬貫，但是低調且不奢華。他們的財產是全球佈局，放一大筆錢存在高利率的國家配息，或是在高租金的國家買房出租。即便台灣被徹底邊緣化，這些人移民到國外都不會餓死，甚至有些國家還會開大門歡迎投資移民。這樣的人在台灣還真不少，只是這些人不會出現在媒體前面，未必住豪宅且低調過活，好似鄰居一般。<text:span text:style-name="T3"><text:line-break/></text:span>千萬不要天真浪漫地以為<text:span text:style-name="T3">FTA</text:span>只有關稅的問題，包含金流、人流等等，重點是互相開放市場。聽起來感覺只有企業主會受影響，對於一般上班族影響不大。可是去看看各國對於企業投資的限制，和對外來進口的種種限制，就足以讓企業放棄台灣，搬到企業最有利的國家或市場去。或許台灣的製造成本高，可是互相開放市場，讓金流和人流順利。還可以讓企業的根留在台灣，讓一般小老百姓繼續當上班族工作過活。更何況，現在台灣的年輕人大多數自我膨脹為<text:span text:style-name="T3">“</text:span>人才<text:span text:style-name="T3">”</text:span>，根本不願意去工廠。</text:p>
      <text:p text:style-name="P1"><text:span text:style-name="T1">隆誌</text:span><text:s/>  |  2014.11.21 06:59   |   <text:a xlink:type="simple" xlink:href="http://palinfo.habago.org/Entry?Command=Information_PrintForum&amp;iPage=378#FORUM33106"><text:span text:style-name="T2">#</text:span></text:a></text:p>
      <text:p text:style-name="P3"><text:span text:style-name="T3">To: </text:span>明華<text:span text:style-name="T3"><text:line-break/></text:span>這樣的消息，只是滄海之一粟。這位博士生的未來，早已被自己的態度所葬送。不過按照之前吃牛大便的博士生，現在被某陣營捧為政治新星，這位博士生大概也想走同樣的路子吧。<text:span text:style-name="T3"><text:line-break/></text:span>對於從去年到今年，我只有用<text:span text:style-name="T3">“</text:span>假<text:span text:style-name="T3">”</text:span>這個字，形容台灣社會。不是指食品安全，更何況這些食品安全問題可不是這兩年才有。主要是那些因為事件發生之後，社會出現的<text:span text:style-name="T3">“</text:span>假<text:span text:style-name="T3">”</text:span>，假專家、假道德及假民主，掀開社會的假象。<text:span text:style-name="T3"><text:line-break/></text:span>去年軍中發生的事件，沒多久網路上就開始一堆流言，一些政客或想紅的素人在媒體上夸夸其言，信誓旦旦地說軍方一定如何虐待。到最後整個社會因為一堆<text:span text:style-name="T3">“</text:span>訊息<text:span text:style-name="T3">”</text:span>和<text:span text:style-name="T3">“</text:span>說法<text:span text:style-name="T3">”</text:span>，弄的雞犬不寧。至於那些發後來被證實為假的訊息和說法的素人和政客，政治利益撈到了，人氣撈到了。<text:span text:style-name="T3"><text:line-break/></text:span>食品安全事件，又有另一群假專家出現，散佈假說法。同一群要撈政治利益的政客，又出現搭順風車。至於能給真實說法的專家，卻個個噤聲。這些假說法和訊息，持續在網路上、媒體上流傳。那些假專家變成媒體座上賓，持續拾人牙慧。<text:span text:style-name="T3"><text:line-break/></text:span>更別說服貿的問題，壓根都是一堆假想法和假說法。更誇張的是，那些在軍中問題和食安問題事件的政客和素人繼續出現，媒體繼續搧陰風點鬼火。哇塞～懂食品、懂軍事又懂國際貿易。帶一群只知讀懶人包的蠢蛋們，上街抗議搞衝突。更別說一些縣市的人禍，可以被扭曲成為南北差距的假議題，或是推卸給中央政府（胡瓜實在真知灼見）。藉由各式親近的發聲管道，轉移焦點，甚至造神。<text:span text:style-name="T3"><text:line-break/></text:span>往往媒體對於這些事件，都會丟一句<text:span text:style-name="T3">“</text:span>政府都不說清楚<text:span text:style-name="T3">”</text:span>。實際上，上網查資料，或仔細看完記者會。官方給的訊息給的很清楚，反而媒體自己或有目的地扭曲和剪接，給出<text:span text:style-name="T3">“</text:span>假<text:span text:style-name="T3">”</text:span>訊息。這些政客和素人，搭著這些事件造出人氣，紛紛跑出來參選，還很道貌岸然地轉移自己的假。藉由各式管道，不斷地製造話題攻擊對手，掩蓋自己的假。<text:span text:style-name="T3"><text:line-break/></text:span>很不客氣地說，這樣叫做民主，我還寧可去接受對岸那套政治制度。簡單地說，一個帶領社會向上的寡頭政治，總比一群墮落的<text:span text:style-name="T3">“</text:span>假<text:span text:style-name="T3">”</text:span>民主，好太多了。我不希望我的下一代，在這樣假的環境生長。</text:p>
      <text:p text:style-name="P1"><text:span text:style-name="T1">黃明華</text:span><text:s/>  |  2014.11.21 00:33   |   <text:a xlink:type="simple" xlink:href="http://palinfo.habago.org/Entry?Command=Information_PrintForum&amp;iPage=378#FORUM33105"><text:span text:style-name="T2">#</text:span></text:a></text:p>
      <text:p text:style-name="P2">實在是很想不到這麼一個所謂台大博士生可以編造出這麼扯的彌天大謊<text:span text:style-name="T3">:<text:line-break/><text:line-break/></text:span>打臉「<text:span text:style-name="T3">200</text:span>萬說一個故事」　趙衍慶非<text:span text:style-name="T3">713</text:span>事件受害者！<text:span text:style-name="T3"><text:line-break/>http://www.ettoday.net/news/20141120/428373.htm<text:line-break/><text:line-break/></text:span>事後還可以很無恥的說<text:span text:style-name="T3">"</text:span>這篇文章「應是一份面對社會公評的文本，也是一次重新面對「人的歷史」的機會。」<text:span text:style-name="T3">"<text:line-break/><text:line-break/>http://udn.com/NEWS/NATIONAL/NATS5/9079006.shtml<text:line-break/><text:line-break/></text:span>這種人即使再怎麼說他自己關心弱勢人權<text:span text:style-name="T3">,</text:span>我都不會相信<text:span text:style-name="T3"><text:line-break/></text:span>真應了某位主播所說的<text:span text:style-name="T3">:</text:span>鄉民是很好操弄的<text:span text:style-name="T3"><text:line-break/></text:span>這個所謂高學歷知識份子也應了陳真醫生前面一篇文章所言<text:span text:style-name="T3"><text:line-break/>"</text:span>這些人也許受過所謂高等教育或擁有高學歷，但對其人品與思維、眼光與胸懷，其實毫無助益。一個人不會因為專業知識的累積而成為一個像樣的<text:span text:style-name="T3"><text:s/>"</text:span>人<text:span text:style-name="T3">"</text:span>。<text:span text:style-name="T3">"<text:line-break/><text:line-break/><text:line-break/><text:line-break/></text:span></text:p>
      <text:p text:style-name="P1"><text:span text:style-name="T1">陳真</text:span><text:s/>  |  2014.11.20 23:32   |   <text:a xlink:type="simple" xlink:href="http://palinfo.habago.org/Entry?Command=Information_PrintForum&amp;iPage=378#FORUM33104"><text:span text:style-name="T2">#</text:span></text:a></text:p>
      <text:p text:style-name="P3">台灣其實每天無時無刻都在選舉，選舉勝負意味著一種龐大暴利與權力轉移，平常各行各業就連一點蠅頭小利都會搞黑心，更何況巨大暴利，豈有可能不是充斥著無數的謊言操弄與詐欺？<text:span text:style-name="T3"><text:line-break/><text:line-break/></text:span>暴利與巨大權勢當前，於是無所不用其極，努力打擊敵人，不惜造謠抹黑撒謊歪曲渲染，不光是為了製造市場區隔，更是不惜製造內部敵人，進而把所有一切事關利害的理性議題，例如統獨，例如所有相關經貿專業乃至<text:span text:style-name="T3"><text:s/>“</text:span>敵人<text:span text:style-name="T3">” </text:span>的一切作為，全部轉化成一種不可挑戰的信仰問題或立場問題或所謂階級問題乃至忠誠問題。<text:span text:style-name="T3"><text:line-break/><text:line-break/></text:span>透過媒體，如此長期無腦教育的結果，足以在各種選舉上創造最多選票，並製造出一大批絕對忠誠的綠衛兵，但卻是以整個社會的毀壞為代價。難道世界看你發神經，看你自掘墳墓還掘得很開心，看你可憐，於是就會停下腳步來等你？當然不會。</text:p>
      <text:p text:style-name="P1"><text:span text:style-name="T1">陳真</text:span><text:s/>  |  2014.11.20 20:49   |   <text:a xlink:type="simple" xlink:href="http://palinfo.habago.org/Entry?Command=Information_PrintForum&amp;iPage=378#FORUM33102"><text:span text:style-name="T2">#</text:span></text:a></text:p>
      <text:p text:style-name="P2">蕭萬長是台灣政壇上極少數人品和專業素養一流的官員。他講的這些話，在我看來，一個稍稍有點大腦的人都會認同。強烈推薦一讀，各位不妨平心靜氣想想發言者的想法和心情，真的有那麼邪惡荒唐而需要你們不惜一切代價去努力傷害醜化攻擊它？<text:span text:style-name="T3"><text:line-break/><text:line-break/></text:span>前幾天去超商買吃的，不小心瞄到下三濫的自由爛報的頭條新聞，好像寫說經濟部長或哪位部長<text:span text:style-name="T3"><text:s/>“</text:span>坦承<text:span text:style-name="T3">”</text:span>不知道中韓<text:span text:style-name="T3">FTA</text:span>的簽約內容。這不是廢話嗎？誰知道確切內容？而且，一切評估或預測當然是估算往後可能產生的衝擊或種種潛在影響，這哪需要什麼<text:span text:style-name="T3"><text:s/>“</text:span>坦承<text:span text:style-name="T3">”</text:span>？講得好像官員們的什麼謊話被拆穿了似的。<text:span text:style-name="T3"><text:line-break/><text:line-break/></text:span>而且，主要競爭者<text:span text:style-name="T3">--</text:span>韓國的一個經濟進展，怕只怕你掉以輕心，怎麼反而罵人想太多或甚至說他在恐嚇，恐嚇來做什麼？簡直莫名其妙。你可以不認同其評估，但也只能說出不認同的道理來，而不是凡事一概扣一頂賣台的大帽子。整天扣這類通匪的大帽，難道都不會煩？<text:span text:style-name="T3"><text:line-break/><text:line-break/></text:span>其實我只看標題，不知自由爛報又在胡扯操弄些什麼，但我猜，一定又是脫離不了反中反馬反國民黨、<text:span text:style-name="T3">“</text:span>一切都是阿共仔的陰謀啦<text:span text:style-name="T3">” </text:span>這個唯一的思想主軸。<text:span text:style-name="T3"><text:line-break/><text:line-break/></text:span>台灣這十幾年來，反中反華、一切選舉掛帥、政黨利益優先的綠色勢力的蓬勃發展，所有理性思維徹底鏟除，造成的狀況可以用一個辭來形容就是：自掘墳墓。<text:span text:style-name="T3"><text:line-break/><text:line-break/></text:span>這個墳墓其實不會埋葬所有人，而只會埋葬那些在政黨與媒體驅動下搖旗吶喊的一般人，菁英或主流階層是不會有事的，像你我就不會有事；日子再怎麼難過，他們或我們其實都還是可以脫身。台灣就算爛到骨子裡，菁英依然可以倖免，但你們逃得了嗎？<text:span text:style-name="T3"><text:line-break/><text:line-break/></text:span>菁英之類，不勞我操心，我也不敢對他們有什麼期待；老實說，我有時有一種很深很深的懷疑，懷疑這些人的良心是不是被狗吃了？還是真的愚蠢至此。<text:span text:style-name="T3"><text:line-break/><text:line-break/></text:span>菁英我管不聊，但是，我還是想奉勸那些特別是往後前途仍在未定之天的新一代，多用點大腦，多看點真正意義上的新聞或各類資訊，多了解一點世界，把沸騰的蠢血降下溫來；不妨從零開始，完全不預設任何特定立場或結論，先花個比方說三、五年的時間去形成自己的見解，然後再來搖旗吶喊也不遲。<text:span text:style-name="T3"><text:line-break/><text:line-break/></text:span>一個人如果連伏冒二字怎麼寫都搞不清楚，卻也一窩蜂反這個罵那個佔領這裡攻擊那裡，實在荒唐透頂。<text:span text:style-name="T3"><text:line-break/><text:line-break/></text:span>一個人如果那麼喜歡在政治語彙上沸騰、灑口水，何不真正投入政治圈中，近距離看看這些菁英，這些文人買辦，這些政客，看看真實狀況下的他們，是不是跟你從遙遠的圈外所看到的清新愛台形象是一樣的。<text:span text:style-name="T3"><text:line-break/><text:line-break/></text:span>陳真<text:span text:style-name="T3"><text:line-break/>============<text:line-break/></text:span>原地不動<text:span text:style-name="T3"><text:s/></text:span>蕭萬長：苦日子會更久<text:span text:style-name="T3"><text:line-break/></text:span>中央社<text:span text:style-name="T3"><text:line-break/>2014</text:span>年<text:span text:style-name="T3">11</text:span>月<text:span text:style-name="T3">20</text:span>日<text:span text:style-name="T3"><text:line-break/><text:line-break/></text:span>（中央社記者林孟汝台北<text:span text:style-name="T3">20</text:span>日電）前副總統蕭萬長今天有感而發表示，選舉是一時的，國家前途是永遠的，經濟議題應用專業考量，各國都在進步，台灣卻原地不動，不僅差距會愈拉愈大，苦日子還會更長、更久。<text:span text:style-name="T3"><text:line-break/><text:line-break/></text:span>蕭萬長日前代表我國參與亞洲太平洋經濟合作會議（<text:span text:style-name="T3">APEC</text:span>）北京年會後，首次接受媒體專訪，與電視節目主持人陳文茜暢談逾<text:span text:style-name="T3">1.5</text:span>小時。<text:span text:style-name="T3"><text:line-break/><text:line-break/></text:span>他表示，早已預料中國大陸、韓國雙方有可能<text:span text:style-name="T3">APEC</text:span>會期間宣布雙方自由貿易協定（<text:span text:style-name="T3">FTA</text:span>）完成實質談判，展現雙方推動自由貿易的意願跟企圖心，也了解中韓<text:span text:style-name="T3">FTA</text:span>將會對我國產業發生嚴重衝擊。<text:span text:style-name="T3"><text:line-break/><text:line-break/></text:span>蕭萬長指出，台灣是海島型經濟，產業扮演全球供應鏈中的一環，但並不是唯一的供應國，大多數的零組件韓國也都能供應，只要台灣的成本比別人高、競爭力比別人差，就可能會被取代。<text:span text:style-name="T3"><text:line-break/><text:line-break/></text:span>他說，中韓<text:span text:style-name="T3">FTA</text:span>內容不僅排除關稅障礙，更包含排除非關稅障礙如<text:span text:style-name="T3">48</text:span>小時內通關便捷化如投資、服務業、能源、人才交流及智慧財產權保護等，會造成廠商及外資不再投資台灣，失業率增加及低薪問題更嚴重的連鎖反應。<text:span text:style-name="T3"><text:line-break/><text:line-break/></text:span>蕭萬長說，民主政治很好，但經濟議題要尊重專業意見，期盼政治人物不要僅在意眼前的選舉經濟，而是要看得更遠，以<text:span text:style-name="T3">10</text:span>、<text:span text:style-name="T3">20</text:span>年後的人民福祉為念。<text:span text:style-name="T3"><text:line-break/><text:line-break/></text:span>他以十大建設為例指出，當時台灣民眾連買車的財力都有問題，很多人都批評，甚至反對蓋高速公路，但執政者看出未來的交通運輸需求，「當年不做，現在就會後悔」。<text:span text:style-name="T3"><text:line-break/><text:line-break/></text:span>蕭萬長透露，外交場合就是展現國力的地方，在<text:span text:style-name="T3">APEC</text:span>會議的中場休息時間，就算透過翻譯，各國代表也搶著跟韓國總統朴槿惠握手、交談。<text:span text:style-name="T3"><text:line-break/><text:line-break/></text:span>他有感指出，台灣以前在<text:span text:style-name="T3">APEC</text:span>是前段班，現在卻淪為中後段班；反觀韓國在歷經<text:span text:style-name="T3">1997</text:span>年亞洲金融危機、瀕臨破產的生死存亡的關鍵後，激發全國的愛國意識，就算國內政黨再如何激烈競爭，還是有志一同要在經濟上出人頭地。<text:span text:style-name="T3"><text:line-break/><text:line-break/></text:span>蕭萬長表示，台灣民眾真的對國際情勢了解不夠多，各國都在進步，台灣卻原地不動，如沒有覺醒，不僅差距會愈拉愈大，「台灣苦日子還會更長、更久」。<text:span text:style-name="T3">1031120</text:span></text:p>
      <text:p text:style-name="P1"><text:span text:style-name="T1">陳真</text:span><text:s/>  |  2014.11.20 13:58   |   <text:a xlink:type="simple" xlink:href="http://palinfo.habago.org/Entry?Command=Information_PrintForum&amp;iPage=378#FORUM33101"><text:span text:style-name="T2">#</text:span></text:a></text:p>
      <text:p text:style-name="P3">前述甘地那段談話，前面還有一句，他說：<text:span text:style-name="T3">"</text:span>我毫不猶豫地會把英國的殖民政策稱為惡魔<text:span text:style-name="T3">"</text:span>，然後接下來才是上述引言。<text:span text:style-name="T3"><text:line-break/><text:line-break/></text:span>甘地虔誠而善良，但他頭腦很清醒，明辨是非，跟達賴或翁山蘇姬等人不太一樣。例如希特勒戰敗，一票納粹被以戰犯罪論處極刑，但甘地說，如果希特勒是戰犯，邱吉爾那個人渣<text:span text:style-name="T3">(</text:span>人渣是我加上的<text:span text:style-name="T3">)</text:span>和羅斯福又何嘗不是？<text:span text:style-name="T3"><text:line-break/><text:line-break/></text:span>我怕正義人士，同時也怕慈悲之徒。前者正義凜然，張牙舞爪；後者溫馨兮兮，善惡全無分別，甚至助紂為虐打擊良善。莎士比亞的<text:span text:style-name="T3"><text:s/>"</text:span>威尼斯商人<text:span text:style-name="T3">" </text:span>裏頭有一句<text:span text:style-name="T3">:Let mercy season justice.(</text:span>讓慈悲滋潤正義<text:span text:style-name="T3">)</text:span>，也許比較折衷一些。<text:span text:style-name="T3"><text:line-break/><text:line-break/></text:span>底下跟以上全不相干：<text:span text:style-name="T3"><text:line-break/><text:line-break/></text:span>我喜歡底下這首歌，它有各種編曲和唱腔，剛剛聽到這個版本的前三十秒，覺得唱得特別好，很感動。不過，聽就好，最好不要看畫面，以免影響消化。我不小心看了，現在要去搭車準備上班，卻已經感覺有點頭暈。<text:span text:style-name="T3"><text:line-break/><text:line-break/>http://goo.gl/AjIYMq<text:line-break/><text:line-break/></text:span>藝術這東西很偉大，它什麼意見也沒說，但卻彷幅說了一切，就如一個人再怎麼雄辯滔滔，恐怕都遠遠比不上一個口不能言者的痛苦淚水。</text:p>
      <text:p text:style-name="P1"><text:span text:style-name="T1">鄭啟承</text:span><text:s/>  |  2014.11.20 12:09   |   <text:a xlink:type="simple" xlink:href="http://palinfo.habago.org/Entry?Command=Information_PrintForum&amp;iPage=378#FORUM33100"><text:span text:style-name="T2">#</text:span></text:a></text:p>
      <text:p text:style-name="P2">十多年前，也許是年輕吧，對事物的好惡很粗糙，評價一件事物往往傾向用二分法，非黑即白。短短十幾年間，各種身心狀態迅速退化，如今老態盡顯，連記憶力也幾乎像老人一般，儘管如此，思考卻能比較精緻了，特別是對人事物的觀感，過去看待人事物是黑或白，如今不但中間多了些灰階，每種階調還能看出些色彩的不同，也就是說眼前事物顯得縱橫都有了些深度，不再使我輕易概括愛恨。<text:span text:style-name="T3"><text:line-break/><text:line-break/></text:span>十幾年前第一次知道美國的惡形惡狀，心裡頓時對其一切生出了強大的恨意，簡直恨透了，當時我暗暗發誓，此生決不踏上邪惡的美國國土，這上頭一切事物都讓我反感。十幾年後的今天再看這誓言，自己都感到可笑，這誓言早就不攻自破。我若要移民，阿拉斯加是考慮對象之一，而阿拉斯加正是美國國土。土地或國界又不具生命，何來愛恨<text:span text:style-name="T3">? </text:span>若美國國土也要恨，恨到都要與它誓不兩立，那我應該立刻就跳到太平洋自清才對，因為台灣正是一條美國養的狗，台灣正是美國的領土。<text:span text:style-name="T3"><text:line-break/><text:line-break/>911</text:span>發生當天，我當下立刻差點起立鼓掌，因為美國總算學到了一點教訓，不是嗎<text:span text:style-name="T3">? </text:span>但這快意沒持續多久，我就立刻發現這中間沒有任何讓人愉快的成份在裡頭，因為仇恨不管投射在哪，受苦的都只是那些無辜的靈魂。<text:span text:style-name="T3"><text:line-break/><text:line-break/></text:span>可見我雖笨，但十多年來倒也沒被自己的笨沖昏頭，對國家你可以去恨，對一國的國民呢<text:span text:style-name="T3">? </text:span>你最好想清楚點。據我所知在國際上，台灣某方面可說惡名昭彰，因為我們幫著美國生產許多混蛋武器，這些武器被用來幹了許多喪盡天良之事。若有人說他實在很恨台灣，恨得牙癢癢的，我們恐怕很難反駁，但若說他因此而敵視仇視台灣人，這樣子合理嗎<text:span text:style-name="T3">? </text:span>我們會希望被這樣投射一種恨意嗎<text:span text:style-name="T3">?<text:line-break/><text:line-break/></text:span>這道理很簡單，約略思考一下就很容易想通，但台灣整個社會長年施行一種仇恨教育，教導我們不經大腦就全面性去仇視某個看不順眼的人事物，以致於當我們心裡認定了某種敵人存在，理性就喪失了，剩下的只有忽上忽下的情緒溫度。<text:span text:style-name="T3"><text:line-break/><text:line-break/></text:span>聽說天蠍座的人愛恨特別強烈，像車神，夾克後頭繡了一隻蠍子，很深情，復仇時也特別可怕。我應該也有天蠍座性格，但長年的思索讓我明白了一件事，那就是我們雖說愛恨情仇，但愛和恨卻不是相反的兩面，愛恨應該以完全不同的態度來展現，否則只會造就痛苦和災難。<text:span text:style-name="T3"><text:line-break/><text:line-break/></text:span>愛可以是盲目的，無須贅言，這我很拿手。但要恨，你得好好想清楚，問問你自己究竟在恨些什麼<text:span text:style-name="T3">? </text:span>當我們說恨美國，指的恨美國政府長年無法無天的屠殺、欺瞞和操弄，並不是教你去恨美國人，甚至去恨美國國土<text:span text:style-name="T3">(</text:span>國土只是土啦，不用和它過不去啦<text:span text:style-name="T3">)</text:span>。我知道台灣人們普遍脾氣都不大好，動不動就會不爽，會生氣，仇這個仇那個，罵這個罵那個。仇沒關係，但這一切大大小小的仇恨你若細究，問他究竟在恨些什麼，他<text:span text:style-name="T3">/</text:span>她往往也答不上來，反正「我就是看<text:span text:style-name="T3">XXX</text:span>不爽」。<text:span text:style-name="T3"><text:line-break/><text:line-break/></text:span>反正我就是看<text:span text:style-name="T3">XXX</text:span>不爽，於是反正我就是馬英九不爽，反正我就是看連勝文不爽，反正我就是看中國人不爽，反正我就是看韓國人不爽，反正我就是看有錢人不爽。<text:span text:style-name="T3"><text:line-break/><text:line-break/></text:span>台灣仇恨教育很成功，第一課教你區分階級敵我，並去恨和之有關的一切，每天回家功課不外如下<text:span text:style-name="T3">:<text:line-break/><text:line-break/></text:span>一、中國共產黨最可恨<text:span text:style-name="T3">! (</text:span>為什麼可恨不要問我，我不知道<text:span text:style-name="T3">)<text:line-break/></text:span>課外練習：連帶恨上所有中國人和講話有北京腔的人。<text:span text:style-name="T3"><text:line-break/><text:line-break/></text:span>二、<text:span text:style-name="T3">(</text:span>第一題的延伸<text:span text:style-name="T3">)</text:span>外省芋頭跑來統治咱們純樸的台灣番薯，可恨<text:span text:style-name="T3">! <text:line-break/></text:span>課外練習：連帶恨上所有不會說台語的人。<text:span text:style-name="T3"><text:line-break/><text:line-break/></text:span>三、資產階級壓榨了我們窮老百姓，可恨<text:span text:style-name="T3">! <text:line-break/></text:span>課外練習：連帶恨上一切比我有錢有資源的人。<text:span text:style-name="T3"><text:line-break/><text:line-break/></text:span>四、國民黨白色恐怖，可恨<text:span text:style-name="T3">! <text:line-break/></text:span>課外練習<text:span text:style-name="T3">1</text:span>：只要有國民黨三個字的全都恨。<text:span text:style-name="T3"><text:line-break/></text:span>課外練習<text:span text:style-name="T3">2</text:span>：順便不要忘了愛我們正港的台灣綠色純樸愛鄉愛土的民進黨。<text:span text:style-name="T3"><text:line-break/><text:line-break/></text:span>五、<text:span text:style-name="T3">(</text:span>文藝進步青年課外題<text:span text:style-name="T3">)</text:span>美帝是世界首惡，可恨哪哪哪哪<text:span text:style-name="T3">!!!<text:line-break/></text:span>這個課外練習比較複雜，要每天複述反美反帝一切口號，恨美國人恨美國領土恨美國一切，可是好萊塢電影不算在內，平常還是可以看。<text:span text:style-name="T3"><text:line-break/><text:line-break/></text:span>這只是舉前五題而已，事實上差不多有一百題，不過一通百通，前五題你會了，其他就不難了。台灣的日常教育大概就是這樣，有誰敢說不是？認為不是的請舉手反駁。<text:span text:style-name="T3"><text:line-break/><text:line-break/></text:span>不經大腦的敵視和仇恨恐怕連偏見都稱不上，它不是一種見，只能稱得上一種生理反射。一旦我們自願把應屬於理性或感性層次之事給降到生理層次，那一切溝通都失去了作用。事實上這正是台灣狹隘的仇恨教育的目的，這樣一種教育目標既已圓滿達成，要重新教育它的受害人使之恢復正常，就顯得格外困難。<text:span text:style-name="T3"><text:line-break/><text:line-break/></text:span>就說仇富好了，社會財富不均，造就了窮富之別，也許我們可以對資產階級反感，但這並不代表我們應該去仇視出身有錢之人，畢竟人無法決定自己生在什麼家庭。如果窮不是一種錯，富又怎麼會是呢<text:span text:style-name="T3">? <text:line-break/><text:line-break/></text:span>台灣人似乎很討厭連勝文，因為他出生在富貴之家，一生下來就享有別人一輩子無法享有的資源。於是你看看，約莫從半年前起，對其各種下流卑鄙齷齪的指控和嘲弄和抹黑和醜化和攻擊的聲音像是海嘯一般席捲整個網路，說穿了就是看他的富貴血統出身不爽而仇視之。<text:span text:style-name="T3">(</text:span>但那和選舉有什麼關係<text:span text:style-name="T3">? </text:span>任就一種官職的稱職與否和一個人的身家財產為什麼會有關係<text:span text:style-name="T3">?)<text:line-break/><text:line-break/></text:span>連只是個例子，在台灣有錢要很小心，否則很容易便成眾矢之的。週遭許多朋友也許是因為收入不高，常常有這類仇富傾向，不經意就會脫口而出仇富言語。我有時候忍不住反問別人，如果今天換成是你，讓你選擇當一個含著金湯匙出生的公子哥，你要不要<text:span text:style-name="T3">? </text:span>答案全都是「要」。我繼續問那你會希望別人或整個社會這樣恨你嗎<text:span text:style-name="T3">? </text:span>對方的反應立刻就尷尬了，往往示意我別再問下去了。別再問下去是對的，因為事實上我後面的一連串問題若問出來，可能朋友都當不成了。<text:span text:style-name="T3"><text:line-break/><text:line-break/></text:span>許多人說他「理性上」明白這一切，可是他就是沒辦法不恨，於是他就沒辦法不恨馬英九，沒辦法不恨連勝文，沒辦法不恨有錢人。我聽到這類回答往往立刻啞口無言，因為我知道一個人不明事理就算了，但如果他<text:span text:style-name="T3">/</text:span>她知道有理性的存在，卻不願讓理性發揮作用，那說到底要不要放下恨意已經不是個理性或感性問題，而是個意願問題了。一個人毫無意願改變自己，那除了上帝，誰也改變不了他。<text:span text:style-name="T3"><text:line-break/><text:line-break/></text:span>另一個更複雜的問題就是人們以為恨的反面就是愛，於是恨了國民黨就理應愛民進黨，恨了馬英九連勝文就理應擁抱柯文哲，恨了有錢人就要愛窮人，這樣的一種愛，比恨更加恐怖，因為它是恨的一種強力催化劑，一種會感染血液的不良病原，一種侵害心智的毒疽。<text:span text:style-name="T3"><text:line-break/><text:line-break/></text:span>以上說起來像成人頻道的內容，但有不知多少次，我看到台灣的父母就是這樣私下教自己的小孩子的，教他要這樣愛、這樣恨，不但這樣教，而且不認為這有什麼問題。你能想像一個比如<text:span text:style-name="T3">10</text:span>歲的孩子，受自己所愛的父母這樣薰陶，他<text:span text:style-name="T3">/</text:span>她成長後會是怎麼樣看待這個世界<text:span text:style-name="T3">?<text:line-break/><text:line-break/></text:span>你可以愛你的父母，但你要怎麼處理你父母所教給你的恨<text:span text:style-name="T3">? </text:span>也許這並不是一件容易的事。還好我的父母從未灌輸我一絲一毫對這世界的恨，否則我恐怕也難逃這樣一種情緒上的難題。<text:span text:style-name="T3"><text:line-break/><text:line-break/></text:span>長年在台灣社會上浮沉，我慢慢相信，愛與恨是完全不相干的兩個東西。愛是人類天生的本能，恨卻不是。我們一出生就懂得愛自己的父母，但只有當教育來了，恨才開始在心中萌芽。我相信恨是一種人為概念，既是人為，它就有辦法用理性處理之，你恨沒關係，但你<text:span text:style-name="T3">”</text:span>究竟<text:span text:style-name="T3">”</text:span>在恨什麼<text:span text:style-name="T3">? </text:span>如果我強迫你一字一句把話說清楚講明白，你會發現你的許多恨，其實是根本站不住腳的。<text:span text:style-name="T3"><text:line-break/><text:line-break/></text:span>巴勒網的一個我幾乎從不參加的傳統就是靜站，不參加的原因是因為我常覺得自己還沒準備好，準備好什麼<text:span text:style-name="T3">? </text:span>準備好進廟拜拜，準備好<text:span text:style-name="T3">”</text:span>犧牲<text:span text:style-name="T3">”</text:span>一些東西，畢竟靜站就是一種祭祀，一種向天。但我想請問各位我所尊敬的巴勒網靜站成員，你們靜站的時候在想什麼<text:span text:style-name="T3">? </text:span>你們恨以色列嗎<text:span text:style-name="T3">? </text:span>如果你恨，那請問你們也恨以色列人，也恨以色列的一切一切嗎<text:span text:style-name="T3">? </text:span>覺得以色列人很可惡很該死嗎<text:span text:style-name="T3">? <text:line-break/><text:line-break/></text:span>這答案只有你自己知道。<text:span text:style-name="T3"> <text:line-break/><text:line-break/></text:span>巴勒網的雙胞胎親係譜有篇文章，說研究指出人對動物的態度是相當固執的，一個人小時候若形成了一種看待動物的態度，這態度多半會伴隨他的一生，長大後很難改變。我想任何概念或說語言大概都是這樣，人的腦袋是很堅固的，一種想法一旦成形，他就毫無意願將之從腦中排除，他會終其一生運用這種<text:span text:style-name="T3">”</text:span>語言<text:span text:style-name="T3">”</text:span>來說話和思考。我至今不曾成功說服任何一個人不去恨他<text:span text:style-name="T3">/</text:span>她原本恨的任何一件人事物，哪怕只是一點雞毛蒜皮的小事。<text:span text:style-name="T3"><text:line-break/><text:line-break/></text:span>我有時想，可惜我沒有唱歌的能力。我無法說服你，但唱首歌給你聽總行吧<text:span text:style-name="T3">? </text:span>也許這就是為什麼有人說詩可以救世界。詩是一種音樂，一種歌，當詩進入了我們的心裡，語言於是崩解了，融化了，進而消失不見了。企求用語言對抗語言，用概念對抗概念是錯誤的。也許只有詩能打敗這一切，在詩歌的面前，任何語言只能退而求其次，當一種字幕，一種翻譯，它將會不堪一擊而潰敗。</text:p>
      <text:p text:style-name="P1"><text:span text:style-name="T1">陳真</text:span><text:s/>  |  2014.11.20 11:17   |   <text:a xlink:type="simple" xlink:href="http://palinfo.habago.org/Entry?Command=Information_PrintForum&amp;iPage=378#FORUM33099"><text:span text:style-name="T2">#</text:span></text:a></text:p>
      <text:p text:style-name="P3">我常引用甘地一段話，他說，如果印度獨立是出於哪怕只是一須臾之間對於英國人的仇恨，那我寧可永世為奴，不要印度獨立。<text:span text:style-name="T3"><text:line-break/><text:line-break/></text:span>同一面期幟下，往往各人各有盤算。比方說，事實上，<text:span text:style-name="T3">ISIS </text:span>具有相當的<text:span text:style-name="T3"><text:s/>"</text:span>民意<text:span text:style-name="T3">" </text:span>基礎，但這些民意，往往出於對美國的恨，但他們卻讓自己變成跟美國一樣，任意殺害異己，視他人生命如草芥，甚至連前來幫助難民的志工都要殺害。這樣一個組織，即便哪一天消滅了美國，難道這就是我們所要的結果？<text:span text:style-name="T3"><text:line-break/><text:line-break/></text:span>黨外時，警備總部幾次找我約談，沒有嚴刑拷打，而是客氣有禮，請喝咖啡；言談之中往往圍繞一個主題就是：你不要誤判了你的同志。<text:span text:style-name="T3"><text:line-break/><text:line-break/></text:span>情治單位對於反對人士自然個個瞭若指掌，他們往往指證歷歷說，哪個美麗島受難者或海外哪個所謂台獨英雄，平常為人處世如何卑劣無恥，甚至還有亂倫、強姦親人的。真真假假我無從判斷。<text:span text:style-name="T3"><text:line-break/><text:line-break/></text:span>不過，我想他們至少講對了一件事就是，也許有些人出於理想，但大部份人卻另有所圖。<text:span text:style-name="T3"><text:line-break/><text:line-break/></text:span>我當時聽不下去這些說法，於是告訴他們說，我的朋友就算不好，也總好過貴黨，好過政府，輪不到你們來跟我說我的朋友如何卑鄙或心裏怎麼盤算。<text:span text:style-name="T3"><text:line-break/><text:line-break/></text:span>當時，當這些情治人員一再跟我說我太<text:span text:style-name="T3"><text:s/>"</text:span>單純<text:span text:style-name="T3">" </text:span>了、被<text:span text:style-name="T3"><text:s/>"</text:span>利用<text:span text:style-name="T3">" </text:span>了時，我是完全聽不下去的；我覺得自己在政治上挺複雜，一點也不單純；我不認為自己被利用。<text:span text:style-name="T3"><text:line-break/><text:line-break/></text:span>可是，慢慢地，我才發現，也許跟這些老謀深算的<text:span text:style-name="T3"><text:s/>"</text:span>同志<text:span text:style-name="T3">" </text:span>比起來，我真的太單純了，單純得近乎愚蠢。不過，就像國父說的，後知後覺總比不知不覺好。很晚才覺醒，總比一直執迷不悟好。<text:span text:style-name="T3"><text:line-break/><text:line-break/></text:span>很多歷史難以啟齒，一來因為當事人都還活著，講多了講白了會給人困擾；一來則是因為很多事沒有留下任何證據，講了等於是空口白話；一來是因為很多事發生在<text:span text:style-name="T3"><text:s/>"</text:span>私下<text:span text:style-name="T3">"</text:span>，你知我知而已，同樣死無對證，講出來對當事人並不公平，因為他根本無從反駁；誰能反駁發生在私下的言行？<text:span text:style-name="T3"><text:line-break/><text:line-break/></text:span>因此，大多時候只能把到口的話又吞回去，要不就是只能<text:span text:style-name="T3"><text:s/>"</text:span>姑隱其名<text:span text:style-name="T3">"</text:span>。具有爭議性但唯一能說的仍然只有那些發生在公眾場合的公開言行，因為有跡可循，有案可查，有人證物證。但這些公開可談的往事，其實遠遠比不上私下不可說的實況來得震撼與傳神，也許百分之一都不到。<text:span text:style-name="T3"><text:line-break/><text:line-break/>1987</text:span>年，也就是民進黨建黨的隔年，美麗島事件八大軍事要犯之一的姚嘉文出獄。有一天，他請我到他家吃飯，弄了一桌雞鴨，我很尷尬，因為我七歲起就不吃肉。後來沒辦法，只好弄點其它的東西給我配飯，於是他就馬上出門到樓下超商買雞蛋，回來煎一堆蛋給我吃。<text:span text:style-name="T3"><text:line-break/><text:line-break/></text:span>因為姚剛出獄，對於一些反對運動的地方狀況還不是很了解，我跟他說起一些反對運動的政治現象或怪象，例如民進黨候選人照樣買票，但卻七爺笑八爺，一直攻擊國民黨買票。姚嘉文對此同樣表示很不以為然。<text:span text:style-name="T3"><text:line-break/><text:line-break/></text:span>幾個月後，姚嘉文當選民進黨黨主席。有一天，在一個約莫十多人的黨員聚會上，姚嘉文以黨主席的身份前來演講。講完之後換我發問，我問他，本黨候選人不但買票，而且本黨一些民意代表照樣包娼包賭包工程，這些事連我都知道，黨中央難道會不知道？<text:span text:style-name="T3"><text:line-break/><text:line-break/></text:span>姚主席沒有正面回答，於是我就繼續追問，逼他一定得表明態度並做出處置才行。再三追問下，他不高興了，丟下一句話常縈繞我心，因為這句話我從好幾位大老例如許信良、朱高正那邊也聽過好幾回。<text:span text:style-name="T3"><text:line-break/><text:line-break/></text:span>那句話是說：<text:span text:style-name="T3">"</text:span>做大事者，不拘小節<text:span text:style-name="T3">"</text:span>。<text:span text:style-name="T3"><text:line-break/><text:line-break/></text:span>於是我逐漸明白，並興起退黨的念頭；原來你們的<text:span text:style-name="T3"><text:s/>"</text:span>大事<text:span text:style-name="T3">" </text:span>跟我的<text:span text:style-name="T3"><text:s/>"</text:span>大事<text:span text:style-name="T3">" </text:span>長得不一樣。我的大事，在你們看來只是小節；而你們的大事，說穿了就是打倒國民黨，奪得政權，但這對我而言卻只是絲毫不重要的小節。誰來當權有何意義？重要的是當權者<text:span text:style-name="T3"><text:s/>"</text:span>怎麼做<text:span text:style-name="T3">"</text:span>，而不是<text:span text:style-name="T3"><text:s/>"</text:span>誰<text:span text:style-name="T3">" </text:span>來當權，更不是<text:span text:style-name="T3"><text:s/>"</text:span>我<text:span text:style-name="T3">" </text:span>來當權。<text:span text:style-name="T3"><text:line-break/><text:line-break/></text:span>我把我的想法跟很多黨外前輩、同志講，得到的回應通常是說我太<text:span text:style-name="T3"><text:s/>"</text:span>單純<text:span text:style-name="T3">"</text:span>，<text:span text:style-name="T3">"</text:span>大驚小怪<text:span text:style-name="T3">"</text:span>，依然還是那句<text:span text:style-name="T3"><text:s/>"</text:span>做大事者不拘小節<text:span text:style-name="T3">"</text:span>。其實我也同意這句話，重點是：你的大事恰是我的小節，而你的小節卻是我所看重的大事。<text:span text:style-name="T3"><text:line-break/><text:line-break/></text:span>美國打敗納粹之後，卻立即大力吸收納粹的主要殘餘勢力，繼續在全世界幹著比納粹還恐怖的勾當，那我不知道當初推翻納粹有何意義可言？<text:span text:style-name="T3">"</text:span>誰<text:span text:style-name="T3">" </text:span>來幹納粹的事，<text:span text:style-name="T3">"</text:span>誰<text:span text:style-name="T3">" </text:span>來主導法西斯的勢力氛圍，有何意義？如果所謂改革或革命只是奪取政權，換我來當家，然後繼續做同樣的事，那究竟改了什麼革？革了什麼命？<text:span text:style-name="T3"><text:line-break/><text:line-break/></text:span>有句話說：美好的目的依然不可能美化污穢的手段。這話挺有道理，但是，也許<text:span text:style-name="T3"><text:s/>"</text:span>我們<text:span text:style-name="T3">" </text:span>和<text:span text:style-name="T3"><text:s/>"</text:span>他們<text:span text:style-name="T3">" </text:span>就連目的都不一樣，何況手段。<text:span text:style-name="T3"><text:line-break/><text:line-break/></text:span>高達說：<text:span text:style-name="T3">"</text:span>殺人者殺人，愛人者去愛，事物如其所是。<text:span text:style-name="T3">" </text:span>你心裏究竟懷著什麼夢，懷著何等<text:span text:style-name="T3"><text:s/>"</text:span>大事<text:span text:style-name="T3">"</text:span>，你自然就會依此夢而有作為。所謂求仁得仁，你的勝敗自然也應以此來定義。<text:span text:style-name="T3"><text:line-break/><text:line-break/></text:span>公眾事務如此，私人也一樣。每個人朝他自己心中的夢走去，收獲屬於自己的成果。但台灣人通常完全不相信這一點，台灣人通常以為大家都做著同樣的夢。<text:span text:style-name="T3"><text:line-break/><text:line-break/></text:span>過去<text:span text:style-name="T3"><text:s/>(</text:span>或現在也一樣<text:span text:style-name="T3">)</text:span>，經常很多人問我或不屑我，怎麼比你資淺的都已經當大官當院長當大教授了，而你卻依舊沒沒無聞，不但連個一官半職也沒撈到，而且校長變校貢，越做越基層，而且還小貓兩三隻整天在那邊傻傻地靜站，寫什麼不入流的留言板。<text:span text:style-name="T3"><text:line-break/><text:line-break/></text:span>長年以來，我已經很習慣無所不在的這類不屑、嘲諷和鄙夷。依然還是梭羅那句老話：<text:span text:style-name="T3">"</text:span>如果有個同伴沒有跟你們齊步並進，那是因為他聽到不一樣的鼓聲。<text:span text:style-name="T3">"</text:span></text:p>
      <text:p text:style-name="P4"/>
      <text:p text:style-name="P1">Kevin Yu   |  2014.11.19 15:37   |   <text:a xlink:type="simple" xlink:href="http://palinfo.habago.org/Entry?Command=Information_PrintForum&amp;iPage=379#FORUM33098"><text:span text:style-name="T2">#</text:span></text:a></text:p>
      <text:p text:style-name="P3">陳真醫師<text:span text:style-name="T3">:<text:line-break/><text:line-break/><text:line-break/></text:span>您講的很令我感動<text:span text:style-name="T3">,</text:span>我幾年前曾看過篇文章<text:span text:style-name="T3">,</text:span>看到有個土耳其的老先生聽到<text:span text:style-name="T3">911</text:span>恐怖攻擊時<text:span text:style-name="T3">,</text:span>開心的拍手叫好<text:span text:style-name="T3">,</text:span>覺得終於有人出手教訓美國這個可惡的惡霸了<text:span text:style-name="T3">!</text:span>但他隨後看到現場傷亡慘重的畫面<text:span text:style-name="T3">,</text:span>他馬上就後悔自己剛剛拍手叫好了<text:span text:style-name="T3">.<text:line-break/><text:line-break/></text:span>今年巴以衝突時<text:span text:style-name="T3">,</text:span>我就看到一位巴勒斯坦部落客勸他的同胞<text:span text:style-name="T3">:</text:span>抵制以色列的惡行惡狀<text:span text:style-name="T3">,</text:span>但不要恨猶太人<text:span text:style-name="T3">!</text:span>他們的婦女兒童跟我們的婦女兒童一樣是無辜的<text:span text:style-name="T3">!<text:line-break/><text:line-break/></text:span>很多時候<text:span text:style-name="T3">,</text:span>人類都會被憤怒與仇恨沖昏頭<text:span text:style-name="T3">,</text:span>但我相信人內心都有那份理智把我們從那邊緣拉回來<text:span text:style-name="T3">.</text:span></text:p>
      <text:p text:style-name="P1"><text:span text:style-name="T1">甄力民</text:span><text:s/>  |  2014.11.19 13:51   |   <text:a xlink:type="simple" xlink:href="http://palinfo.habago.org/Entry?Command=Information_PrintForum&amp;iPage=379#FORUM33097"><text:span text:style-name="T2">#</text:span></text:a></text:p>
      <text:p text:style-name="P2">感謝，我就是要改成這樣</text:p>
      <text:p text:style-name="P1"><text:span text:style-name="T1">陳真</text:span><text:s/>  |  2014.11.19 13:42   |   <text:a xlink:type="simple" xlink:href="http://palinfo.habago.org/Entry?Command=Information_PrintForum&amp;iPage=379#FORUM33096"><text:span text:style-name="T2">#</text:span></text:a></text:p>
      <text:p text:style-name="P3"><text:span text:style-name="T3">Kevin,<text:line-break/><text:line-break/></text:span>現代科技拉開一種血肉之間的距離，比隔山打牛還抽象，讓你就算殺一百萬人自己都不會沾到一滴血，所以你看許多美軍打仗就跟打電動一樣好玩、有趣而充滿戲謔與搞笑。血肉模糊的事，變得眼不見為淨，乾淨許多。<text:span text:style-name="T3"><text:line-break/><text:line-break/></text:span>大多數人聽到敵人的慘狀肯定很開心，但他若能近距離目擊這些所謂敵人<text:span text:style-name="T3">(</text:span>或其實只是敵人的家屬<text:span text:style-name="T3">)</text:span>的哀嚎與痛苦，也許開心的感受就會大大減少。<text:span text:style-name="T3"><text:line-break/><text:line-break/></text:span>天災人禍除了帶來傷亡，有時也帶來一種隱藏的祝福。因為在災難中，就如沈從文所說，人與人平日之間一些細細微微的疙疙瘩瘩就不見了。<text:span text:style-name="T3"><text:line-break/><text:line-break/></text:span>我可以自己受害而不復仇，因為我看自己宛如水滴，憑空而來，倏忽而去，蒸發便蒸發了，沒有重要到需要復仇的地步；但若是有人傷害我家屬，我若有機會復仇，仇人被我砍成肉醬恐怕都有可能。我並不是一個合格的非暴力主義者。<text:span text:style-name="T3"><text:line-break/><text:line-break/></text:span>即便我生性如此凶殘，我也絕不會傷害仇人的家屬或朋友。我能體會有些復仇者想傷害仇人的一切人事物的心理，我不會想唱高調去譴責他們對於敵人遭殃之幸災樂禍，但基本上，我還是不相信這樣一種心理是需要發揚光大的人性。一報還十報，只會把所有人拖下水，變成仇家。<text:span text:style-name="T3"><text:line-break/><text:line-break/></text:span>我喜歡大仲馬的<text:span text:style-name="T3"><text:s/>"</text:span>基度山恩仇記<text:span text:style-name="T3">"</text:span>，但不是很認同主角的復仇行為。我因之有個感想，一切復仇，免不了都會傷害到無辜的人，因為你的仇人也是人，他也有家屬，有朋友，有愛他的人，在你傷害仇人的同時，其實也連帶傷害了他周圍的人。基度山伯爵的成功復仇，其實只是使他自己更添悲劇色彩。<text:span text:style-name="T3"><text:line-break/><text:line-break/></text:span>我是小學時看這小說，起先是看它的電影，就在我家電影院上映，看了好多遍。這小說影響了後世許多人，大家各有體會。而我的體會是：如果我還有機會改變，我倒是很願意改變凶殘的復仇天性。<text:span text:style-name="T3"><text:line-break/><text:line-break/></text:span>我知道許多人比我還凶殘，你根本沒惹他，只是對他的黨或對其行為略有不敬，他就把你當仇人，欲除之而後快。一個恨，引來十個恨；十個恨，引來一百個恨；如果仇恨可以解決問題，早在幾百萬年前，人類社會的問題早已統統解決。<text:span text:style-name="T3"><text:line-break/><text:line-break/></text:span>赴英求學的隔年，很不幸遇到亞洲金融風暴；這風暴與索羅斯的資金炒作有莫大關聯，英鎊一下從<text:span text:style-name="T3">42</text:span>暴漲到一度逼近<text:span text:style-name="T3">70</text:span>，害我的存款頓時腰斬，只好利用寒暑假回來看門診。<text:span text:style-name="T3"><text:line-break/><text:line-break/></text:span>記得有一天，醫院請我去開個會，說遇到一個難題，想知道我的看法。有個年輕女生，三十幾歲，看她過去的照片長得挺清秀，不幸罹癌，已屬末期，百藥罔效，生命就在旦夕之間。<text:span text:style-name="T3"><text:line-break/><text:line-break/></text:span>這時候，有個男生要來探望，但家屬堅決反對醫院讓他進來病房。不過，病人本身卻渴望見這男子一面。家屬依然堅決反對，說這男的是個負心郎，是個人渣，交往多年後，卻又毀棄婚約去愛別人。如今輾轉聽聞昔日女友小命將絕，前來探望，家屬堅持不肯。<text:span text:style-name="T3"><text:line-break/><text:line-break/></text:span>不可思議的是，在那次會議中，其它醫護人員和社工竟然也都反對讓他們見面。至於我的想法呢，病人又不是失去意識，她想見誰當然就有權見誰，一點問題也沒有。<text:span text:style-name="T3"><text:line-break/><text:line-break/></text:span>後來，我來到病房，想了解病人的真實心意。一進病房，竟然沒看到病人，因為她太瘦小了。後來仔細一看，才看到床上棉被底下有副身軀蠕動。她見我查房，掀開棉被企圖坐起。我要她躺著講話無所謂。<text:span text:style-name="T3"><text:line-break/><text:line-break/></text:span>十多年了，我始終記得那個病人，她瘦弱到根本不成人形；當她企圖坐起時，努力扭動著身軀，瘦弱得看起來就像一隻大蜥蜴般令人心碎；觸目驚心，不忍卒睹。<text:span text:style-name="T3"><text:line-break/><text:line-break/></text:span>我怕她氣力不足，沒說幾句話就走了。我問她，前男友想來看妳，<text:span text:style-name="T3">ok</text:span>嗎？她用力點頭，無言，兩行淚下。<text:span text:style-name="T3"><text:line-break/><text:line-break/></text:span>離開病房後，我回去又跟其他醫護人員和社工再度表明我的想法，我說，這兩人之間只有愛，沒有恨；也許愛得不圓滿，但他們之間沒有恨，旁人何必代她申張恨意？她生命既已即將來到終點，強調這些恨還有意義嗎？<text:span text:style-name="T3"><text:line-break/><text:line-break/></text:span>幾星期後，住院名單上已經沒有她的名字了，病床是空的。她們之間後來究竟有沒有見到面，我不知道，也不想知道，或者應該說，不忍心知道。因為，悲傷的事，我總是想方設法盡量阻絕在外，不讓它入侵，以求個冷靜或冷血都好。但你知道，有些東西，你越擋它逃它，它卻反而離你越近，一個不小心就會闖入心裏作亂。</text:p>
      <text:p text:style-name="P1">Kevin Yu   |  2014.11.19 11:27   |   <text:a xlink:type="simple" xlink:href="http://palinfo.habago.org/Entry?Command=Information_PrintForum&amp;iPage=379#FORUM33095"><text:span text:style-name="T2">#</text:span></text:a></text:p>
      <text:p text:style-name="P2">陳真醫師您好<text:span text:style-name="T3">:<text:line-break/><text:line-break/></text:span>十多年前<text:span text:style-name="T3">911</text:span>發生時<text:span text:style-name="T3">,</text:span>我看到巴勒斯坦人大肆慶祝<text:span text:style-name="T3">,</text:span>我罵他們沒心肝<text:span text:style-name="T3">,</text:span>多年過去之後<text:span text:style-name="T3">,</text:span>我逐漸了解美國對他們幹了啥好事後<text:span text:style-name="T3">,</text:span>我只能說<text:span text:style-name="T3">:</text:span>他們不慶祝才叫沒心肝<text:span text:style-name="T3">!<text:line-break/><text:line-break/></text:span>我認識一位經歷抗戰的老教授<text:span text:style-name="T3">,</text:span>我問他當他聽到日本被丟原子彈時他感覺如何<text:span text:style-name="T3">?</text:span>他回答<text:span text:style-name="T3">:</text:span>當時我們都很高興啊<text:span text:style-name="T3">!</text:span>對巴勒斯坦人來說<text:span text:style-name="T3">,</text:span>美國就跟老教授眼裡的大日本帝國一樣<text:span text:style-name="T3">,</text:span>都是一個可惡可恨的惡霸<text:span text:style-name="T3">.</text:span></text:p>
      <text:p text:style-name="P1"><text:span text:style-name="T1">陳真</text:span><text:s/>  |  2014.11.19 10:41   |   <text:a xlink:type="simple" xlink:href="http://palinfo.habago.org/Entry?Command=Information_PrintForum&amp;iPage=379#FORUM33094"><text:span text:style-name="T2">#</text:span></text:a></text:p>
      <text:p text:style-name="P3">小慧對於安倍這些舉措及日本經濟的看法，完全也是我的看法。</text:p>
      <text:p text:style-name="P1"><text:span text:style-name="T1">陳真</text:span><text:s/>  |  2014.11.19 10:39   |   <text:a xlink:type="simple" xlink:href="http://palinfo.habago.org/Entry?Command=Information_PrintForum&amp;iPage=379#FORUM33093"><text:span text:style-name="T2">#</text:span></text:a></text:p>
      <text:p text:style-name="P2">今天早上的鳳凰電視新聞報導，披露<text:span text:style-name="T3"><text:s/>Institute for Economics &amp; Peace </text:span>昨天剛發布的<text:span text:style-name="T3">Global Terrorism Index</text:span>年度報告。在底下網址中，你可以找到相關資料。<text:span text:style-name="T3"><text:line-break/><text:line-break/>http://goo.gl/nEDCI9<text:line-break/><text:line-break/></text:span>上述網頁中有個圖，點進去就可以看到不同程度的恐怖主義攻擊受害國家，包括因為恐怖主義攻擊所帶來的衝擊；點下每個國家或地區，該國的相關資料就會跑出來。<text:span text:style-name="T3"><text:line-break/><text:line-break/></text:span>台灣排名<text:span text:style-name="T3">98</text:span>，日韓分別排名<text:span text:style-name="T3">121 </text:span>及<text:span text:style-name="T3">124</text:span>。排名越高越好。第一名當然依舊是伊拉克，第二名是阿富汗，全是被美國<text:span text:style-name="T3"><text:s/>"</text:span>輸入民主<text:span text:style-name="T3">" </text:span>輸入得最厲害的國家。光是這兩個國家就佔了全球將近六成的死亡人數。伊拉克死亡人數更是比前一年度暴增<text:span text:style-name="T3">1.64</text:span>倍。<text:span text:style-name="T3"><text:line-break/><text:line-break/></text:span>去年<text:span text:style-name="T3">(2103</text:span>年<text:span text:style-name="T3">)</text:span>全球因為恐怖攻擊死亡人數約一萬八千人，比上一年度增加<text:span text:style-name="T3">61%</text:span>。<text:span text:style-name="T3"><text:line-break/><text:line-break/></text:span>記得<text:span text:style-name="T3">2002-2003</text:span>年，美國開始透過主流媒體製造輿論，準備入侵伊拉克時。我人還在英國，約略知道台灣有支持和反對兩種聲音。支持入侵者當然還是那些綠的居多，總是講一些屁話，卻講得很大聲，什麼碗糕民主是普世價值或高唱人權之類，相當噁心。<text:span text:style-name="T3"><text:line-break/><text:line-break/></text:span>我因此頒發了哈巴狗金狗獎各種獎項給這些<text:span text:style-name="T3"><text:s/>"</text:span>民主人士<text:span text:style-name="T3">" </text:span>們，記得當年榮獲金狗獎的是名嘴楊憲宏，歌頌美國為維護世界和平與捍衛人權而不惜自我犧牲的偉大精神。此一精闢入裏的見解，打敗曹長青等等其它角逐者，金狗獎自然非他莫屬。<text:span text:style-name="T3"><text:line-break/><text:line-break/></text:span>當然，身為金狗獎評審團主席，我也因為頒發這些獎項，惹毛了綠色生物，給自己招來很大的痛苦後果，於是金狗獎只頒發了<text:span text:style-name="T3">2003</text:span>年第一屆，從此就不敢再有第二屆。<text:span text:style-name="T3"><text:line-break/><text:line-break/></text:span>我還記得，美國入侵之前，我從聯合國和<text:span text:style-name="T3">Campaign Against Sanctions on Iraq(CASI</text:span>，網址：<text:span text:style-name="T3">http://www.casi.org.uk/ </text:span>劍橋學生組成的一個具有國際公信力的反伊拉克禁運組織<text:span text:style-name="T3">)</text:span>那邊，取得一些美國若入侵伊拉克的傷亡預測資料，寫成文章，立即引來一些喜歡故做客觀狀人士的訕笑，說我誇大，說我大驚小怪，說不用幾天伊拉克就會變成一個繁榮富有的民主國家。<text:span text:style-name="T3"><text:line-break/><text:line-break/></text:span>可是，你如今回頭去看這些傷亡預測，不但沒有誇大，而且實際發生的慘狀遠遠超過當初各項預測的甚至百倍，並持續惡化之中。<text:span text:style-name="T3"><text:line-break/><text:line-break/></text:span>不管島內或島外，我們講的政治種種，當然不一定都對，但我們不會為了任何政治目的而刻意誇大渲染或大驚小怪，我們的智商沒那麼低。事實上，把我們講的或所指控的，再乘以一千倍一萬倍，恐怕才是真相。我們只是指控一點皮毛而已。<text:span text:style-name="T3"><text:line-break/><text:line-break/></text:span>伊拉克、敘利亞、利比亞和阿富汗等等這些被美國所謂<text:span text:style-name="T3"><text:s/>"</text:span>人道介入<text:span text:style-name="T3">" </text:span>或<text:span text:style-name="T3"><text:s/>"</text:span>輸入民主<text:span text:style-name="T3">" </text:span>的國家，原本逐步穩定發展，特別是伊拉克，原本欣欣向榮，一些公衛指標在中東世界首屈一指，現在卻成為人間煉獄，戰亂頻仍，數百萬生靈塗炭。<text:span text:style-name="T3"><text:line-break/><text:line-break/></text:span>利比亞和敘利亞乃至阿富汗也都是如此，美國隨便就能找個所謂民主或人權當入侵藉口，原本穩定發展的社會，頓時就能殺害幾分之幾的人口，一半的人民得淪為難民。然後美國及其同路人和主流媒體卻說：這是人民的勝利，民主的勝利，正義的勝利。<text:span text:style-name="T3"><text:line-break/><text:line-break/></text:span>這些國家的狀況，其實就跟中國<text:span text:style-name="T3">19</text:span>世紀被西方列強入侵一模一樣的翻版；燒殺擄掠，據地為王，毫無人性可言。</text:p>
      <text:p text:style-name="P1"><text:span text:style-name="T1">葉小慧</text:span><text:s/>  |  2014.11.19 09:52   |   <text:a xlink:type="simple" xlink:href="http://palinfo.habago.org/Entry?Command=Information_PrintForum&amp;iPage=379#FORUM33092"><text:span text:style-name="T2">#</text:span></text:a></text:p>
      <text:p text:style-name="P3"><text:span text:style-name="T3">To Kevin Yu<text:line-break/><text:line-break/></text:span>安倍經濟學並不是為了極右派的目標在努力，那只是安倍晉三對其選民的承諾，希望可以翻轉低迷已久的日本經濟，日本已經通貨緊縮了約<text:span text:style-name="T3">20</text:span>年，張五常教授把此定義為「大蕭條」，安倍晉三或許有想法藉由他的政策來重振日本經濟榮光，然後走極右路線這我們無從確知，但日本這個大蕭條繼續下去，安倍經濟學失效，能夠翻轉的工具，更可能是藉由極右思想的擴張去掀起一場戰爭。這在歷史有跡可循。<text:span text:style-name="T3"><text:line-break/><text:line-break/></text:span>安倍經濟學在我來看是個險招，而它的失敗，就等於是走險路的奮力一搏也沒有用了，未來的路不會更好，而是更困頓而亟欲爆發。<text:span text:style-name="T3"><text:line-break/><text:line-break/>http://news.ifeng.com/a/20141109/42429876_0.shtml</text:span></text:p>
      <text:p text:style-name="P1"><text:span text:style-name="T1">葉小慧</text:span><text:s/>  |  2014.11.19 09:42   |   <text:a xlink:type="simple" xlink:href="http://palinfo.habago.org/Entry?Command=Information_PrintForum&amp;iPage=379#FORUM33091"><text:span text:style-name="T2">#</text:span></text:a></text:p>
      <text:p text:style-name="P2">日前約旦河西岸巴勒斯坦人被阻撓不能進清真寺、清真寺被放火<text:span text:style-name="T3">....<text:line-break/><text:line-break/>2014/11/18 </text:span>聯合國呼籲以色列停建屯墾定居點、結束封鎖加沙，以色列立即拒絕；幾乎同時間耶路撒冷猶太人會堂遭襲，造成四名雙重國籍以色列人死亡，以色列總理內塔尼亞胡說這是恐怖攻擊，要求國際社會進一步譴責。<text:span text:style-name="T3"><text:line-break/><text:line-break/></text:span>猶太和平之聲對此發布聲明，對於耶路撒冷愈來愈多的暴力及死亡消息，重申該組織的努力是為了所有在以色列與巴勒斯坦的正義與和平的聲音，致力建設一個足以自豪的未來的一部分。<text:span text:style-name="T3"><text:line-break/><text:line-break/>http://palestiniantalmud.com/2014/11/18/jvp-rabbinical-council-response-to-escalating-violence-in-jerusalem/</text:span></text:p>
      <text:p text:style-name="P1">Kevin Yu   |  2014.11.19 09:23   |   <text:a xlink:type="simple" xlink:href="http://palinfo.habago.org/Entry?Command=Information_PrintForum&amp;iPage=379#FORUM33090"><text:span text:style-name="T2">#</text:span></text:a></text:p>
      <text:p text:style-name="P3">陳真醫師您好<text:span text:style-name="T3">:<text:line-break/><text:line-break/></text:span>我不恨日本這個國家<text:span text:style-name="T3">,</text:span>我恨的是日本極右翼<text:span text:style-name="T3">,</text:span>正如同人們對德國有好感<text:span text:style-name="T3">,</text:span>但厭惡新納粹一樣<text:span text:style-name="T3">.<text:line-break/><text:line-break/></text:span>我希望安倍經濟學失敗<text:span text:style-name="T3">,</text:span>讓這個極右政客徹底完蛋<text:span text:style-name="T3">,</text:span>換上一個理性政治人物<text:span text:style-name="T3">,</text:span>與中韓合作彼此互惠<text:span text:style-name="T3">,</text:span>中日韓一起得利<text:span text:style-name="T3">,</text:span>這才對日本好<text:span text:style-name="T3">.<text:line-break/><text:line-break/></text:span>希望有一天有個日本首相像德國總理布蘭特在猶太大屠殺紀念碑前下跪一樣<text:span text:style-name="T3">,</text:span>在南京大屠殺紀念館下跪認錯<text:span text:style-name="T3">,</text:span>不用下跪也可<text:span text:style-name="T3">,</text:span>麻煩獻花認錯<text:span text:style-name="T3">,</text:span>俄國總統普丁都就卡廷慘案像波蘭獻花認錯<text:span text:style-name="T3">,</text:span>這個要求應不過分<text:span text:style-name="T3">.</text:span></text:p>
      <text:p text:style-name="P1"><text:span text:style-name="T1">隆誌</text:span><text:s/>  |  2014.11.19 08:55   |   <text:a xlink:type="simple" xlink:href="http://palinfo.habago.org/Entry?Command=Information_PrintForum&amp;iPage=379#FORUM33089"><text:span text:style-name="T2">#</text:span></text:a></text:p>
      <text:p text:style-name="P2"><text:span text:style-name="T3">To: </text:span>力民<text:span text:style-name="T3"><text:line-break/><text:line-break/></text:span>那篇文章裡面，除了有關國籍問題之外，所有關於在台灣研究所的事情，我通通經歷過。可以想像一下，領著比基本工資低很多的研究津貼，在台北市租房子念研究所。更不要說，那些過著不知道能不能拿到學位的博士班生涯。全靠自己對該學門的熱情，支撐繼續下去的動力。只是到最後，大多是被磨到只剩公式化的生活。<text:span text:style-name="T3"><text:line-break/></text:span>我自己的指導教授從英國留學回來，也常說著英國的研究所學制如何、英國的學界如何治學等等，可是我照樣被留到期滿。所以當我畢業那一刻，我看開了。我再也不打算在學術體系工作，寧可到企業的開發單位，眼界才算是真正打開。<text:span text:style-name="T3"><text:line-break/><text:line-break/></text:span>有關於國籍的問題，陸生的身份有根本上的歧視問題。我可以提一點，從<text:span text:style-name="T3">2000</text:span>年民進黨執政之後，華僑來台念大學的意願和人數下降。我看過不少媒體評論這件事情，往往歸咎於大陸的重點大學扶植政策和大陸的崛起。事實是如此簡單而已嗎？我自己的學弟是馬來西亞僑生，<text:span text:style-name="T3">1998</text:span>年來台灣念大學，到<text:span text:style-name="T3">2004</text:span>年碩士班畢業。他就抱怨過<text:span text:style-name="T3">2000</text:span>年之後，對華僑政策的改變，限制增加許多。甚至到<text:span text:style-name="T3">2004</text:span>年畢業時，他差點因為找不到符合政府規定薪資的工作，被迫離台回國。我們一般認為的鎖國，是<text:span text:style-name="T3">2000</text:span>年之後，對於大陸的行動。實際上來說，包含對華僑及僑生等等種種限制與不合理規定，都在鳥黨上台之後發生。甚至相關電視台，開始煽動華僑就是回台灣享受健保之類。我學弟的其他親戚，寧可轉向香港或大陸念書。<text:span text:style-name="T3"><text:line-break/></text:span>根本上，大陸的崛起只是次要的因素，完全是台灣自己搞的鬼。所以往往提起所謂鎖國，絕大多數人以為是對大陸，實際上對所有華僑都是如此。</text:p>
      <text:p text:style-name="P1"><text:span text:style-name="T1">陳真</text:span><text:s/>  |  2014.11.19 01:46   |   <text:a xlink:type="simple" xlink:href="http://palinfo.habago.org/Entry?Command=Information_PrintForum&amp;iPage=379#FORUM33088"><text:span text:style-name="T2">#</text:span></text:a></text:p>
      <text:p text:style-name="P3">力民，排這樣<text:span text:style-name="T3">ok</text:span>嗎？若不<text:span text:style-name="T3">ok</text:span>，你再重排重貼即可，然後我再刪掉原先的貼文。</text:p>
      <text:p text:style-name="P4"/>
      <text:p text:style-name="P1"><text:span text:style-name="T1">陳真</text:span><text:s/>  |  2014.11.19 01:35   |   <text:a xlink:type="simple" xlink:href="http://palinfo.habago.org/Entry?Command=Information_PrintForum&amp;iPage=380#FORUM33087"><text:span text:style-name="T2">#</text:span></text:a></text:p>
      <text:p text:style-name="P3">這回靜站，我舉的牌子是<text:span text:style-name="T3"><text:s/>"</text:span>恐怖份子在白宮<text:span text:style-name="T3">"</text:span>。一個應該是<text:span text:style-name="T3"><text:s/>"</text:span>愛美國<text:span text:style-name="T3">" </text:span>的美國人吧，走上前來，指著牌子對我<text:span text:style-name="T3">ggyy</text:span>罵。我抬頭看了他一眼，看他好像很生氣，充滿義憤。我暗自戒備，準備閃躲，防他一拳揮來。<text:span text:style-name="T3"><text:line-break/><text:line-break/></text:span>這類人士通常不是什麼壞人。我認識許多綠營基層黨工或支持者，與此類似；大多是好人，有正義感，但判斷能力欠佳。<text:span text:style-name="T3"><text:line-break/><text:line-break/></text:span>長年以來，我發現，這類正義人士的思想模式有個基本特色就是：結論似乎總是<text:span text:style-name="T3"><text:s/>"</text:span>先於<text:span text:style-name="T3">" </text:span>資訊；一切資訊都<text:span text:style-name="T3"><text:s/>"</text:span>先<text:span text:style-name="T3">" </text:span>經過既定結論的篩選，凡是不合結論的資訊一概自動捨棄；凡是可用以支持既定結論的資訊則一概加工放大處理，甚至謠言也無所謂，一概納入資料庫中，並且彼此共享，相濡以沫。<text:span text:style-name="T3"><text:line-break/><text:line-break/>Karl Popper</text:span>有個經常被一般人通俗化理解的看法就是所謂否證論<text:span text:style-name="T3">(falsificationism)</text:span>，簡單說，科學理論具有一種可否證性<text:span text:style-name="T3">(falsifiability)</text:span>，要不然就不成其為科學；知識並非透過一再驗證得來，而是透過不斷的推翻與否定而取得進展；當下為真，也許日後就會被推翻。<text:span text:style-name="T3"><text:line-break/><text:line-break/></text:span>因此，我們應當努力去尋找、至少應正視足以否定現有結論的證據或資訊或見解或理論。一旦證據或資訊充份，我們便應毫不猶豫地修改原有的結論。<text:span text:style-name="T3"><text:line-break/><text:line-break/></text:span>我罵綠營罵十幾二十年了，至今仍有一大堆朋友或同學以為我是綠的。記得<text:span text:style-name="T3">2008</text:span>年馬英九當選那一天，我還收到一些台大的醫護同仁寫信來<text:span text:style-name="T3"><text:s/>"</text:span>慰問<text:span text:style-name="T3">" </text:span>我，叫我不要難過，讓我真是啞巴吃黃蓮。馬英九上台，我放鞭炮都來不及了，怎麼會難過？<text:span text:style-name="T3"><text:line-break/><text:line-break/></text:span>儘管我罵綠營罵<text:span text:style-name="T3">20</text:span>年，但許多新朋舊識依然認為我是綠的，無非是因為人們似乎有一種<text:span text:style-name="T3"><text:s/>"</text:span>一朝為綠，終生為綠<text:span text:style-name="T3">" </text:span>的奇怪想法；彷彿顏色是一種像基因那樣的東西，永遠不變。但我不至於如此愚昧。<text:span text:style-name="T3"><text:line-break/><text:line-break/></text:span>我們理當是站在是非美醜那一邊，而不是站在某種顏色那一邊<text:span text:style-name="T3">(</text:span>又不是有顏色偏執狂<text:span text:style-name="T3">)</text:span>。<text:span text:style-name="T3"><text:line-break/><text:line-break/></text:span>聽老師說，<text:span text:style-name="T3">Popper</text:span>有一回去某大學演講，講他的一個哲學主張，講一半，有個學生舉手反駁，<text:span text:style-name="T3">Popper</text:span>聽完學生的反駁之後，覺得很有道理，竟然當場放棄原有的見解。在我看來，有為者亦如是。<text:span text:style-name="T3"><text:line-break/><text:line-break/></text:span>死抱錯誤是愚蠢的，盡量尋找既有見解的錯誤與漏洞，才是維護該見解最好的方法；當它難以合理化各種錯誤與漏洞時，我們就應該毫不猶豫地拋棄它。<text:span text:style-name="T3"><text:line-break/><text:line-break/></text:span>數學不就是這樣嗎？道德美醜是非善惡雖然充滿主觀因素，但它還是有個人人共有的基本核心，基本共識，基本價值。</text:p>
      <text:p text:style-name="P1"><text:span text:style-name="T1">甄力民</text:span><text:s/>  |  2014.11.19 00:53   |   <text:a xlink:type="simple" xlink:href="http://palinfo.habago.org/Entry?Command=Information_PrintForum&amp;iPage=380#FORUM33086"><text:span text:style-name="T2">#</text:span></text:a></text:p>
      <text:p text:style-name="P2">ㄜ<text:span text:style-name="T3">....</text:span>這排版沒排好<text:span text:style-name="T3"><text:s/></text:span>不好意思<text:span text:style-name="T3"><text:line-break/></text:span>需要把文章退回來我重排一變嗎<text:span text:style-name="T3">?</text:span></text:p>
      <text:p text:style-name="P1"><text:span text:style-name="T1">甄力民</text:span><text:s/>  |  2014.11.19 00:50   |   <text:a xlink:type="simple" xlink:href="http://palinfo.habago.org/Entry?Command=Information_PrintForum&amp;iPage=380#FORUM33085"><text:span text:style-name="T2">#</text:span></text:a></text:p>
      <text:p text:style-name="P3">蘋果照慣例還是喜歡標題殺人法，點去找到全文以後全部看完後，我覺得這大陸學生真是一個頭腦清楚有思想的人，看完文章後再看到台灣人在新聞後面的評論一比較，真的是感到羞愧諷刺到極點了，台灣的媒體政客到底要醜化大陸到甚麼時候才會是一個盡頭阿<text:span text:style-name="T3">?<text:line-break/><text:line-break/>=======<text:line-break/>http://www.appledaily.com.tw/realtimenews/article/life/20141117/508008/<text:line-break/><text:line-break/></text:span>蘋果日報的新聞<text:span text:style-name="T3"><text:line-break/><text:line-break/></text:span>標題<text:span text:style-name="T3">:</text:span>南部學校是野雞大學<text:span text:style-name="T3">?</text:span>　陸生建議別去<text:span text:style-name="T3"><text:line-break/><text:line-break/></text:span>文章全文如下<text:span text:style-name="T3">:<text:line-break/><text:line-break/>10</text:span>個去臺灣讀研的理由和<text:span text:style-name="T3">10</text:span>個不去臺灣讀研的理由<text:span text:style-name="T3"><text:line-break/><text:line-break/></text:span>（作者：臺灣，由愛到怨）<text:span text:style-name="T3"><text:line-break/><text:line-break/></text:span>寫於<text:span text:style-name="T3">2014.11.06</text:span>深夜出差途中<text:span text:style-name="T3"><text:line-break/><text:line-break/></text:span>聲明<text:span text:style-name="T3">1</text:span>：本文純屬杜撰，請勿對號入座。因本文而影響讀者的決策，作者本人概不負責。任何媒體均可對本文自由轉載，但不得斷章取義和擅自修改其中的內容（修改錯別字和病句除外），並不得用於商業用途，因轉載而引起的相關責任由轉載者承擔。<text:span text:style-name="T3"><text:line-break/><text:line-break/></text:span>聲明<text:span text:style-name="T3">2</text:span>：時代在變，政策在變，人也在變，切勿僅僅依據本文去制定未來的決策，本文寫於<text:span text:style-name="T3">2014</text:span>年<text:span text:style-name="T3">11</text:span>月，僅僅代表本人過去的經驗，不代表整個社會全貌。請同時也多參考其他人的經驗，以求得盡可能客觀的印象。<text:span text:style-name="T3"><text:line-break/><text:line-break/></text:span>聲明<text:span text:style-name="T3">3</text:span>：還是要感謝在台灣的留學，磨難也是一種經歷，正因為陸生受到了不公平的待遇，讓我開始尋找著背後的原因，思考了很多過去從不關心或心存偏見的議題；也正因為是近距離觀察了台灣的民主和言論自由的氛圍，和台灣社會中依然尖銳存在的各種矛盾，讓我開始尋求社會進步的本質動力。也終於想明白了一些事情。另外台灣的多元聲音，只要有足夠的理性，就能找到真知灼見，而不被亂哄哄的<text:span text:style-name="T3">“</text:span>自由言論<text:span text:style-name="T3">”</text:span>所誤導和模糊。這都要感謝這幾年的留學經歷。<text:span text:style-name="T3"><text:line-break/><text:line-break/></text:span>離開臺灣有些時候了，終於有時間給自己這兩年留學經歷做個總結，因本人是在臺讀研究所，因此本文重點提供給要讀研的人做參考，至於想讀大學部的，那就把本文當作散文看看就好了，勿當真。<text:span text:style-name="T3"><text:line-break/><text:line-break/></text:span>臺灣開放大陸學生修讀大學和研究所已經好幾年了，對來臺讀書的大陸學子而言，心情是五味雜陳，越來越多的陸生隨著在臺時間越來越來越長，對臺灣的印象就越來越失落，就像某位陸生畢業時的感嘆<text:span text:style-name="T3">“</text:span>臺灣，終究不是第二個家。<text:span text:style-name="T3">”<text:line-break/><text:line-break/></text:span>那麼什麼原因讓諸多大陸優秀學子跨過海峽來到臺灣讀書呢，臺灣到底有哪些優勢可以令到陸生不選擇歐美日，而來到臺灣呢，以下<text:span text:style-name="T3">10</text:span>個理由必然能打動大陸學子的心，但莫急著做決定，請務必看完後<text:span text:style-name="T3">10</text:span>個不去臺灣讀研的理由以後，再做決定。<text:span text:style-name="T3"><text:line-break/><text:line-break/>1</text:span>）、臺灣是一個有著濃濃人情味的社會。路上遇到困難，很多人都願意積極的提供幫助，商業信譽也相對較佳，去臺灣旅行，幾乎很少碰到漫天叫價，欺客宰客的現象。<text:span text:style-name="T3"><text:line-break/><text:line-break/>2</text:span>）、臺灣自由的言論。沒有遮罩的網絡世界暢通無阻，什麼資訊都可以看到，什麼言論都可以大膽講出，當然，因言語而侵害別人的權益，一樣面臨法律問題。<text:span text:style-name="T3"><text:line-break/><text:line-break/>3</text:span>）、快捷的政府行政服務。去臺灣的陸生，會把考取汽車駕照和機車駕照也當作必修課，因為，實在是太便宜，而且，過程很快捷。辦理出入境手續也相當快捷、方便。<text:span text:style-name="T3"><text:line-break/><text:line-break/>4</text:span>）、豐富的研究資源。如果做研究的話，臺灣頂級的幾所大學都有非常全面的數據庫資源，而且，如果是做臺灣本地產業的研究，會發現，沒有找不到的數據，從經濟數據，到產業數據，從地下礦物，到大氣環境，應有盡有，僅此一點，就讓研究的速度加快了許多。而且，很多政府部門寫的研究報告，只要憑藉學生證就可以去借出來查看。關鍵一點是，所有這些數據，統統不要錢，全部是政府免費<text:span text:style-name="T3"><text:line-break/></text:span>公開。<text:span text:style-name="T3"><text:line-break/><text:line-break/>5</text:span>）、校園內外豐富的文化生活。樂隊，就數不清了，一個班裡，就能揪出一個樂隊。學校裡各種社團的活動，多到讓人眼暈，雖然大陸高校一樣也有很多千奇百怪的社團活動，但因為多了條政治紅線，所以，那種表面上的多元化，看起來還是缺少實在的生活內涵。而臺灣就不同，校內各式社團，興趣愛好類，政治訴求類，宗教類，學術類等等，多到看不過來。而且，學校裡經常舉辦各式文化活動，也是多到數不過來。臺灣小小的島嶼，很利於各種文化的交流，所以，學校裡時不時就會來一位大伽，這也是一種很有趣的體驗。<text:span text:style-name="T3"><text:line-break/><text:line-break/>6</text:span>）、國際化的視野。臺灣雖是小島，但正因為小，同時加之上世紀<text:span text:style-name="T3">80</text:span>年代以後的經濟騰飛，台商到全球做生意，年輕人到全球留學、旅遊，讓臺灣很早就融入到全球化的產業協作中，因此，很多研究都是與國際同步，特別是機電、生科、資安、能源等等。雖然，臺灣大學整體排名算不上世界前列，但優勢領域內的研究確實是世界一流的。<text:span text:style-name="T3"><text:line-break/><text:line-break/>7</text:span>）、臺灣的風景。之前流行一句話<text:span text:style-name="T3">“</text:span>臺灣最美的風景是人<text:span text:style-name="T3">”</text:span>，其實，臺灣最美的，還是風景，當然，對比大陸的名山大川，一般陸客團去的常規線路沒什麼特別的吸引。但對陸生就不同，他們可以用更多的時間去體驗這個小島的細膩以及險峻的那些景緻。臺灣一個面積不大的島嶼，居然包容了各種景緻，從海平面的景觀一直上升到海拔近<text:span text:style-name="T3">4000</text:span>米的山頂，這種景緻的巨大反差，是很讓人興奮的。所以，去臺灣臺灣留學，就可以仔細體會這種景緻下的獨到的美感。<text:span text:style-name="T3"><text:line-break/><text:line-break/>8</text:span>）、臺灣的公民社會。這也是臺灣的一道亮麗的風景。雖然歐美日的民主比臺灣更悠久，但臺灣催生出來的公民社會的氛圍卻更勝一籌。這也許和臺灣目前仍在民主的道路上繼續前進有關，有太多議題和太多矛盾需要在前進的過程中去一一破解。因此臺灣超級活躍的公民組織、社會組織就是一本活生生的教材，讓陸生可以去仔細體會，以產生更多的思考。<text:span text:style-name="T3"><text:line-break/><text:line-break/>9</text:span>）、臺灣的小吃和水果。先說小吃，這個不得不贊，論吃臺灣是吃不完的，尤其南部，千奇百怪的做法讓人眼花繚亂。但重口味口的大陸北方人和喜歡吃辣的同學而言，可能就有點麻煩了，臺灣整體飲食口味偏淡、少油、少辣、偏甜。無論怎樣，小吃是臺灣一大亮亮的特色。臺灣因為在一個小小的島嶼上聚集了來自五湖四海的各省人，因此，每個省的小吃都能在這裡看到，長期發展而來，形成了獨特的飲食文化，雖然今年也爆出很多食安問題，但整體上而言，臺灣的小吃還是又衛生，又可口，特別是一些老字號，拼著命的保證品質，保證食材的安全，這也是難得的一種誠信精神。<text:span text:style-name="T3"><text:line-break/></text:span>再說臺灣的水果。到臺灣的大潤發、家樂福等超市裡，可以看到，水果、蔬菜都會標明產地，臺灣本地水果，當季時，一定要抓緊時間多吃。據說，臺灣因為地域狹小，水果運輸距離短，水果採摘期比較靠後，水果的糖分相對較多，因此同樣的水果，比大陸那邊經過提前採摘，遠距離運輸而賣到市場上的要甘甜很多。特別是在水果採收季節，鄉間道路上很多果農擺賣的水果，更是新鮮甜美無敵。<text:span text:style-name="T3"><text:line-break/><text:line-break/>10</text:span>）、低廉的花銷。還有非常重要的一個原因，就是臺灣留學開銷相對低廉，當然比起北歐那些不收取大學學費的國家而言，臺灣的開銷不算最低，但比起美國、英國和澳洲這些留學熱點區域，臺灣的消費還是很實在的。全年的學費<text:span text:style-name="T3">+</text:span>生活費<text:span text:style-name="T3">+</text:span>寒暑假往返機票等總開銷，北部差不多每年<text:span text:style-name="T3">7</text:span>～<text:span text:style-name="T3">10</text:span>萬左右，南部會更便宜。當然，如果自己追求高檔生活，那就另當別論了。<text:span text:style-name="T3"><text:line-break/><text:line-break/></text:span>也許，這些就足以讓一個人心動，去臺灣揮灑青春。如果是做交換生，我個人也非常建議去臺灣交換個一年半載，絕對是精神和生活的盛宴，這種體會，可以遠超去西方國家的交換。可是，如果來做學位生，如果要在這個島嶼上生活幾年，那就是另外一回事了。接下來講講不建議去臺灣讀研究生學位的<text:span text:style-name="T3">10</text:span>個理由，特別是，不建議去臺灣讀博士，我個人原計劃是準備在臺灣碩博連讀，但讀完碩士以後，果斷決定離開臺灣，先工作，將來再去歐美等地進修。<text:span text:style-name="T3"><text:line-break/><text:line-break/>1</text:span>）、臺灣大學的實力。首先，必須清楚瞭解，目前向大陸開放來臺讀碩博士的同學，都畢業於大陸的<text:span text:style-name="T3">211</text:span>和<text:span text:style-name="T3">985</text:span>以及少數其他類別中的頂級高校。那麼，就是說，準備來臺再進修的人的基本學術素養都不錯，而且，家境還過得去，至少有幾十萬<text:span text:style-name="T3">RMB</text:span>的閒錢保證在臺幾年的生活。這批人的期望可不是大陸普通學子的平均期望，他們往往會有更高的要求。而且，這些大陸第一梯隊的高校，無論是學術資源還是硬體水準，都不差，所以，來到臺灣以後，除了臺灣本身那些優勢產業包括機電、微電子、生科、綠建築、醫學、能源等，其他很多專業的軟硬體水準會讓大陸學生失望到吐血的。<text:span text:style-name="T3"><text:line-break/><text:line-break/>2</text:span>）、<text:span text:style-name="T3">“</text:span>三限六不<text:span text:style-name="T3">”</text:span>的恥辱。如果來這裡讀研究所，很快，就會對上邊<text:span text:style-name="T3">10</text:span>個理由的東西習慣，進而麻木。隨之而來的是很多現實問題。首當其衝的一個問題就是<text:span text:style-name="T3">“</text:span>三限六不<text:span text:style-name="T3">”</text:span>，據說現在健保案已經通過，下一步要修兩岸關係條例，給陸生居留身份。但來的太遲了，很多陸生已經對臺灣失去了僅存的一息好感，甚至對臺灣產生了怨恨，因而更加堅定了一個中國的信念。不過，也許，中央在下一盤很大的棋，就是要通過各種管道堅定一個中國的理想，也說不定。好了言歸正傳，<text:span text:style-name="T3">“</text:span>三限六不<text:span text:style-name="T3">”</text:span>是每一個陸生來之前就清楚的政策，簡單來講，就是<text:span text:style-name="T3">“</text:span>限制采認大陸優秀院校、限制陸生赴臺總量、限制采認醫學和關係國家安全領域的專業，不加分、不提供獎助學金、不影響招生名額、不允許校外打工、畢業後不可留臺就業、不開放報考證照<text:span text:style-name="T3">”</text:span>。最後決定去臺灣的陸生，特別是我們這些最早的幾屆陸生，因為是首批吃螃蟹的人，沒有什麼前人的經驗可借鑒，來之前已經瞭解了這個政策，就願賭服輸。可是真正來了以後，才發現這個政策真正的殺傷力並不在政策本身，而是在於它是一項極具歧視性的政策。原來，這個<text:span text:style-name="T3">“</text:span>三限六不<text:span text:style-name="T3">”</text:span>是專門針對陸生特別打造的政策，還真是照顧陸生啊。在臺灣，還有很多外籍生（除中國以外的其他國家去的留學生）和僑生（海外華人），他們完全不受<text:span text:style-name="T3">“</text:span>三限六不<text:span text:style-name="T3">”</text:span>的限制，他們有健保，有比例高達<text:span text:style-name="T3">80</text:span>～<text:span text:style-name="T3">90%</text:span>的學生可以獲得各種管道的政府和學校的獎學金，可以在外打工，有居留身份，家人可以陪讀等等，也就是說，和歐美日等很多國家的留學生政策一樣，外籍生和僑生獲得的是充分的權益保障和十足的人權尊重。臺灣給這些外籍生和僑生的是遠遠高過陸生的權益。所以，我當時的第一反應就是，被騙了，被侮辱了。憑什麼陸生要花最貴的學費，卻享受最低一等的待遇。這不是錢的問題，這是尊嚴和人權的問題，在臺灣這個標榜人權和民主的地方，居然會有如此荒唐之政策出臺。因此，留學之感受，便受到很大影響。<text:span text:style-name="T3"><text:line-break/><text:line-break/>3</text:span>）、獎學金問題。受上述政策限制，陸生無法拿到政府列支的獎學金，僅能靠學校自己籌資或動用陸生自身的學費發放獎學金。想想看，很多學校，特別是私大都指望從陸生那裡賺錢，從而扭轉他們生源不足的問題，怎麼還可能給陸生發放高額獎學金。對碩士而言，沒有獎學金到無所謂，因為全世界的大學對碩士階段的學生提供的獎學金比例都很少，但讀博士學位的獎學金也少的可憐，這就非常說不過去了。運氣好的話，可以給導師做<text:span text:style-name="T3">RA</text:span>的錢，但<text:span text:style-name="T3">RA</text:span>的錢還要導師私下裏偷偷給，這種偷偷摸摸的感覺非常不好，明明就是自己名正言順的權益，為什麼要被剝奪。而且，獎學金比例和金額少得可憐，同時因為還不能打工，不能做<text:span text:style-name="T3">TA</text:span>，所以博士基本上不可能有其他經濟來源，這不是要活活逼死來讀博士的人嗎？！這也是我為什麼斷然放棄在臺灣進一步進修的原因。而且強烈建議不要去南部的學校，我的一個校友去了南部某知名國大，他們對陸生的政策比我們學校還要糟糕，碩士獎學金比例低到不足<text:span text:style-name="T3">1/10</text:span>，博士獎學金比例低於<text:span text:style-name="T3">1/2</text:span>，而且每個月發放的金額也遠低於北部的有些大學。而外籍生就有高達<text:span text:style-name="T3">80</text:span>～<text:span text:style-name="T3">90%</text:span>的碩博士比例可以獲得獎學金，而且金額是陸生的<text:span text:style-name="T3">2</text:span>～<text:span text:style-name="T3">3</text:span>倍。並且，南部很多所學校也並沒有在力所能及的範圍內改善陸生的政策，其實從這些細節上，基本可以看出，南部的學校對陸生的態度要差很多。我的那個校友有次在<text:span text:style-name="T3">qq</text:span>上向我吐槽說：<text:span text:style-name="T3">“</text:span>不要看表面上那些臺灣老師和同學嘻嘻哈哈的熱情，他們對陸生的偏見和歧視，很難在短期內消除，很多場合下都是不經意流露出來的。更糟糕的是有些老師明知道課堂上有陸生坐在那裡，還故意說一些讓陸生難堪的話語，挑起一些不必要的矛盾，足見<text:span text:style-name="T3">“</text:span>臺灣最美麗的風景是人<text:span text:style-name="T3">”</text:span>這句話明明就是在諷刺臺灣。比起其他國家和區域而言，臺灣南部受政策限制和學校自身態度的原因，的確對優秀陸生產生不了太多吸引，最後去南部高校的，除非是因為學校的專業的確是排名全臺第一，否則，基本上都是第二志願以後的人。也就說，最優秀的人，都去了北部。<text:span text:style-name="T3">”</text:span>的確，北部的情況，相對就好一些，幾個國大相對比較用心的去爭取企業捐款，在學校力所能及的範圍內去補償<text:span text:style-name="T3">“</text:span>三限六不<text:span text:style-name="T3">”</text:span>帶來的負面影響。但也只能是杯水車薪，並未從根本上扭轉政策的負面效應。而且，即便是在北部的學校，陸生的獎學金比例和金額依然比外籍生少很多。<text:span text:style-name="T3"><text:line-break/><text:line-break/>4</text:span>）、身份問題。臺灣為陸生特別創造了一個<text:span text:style-name="T3">“</text:span>停留<text:span text:style-name="T3">”</text:span>身份，而就是這樣的一個文字遊戲，讓陸生不能和其他留學生一樣拿到<text:span text:style-name="T3">“</text:span>居留<text:span text:style-name="T3">”</text:span>身份，因為<text:span text:style-name="T3">“</text:span>居留<text:span text:style-name="T3">”</text:span>身份在很多臺灣其他法律裡面都被賦予了很多權益。因此，陸生就生生地被壓低一等。沒有居留身份有哪些影響呢。首當其衝的是，不能有健保，不過我個人到不關心這個，不向外國人和留學生提供政策性健保，只提供商業醫療保險也是很多國家的做法，所以這一點還不算太過分，真正引起大家不滿的是與公平有關。所有外籍生和僑生都已經有居留身份，而且獲得健保，為什麼陸生沒有，難道台商在大陸賺的錢，比在其他留學生國家裡賺的錢少嗎。其次是，沒有居留身份，就不能獲取多次出入境許可，每次出入境都要辦理簽注，而其他留學生是可以在居留證有效期內無限次多次往返。對於家就在海峽對岸的我，這著實非常不方便，因為我幾乎每個月都要回家一趟。再次，也是讓我放棄在臺灣讀博的重要原因，因為<text:span text:style-name="T3">“</text:span>停留<text:span text:style-name="T3">”</text:span>身份不能家屬陪讀。我原計劃是，今年碩士畢業就回家結婚，然後帶老婆去臺灣陪讀，將來在臺灣生小孩，然後在我未來讀博士期間，小孩可以在臺灣上幼稚園。我們也不要需要臺灣的身份，也不用臺灣的健保，所有的費用都可以自費，我們只是希望有讓我們這個小家庭一家人生活在一起的機會，然而在這個<text:span text:style-name="T3">“</text:span>停留<text:span text:style-name="T3">”</text:span>身份下，這一切都無法達成。在目前政策下，如果我選擇在臺灣讀博，老婆以及將來可能有的小孩子每學期就只有一次機會去臺灣住一個月。僅此而已。而全球各個國家的留學生都可以攜配偶和子女陪讀。唯獨臺灣不給陸生這個基本人權。所以，我也斷然向臺灣說再見，而且，以後再也不想去到那裡了。<text:span text:style-name="T3"><text:line-break/><text:line-break/>5</text:span>）、夾心的臺灣教授。我所在的北部某國大，本領域內研究水準在臺灣<text:span text:style-name="T3">NO1.</text:span>，理論上，應該沒有什麼不滿意的了吧。可是研究歸研究，上課歸上課。碩士階段還是要修很多課程的，研究所的很多教授都是真正的全球通，在世界各地拿到各種高級學位，然後再回到臺灣，但是，這些教授中的很多人只帶回了西方大學上課的形式，卻沒有把西方教授的敬業精神和責任心帶回來。很多教授的課程，純粹就是折騰學生，每次課丟一堆外文<text:span text:style-name="T3">paper</text:span>讓學生翻譯，然後做簡報，一個學期下來，教授自己沒講幾節，學生做簡報做到要吐。還有，最關鍵的地方就是，很多教授丟給學生的外文<text:span text:style-name="T3">paper</text:span>，根本就不系統，教授對學生簡報的評價，也敷衍了事。我可能不了解一個教授到底多有料，但他們上課的責任心卻可以直接感受到。所以，基本上碩士階段，就已經把系所裡好教授的課程都上遍了，剩下那些爛教授的課程，我是無論如何也不想在讀博士的過程中再看到他們。所以，這也是我放棄在臺灣繼續讀博的另一個原因。當然，好教授還是有，只是，比例真的不高。包括有些外籍教授也一樣，好的很好，爛的也是超級爛，學術也爛，人品更爛。<text:span text:style-name="T3"><text:line-break/><text:line-break/>6</text:span>）、無厘頭的研究所生涯。每個學校的每個研究所都有研究生的管理規則，規則上清楚寫明，研究生要達成什麼樣的條件就可以畢業，但事實上，除了滿足這些規則以外，看導師的臉色是另外一個重要條件。碩士還好，基本上<text:span text:style-name="T3">2-3</text:span>年導師都可以放走畢業，可是博士，就很操，我所在的所，博士最短的是<text:span text:style-name="T3">4</text:span>年畢業，可明明規則上有寫是<text:span text:style-name="T3">3</text:span>年就可以畢業，聽說很多導師就直接告訴自己的學生，以前人沒有<text:span text:style-name="T3">3</text:span>年畢業過，今後也不要想著<text:span text:style-name="T3">3</text:span>年畢業，還有導師對學生說，要想<text:span text:style-name="T3">3</text:span>年畢業，必須多寫<text:span text:style-name="T3">2</text:span>篇<text:span text:style-name="T3">paper</text:span>發表。大陸和歐美很多高校是要求博士盡量<text:span text:style-name="T3">3</text:span>年畢業，否則每延長一年，才要求多一篇<text:span text:style-name="T3">paper</text:span>的。當然還有一種情況是，導師給高額獎學金，留研究生多做幾年。但我們所的情況不是這樣。我們所的博士，基本上都是<text:span text:style-name="T3">5-8</text:span>年畢業，還有很多<text:span text:style-name="T3">8</text:span>年沒畢業的，就自動被取消資格。導師也並非提供高額獎學金養著這些博士，而很多老師純粹就是剝削學生，壓學生出<text:span text:style-name="T3">paper</text:span>，好讓這些老師能升等。所以，大學怎麼變成了不講規則和法治的地方，導師想怎麼剝削研究生，就可以怎麼剝削。運氣好的，遇到好教授，給明確的題目，可以快點畢業。運氣不好的，就徒耗生命了。要知道，陸生不可以兼職，不可以打工，沒人陪讀，所以，畢不了業怎麼辦，只能幹瞪眼，耗在這裡。文科的，還可以先回大陸一邊工作，一邊寫<text:span text:style-name="T3">paper</text:span>。理工和機電、生科之類的，就慘了，離開了學校的實驗室，<text:span text:style-name="T3">paper</text:span>的數據都不知道哪裡來。所以，這種極端不確定的未來，和及其不受尊重的地位，讓我斷然放棄繼續進修的念頭。<text:span text:style-name="T3"><text:line-break/><text:line-break/>7</text:span>）、臺灣的大學在大陸的認可度。很多讀研究所的陸生，都希望畢業後去科研和教育領域工作，但因為臺灣大學剛剛開放陸生就讀，很多臺灣頂級的國大和私大，在大陸根本就沒人聽說過，所以，找工作是非常之尷尬的，以我自己的經歷，我的幾份簡歷投出去之後，很多<text:span text:style-name="T3">HR</text:span>打電話過來問的就是怎麼臺灣也有個<text:span text:style-name="T3">XX</text:span>大學，是大陸<text:span text:style-name="T3">XX</text:span>大學的分校嗎，怎麼從來沒聽說過？言語間，好像懷疑我的學歷是來自於野雞大學一樣。不過，有電話打來，就有機會解釋。但更多的簡歷是沒有任何回應。整體而言，在大陸，無論是學術機構，還是企業，目前對臺灣的大學均比較陌生，當然，福建一帶和臺企的狀況會好一些，但像江浙和京津區域那些頂級高校雲集的地方，很多企業的不了解，也來自於一種不屑瞭解的情緒。的確，周圍就有很多頂級大學的畢業生源源不斷的供應，為什麼還要費勁去調查一個小島上的大學。所以，準備來臺就讀的學子們，要為今後的發展做長遠考慮。也許，未來，隨著兩岸交流的增加，大陸會對臺灣的這些大學多一些瞭解吧。<text:span text:style-name="T3"><text:line-break/><text:line-break/>8</text:span>）、有很多狹隘的臺灣人。我見過的臺灣同學和老師很少有當著陸生的面表達出一些不友好的態度，像之前提到的南部某國大教授課上明知有陸生坐在下面，還發布對大陸的片面說辭的情況，在我所上的課程中是從來沒碰到過，這也許是我的專業與政治很難扯上半點關係的原因吧。另外，也許南部是深綠陣營，南部臺灣人本身就懷有深深的偏見。但，在<text:span text:style-name="T3">FB</text:span>上的情況就大為不同了，我的同學甚至同研究室的人，他們也在轉發詆毀大陸的文章，也在用一些羞辱性的詞語發表對大陸人的看法，反映出他們狹隘的心胸和虛偽的性格。而且，很多積極投身公民運動的臺灣人，居然也會把大陸人標籤化，整體的給予詆毀，這也極大地損害了臺灣公民社會的形象和素質。很多教授和同學都遊歷世界，但唯獨不了解近在咫尺的大陸。當和我用馬甲<text:span text:style-name="T3">ID</text:span>和這些同學在<text:span text:style-name="T3">FB</text:span>上爭論關於陸生的平等權益的時候，他們爆的最多的一句話就是<text:span text:style-name="T3">“</text:span>不爽就別來啊，臺灣不歡迎大陸人！<text:span text:style-name="T3">”</text:span>。而且，這樣說的人不在少數，就是那些天天見面，客氣相對的同學，背地裡的態度就是這樣，認為大陸學生過來侵佔的他們的權益。他們甚至完全不知道陸生是全額自費，而且是按最高標準支付學雜費，陸生少的可憐的獎學金沒有半毛錢是來自於政府的公幣，陸生目前的商業保險完全不佔用他們享受的全民健保。他們也不曉得大陸對臺生的政策是優於其他外籍生的政策，可是臺灣給陸生的政策是低於外籍生政策。可他們的偏見就讓他們認定，陸生花了他們納稅人的錢，政府給陸生提供獎學金是對臺灣學生的不公平做法，陸生不納稅，確白白享受他們健保，徒耗人民的稅金。他們甚至不願意花時間去瞭解真相，去聆聽別人的解釋，總而言之，他們感覺不爽，他們就可以亂放炮，因為這是他們的言論自由。當然，我的心胸也不比臺灣人寬廣，一次又一次聽到<text:span text:style-name="T3">“</text:span>不爽就別來啊，臺灣不歡迎大陸人！<text:span text:style-name="T3">”</text:span>的措辭，讓我對臺灣甚至產生了恨意。不過，我要特別說明，不是所有的臺灣人都如此狹隘。也有在<text:span text:style-name="T3">FB</text:span>上論戰的臺灣人，表現出了驚人的冷靜和理智，言語從不冒犯，卻又明瞭事理，的確讓人尊敬。可古語道<text:span text:style-name="T3">“</text:span>一粒老鼠屎臭了一鍋湯<text:span text:style-name="T3">”</text:span>，這些不算少數的狹隘的臺灣人，會把臺灣帶入歧途。而且，<text:span text:style-name="T3">“</text:span>不爽就別來啊，臺灣不歡迎大陸人！<text:span text:style-name="T3">”</text:span>，我也記住了，這不，我現在就在寫讓大家不要去臺灣留學的文章嗎，我不想讓別人再受到像我們這批陸生一樣的遭遇。<text:span text:style-name="T3"><text:line-break/><text:line-break/>9</text:span>）、真假民主，真假人權。扯上政治，話題就變得複雜了，本來談論政治也不是我等理科生的專長，但幾年的臺灣生活。讓我看清了臺灣民主的和人權的實質。以我在寫這篇文章的同時發生的一件事情為例吧，淡江大學學生會長選舉今晚終於揭曉，陸生候選人終於落選。表面上看，落選沒什麼，因為有贏就有輸，競選過程，本來就是一個願賭服輸的過程。但淡江大學此次學生會選舉，因為有陸生做候選人，所以歷史上第一次把候選人所在國家的國旗放到公告上，給候選人標籤化，而且競選過程中，各種違規，各種假動作層出不窮。真真的驗證了<text:span text:style-name="T3">“</text:span>狹隘的臺灣人<text:span text:style-name="T3">”</text:span>的樣貌。這就是<text:span text:style-name="T3">21</text:span>世紀臺灣的年輕人的心胸，那他們的長輩呢，那些成長於非民主時期的長輩們的心胸又能好到哪裡？那由這些年輕人和他們的長輩共同組成的臺灣社會的整體心胸呢，也必然是懷有很大成分的狹隘。就像對陸生<text:span text:style-name="T3">“</text:span>三限六不<text:span text:style-name="T3">”</text:span>政策的出臺，其實真真切切就是民意的表現。所以，不要覺得臺灣對大陸不好只是政府行為，臺灣人民當中，還有相當數量的人對大陸人持有偏見，無法接受大陸經濟崛起的現實，進而對大陸人民進行失去理性的抵制和詆毀，而且，經常把個別陸客的不文明現象誇大為所有大陸人的標籤。表面上看這是民主，可是，持有偏見的民主不能算真正的民主，不尊重他人基本權益的民主的也不是真正的民主。如果真要對比兩岸人民的素養，只能說兩岸好人都一樣，但壞人各有千秋，不相伯仲。先不說有些在大陸的台商、臺幹幹過的那些無恥勾當，單就我在臺灣生活這兩年，在街面上和新聞裡看到的臺灣爛人一樣多如牛毛。在這樣一種狹隘的社會基礎上，形成的民主和人權也是狹隘的。不過，我現在是越來越高興看到臺灣人表現出狹隘了，因為我知道，臺灣人只要還持有深深的狹隘和偏見，他們被大陸遠遠甩在後面的日子也就越來越近了。<text:span text:style-name="T3"><text:line-break/><text:line-break/>10</text:span>）、也談<text:span text:style-name="T3">“</text:span>臺灣最美的風景是人<text:span text:style-name="T3">”</text:span>。陸生來臺著實是不合時宜的，在臺灣還未能給到陸生公平的地位時，大陸就開放陸生赴臺，實際上是害了這批學生。臺灣的民主不是健康的民主，官商勾結，洗劫百姓，加之民眾的偏見和非理性，<text:span text:style-name="T3">“</text:span>臺灣最美的風景是人<text:span text:style-name="T3">”</text:span>這句話，怎麼聽來都像是深深的諷刺。臺灣學生對陸生的優越感，現在就剩下能自由的上<text:span text:style-name="T3">Facebook</text:span>、<text:span text:style-name="T3">Twitter</text:span>和<text:span text:style-name="T3">youtube</text:span>了，可是，說實話，作為牆內牆外都看過的我，並不覺得這個問題有多嚴重。因為，所有的資訊，其實牆內一樣可看到。牆內不計其數的論壇每日流通的資訊不比牆外的少。還有一點臺灣學生覺得有優越感，就是他們認為臺灣是民主社會，大陸是獨裁社會。其實他們又錯了。大陸不是獨裁社會，大陸的政府網羅了社會上的頂級精英，真真正正是一個精英主導的代議制民主體制<text:span text:style-name="T3">(</text:span>註<text:span text:style-name="T3">1)</text:span>。我原本對大陸的政體也是持負面觀點，但這兩年，對比了臺灣民主的亂像和臺灣社會改良的低效率，我突然發現，大陸的政體原來是這世界上獨一無二的精英民主政體。如果能進一步恪守法治精神，消除政府腐敗，這個政體的巨大潛力就將得到充分的釋放。幸運的是，前兩天的<text:span text:style-name="T3">18</text:span>大四中全會強調了依法治國的精神。讓大陸人看到了更多的希望。<text:span text:style-name="T3"><text:line-break/><text:line-break/></text:span>總而言之，台灣沒有大陸人想像的那麼好，大陸也沒有台灣人想像的那麼差。兩岸的差距正在迅速縮小。臺灣人請要好自為之，歷史留給臺灣的時間不多了，若不能在短期內擴展心胸，增進理性，做到真正的公平、民主與人權尊重，臺灣就無法躋身於發達文明的行列。若不能快速進步，那就只剩沉淪了。<text:span text:style-name="T3"><text:line-break/><text:line-break/></text:span>以上就是<text:span text:style-name="T3">10</text:span>個去臺灣讀研的理由和<text:span text:style-name="T3">10</text:span>個不去臺灣讀研的理由<text:span text:style-name="T3"><text:line-break/></text:span>拍謝啦，寫了這麼長，耽誤讀者的時間了，見諒。<text:span text:style-name="T3"><text:line-break/><text:line-break/>2014.11.13</text:span>新增（這部分不是重點，有異議的讀者可以忽略）<text:span text:style-name="T3"><text:line-break/><text:line-break/></text:span>註<text:span text:style-name="T3">1</text:span>：關於大陸代議民主制度做一些補充說明：大陸的政治制度設計已經在上世紀建國的時候基本完成，但後來沒有很好的去完全落實。究其原因是和民主配套的另一個重要社會工具<text:span text:style-name="T3">“</text:span>法治<text:span text:style-name="T3">”</text:span>的欠缺。中國近代史幾百年是一個官本位的社會，法治和契約精神一直比較欠缺，導致很多民眾心中並無嚴格的守法和守信的意識。從這些民眾中成長起來的官員也是一樣，缺少法治和契約意識。這些官員就根據自己的利益（包含私人經濟利益和仕途利益）去濫用法律，把法律當作排除異己的工具。當自己的利益集團違法時，睜一隻眼閉一隻眼，甚至曲解法條以詭辯，當阻礙自己利益的人或集團違法時（甚至是強加之違法），便嚴令執行。因此，把政府的惡性和人民對立開來是一種誤導。因為這種品性就存在於人民當中，只是官員身上的這種品性造成的危害更大。所以，在這樣一種狀態下，原來法定的民主制度也無法有效的執行。但問題的解決，絕不是再按照發達國家的制度照貓畫虎來一套新體制。法治和契約精神成長不起來，什麼制度都會走樣。而中國現在到了民智不斷覺醒的地步了，這歸因於<text:span text:style-name="T3">30</text:span>年改革開放，社會普遍盛行的商業行為，讓大家慢慢熟悉了規則。同時，原來由國家大一統的資源已經被眾多利益主體持有，這些利益主體之間的矛盾，若不想鬧得魚死網破，就必然要坐下來談談規則，這就是法治精神的開始。所以，所謂的政治制度改革本身是一個偽命題，真正要改的，不是政治制度本身，而是配套的法治環境。而良好的法治環境的建設，就需要具有法治和契約精神的人去實行。新生代中國人，已經越來越多的具備了法治和契約精神，那麼未來，中國的民主制度，也終於要交出真實的答卷了。（這裡要感謝在台灣兩年的生活，來之前是對大陸整體的一味反對，和對台灣民主政治的憧憬，可是這兩年，看到了很多，也想了很多，惡補了很多歷史和政治的課程，才發現，中國問題的根源原來不在民主而在法治，這也才明白中國近兩年法治環境變革的重大意義。這是我的一家之言，供讀者參考）。<text:span text:style-name="T3"><text:line-break/><text:line-break/></text:span>覺得這位大陸學生是一為頭腦清楚的人，</text:p>
      <text:p text:style-name="P1"><text:span text:style-name="T1">陳真</text:span><text:s/>  |  2014.11.19 00:34   |   <text:a xlink:type="simple" xlink:href="http://palinfo.habago.org/Entry?Command=Information_PrintForum&amp;iPage=380#FORUM33084"><text:span text:style-name="T2">#</text:span></text:a></text:p>
      <text:p text:style-name="P2"><text:span text:style-name="T3">Kevin</text:span>同學，謝謝你的報佳音。但我看不出佳音在哪。<text:span text:style-name="T3"><text:line-break/><text:line-break/></text:span>你對我的理解完全來自文字，我的文字會讓人產生這樣的印象嗎？<text:span text:style-name="T3"><text:line-break/><text:line-break/></text:span>我會因為日本的經濟衰退而開心嗎？我會在乎安倍個人上台或下台嗎？我有那麼<text:span text:style-name="T3"><text:s/>"</text:span>單純<text:span text:style-name="T3">" </text:span>嗎？我會把那麼瑣碎的事當成一種佳音嗎？<text:span text:style-name="T3"><text:line-break/><text:line-break/></text:span>再說，任何再壞的政府我也不會希望他們的人民經濟衰退或生活變差，我沒那麼病態。<text:span text:style-name="T3"><text:line-break/><text:line-break/></text:span>我也不至於<text:span text:style-name="T3"><text:s/>"</text:span>單純<text:span text:style-name="T3">" </text:span>到用那樣一種純粹訴諸於個人上台或下台的角度看問題。<text:span text:style-name="T3"><text:line-break/><text:line-break/></text:span>我當然也不會<text:span text:style-name="T3"><text:s/>"</text:span>單純<text:span text:style-name="T3">" </text:span>到如此沒頭沒腦地突然看到一個政治舉動就做出某種特定結論。<text:span text:style-name="T3"><text:line-break/><text:line-break/></text:span>我看你好像對於很多事情都有著某種現成的結論，只是這樣一些結論似乎以<text:span text:style-name="T3"><text:s/>"</text:span>特定立場宣示<text:span text:style-name="T3">" </text:span>居多而非深思熟慮的見解。<text:span text:style-name="T3"><text:line-break/><text:line-break/></text:span>例如你似乎反綠，你對綠的一些批評表面上都很正確，但重點是，從你的發言中，我看不出你表現出比他們更好的理性素質或更好的國際關係認知。<text:span text:style-name="T3"><text:line-break/><text:line-break/></text:span>謝謝你對我友善，但我這樣講倒也沒有任何不敬之意；我只是不想根據某種表面意見的相似性來扭曲自己真實的想法。在基本是非或思想、知識或藝術面前，基本上我是六親不認的。<text:span text:style-name="T3"><text:line-break/><text:line-break/></text:span>我說我相信的事，盡一切可能不打誑語；即便全天下只剩我一人，美的，我還是說美，醜到爆的，我還是說醜到爆；對的，我依然說對，錯就說錯；就算眾叛親離，前途無亮，就算拿槍對著我，我也不會因此修改答案。<text:span text:style-name="T3"><text:line-break/><text:line-break/></text:span>我不是說我的判斷一定對。我只是說：我不會心裏想一套，然後說另一套。許多時候，為了不傷人，為了不起衝突，我會盡量忍忍忍，盡量迎合他人，盡量岔開話題，可當我有機會老實說出見解時，我就會老實說。<text:span text:style-name="T3"><text:line-break/><text:line-break/></text:span>每個人的生活中都需要伴，需要朋友，需要知音，但如果地球會動，我還是會說地球在動。如果當面說地球會動會傷害別人的感情，我就盡量不說，盡量迎合，盡量假裝沒聽到，盡量岔開話題，可當我有機會老實說出見解時，我就會老實說。<text:span text:style-name="T3"><text:line-break/><text:line-break/></text:span>是非尚且如此，何況美醜。這方面，基本上我雖然很想圓滑，但圓滑得還不夠。<text:span text:style-name="T3"><text:line-break/><text:line-break/></text:span>以前國高中考什麼國父思想、蔣公遺訓或公民與道德乃至歷史之類的東西，對我的良心和智能真是一大折磨。教條不用說了，就連理應千變萬化如詩如畫的歷史，卻總是被迫要覆述一些蠢到爆的特定結論。<text:span text:style-name="T3"><text:line-break/><text:line-break/></text:span>如果世界上沒有數學這門科目，估計我是很難完成台灣這種一味教人背蠢話、說蠢話的中小學教育的。年少時，每當我被這種教育折磨得死去活來痛不欲生時，我就趕緊找出數學課本來想數學，給大腦一點新鮮空氣，給心靈一點平靜。<text:span text:style-name="T3"><text:line-break/><text:line-break/></text:span>在邏輯與數學的世界裏，蠢話很難存在；至少在這一類真理面前，我們被迫得誠實。</text:p>
      <text:p text:style-name="P1">Kevin Yu   |  2014.11.18 19:40   |   <text:a xlink:type="simple" xlink:href="http://palinfo.habago.org/Entry?Command=Information_PrintForum&amp;iPage=380#FORUM33083"><text:span text:style-name="T2">#</text:span></text:a></text:p>
      <text:p text:style-name="P3">陳真醫師<text:span text:style-name="T3">:<text:line-break/><text:line-break/></text:span>好消息<text:span text:style-name="T3">!</text:span>安倍快撐不下去了<text:span text:style-name="T3">!<text:line-break/><text:line-break/>http://udn.com/NEWS/BREAKINGNEWS/BREAKINGNEWS5/9074303.shtml<text:line-break/><text:line-break/>http://udn.com/NEWS/WORLD/WORS4/9073959.shtml<text:line-break/><text:line-break/></text:span>日本其實很像一次大戰後的德國<text:span text:style-name="T3">,</text:span>雖然軍國主義遭受打擊<text:span text:style-name="T3">,</text:span>但卻準備死灰復燃<text:span text:style-name="T3">,</text:span>並威脅民主政體<text:span text:style-name="T3">,</text:span>極右派蠢蠢欲動<text:span text:style-name="T3">(</text:span>實際上希特勒在經濟大恐慌以前都是不受重視的小政客<text:span text:style-name="T3">),</text:span>無法擴充軍備但希望能突破限制<text:span text:style-name="T3">.<text:line-break/></text:span>德國二戰後才痛定思痛徹底根除軍國主義<text:span text:style-name="T3">,</text:span>日本要徹底根除<text:span text:style-name="T3">?</text:span>恐怕必須再輸一次戰爭才行</text:p>
      <text:p text:style-name="P1"><text:span text:style-name="T1">陳真</text:span><text:s/>  |  2014.11.18 13:49   |   <text:a xlink:type="simple" xlink:href="http://palinfo.habago.org/Entry?Command=Information_PrintForum&amp;iPage=380#FORUM33082"><text:span text:style-name="T2">#</text:span></text:a></text:p>
      <text:p text:style-name="P2"><text:span text:style-name="T3">1993</text:span>年，取得專科醫師資格後，終於脫離依舊貧窮的住院醫師時代，買了生平第一台電視機。但我並沒有裝天線，不是拿它來看電視，而是看電影錄影帶。<text:span text:style-name="T3"><text:line-break/><text:line-break/>1994</text:span>年，當上主任，以一個月三千元，租了生平最大的一間房間約六坪大，沒有床鋪，我就睡在地板上。表面寒酸，但這已經是我自上大學之後十多年來最<text:span text:style-name="T3"><text:s/>"</text:span>豪華<text:span text:style-name="T3">" </text:span>的一間租房了。在那房間住了三年多，直到<text:span text:style-name="T3">1997</text:span>年出國。<text:span text:style-name="T3"><text:line-break/><text:line-break/></text:span>房間變大了，科技配備自然也得提昇才行。所以我就給這台沒有畫面的電視機申請了有線電視頻道，開始收看電視節目。<text:span text:style-name="T3"><text:line-break/><text:line-break/></text:span>當時剛好遇上史上第一次省長選舉，宋盼仔<text:span text:style-name="T3">(</text:span>宋楚瑜<text:span text:style-name="T3">)VS.</text:span>陳定南。剛裝好電視沒幾天，我有時會看看新聞，越看越不對勁，越看越滿肚子火，非常不公平。全是宋盼仔的新聞，而且全是正面報導，陳定南的新聞少得可憐，而且全是負面消息。<text:span text:style-name="T3"><text:line-break/><text:line-break/></text:span>有一天，我又打開電視，看到當時隸屬軍方的華視在報導說，有一群漁民十多人，集結來到陳定南的競選總部抗議，說他當縣長期間從不照顧漁民等等。<text:span text:style-name="T3"><text:line-break/><text:line-break/></text:span>就是這樣一個新聞。隔天，我打電話給大學最要好的同學陳仁達，我說我受不了這種媒體，我打算跟醫院請三天假，到華視大門口禁食靜坐三天。<text:span text:style-name="T3"><text:line-break/><text:line-break/></text:span>於是，我們兩人就這樣展開一連三天的活動叫<text:span text:style-name="T3"><text:s/>"</text:span>禁食呼籲，改造媒體<text:span text:style-name="T3">"</text:span>。這活動前後集結了上千人，很多綠營大老如林義雄及長老教會和各社運團體等等等都前來聲援。<text:span text:style-name="T3"><text:line-break/><text:line-break/></text:span>當聲勢越來越大時，有位大老在第三天的夜晚，找我密商，希望我不要解散，應該<text:span text:style-name="T3"><text:s/>"</text:span>乘勝追擊<text:span text:style-name="T3">"</text:span>，他說他可以調動召集更多人，<text:span text:style-name="T3">"</text:span>把運動搞大<text:span text:style-name="T3">"</text:span>。我拒絕。我說，運動要講誠信，說好三天就三天，不應該有<text:span text:style-name="T3"><text:s/>"</text:span>乘勝追擊<text:span text:style-name="T3">" </text:span>的念頭。<text:span text:style-name="T3"><text:line-break/><text:line-break/></text:span>這段往事的重點在於：<text:span text:style-name="T3"><text:line-break/><text:line-break/></text:span>過去國民黨掌控下的媒體讓人很難忍受，大概就像我上面所說的那樣一種不公平，講到自己人就全是正面支持的畫面和口白，講到對手就說他被誰抗議、被人嫌惡或涉嫌什麼之類，完全不成比例。<text:span text:style-name="T3"><text:line-break/><text:line-break/></text:span>那麼，重點是什麼呢？重點是：如果上述那樣一種不公平就會讓人咬牙切齒，那麼，活在這年頭豈不是要氣死？豈不是應該起來武裝革命才足以糾正惡行？！<text:span text:style-name="T3"><text:line-break/><text:line-break/></text:span>過去這十幾二十年來，台灣媒體幾乎完全被綠營所壟斷，營造一種比過去嚴重百倍、徹徹底底的不公平之外，更是無日無之的造謠抹黑造謠抹黑造謠抹黑，完全任意信口開河，肆無忌憚；網路上更是惡劣無恥到簡直沒有半點人性與良知可言。<text:span text:style-name="T3"><text:line-break/><text:line-break/></text:span>這十幾年來，我常想起當年自己發起的<text:span text:style-name="T3"><text:s/>"</text:span>禁食呼籲，改造媒體<text:span text:style-name="T3">" </text:span>運動，前後對照，覺得很可悲，很不可思議。當時就只是因為看到電視上怎麼宋楚瑜一出現總是人群夾道歡迎，而陳定南一出現就好像一堆負面新聞，我一看就氣炸了。<text:span text:style-name="T3"><text:line-break/><text:line-break/></text:span>可是，過去的卑劣不公如果是<text:span text:style-name="T3"><text:s/>1</text:span>，那麼，過去這十幾年來，特別是馬英九上台之後飽受污衊抹黑的這幾年，媒體及所謂群眾輿論的卑劣無恥齷齪下流程度就是<text:span text:style-name="T3">100</text:span>或<text:span text:style-name="T3">1000</text:span>或<text:span text:style-name="T3">10000</text:span>，惡劣到極點。<text:span text:style-name="T3"><text:line-break/><text:line-break/></text:span>這島上的人，難道都已經完全喪失基本良知，而一心只想不擇手段打擊敵人來贏得選舉，贏得某一種顏色的勝利？<text:span text:style-name="T3"><text:line-break/><text:line-break/></text:span>當荒唐卑鄙事只有<text:span text:style-name="T3">1</text:span>，我們仍有義憤；可當荒唐卑鄙事迅速擴張成<text:span text:style-name="T3">100</text:span>或<text:span text:style-name="T3">1000</text:span>或<text:span text:style-name="T3">10000</text:span>時，除了義憤，更有無盡的悲哀與絕望。<text:span text:style-name="T3"><text:line-break/><text:line-break/></text:span>原來這島上的人並不在乎最最最基本的良善與是非，完全就是不擇手段、無所不用其極。當自己受委屈時，便高舉正義大旗；當我方得勢時，竟然比過去的對手更加卑劣無恥一萬倍。<text:span text:style-name="T3"><text:line-break/><text:line-break/></text:span>除了媒體或網路言論之極度不公及造謠程度的嚴重惡化之外，更讓人感到寒心的是：在過去，卑劣之事總是還得蓋個遮羞布，很含蓄地、偷偷摸摸地做，萬一被揭露或拆穿，人們都會感到厭惡。<text:span text:style-name="T3"><text:line-break/><text:line-break/></text:span>但這年頭完全不是這樣。人們對於良善是非善惡美醜完完全全不在乎了，要造謠就造謠，只要拎北拎祖媽高興，有什麼不可以？要抹黑就抹黑，要歪曲就歪曲，完全可以任意胡作非為，而且完全不在乎。<text:span text:style-name="T3"><text:line-break/><text:line-break/></text:span>不但不在乎，從事卑劣無恥之事的個人或媒體或政黨，甚至還會因為殺敵傷敵至深而成為英雄，成為台灣之光，大家喝采叫好。<text:span text:style-name="T3"><text:line-break/><text:line-break/></text:span>今天不要說推出一個人，就算推出一隻蟑螂，我也還是會投給蟑螂，只要牠不是綠的就行。因為，即便是一隻蟑螂，牠所代表的那個世界，仍然遠遠比其對手更為正直良善許多。<text:span text:style-name="T3"><text:line-break/><text:line-break/></text:span>決定一個政權或政黨的存在價值，不是看他的某種政策，不是看他有沒有在哪裝路燈，而是看他的道德表現。<text:span text:style-name="T3"><text:line-break/><text:line-break/></text:span>當然，你也可以看政策乃至看言語表現或看人緣來投票，重點是：我不相信一個完全漠視基本道德是非的個人或政黨或機構，會做出什麼好事來。基本品格仍然應該是考量現實人事物的最基本要件。<text:span text:style-name="T3"><text:line-break/><text:line-break/></text:span>每個人自然可以有他不同的道德評價體系，但不管是哪一種道德體系，都很難合理化永無止盡、毫無尺度的卑鄙齷齪。這樣一種腐敗墮落視基本是非如無物的社會，長期來看，事實上所有人都會是受害者。<text:span text:style-name="T3"><text:line-break/><text:line-break/></text:span>當我年少時，我害怕成年人，覺得他們心眼複雜；當我年長，我卻幾乎連小孩都怕了，就像獵物害怕看到獵人那樣。年少者，年齡小，但心可不一定小；盤算之多，用心之深，有時讓人感到很難想像：這也叫年輕人？<text:span text:style-name="T3"><text:line-break/><text:line-break/></text:span>年輕人應該單純而不愚蠢，對理性具有熱情，對基本是非善惡充滿理想，對人事物充滿感情，有著一種與血肉相連的俠義與憐憫。但這島上的年輕人卻完全不是這樣；特別是在網路上，好像都會害人、很陰暗複雜邪惡那種感覺。<text:span text:style-name="T3"><text:line-break/><text:line-break/></text:span>當然，我不是說每一個。很無奈老是得做這種聲明，否則會更激怒人而惹來禍端。<text:span text:style-name="T3"><text:line-break/><text:line-break/></text:span>陳真<text:span text:style-name="T3"><text:line-break/>===================<text:line-break/></text:span>公布抹黑十大排行<text:span text:style-name="T3"><text:s/></text:span>連辦盼乾淨選舉<text:span text:style-name="T3"><text:line-break/><text:line-break/></text:span>新頭殼<text:span text:style-name="T3">newtalk<text:line-break/><text:line-break/>2014.11.18 </text:span>劉奕霆<text:span text:style-name="T3">/</text:span>台北報導<text:span text:style-name="T3"><text:line-break/><text:line-break/></text:span>國民黨台北市長候選人連勝文競選總部副總幹事周守訓今<text:span text:style-name="T3">(18)</text:span>召開記者會，公布「抹黑造謠十大排行榜」，依照搜尋引擎的排行公布連勝文自參選以來的不實抹黑事件，包括「地瓜事件」、「別讓勝文不開心」、「黑心食安廣告」、「頂新門神」等。<text:span text:style-name="T3"><text:line-break/><text:line-break/></text:span>周守訓表示，希望選民不要被負面攻擊給蒙蔽，同時也希望選舉能朝正向、進步的方向來努力，期待在各方面，都能還給市民一個乾淨又具格調的首都選舉。<text:span text:style-name="T3"><text:line-break/><text:line-break/></text:span>連總部上午公布的<text:span text:style-name="T3">10</text:span>大抹黑造謠排行榜中，依序為「柯辦按諷連營竊聽」、「新生高地下化不可行」、「造假食安廣告網路流傳」、「名嘴說連創業虧<text:span text:style-name="T3">7</text:span>百萬美金」、「別讓勝文不開心」、「遭指控為頂新門神」、「地瓜轉身就扔」、「柯擔心連選前六大招數」、「潘建志發佈彈劾連震東公文」、「港湖黑壓壓」。<text:span text:style-name="T3"><text:line-break/><text:line-break/></text:span>周守訓表示，連勝文自參選以來，不斷遭到網友及名嘴的抹黑，不但嚴重影響聲譽，更衝擊選情，以地瓜事件為例，周守訓說柯文哲的公民顧問團未經查證，就上網散布假消息，謠傳連勝文亂扔地瓜，所幸媒體朋友都在現場，有許多資料畫面存證得以駁斥謠言。<text:span text:style-name="T3"><text:line-break/><text:line-break/></text:span>而網路瘋傳的「不要讓勝文不開心」，周守訓也舉媒體報導指出，這句話是出自名嘴陳敏鳳<text:span text:style-name="T3">10</text:span>月<text:span text:style-name="T3">9</text:span>日撰文指稱，有人接到連媽媽來電說「選舉就這樣了，不要讓勝文不開心」；但連方瑀女士親自出面澄清後，陳敏鳳立刻改口是「聽網友說的」，後又改為「另有其人」。<text:span text:style-name="T3"><text:line-break/><text:line-break/></text:span>周守訓怒斥「他說你說，我說他說，所以到底是誰說？」，這樣羅生門，沒有人要為自己的言論負責，受到污衊的，「只有連勝文與他的母親連方瑀女士」。<text:span text:style-name="T3"><text:line-break/><text:line-break/></text:span>另外，針對柯文哲發言人潘建志刻意曲解連震東的彈劾案，直指其操守有問題，周守訓表示相當遺憾，痛斥這是斷章取義，不但凸顯潘建志法學、政治素養的不足，更打臉「真正」因器捐案被彈劾的柯文哲，以及因涉嫌圖利廠商遭到彈劾的張景森。<text:span text:style-name="T3"><text:line-break/><text:line-break/></text:span>此外，連勝文的政策影片遭網友變造，並署名連勝文、放上黨徽，周守訓重批，這是消費市民對食安風暴的恐慌，也已經嚴重觸法。而不雅合成圖，更是讓選戰蒙上霸凌與歧視女性的陰影。<text:span text:style-name="T3"><text:line-break/><text:line-break/></text:span>周守訓表示，除了這十項，自參選以來，在媒體、臉書及批批踢等網路平台上，還有非常多遭到柯陣營及網友惡意抹黑的文宣、被扭曲的政策廣告，甚至是過度惡搞的合成圖。<text:span text:style-name="T3"><text:line-break/><text:line-break/></text:span>周守訓表示，選前再次作澄清，無非是希望選民不要被負面攻擊給蒙蔽，同時也呼籲，投票將近，希望選舉能朝正向、進步的方向來努力，期待在各方面，都能還給市民一個乾淨又具格調的首都選舉。</text:p>
      <text:p text:style-name="P1"><text:span text:style-name="T1">陳真</text:span><text:s/>  |  2014.11.17 23:44   |   <text:a xlink:type="simple" xlink:href="http://palinfo.habago.org/Entry?Command=Information_PrintForum&amp;iPage=380#FORUM33081"><text:span text:style-name="T2">#</text:span></text:a></text:p>
      <text:p text:style-name="P3">齊闇，<text:span text:style-name="T3"><text:line-break/><text:line-break/></text:span>剛剛在後台巡視，才看到你底下這篇一個多月前的留言。寫得很好，我沒有什麼不同的想法。<text:span text:style-name="T3"><text:line-break/><text:line-break/></text:span>我相信，一道命題，一個概念，既然可以如此建立，就能如此打破。但圖畫一般的文字就拿它沒輒了。因為它描繪了一幅圖案，閱讀者只能看，沒法<text:span text:style-name="T3"><text:s/>"</text:span>說<text:span text:style-name="T3">"</text:span>，頂多只能提出觀圖感言或自由聯想，沒法多說什麼。<text:span text:style-name="T3"><text:line-break/><text:line-break/></text:span>一個人通常得離地面有點高度，才能讓文字對抗地心引力，浮了起來。對於飄在半空中的這些影像、聲音或文字，我想我也只能聽，只能看，沒法說。<text:span text:style-name="T3"><text:line-break/><text:line-break/></text:span>我自己也一樣，很怕半票讀者把我拉回地面。我講的東西通常很難反駁，因為它並非命題，自然也不存在它的反命題。<text:span text:style-name="T3"><text:line-break/><text:line-break/></text:span>我能理解你所說的，文中一些微妙之處頗有同感。於焉已足，無須究竟，我不認為需要從一幅圖畫中找出不應存在的命題或思索。<text:span text:style-name="T3"><text:line-break/><text:line-break/></text:span>當然，有時候為了溝通，你得講一些粗糙簡化的語言，但我往往話還沒說完就已經在心裏否認自己的話了。<text:span text:style-name="T3"><text:line-break/><text:line-break/></text:span>留言板基本上不是一種好媒介，它也許適合當一種黑板，但不適合自言自語。依我看，四下無人處、自言自語的東西最純粹，跟說夢話一樣。旁人若不小心聽到了，也只能聽，沒法給意見，畢竟，<text:span text:style-name="T3">(</text:span>套句胡適的詩<text:span text:style-name="T3">)</text:span>，你沒法做我的詩，我也沒法做你的夢。<text:span text:style-name="T3"><text:line-break/><text:line-break/></text:span>陳真<text:span text:style-name="T3"><text:line-break/>===============<text:line-break/></text:span>王齊闇<text:span text:style-name="T3"><text:s/>| 2014.10.13 14:57 | <text:line-break/><text:line-break/></text:span>陳真醫師<text:span text:style-name="T3"><text:line-break/><text:line-break/></text:span>首先感謝你精采的言論，它們是我每天的精神食糧，也是支持我對台灣與世界最後一絲樂觀的力量。但看了你今天關於英國務實的文明社會留言，我有不吐不快的衝動，請容我野人獻曝，也以一部電影說明我的想法。<text:span text:style-name="T3"><text:line-break/><text:line-break/></text:span>大概二十年前有部片叫<text:span text:style-name="T3">The Island of Dr. Moreau(</text:span>台灣翻成不知所云的攔截人魔島<text:span text:style-name="T3">)</text:span>，內容敘述一個諾貝爾醫學獎得主，自己買下一個小島，從事以動物基因改良人類的實驗。但實驗還未成功，試錯過程中，他已創造了許多身上有人類基因，但更接近半人半獸的人獸。<text:span text:style-name="T3"><text:line-break/><text:line-break/></text:span>這位諾貝爾島主也就是<text:span text:style-name="T3">Dr Moreau</text:span>並沒有放棄這些失敗品，依然訓練這些人獸文明禮節，甚至語言與音樂。但他同時也在每一隻人獸身上植入電擊晶片，以為規訓控制之用。<text:span text:style-name="T3"><text:line-break/><text:line-break/></text:span>就這樣，他在小島上一時也建立了一個合諧有秩序的文明社會。直到有一天，其中一隻人獸，目睹不服教化的同類被殺，偶然發現了晶片的秘密，牠不但把自己身上的晶片挖掉，還幫一群人類化進程特別差的同伴解除了<text:span text:style-name="T3">Dr Moreau</text:span>設下的「人性枷鎖」。<text:span text:style-name="T3"><text:line-break/><text:line-break/></text:span>然後，牠帶著這群被解放的獸人，夜奔<text:span text:style-name="T3">Dr Moreau</text:span>的宅邸。<text:span text:style-name="T3">Dr Moreau</text:span>起先以為這些子民一心向化，還彈鋼琴給他們欣賞。但當為首的人獸問他：「父親，為什麼我們跟你不一樣，為什麼我們不可以用四隻腳走路，為什麼吃飯時不能唏哩呼嚕，為什麼高興時不能嚎哮。」他才知道大勢不妙，但為時已晚。<text:span text:style-name="T3"><text:line-break/><text:line-break/></text:span>最後他與他一手創造的文明社會一起被毀滅，有了人性成分的人獸，成為比單純的禽獸更殘暴貪婪狡猾的暴民統治者。<text:span text:style-name="T3"><text:line-break/><text:line-break/></text:span>這幾年來，午夜夢迴，我總覺得這部片實在是台灣今日與未來結局的可怕預言。我覺得包括您，我與許多知識份子都很像<text:span text:style-name="T3">Dr Moreau</text:span>，我們以為，台灣應該變成一個文明社會。但我們都高估了文明的力量，或者說，我們提倡的文明，如同人類基因與禮節之於野獸，根本難以融入本土人民的內在，成為價值，而只是給一般人一種無法直面真實自我的屈辱感。<text:span text:style-name="T3"><text:line-break/><text:line-break/></text:span>結果，文明無法成為一般人的本質，而只成為一種不得不權宜接受的外來威權與營生技術。結果，就如你已看到，台灣人民一有機會，就會想撕下那虛偽的文明假面，做回真正的自己。<text:span text:style-name="T3"><text:line-break/><text:line-break/></text:span>但最可怕的是，台灣的人獸，自以為已經掌握了文明，所以他們的反叛，不是回到自然的野蠻，而是以文明技術與論述建立一種野蠻有理的法西斯極權社會。<text:span text:style-name="T3"><text:line-break/><text:line-break/></text:span>在這樣的情形下，我們是不是應該以台灣社會本來的面貌，作為思考的出發點，探尋這個社會原有不多的一些信仰與價值資源，而不是僅僅哀嘆台灣人之不文明。<text:span text:style-name="T3"><text:line-break/><text:line-break/></text:span>或者說，我們應該尋找一種能夠在本地生根的新文明論述。我們是不是應該先放棄以西方公民社會的那一套價值與論述來描述或期待台灣？<text:span text:style-name="T3"><text:line-break/><text:line-break/></text:span>這些只是我的一些雜感，我自己也懷疑放棄西方文明的尺度，我們會不會墮落的更快？陳醫師您可否談談您的看法，幫助我走出現下思考的困境。</text:p>
      <text:p text:style-name="P1"><text:span text:style-name="T1">陳真</text:span><text:s/>  |  2014.11.17 22:35   |   <text:a xlink:type="simple" xlink:href="http://palinfo.habago.org/Entry?Command=Information_PrintForum&amp;iPage=380#FORUM33080"><text:span text:style-name="T2">#</text:span></text:a></text:p>
      <text:p text:style-name="P2">對啊。如果可以出兵打北韓，那我們幾乎可以出兵打一切了。<text:span text:style-name="T3"><text:line-break/><text:line-break/></text:span>我同時也不相信橫向移植，強迫輸入。<text:span text:style-name="T3"><text:line-break/><text:line-break/></text:span>很多左派人士討厭<text:span text:style-name="T3">Karl Popper</text:span>，我倒是不討厭。為人方面不討厭，哲學方面不認同但也不討厭，政治學或政治哲學方面認同反對一半一半。例如我認同他的<text:span text:style-name="T3"><text:s/>"</text:span>反革命<text:span text:style-name="T3">" </text:span>立場。<text:span text:style-name="T3"><text:line-break/><text:line-break/></text:span>跟<text:span text:style-name="T3">Popper</text:span>一樣，我不相信社會發展上那種戲劇化的轉變，更不用說這轉變是透過強制暴力而來。就算基因突變也要等個千百萬年，緩慢變化；一個社會，也不可能在短時間內產生什麼戲劇性的轉變，特別是當這樣一種轉變涉及文化層面的因素時。<text:span text:style-name="T3"><text:line-break/><text:line-break/></text:span>改變髮型很容易，改變頭髮底下、腦子裏的東西卻很難，很慢。<text:span text:style-name="T3"><text:line-break/><text:line-break/></text:span>我常引用梭羅的一句話：我說服不了你，我總有可能說服你孫子吧。<text:span text:style-name="T3"><text:line-break/><text:line-break/></text:span>文字保存期限很重要。幾天就過的事，沒什麼好講，千百年不變的事或許才值得一談。<text:span text:style-name="T3"><text:line-break/><text:line-break/></text:span>一百年後，我保證巴勒網上的所有人個個全都得鑽進土裏，死了，但希望這些語言還活著，文字還沒過期。<text:span text:style-name="T3"><text:line-break/><text:line-break/></text:span>說到底，我們只是在幫我們孫子輩或孫子的孫子輩的人，準備點課外讀物。很多年之後，我們的孫子或孫子的孫子，面對著我們墳上的一堆黃土蔓草，看到這些無用但真情的言語，恐怕得灑下熱淚。</text:p>
      <text:p text:style-name="P1">yuta oceanic   |  2014.11.17 21:52   |   <text:a xlink:type="simple" xlink:href="http://palinfo.habago.org/Entry?Command=Information_PrintForum&amp;iPage=380#FORUM33079"><text:span text:style-name="T2">#</text:span></text:a></text:p>
      <text:p text:style-name="P3"><text:span text:style-name="T3">Kevin Yu </text:span>很多時候我們試者去解釋這一切，文化霸權與現代性的種種弊端。長久以來人們的社會結構的問題表現形式，只是在於慾望如何發展出來，而如何呈現結構的問題。<text:span text:style-name="T3"><text:line-break/></text:span>雖然你的疑問不是針對我來，而是問陳真醫師。我仍然就其我認識幾點跟你說一下，我對你的問題的看法。希望陳醫生不要介意。<text:span text:style-name="T3"><text:line-break/></text:span>就我從你的問題來看，我覺得你的言語間，設有了一種忿忿不平。而這種忿忿不平，在我看來你似乎把一種受到壓迫歸結成一種單純原因。然而我想說的是，其實從現代文化延伸出來的權力結構而言，目前情況只是相對於古代社會的權力結構，權力結構制衡性相對高些。<text:span text:style-name="T3"><text:line-break/></text:span>沒有任何一個國家是從一開始就處於霸權的地位。而是一個群體在處於權力地位的高峰時，是否能夠看清這一些，光這點就相當不容易了。我必非想替他們辯駁，而是希望你能從另一種角度思考這件事情。<text:span text:style-name="T3"><text:line-break/></text:span>美國為了他們的國家利益所做得這些事情，除了出口其民主政治的普世價值外。那種要大家稱臣，拉黨結派的思想。確實是這個主張開放多元的現代社會的一個背反。<text:span text:style-name="T3"><text:line-break/></text:span>開放結構的意願在於，那種能夠為自己付責任的自由上。也就是他是一種高度精神與理性向上的一種要求。制度絕對沒有比培養道德人格重要，在穩定的結構下。要如何抉擇這個問題，是需要挖空心思去琣養的，任何一種強力的外界介入都會成為不易解決的問題。</text:p>
      <text:p text:style-name="P1">Kevin Yu   |  2014.11.17 17:06   |   <text:a xlink:type="simple" xlink:href="http://palinfo.habago.org/Entry?Command=Information_PrintForum&amp;iPage=380#FORUM33078"><text:span text:style-name="T2">#</text:span></text:a></text:p>
      <text:p text:style-name="P2">陳真醫師<text:span text:style-name="T3">:<text:line-break/><text:line-break/></text:span>醫師您好<text:span text:style-name="T3">,</text:span>我提一下我個人對美國霸權的看法<text:span text:style-name="T3">: <text:line-break/><text:line-break/></text:span>以前地球上有兩大超級流氓國家<text:span text:style-name="T3">,</text:span>一個叫美國<text:span text:style-name="T3">,</text:span>另一個叫蘇聯<text:span text:style-name="T3">,1991</text:span>年以後只剩下一個了<text:span text:style-name="T3">!</text:span>當今地球上只剩下一個超級流氓國家叫美國<text:span text:style-name="T3">.<text:line-break/><text:line-break/></text:span>美國根本不是啥世界警察<text:span text:style-name="T3">,</text:span>應該叫世界第一大流氓<text:span text:style-name="T3">,</text:span>靠強勢美元與槍砲管定天下<text:span text:style-name="T3">,</text:span>吃大家夠夠<text:span text:style-name="T3">!<text:line-break/><text:line-break/></text:span>說美國到處推廣民主消滅獨裁<text:span text:style-name="T3">?</text:span>奇怪<text:span text:style-name="T3">,</text:span>金氏祖孫三代是地球上最殘暴的統治者<text:span text:style-name="T3">,</text:span>怎沒見美國出兵北韓拯救北韓人民<text:span text:style-name="T3">?</text:span>美國照三餐罵伊朗<text:span text:style-name="T3">,</text:span>可是伊朗比一堆親美中東國家更有言論自由<text:span text:style-name="T3">,</text:span>更保障女性權益呢<text:span text:style-name="T3">!</text:span>這不是雙重標準嗎<text:span text:style-name="T3">?<text:line-break/><text:line-break/></text:span>坦白講<text:span text:style-name="T3">,</text:span>要是美國出兵推翻金正恩<text:span text:style-name="T3">,</text:span>我還是舉雙手贊成<text:span text:style-name="T3">,</text:span>再怎麼樣<text:span text:style-name="T3">,</text:span>把金正恩推下台都是件好事<text:span text:style-name="T3">,</text:span>誰取代金正恩對北韓都是件好事<text:span text:style-name="T3">.</text:span></text:p>
      <text:p text:style-name="P1"><text:span text:style-name="T1">陳真</text:span><text:s/>  |  2014.11.17 14:09   |   <text:a xlink:type="simple" xlink:href="http://palinfo.habago.org/Entry?Command=Information_PrintForum&amp;iPage=380#FORUM33077"><text:span text:style-name="T2">#</text:span></text:a></text:p>
      <text:p text:style-name="P3">這篇寫得還不錯：<text:span text:style-name="T3">http://goo.gl/fAvciQ<text:line-break/><text:line-break/></text:span>長遠的眼光來看，眼前現實或一時勝負，也許意義不大，但事物之取捨與思量，相關道理卻不太會因為時間而改變。<text:span text:style-name="T3"><text:line-break/><text:line-break/></text:span>常有一說：<text:span text:style-name="T3">"</text:span>兩顆爛蘋果，選誰都一樣。<text:span text:style-name="T3">" </text:span>但我看，即便真的兩顆蘋果都爛，選擇的後果還是不太一樣。<text:span text:style-name="T3"><text:line-break/><text:line-break/></text:span>歐巴馬很壞，但當年<text:span text:style-name="T3">Chomsky</text:span>是支持他的，我甚至還頒過五張獎狀給歐巴馬不是嗎？上台以後的歐巴馬，照樣對外燒殺擄掠，我頒給他的五張世界和平獎狀，如今看來無異笑話一場。但若時光倒流，我還是一樣會投給歐巴馬，因為共和黨如布希那一家子人渣，實在太邪門太恐怖了。<text:span text:style-name="T3"><text:line-break/><text:line-break/></text:span>羅素講得沒錯，不管誰當美國總統都只是夥計，軍火商才是真正的發號施令者。羅素因此說，美式民主純粹是一種騙局，美國總統根本就是世襲的；不管誰坐到那個位置，都會做同樣的帝國侵略之舉，因為他只是個執行者而非決策者，執行帝國既定的策略與命令。<text:span text:style-name="T3"><text:line-break/><text:line-break/>Chomsky</text:span>甚至說，若要論戰犯罪責，歷年來所有美國總統都應該送上絞刑架斷頭台。<text:span text:style-name="T3"><text:line-break/><text:line-break/></text:span>但是，即便如此，<text:span text:style-name="T3">Chomsky</text:span>仍然還是認為即便兩顆爛蘋果之中，至少還是會有一顆比較不爛；原本兩者之間細小的差異，長久之後，無數的細微差異，仍然足以累積成明顯的差别。<text:span text:style-name="T3"><text:line-break/><text:line-break/></text:span>這就好像在同一個起始點上，逐漸分叉出兩條線，角度方向略微不同，幾乎沒有差異，但假以時日，兩條線之間的角度落差便會越來越大。<text:span text:style-name="T3"><text:line-break/><text:line-break/></text:span>也因此，我雖然對所謂民主缺乏敬意，但從來不曾放棄手中的選票；就算一定會輸，我還是會投，因為即便是一張票都會有一張票的細微差異。所謂進展，就是累積無數的細微差異而來。我這方面的耐心很好，我能仰望千百年之後的世界而淡忘眼前現實的痛苦。<text:span text:style-name="T3"><text:line-break/><text:line-break/></text:span>例如我今天打球打得很累，但我有進步嗎？根本看不出來。那麼明天呢？當然也還是看不出來球技有何差別。但是，一年後或十年後呢，差別可大了。<text:span text:style-name="T3"><text:line-break/><text:line-break/></text:span>黨外時，黨外就算推出一隻蜥蜴當候選人，我還是會選蜥蜴，為什麼？因為在我的評價體系中，此時這隻蜥蜴所代表的理性與道德意義，將遠勝過對方哪怕是一個聖人。<text:span text:style-name="T3"><text:line-break/><text:line-break/></text:span>同樣地，過去至少<text:span text:style-name="T3">20</text:span>年我不曾投給綠營。為什麼？道理是一樣的，就算他的對手推出一隻螞蟻，我還是會投給螞蟻，因為此時這隻螞蟻所代表的意義自然遠勝過哪怕是一個聖人。<text:span text:style-name="T3"><text:line-break/><text:line-break/></text:span>當然，這只是比喻。不管是螞蟻或蜥蜴，前提要件都得品性優良才行，絕不能扯爛污。<text:span text:style-name="T3"><text:line-break/><text:line-break/></text:span>在個人看來絕對的選擇，在旁人看來當然不一定如此。也就是說，每個人理應有他自己的評價體系以及藉以判斷是非美醜的評價標準。這自然是一種自由而無必然的客觀對錯，但我相信，這個評價體系與標準很重要，因為正是這樣一個幾乎不太會變動的東西<text:span text:style-name="T3">(</text:span>你可以說這是一種世界觀，一種觀看世界的方式<text:span text:style-name="T3">)</text:span>，決定一個社會文明乃至文化長期發展的良莠。</text:p>
      <text:p text:style-name="P4"/>
      <text:p text:style-name="P1"><text:span text:style-name="T1">陳真</text:span><text:s/>  |  2014.11.17 12:48   |   <text:a xlink:type="simple" xlink:href="http://palinfo.habago.org/Entry?Command=Information_PrintForum&amp;iPage=381#FORUM33076"><text:span text:style-name="T2">#</text:span></text:a></text:p>
      <text:p text:style-name="P3">大家現在搭台北捷運很自然，應該不會有人認為應該拆掉。但是，當初民進黨是怎麼攻擊捷運的？<text:span text:style-name="T3"><text:line-break/><text:line-break/></text:span>那時我勉強還算是綠的，記得南北各地綠營群眾場合中，捷運變成國民黨罄竹難書的罪狀之一，例如謝長廷一上台就說，<text:span text:style-name="T3">"</text:span>電車被國民黨蓋成火車<text:span text:style-name="T3">"(</text:span>因為施工中曾著火<text:span text:style-name="T3">)</text:span>；只要罵捷運，群眾便歡聲雷動。阿扁甚至說，當選之後就要拆掉捷運，改蓋<text:span text:style-name="T3">(</text:span>大家聽了都開心的<text:span text:style-name="T3">)</text:span>大型公園不是嗎？<text:span text:style-name="T3"><text:line-break/><text:line-break/></text:span>國民黨的候選人叫黃大洲，因為口才不佳，連話都講不好，被綠營醜化成昏庸傻蛋。但是，捷運是他所力推的政策。<text:span text:style-name="T3"><text:line-break/><text:line-break/></text:span>更早一些，講高速公路好了。台灣當年要蓋高速公路時，黨外是大力反對的，原因是說，那是國民黨權貴富家子弟為了要飆車用，一般平民百姓根本不需要什麼高速公路；黨外認為省下來的幾千億，光是發給每個人都可以領好幾萬。大家聽了說讚啦讚啦，國民黨去死啦。<text:span text:style-name="T3"><text:line-break/><text:line-break/></text:span>這些都是我自己經歷過的。我當然不是說黨外全是錯的，黨外若是錯誤的一方，我怎麼會不要命去當一個黨外人士？我只是要說，人們的記憶力和判斷力最好要好一些，因為這年頭比起過去那個年代又更加胡扯瞎掰了。<text:span text:style-name="T3"><text:line-break/><text:line-break/></text:span>簡單說就是更<text:span text:style-name="T3"><text:s/>"</text:span>民主<text:span text:style-name="T3">"</text:span>，因此，空頭支票滿天飛，各種不經大腦的言論任意信口開河脫口而出，就跟秀場沒兩樣；一切表演底下的真實狀況，才是人們理應思考的重點。<text:span text:style-name="T3"><text:line-break/><text:line-break/></text:span>不過，這在台灣自然是櫞木求魚。不管誰勝誰負，往往都不是出於理性與感性，而是出於各種謊言瞎掰與偏見及特定顏色的威力。</text:p>
      <text:p text:style-name="P1"><text:span text:style-name="T1">陳真</text:span><text:s/>  |  2014.11.17 11:54   |   <text:a xlink:type="simple" xlink:href="http://palinfo.habago.org/Entry?Command=Information_PrintForum&amp;iPage=381#FORUM33075"><text:span text:style-name="T2">#</text:span></text:a></text:p>
      <text:p text:style-name="P2">選舉在我看來，標準無它；不是選身家背景，不是選誰人緣好或選誰講話漂亮，而是選一個人的品格及可信任度，選那個人的某種是否適合該職位的能力，以及選他所代表的某種大方向。<text:span text:style-name="T3"><text:line-break/><text:line-break/></text:span>但這是理想，現實的選舉卻完全不是這樣。由於所謂民主，一人一票，票票等值，於是所謂選舉往往變成一種秀場，只要討好了大多數選民，便能獲勝。<text:span text:style-name="T3"><text:line-break/><text:line-break/></text:span>今天如果一個大學的校長或醫院的院長也透過這樣一種<text:span text:style-name="T3"><text:s/>"</text:span>民主<text:span text:style-name="T3">" </text:span>方式產生，我能想像，很可能會選出什麼樣不可思議的人；我也能想像，這所大學或醫院將會因此產生某種質變，因為不同的方法，不同的標準，自然就會有不一樣的結果。<text:span text:style-name="T3"><text:line-break/><text:line-break/></text:span>當官也一樣，人們常感嘆，過去的官員比現在的好。原因之一也許就是現在所謂民主的運作狀態下，很多有能力且正直的人，不願被<text:span text:style-name="T3"><text:s/>"</text:span>人民<text:span text:style-name="T3">" </text:span>或人民的<text:span text:style-name="T3"><text:s/>"</text:span>代表們<text:span text:style-name="T3">" </text:span>所羞辱或糟蹋。<text:span text:style-name="T3"><text:line-break/><text:line-break/></text:span>有些人抱著犧牲的精神出來當官，但他除了討好所謂<text:span text:style-name="T3"><text:s/>"</text:span>人民<text:span text:style-name="T3">" </text:span>或人民的<text:span text:style-name="T3"><text:s/>"</text:span>代表們<text:span text:style-name="T3">"</text:span>，實際上也幹不了什麼像樣的事。<text:span text:style-name="T3"><text:line-break/><text:line-break/></text:span>有句話說，民主不能讓你上天堂，但至少可以防止你下地獄。這話是錯的。希特勒不也是民主選舉產生，而且萬民愛戴。這樣一種所謂<text:span text:style-name="T3"><text:s/>"</text:span>民主<text:span text:style-name="T3">"</text:span>，老早已經讓我們下了十八層地獄，只是我們自己不一定能察覺而已。</text:p>
      <text:p text:style-name="P1"><text:span text:style-name="T1">慶輝</text:span><text:s/>  |  2014.11.17 11:19   |   <text:a xlink:type="simple" xlink:href="http://palinfo.habago.org/Entry?Command=Information_PrintForum&amp;iPage=381#FORUM33074"><text:span text:style-name="T2">#</text:span></text:a></text:p>
      <text:p text:style-name="P3">最近住北市的友人問我市長該投誰，<text:span text:style-name="T3"><text:line-break/></text:span>看了連勝文一連串發言，以及他老爸在什麼反獨護國動員大會那一席話，也只能搖搖頭說我真的不知道。<text:span text:style-name="T3"><text:line-break/><text:line-break/></text:span>台北市歷年選舉基本維持在藍<text:span text:style-name="T3">6:</text:span>綠<text:span text:style-name="T3">4</text:span>，<text:span text:style-name="T3"><text:line-break/></text:span>民調居然可以拉開成這樣，<text:span text:style-name="T3"><text:line-break/></text:span>這真的不是單就柯文哲自己會講話所能造成的。<text:span text:style-name="T3"><text:line-break/><text:line-break/></text:span>這話說出來可能有<text:span text:style-name="T3">90.8%</text:span>的人覺得可笑，<text:span text:style-name="T3"><text:line-break/></text:span>不過我比較在乎的是不管選舉結果，<text:span text:style-name="T3"><text:line-break/></text:span>選後馬英九會不會被逼宮退下黨主席，<text:span text:style-name="T3"><text:line-break/></text:span>連王，甚至是郝家最近的動作頻頻磨刀霍霍，<text:span text:style-name="T3"><text:line-break/></text:span>坦白說國民黨沒了馬英九就很可能走腐敗的回頭路，<text:span text:style-name="T3"><text:line-break/></text:span>但不可否認，或許大多數人覺得那樣他們生活比較開心。</text:p>
      <text:p text:style-name="P1"><text:span text:style-name="T1">陳真</text:span><text:s/>  |  2014.11.17 11:06   |   <text:a xlink:type="simple" xlink:href="http://palinfo.habago.org/Entry?Command=Information_PrintForum&amp;iPage=381#FORUM33073"><text:span text:style-name="T2">#</text:span></text:a></text:p>
      <text:p text:style-name="P2"><text:span text:style-name="T3">2003</text:span>年美國入侵伊拉克那一年，因為陳曉楠一篇伊拉克報導，我開始把鳳凰衛視引進家裏。記得大約也就在<text:span text:style-name="T3">2003</text:span>年，有一天，看到鳳凰在訪問一個人叫鄭必堅，中共中央黨校前常務副校長。<text:span text:style-name="T3"><text:line-break/><text:line-break/></text:span>在台灣長期得來的經驗中，黨官黨校這些東西都很八股，狗嘴吐不出象牙，有什麼值得聽的？但我聽了兩分鐘後，卻忍不住一直聽完整個半小時的訪問，對此人的想法深度與氣質態度，讚嘆不已。<text:span text:style-name="T3"><text:line-break/><text:line-break/></text:span>鄭必堅就是最早提出<text:span text:style-name="T3"><text:s/>"</text:span>中國和平崛起論<text:span text:style-name="T3">" </text:span>的人，而那也是我生平第一次聽到這個詞。這詞現在大家朗朗上口，但你得知道，若在十幾年前，你講中國崛起，台灣人是會笑掉大牙的；對那時候的許多台灣人來講，講中國崛起就好像講索馬利亞崛起一樣可笑。<text:span text:style-name="T3"><text:line-break/><text:line-break/></text:span>記得在當時，我常常和一些台灣人起衝突，因為他們因為大陸很窮，對他們非常不屑，經常口出歧視語言，說他們又髒又笨又沒文化，彷彿一個人因為窮就理當被看成垃圾一樣。在這之前，台獨有個普遍的論調就是：誰要跟大陸統一？跟他統一，我們的收入豈不是要跟他們一樣？大家豈不是都要餓死？<text:span text:style-name="T3"><text:line-break/><text:line-break/></text:span>在那個時候，我還不至於眼光短淺至此。大陸雖然窮，但我看得見他在努力往前進，若干年後便會脫離貧窮。因此，當我聽到鄭必堅的<text:span text:style-name="T3"><text:s/>"</text:span>中國和平崛起論<text:span text:style-name="T3">" </text:span>時，我並不覺得荒唐，而且特別欣賞此人頭腦清晰、思想銳利但卻溫文儒雅的態度。<text:span text:style-name="T3"><text:line-break/><text:line-break/></text:span>不過，基於我對<text:span text:style-name="T3"><text:s/>"</text:span>崛起者<text:span text:style-name="T3">" </text:span>往往對外燒殺擄掠的帝國疑慮，我還是寫了一些文章說：中國崛起是可以想像的，但是否<text:span text:style-name="T3"><text:s/>"</text:span>和平<text:span text:style-name="T3">"</text:span>，這就有待觀察了。<text:span text:style-name="T3"><text:line-break/><text:line-break/></text:span>講這些事只是要說，的確有些人是有遠見的，他能比一般人看得遠一些；就跟下棋一樣，你才想兩步遠，高手已經盤算各種布局的可能性了。<text:span text:style-name="T3"><text:line-break/><text:line-break/></text:span>遠見者憑其經驗、知識與天賦，提出一種時空較為久遠的洞察，但他畢竟不是預言家，他並非空穴來風，隨口說說。就好像一個好醫師往往也比較有能力洞察疾病的細微先兆，而台灣的醫生卻大多只會等到病入膏肓才來善後。<text:span text:style-name="T3"><text:line-break/><text:line-break/></text:span>在我看來，這樣一種洞察能力是很重要的。我們自己不一定有這能力，但我們總是可以聽取遠見者的證詞，讓自己對將來能夠心裏有個底。<text:span text:style-name="T3"><text:line-break/><text:line-break/></text:span>假設今天有人說，在可預見的將來，美國將在東亞以中國為敵人，挑起戰火，我不會驚訝，而且我知道這不是危言聳聽，更非空穴來風，而是已經持續在發展的一種趨勢與政策。<text:span text:style-name="T3"><text:line-break/><text:line-break/></text:span>假設今天有人說，若干年後，全世界不管走到哪，講中文都能通；而且，金庸、北島、沈從文、胡適等等中國作家或思想家，世人將耳熟能詳，就好像大家都知道莎士比亞和哈利波特一樣，我也不會驚訝。<text:span text:style-name="T3"><text:line-break/><text:line-break/></text:span>假設今天有人說，若干年後，台灣人及世界各地的人將爭相前往大陸留學，我更不會驚訝，因為這已經是一種很明顯的趨勢。假設今天我剛要唸大學，我若有選擇，我百分之百會選擇大陸而不會選擇台灣的任何學校。<text:span text:style-name="T3"><text:line-break/><text:line-break/></text:span>前一陣子，不是一直都有一些頭腦不清品性不端的人在嘲笑去波蘭唸醫學院的台灣學生嗎？也許你可以質疑這些波蘭醫學生的動機與能力，但你沒法嘲笑波蘭的醫學教育。假若時光倒流，假若我可以有所選擇，兩者之中，我一定會選波蘭而不會選擇台灣的任何一所學校接受醫學教育。<text:span text:style-name="T3"><text:line-break/><text:line-break/></text:span>我並不是說波蘭的醫學教育一定贏過台灣，我只是說兩者相去不遠。而且，更重要的是環境。至少對我來說，一個比較有文化、環境比較美麗的地方，比學校圍牆裏的狀況更重要。課堂上的東西，你可以透過個人才智來補足，但外在大環境卻不是你個人可以創造。<text:span text:style-name="T3"><text:line-break/><text:line-break/></text:span>很多具有遠見者，例如李敖，他的小孩不唸台大而去唸北大，這其實也只是理所當然。課堂裡的東西也許各有千秋，難分高低，但課堂外的整個文化大環境以及它和世界的連結，卻高下立判。<text:span text:style-name="T3"><text:line-break/><text:line-break/></text:span>說這些依然只是要說遠見，看見細微，看見未發生但很可能發生之事。<text:span text:style-name="T3"><text:line-break/><text:line-break/></text:span>之前不是講到一個法國思想家<text:span text:style-name="T3">JACQUES ELLUL</text:span>嗎？我提供了他的一篇文章：<text:span text:style-name="T3">http://goo.gl/RgFGDO <text:line-break/><text:line-break/></text:span>他在文章裏說，<text:span text:style-name="T3">1938</text:span>年，希特勒對世界發出威脅時，世人不鳥他，說他講狠話，說說而已。<text:span text:style-name="T3">1940</text:span>年七月，希特勒說他將入侵巴黎，世人笑翻了，說他好會吹牛。希特勒還曾公開表示他將入侵波蘭和羅馬尼亞，包括時間、方法和步驟都講明了，但世人依然訕笑，不當一回事。<text:span text:style-name="T3"><text:line-break/><text:line-break/></text:span>高達在電影<text:span text:style-name="T3"><text:s/>"</text:span>告別語言<text:span text:style-name="T3">" </text:span>中，引用<text:span text:style-name="T3">Ellul </text:span>的話說，<text:span text:style-name="T3">"</text:span>希特勒做到他所承諾要做的每一件事<text:span text:style-name="T3">"</text:span>。<text:span text:style-name="T3">Ellul </text:span>說，就在希特勒即將戰敗的前一個月，卻表明他已經看到無可置疑的勝利。<text:span text:style-name="T3">Ellul</text:span>說，為什麼我們要對這樣一個言出必行的人所講的話總是嗤之以鼻？<text:span text:style-name="T3"><text:line-break/><text:line-break/>Ellul</text:span>說，希特勒所謂的勝利並非指軍事，而是指政治，指一種納粹主義，一種法西斯氛圍之瀰漫於世。<text:span text:style-name="T3"><text:line-break/><text:line-break/>Ellul</text:span>說，事實上，希特勒的確說對了；表面上不一樣的旗子，不一樣的神話，不一樣的黨國，不一樣的極權，但骨子裏精神卻是一致的，一脈相傳的。<text:span text:style-name="T3"><text:line-break/><text:line-break/></text:span>法西斯陰魂不散，差別只是在於名稱，而且往往以民主自由與人權之名；在黨國與這一切美麗神話面前，個人無從反抗，乃至自願獻上一己當祭品。<text:span text:style-name="T3"><text:line-break/><text:line-break/></text:span>類似這樣的觀察不足為奇，特別是在過去十幾二十年來，很多人都可以看出這樣的一種社會與政治本質。但你要知道，<text:span text:style-name="T3">Ellul</text:span>的文章寫於<text:span text:style-name="T3">1945</text:span>年，距今<text:span text:style-name="T3">70</text:span>年前，能有那樣的遠見與洞察，並不容易，他顯然在當時就已經看見一些細微未發的現象。世上許多人喜歡信口開河，但遠見者並非如此。<text:span text:style-name="T3"><text:line-break/><text:line-break/></text:span>底下是新聞播報。今日早餐時，我迅速轉了三台做比較，一台是綠又爛蘋果的<text:span text:style-name="T3"><text:s/>"</text:span>壹電視<text:span text:style-name="T3">"</text:span>，一台是鳳凰衛視和半島電視台。<text:span text:style-name="T3"><text:line-break/><text:line-break/></text:span>後面兩台報導<text:span text:style-name="T3">G20</text:span>，報導普丁疑因感覺受辱而提早離開會場，評論者指出，俄國與西方關係將進一步惡化，經濟制裁俄國的力道將加重，普丁表示，施力者必也將受其反作用力所傷害。另外還報導，習近平在<text:span text:style-name="T3">G20</text:span>上宣佈，<text:span text:style-name="T3">2016</text:span>年中國將主辦<text:span text:style-name="T3">G20</text:span>。<text:span text:style-name="T3"><text:line-break/><text:line-break/></text:span>至於爛蘋果電視台的<text:span text:style-name="T3"><text:s/>"</text:span>國際新聞焦點<text:span text:style-name="T3">" </text:span>報導些什麼呢？我看到兩則，也是有關<text:span text:style-name="T3">G20</text:span>。<text:span text:style-name="T3"><text:line-break/><text:line-break/></text:span>一則是說這一屆<text:span text:style-name="T3">G20</text:span>在澳洲舉行，各國領袖每個人都抱著一隻無尾熊，而且帶大家來看看，ㄟ？這隻無尾熊的手怎麼放在這位領袖夫人的ㄋㄟ<text:span text:style-name="T3"><text:s/></text:span>ㄋㄟ<text:span text:style-name="T3"><text:s/>(</text:span>奶<text:span text:style-name="T3">)</text:span>上面呢？呵呵呵，怎麼給人家襲胸呢？<text:span text:style-name="T3"><text:line-break/><text:line-break/></text:span>另一則爛蘋果國際新聞也是有關<text:span text:style-name="T3"><text:s/>G20</text:span>：各位看到沒有，比基尼辣妹耶，甜美的笑容，養眼的身材，凹凸有致，讓人臉紅心跳目不轉睛，畫面上是一位澳洲的女記者前來採訪<text:span text:style-name="T3">G20</text:span>。因為澳洲近日天氣高熱，乾脆穿上比基尼來採訪。<text:span text:style-name="T3"><text:line-break/><text:line-break/></text:span>接著便是這位比基尼記者在飯店游泳池裏曼妙、引人遐想的泳姿與火辣身材畫面。<text:span text:style-name="T3"><text:line-break/><text:line-break/></text:span>難道你真的可以忍受這鳥島這樣一種全面性低俗與低能的生活和文化而不會覺得絲毫的痛苦？難道你以為這樣一種生活與文化對你自己、對你的家人和小孩不是一種傷害？難道你以為一個人如果從小到大或長期吃垃圾會吃出健康的身體、心靈和頭腦？<text:span text:style-name="T3"><text:line-break/><text:line-break/></text:span>事實上，你只要看看繁體中文世界<text:span text:style-name="T3">(</text:span>也就是台灣<text:span text:style-name="T3">)</text:span>的網路世界裏那些所謂網友的品性、智能和政治取向，大約就能明白這些人是吃什麼東西長大的。<text:span text:style-name="T3"><text:line-break/><text:line-break/></text:span>這些人也許受過所謂高等教育或擁有高學歷，但對其人品與思維、眼光與胸懷，其實毫無助益。一個人不會因為專業知識的累積而成為一個像樣的<text:span text:style-name="T3"><text:s/>"</text:span>人<text:span text:style-name="T3">"</text:span>。</text:p>
      <text:p text:style-name="P1"><text:span text:style-name="T1">陳真</text:span><text:s/>  |  2014.11.16 01:58   |   <text:a xlink:type="simple" xlink:href="http://palinfo.habago.org/Entry?Command=Information_PrintForum&amp;iPage=381#FORUM33071"><text:span text:style-name="T2">#</text:span></text:a></text:p>
      <text:p text:style-name="P3">七月時去了一趟北京，除了造訪沈從文和胡適等人舊日足跡，原本還打算去一趟盧溝橋，後來時間趕不及而作罷。<text:span text:style-name="T3"><text:line-break/><text:line-break/></text:span>盧溝橋自然不是整個日本侵華戰爭的主要戰役，但打響了局部的這一槍，自然也打響了日後的全面戰爭。<text:span text:style-name="T3"><text:line-break/><text:line-break/></text:span>台灣媒體完全無腦，你沒法期待他會去檢視分析整個兩岸三地方方面面的各種政經計畫與發展；但他能少說兩句爆奶，其實就已經算不錯了。<text:span text:style-name="T3"><text:line-break/><text:line-break/></text:span>我要說的是，媒體若提起中韓<text:span text:style-name="T3">FTA</text:span>的重大影響，也許少說了很多其他的林林總總，但總比向來什麼也不說好。至於有無誇大，在我看來，韓國既然是競爭對手，對手的表現與企圖，就跟防疫一樣，寧可高估，不要低估。<text:span text:style-name="T3"><text:line-break/><text:line-break/></text:span>港珠澳大橋一兩年後就快要通車了，雖是某種世界第一，但它當然也不是講到大陸發展上最重要的一件事；大陸高鐵能力的迅速發展，舉世矚目，出人意表，自然也不是最重要的事；滬港通也是；一兆兩千億的世界新絲路基金也是，上海自貿區也是，雖是中國境內第一個自貿區，但它當然也不能說是大陸發展上最重要的事。<text:span text:style-name="T3"><text:line-break/><text:line-break/></text:span>重要的事太多了，一下子哪說得完？你若看西方大大小小各種媒體，大陸的一舉一動全都拿到顯微鏡底下檢視，因為影響太大了。中韓<text:span text:style-name="T3">FTA</text:span>的事也一樣，也許世界各國媒體各有不同評估與解讀，但一致矚目。至於誰講得一定對，經濟上自然沒有<text:span text:style-name="T3"><text:s/>"</text:span>絕對<text:span text:style-name="T3">" </text:span>這回事。<text:span text:style-name="T3"><text:line-break/><text:line-break/></text:span>第一槍<text:span text:style-name="T3"><text:s/>"</text:span>本身<text:span text:style-name="T3">" </text:span>也許槍聲不大，但各種事物的第一槍，往後可能產生的種種後果或影響，卻往往意義重大。<text:span text:style-name="T3"><text:line-break/><text:line-break/></text:span>記得很多年前看過英國媒體大幅報導祖國的高鐵技術，我看了覺得有點驚訝與不解，因為我心裏想，不過就是高鐵嘛，有啥值得分析？高鐵我們也有啊，高鐵技術也值得你長期花巨大篇幅去探討分析各種可能的政治經濟乃至國防戰略意義嗎？<text:span text:style-name="T3"><text:line-break/><text:line-break/></text:span>後來我慢慢當然就懂了一些，不再覺得英國人大驚小怪老是講什麼大陸的高鐵技術及其可能的政經影響與外交國防的戰略企圖。<text:span text:style-name="T3"><text:line-break/><text:line-break/></text:span>我想，不管是滬港通或上海自貿區或港珠澳大橋或橫跨全世界的新絲路等等等，都是某種<text:span text:style-name="T3"><text:s/>"</text:span>第一槍<text:span text:style-name="T3">"</text:span>，它不光具有經濟上的重大意義，更具有政治、外交與戰略國防等等的意義。<text:span text:style-name="T3"><text:line-break/><text:line-break/></text:span>中韓<text:span text:style-name="T3">FTA</text:span>我亦做如是觀。經濟、政治我都是門外漢，但做為一個門外漢，我倒也不是全然缺乏判斷的能力。如果有人說，在一個舉世矚目、世界各國領袖齊聚一堂的經貿場合中，公開做這樣一種宣佈，也許可以看成一種政治宣示動作，一種結盟，一種政治經濟重心的轉移，預示某種轉變，給某種轉變打響第一槍；當人們這樣分析解讀，我並不覺得這是一種誇大或鬼叫。<text:span text:style-name="T3"><text:line-break/><text:line-break/></text:span>幾年前，我注意到中緬水壩的爭議與片面擱置一事，覺得很驚訝，我很敏感地馬上聯想到美國伸入亞洲的黑手，很敏感地聯想到緬甸與中美之間的關係往後可能產生或已經產生的改變，這些聯想，事後證明都是正確的。<text:span text:style-name="T3"><text:line-break/><text:line-break/></text:span>也許一個水壩本身也沒什麼，就如大陸高鐵技術的進入北美一樣，本身也許沒什麼，但這些表面上<text:span text:style-name="T3"><text:s/>"</text:span>沒什麼<text:span text:style-name="T3">" </text:span>的<text:span text:style-name="T3"><text:s/>"</text:span>小事<text:span text:style-name="T3">"</text:span>，恐怕都是往後某種一連串重大事物發展的開端。<text:span text:style-name="T3"><text:line-break/><text:line-break/>1998-1999</text:span>年對我是個唾棄綠色的一個分水嶺。那年發生什麼重大的事呢？其實也沒什麼。不過就是我開始注意到<text:span text:style-name="T3"><text:s/>"</text:span>愛台灣<text:span text:style-name="T3">" </text:span>這三個字及其莫名高張的氣燄，覺得很震驚，怎麼冒出這樣一個帶有濃厚思想檢查的法西斯字眼。<text:span text:style-name="T3"><text:line-break/><text:line-break/></text:span>接著不久，范巽綠被民進黨提名為不分區弱勢者代表。范巽綠倒也不是什麼壞蛋，但她如果是弱勢者，那麼，全台灣所有人全是弱勢者了。<text:span text:style-name="T3"><text:line-break/><text:line-break/></text:span>那一年，幫我寫推薦信出國留學的林義雄當選民進黨黨主席。於是，我寫了一封信和一張越洋<text:span text:style-name="T3"><text:s/>"</text:span>賀卡<text:span text:style-name="T3">" </text:span>寄到黨中央，我說，<text:span text:style-name="T3">"</text:span>貴黨真是進步得很快，可謂青出於藍<text:span text:style-name="T3">"</text:span>；我還說，貴黨進步得這麼快，狗皮倒灶的事學得更快，<text:span text:style-name="T3">"</text:span>看樣子很快就會執政<text:span text:style-name="T3">"</text:span>。<text:span text:style-name="T3"><text:line-break/><text:line-break/></text:span>那時候我剛學會使用<text:span text:style-name="T3">EMAIL</text:span>，我把我的信件和卡片內容，同時也轉寄給一些綠營的老朋友或支持者；某位大老回信給我說他看不懂，他說，不分區提名，或報章雜誌及教會公報<text:span text:style-name="T3"><text:s/>"</text:span>罵人不愛台灣<text:span text:style-name="T3">" </text:span>等等這麼小的一些事，值得大驚小怪嗎？<text:span text:style-name="T3"><text:line-break/><text:line-break/></text:span>可是，兩年後民進黨果然執政，而且台灣社會展開至今不曾間斷的各種文革式、思想檢查式的忠黨愛國運動，所謂愛台灣。<text:span text:style-name="T3"><text:line-break/><text:line-break/></text:span>我要說的是，表面細微之事，往往是某種重大轉變的第一槍，第一個訊號。做為一個醫生，做為一個哲學家，我對細微徵兆異常敏感。我常說，我用聞的就能聞出疾病的味道來。這其實跟我們平常吃東西一樣，味道稍微有點走樣，咬一口或聞一下就知道不對勁，你不需要把整顆臭雞蛋吃完才知道雞蛋壞了。<text:span text:style-name="T3"><text:line-break/><text:line-break/></text:span>疾病也一樣，最好不要等到病入膏肓才來喊嚴重。稍有異常徵兆，若該徵兆具有某種可能的臨床意義，那你最好就要提高警覺；寧可小心，不可大意。<text:span text:style-name="T3"><text:line-break/><text:line-break/></text:span>個人健康如此，國家發展也一樣，種種事物的發展原理其實都差不多。預防永遠重於治療；萬一已經發病，早期治療也總勝過末期善後。<text:span text:style-name="T3"><text:line-break/><text:line-break/>1998</text:span>年，亞洲金融風暴，韓國慘兮兮，慘到快要舉國破產；大量韓國留學生因為經濟困厄，被迫輟學返國。但你看，金大中和阿扁一前一後約莫同時上台，兩人及其黨派完全截然不同的作風，你就能明白台韓往後各自將會有什麼樣的發展。<text:span text:style-name="T3"><text:line-break/><text:line-break/></text:span>不過才幾年的時間，韓國在文化和經濟上有長足的進步，但台灣卻開始搞文革、搞鎖國，搞思想檢查，緝捕內部敵人，以便騙取更多選票，撈取更多私利；而群眾自然也越來越瘋狂，顏色掛帥，理性棄如蔽屣，文化迅速低落，道德蕩然無存。<text:span text:style-name="T3"><text:line-break/><text:line-break/></text:span>其實這社會就跟瘋了沒兩樣，而且越年輕的族群瘋得越厲害，到處是張牙舞爪的綠衛兵，毫無病識感。<text:span text:style-name="T3"><text:line-break/><text:line-break/></text:span>柏楊常說社會因果：<text:span text:style-name="T3">"</text:span>預知前世因，今生受者是，預知來世果，今生做者是。<text:span text:style-name="T3">" </text:span>你想知道將來，看你現在的所作所為就知道了；你想知道現在的原因，看你過去怎麼做就知道了。<text:span text:style-name="T3"><text:line-break/><text:line-break/></text:span>我光是看兩岸學生的求學態度及兩岸媒體言論品質不可思議的巨大落差，不需要去算命也能知道，若干年後會有什麼樣的局面出現。一個人努力往後跑，一個人拼命向前衝，你不需要等到終點也能知道誰將在前誰將在後。<text:span text:style-name="T3"><text:line-break/><text:line-break/></text:span>當然，我講的這些都不光是講經濟，而是講各種軟硬實力；我同時也不想在各種社會制度的發展上輕易預設某種立場，而只是講一種<text:span text:style-name="T3"><text:s/>"</text:span>手段與目標<text:span text:style-name="T3">" </text:span>之間必然的關連性，就如維根斯坦所說，<text:span text:style-name="T3">"</text:span>你只要告訴我，你用的是什麼方法，我就能告訴你，你將得到什麼樣的結果。<text:span text:style-name="T3">"<text:line-break/><text:line-break/></text:span>你如果讓一個人從小到大看台灣這種新聞，接觸這種網路，接受這種教育，這樣一種餵食垃圾的養成方式，難道你能期待他長出與此截然不同的果實來？</text:p>
      <text:p text:style-name="P1"><text:span text:style-name="T1">陳真</text:span><text:s/>  |  2014.11.16 00:00   |   <text:a xlink:type="simple" xlink:href="http://palinfo.habago.org/Entry?Command=Information_PrintForum&amp;iPage=381#FORUM33070"><text:span text:style-name="T2">#</text:span></text:a></text:p>
      <text:p text:style-name="P2">底下這篇寫得很好。我常說這位姓柯的很笨，指的是知識、眼界深度和思考能力等等這類<text:span text:style-name="T3"><text:s/>"</text:span>理性智能<text:span text:style-name="T3">"</text:span>，就跟阿扁很笨一樣；阿扁考試都第一名，但他除了準備考試的教科書之外，不看其他書的。<text:span text:style-name="T3"><text:line-break/><text:line-break/></text:span>但若論及<text:span text:style-name="T3"><text:s/>"</text:span>社會智能<text:span text:style-name="T3">"</text:span>，阿扁和這位柯先生倒是智能破表，超厲害；言語靈巧，見人說話，到了廟裏就說和尚的話，反應非常快，政壇之上，難出其右。<text:span text:style-name="T3"><text:line-break/><text:line-break/></text:span>當年阿扁提出所謂超越藍綠的<text:span text:style-name="T3"><text:s/>"</text:span>中間路線<text:span text:style-name="T3">"</text:span>，而且還有模有樣地向提出所謂超越<text:span text:style-name="T3"><text:s/>"</text:span>左右之外<text:span text:style-name="T3">" </text:span>的<text:span text:style-name="T3"><text:s/>"</text:span>第三條路<text:span text:style-name="T3">" </text:span>的<text:span text:style-name="T3"><text:s/>Anthony Giddens </text:span>請教。我當時寫文章罵說聽阿扁在放屁，沒有多少人相信。<text:span text:style-name="T3"><text:line-break/><text:line-break/></text:span>接著不久，一下統一下獨、一下傾國民黨一下傾民進黨、一下擁核一下反核的李遠哲辭掉中研院院長，以示挺扁，以便讓台灣社會<text:span text:style-name="T3"><text:s/>"</text:span>向上提昇<text:span text:style-name="T3">"</text:span>。記得當時我的信箱幾乎被灌爆，大家好感動好感動，於是四處轉寄信件表示感動。<text:span text:style-name="T3"><text:line-break/><text:line-break/></text:span>我說，聽李遠哲在放屁。沒有人相信；大家覺得我很怪，這麼感人的事你也要罵？但是，我想請問當年那些感動到痛哭流涕的人，不妨回想一下過去與現在，你還感動嗎？你還相信阿扁的什麼超越藍綠的中間路線嗎？<text:span text:style-name="T3"><text:line-break/><text:line-break/></text:span>至於這位柯先生，將來如何作為，難以預料，不確定性更高。但目前唯一可以確定的是：做為一個讀書人，他確實難以恭維；沈富雄說他草包，並不為過。但是，做為一個政治人物，他可一點都不笨。超越藍綠自然是笑話，但超越阿扁卻似乎也是事實。我指的並非貪污，而是指一種政治上及社會言語修辭上的操弄與圓滑。<text:span text:style-name="T3"><text:line-break/><text:line-break/></text:span>陳真<text:span text:style-name="T3"><text:line-break/>==========<text:line-break/></text:span>名家觀點／聰明的柯文哲挾帶高人氣　綠營內恐無對手？<text:span text:style-name="T3"><text:line-break/><text:line-break/>NOWnews – 2014</text:span>年<text:span text:style-name="T3">11</text:span>月<text:span text:style-name="T3">14</text:span>日<text:span text:style-name="T3"><text:line-break/><text:line-break/></text:span>記者胡健森／台北報導<text:span text:style-name="T3"><text:line-break/><text:line-break/></text:span>此次台北市長選戰的最後結果，勢必將牽動<text:span text:style-name="T3">2016</text:span>的總統大選，時事評論員鄭佩芬表示，柯文哲真的非常聰明，也很像當年的陳水扁，遇到不同的人就說不同的話，而如果柯文哲這次真的成功，甚至在台北市贏了<text:span text:style-name="T3">20</text:span>萬票，以柯文哲的聰明才智，再挾著此次選舉的超高人氣，包括蔡英文在內，綠營人士會有人是柯文哲的對手嗎？<text:span text:style-name="T3"><text:line-break/><text:line-break/></text:span>鄭佩芬<text:span text:style-name="T3">14</text:span>日在中天電視台「台灣顧問團」政論節目中表示，自己回國三十年，多年從事輔選工作的經歷，從來沒看過「這麼<text:span text:style-name="T3">LOW</text:span>」的選舉文化，檢視柯文哲的種種談話，當他面對台獨群眾時他就撕毀身分證，表示支持台灣獨立；碰到綠營團體，就以墨綠身分自居；碰到扁迷就說當市長後是釋放陳水扁最好的時機；碰到藍營支持者就說要「尊蔣」；當面對一般大眾就要「超越藍綠」，這很像當年的阿扁，面對什麼人就講出不同的話，不能否認柯文哲確實有他的本事，畢竟他自稱是最聰明的人。<text:span text:style-name="T3"><text:line-break/><text:line-break/></text:span>鄭佩芬說，但其實柯文哲並不是真的「尊蔣」，只不過是「拿蔣出來打擊連家」，柯文哲說蔣經國沒有培養自己的子弟，但連戰卻不斷地培養自己的兒子；但柯文哲的說法是錯的，蔣經國當然也有培養自己的兒子，只是天不假年，他的兒子們沒能接班而已。<text:span text:style-name="T3"><text:line-break/><text:line-break/></text:span>對於柯文哲表示「中華民國是我的底線」，但這其實只是柯文哲的上半句，下面還有半句就是「至少是此時、此刻、此秒」，換句話說，他在下一秒就可以改變，因此他的說法其實是非常滑頭的。<text:span text:style-name="T3"><text:line-break/><text:line-break/></text:span>鄭佩芬並表示，有個過去待在連戰身邊極高幕僚的藍營大老，在看完「連柯辯論會」後表示，連勝文辯論會的表現是中規中矩，但柯文哲這個人卻是「厲害得可怕」。</text:p>
      <text:p text:style-name="P1"><text:span text:style-name="T1">隆誌</text:span><text:s/>  |  2014.11.15 19:17   |   <text:a xlink:type="simple" xlink:href="http://palinfo.habago.org/Entry?Command=Information_PrintForum&amp;iPage=381#FORUM33069"><text:span text:style-name="T2">#</text:span></text:a></text:p>
      <text:p text:style-name="P3">今天終於要回家了～～<text:span text:style-name="T3"><text:line-break/></text:span>這次出差來北京，和去年的最大差異，並不是城市風貌變多少，反而是人的禮貌變好。年輕人漸漸把<text:span text:style-name="T3">“</text:span>請<text:span text:style-name="T3">”</text:span>、<text:span text:style-name="T3">“</text:span>謝謝<text:span text:style-name="T3">”</text:span>、<text:span text:style-name="T3">“</text:span>對不起<text:span text:style-name="T3">”</text:span>，當作日用語使用。當然這樣的改變，並不是一朝一夕。可是日積月累的效果，也慢慢展現。台灣也是提倡了很多年，一般人才漸漸將這些詞，當作基本禮儀之一。<text:span text:style-name="T3"><text:line-break/></text:span>只是對於二十多歲大陸年輕人來說，除了淘寶和網路遊戲之外，對於國際情勢的關注度，也遠遠超過台灣。簡簡單單談起亞太和對俄國和美國的看法，都有自己的想法和見解，反而號稱言論自由和新聞自由的台灣連新聞媒體都沒見著這些討論。頂多講講大陸和韓國<text:span text:style-name="T3">FTA</text:span>，卻嚴重忽略真正的問題。<text:span text:style-name="T3"><text:line-break/></text:span>實際上，這幾天看過<text:span text:style-name="T3">CCTV</text:span>和鳳凰衛視的報導和分析討論，都會覺得不寒而慄。我深深的相信，大陸和韓國的<text:span text:style-name="T3">FTA</text:span>，對台灣的影響絕對只是小菜一碟。未來東協的崛起，西太平島鏈上的日本和台灣逐漸邊緣。至於美國天天鬼吼鬼叫的重返亞洲，我絕對不看好。以前靠著冷戰及民主和共產對抗等等恐怖平衡之下，美國不花太多錢，就躲在背後操縱。現在這些恐怖因子消失，過去的邪惡軸心，變成全球經濟的領頭羊。美國仍然是著操弄這些手段，想重返亞洲，安倍就是一個例子。<text:span text:style-name="T3"><text:line-break/></text:span>當大陸變成領頭羊時，不可能再過度偏心台灣，給台灣超越其他締約國的待遇。請想想這句話：「軟則更軟，硬則更硬」，這就是未來大陸對台灣的態度。天真浪漫的在野黨主席和支持者，以為換人執政，大陸會為台灣調整政策。我只能說：「朱鎔基，會。胡錦濤，會。習近平，不可能。」時代在變，中共的領導人可是這時代變局的領變者。簡單的說，這場棋局，大陸已經全盤主導。台灣只是一個食之無味，棄之可惜的小兵。</text:p>
      <text:p text:style-name="P1"><text:span text:style-name="T1">陳真</text:span><text:s/>  |  2014.11.15 18:58   |   <text:a xlink:type="simple" xlink:href="http://palinfo.habago.org/Entry?Command=Information_PrintForum&amp;iPage=381#FORUM33068"><text:span text:style-name="T2">#</text:span></text:a></text:p>
      <text:p text:style-name="P2">四年前回台南後，因為室內可用空間小，就再也沒有書房可用了，只有頂樓一間完全沒有廻旋空間的儲藏室勉強當<text:span text:style-name="T3">”</text:span>書房<text:span text:style-name="T3">“</text:span>用，太陽直曬，房內溫度長年高達四、五十度，苦不堪言；橡皮筋放桌上，幾天後就會融化成糊狀物，可見高溫驚人，猶如停放路邊的車子，烤箱一般。<text:span text:style-name="T3"><text:line-break/><text:line-break/></text:span>唐吉訶德說：<text:span text:style-name="T3">“</text:span>饑餓是最好的開胃菜<text:span text:style-name="T3">”</text:span>。一個人當他徹底失去某個東西時，他才有可能體會那個尋常之物的珍貴。對於一個沒有書房卻又酷愛讀書寫作做研究的人來說，生活中最大的期待之一，無非就是希望可以有個安靜舒適的小空間讓我可以好好看書寫書想事情。<text:span text:style-name="T3"><text:line-break/><text:line-break/></text:span>平常只能盡量利用一些零零碎碎的時間，隨時隨地抓緊時間和空間讀讀寫寫，有時在公車、火車或統聯車上，有時在診間沒有病患時的空檔，有時在餐廳，有時在馬路邊、走廊或他人屋簷下；一想到要回去那個高溫狹窄的頂樓<text:span text:style-name="T3">‘’</text:span>烤箱<text:span text:style-name="T3">”</text:span>，我就害怕。<text:span text:style-name="T3"><text:line-break/><text:line-break/></text:span>有個同學，當然也是個醫生，而且是個名醫，我看他打從畢業後應該就不曾再讀過一本書。有一天，他買新房，拉我去看他的書房，他說有幾十坪大，不會輸給美國總統的辦公室。我一看，果然很大，但我心裡想：你平常根本不看書，這麼大的書房有意義嗎？<text:span text:style-name="T3"><text:line-break/><text:line-break/></text:span>很久以前，差不多<text:span text:style-name="T3">20</text:span>年了，聽救援雛妓的善牧中心的一位同工講起一個被救出來的雛妓，大約國中那個年紀，但她卻沒有上學的機會，很小就被人口販子推入火坑。有一天，經過一所國中，學生們三三兩兩結伴走進校園，那個剛被救出來的女生對善牧的工作人員說她<text:span text:style-name="T3">”</text:span>好羨慕<text:span text:style-name="T3">”</text:span>，<text:span text:style-name="T3">”</text:span>真希望自己也可以像她們一樣每天揹著書包去上學<text:span text:style-name="T3">”</text:span>。<text:span text:style-name="T3"><text:line-break/><text:line-break/></text:span>聽了這事，我心裡很感動，這麼卑微的一個願望，卻如此艱難。當然，這樣的願望同時也是我的願望，從國中起我就無家可歸了，海邊，亂葬崗，火車站，整個城市的每個角落成為我的流動書房。<text:span text:style-name="T3"><text:line-break/><text:line-break/></text:span>高中又恢復<text:span text:style-name="T3">‘’</text:span>公子哥兒<text:span text:style-name="T3">”</text:span>的富裕奢華生活，其他同學一個月的房租頂多七八百或一兩千，而我卻是住在大飯店，一個月一萬二。每星期坐飛機在台南和台北之間<text:span text:style-name="T3"><text:s/>“</text:span>通勤<text:span text:style-name="T3">” </text:span>上學。平常，經常單槍匹馬，穿著內衣夾著拖鞋，一個人去圓山大飯店用餐，或是去楊麗花開的青葉餐廳，一擲千金，面不改色。現在就算穿龍袍我也自慚形穢，幾百塊一餐、好一點的餐廳，我根本不敢一個人去。<text:span text:style-name="T3"><text:line-break/><text:line-break/></text:span>上大學後，整整七年，又再度陷入極其可怕的貧窮，儘管我同時兼了五個家教工作，依然付不起學費；還好大五之後終於申請到助學貸款，但貧窮依然；一年<text:span text:style-name="T3">365</text:span>天難得能有<text:span text:style-name="T3">5</text:span>天的溫飽，沒有肥皂，沒有熱水，大多時候只能生飲地下水；餓到體重只剩四十幾公斤，骨瘦如材，滿身惡臭，人見人怕，與非洲飢餓難民沒兩樣。<text:span text:style-name="T3"><text:line-break/><text:line-break/></text:span>為了活命，我賣過血，當過所謂血牛，一西西鮮血換五元。賣到有一天，抽血的護士跟我說，我需要輸血，而不是把所剩無幾的血賣出來，說完遞給我許多餅乾，摸摸我的手，叫我別再來。我很感動，在那個所有人都鄙視我的年代，卻有個陌生人對我這麼好，直到現在，我還是常會想到這個護士。<text:span text:style-name="T3"><text:line-break/><text:line-break/></text:span>但是，為了活命，我甚至還異想天開，花一兩百塊在報上登過暗示性的廣告，想賣掉一個腎，因為我實在活不下去，每天拼死命工作依然難以吃上一頓飽，幾度餓到昏倒。最長的一次連續五天完全沒東西吃，餓昏在床上，悠悠醒來之後，不知今夕何夕，不知自己究竟是死是活，心裡頓時有一股很深的悲傷。<text:span text:style-name="T3"><text:line-break/><text:line-break/></text:span>有一天，同時領到三份家教薪水，很開心，決定去吃<text:span text:style-name="T3">“</text:span>清粥小菜<text:span text:style-name="T3">“</text:span>，吃完老闆說一共<text:span text:style-name="T3">47</text:span>元，我嚇得腿都軟了。那時候，高雄六合夜市的魚排鐵板燒一客<text:span text:style-name="T3">99</text:span>元。<text:span text:style-name="T3"><text:line-break/><text:line-break/></text:span>之所以會這麼窮，一部分是自找的。大上學就馬上加入黨外，經常寫東<text:span text:style-name="T3"><text:line-break/></text:span>西，當時一個字稿費一塊錢；我寫東西快，隨手寫個兩行字就足夠我吃上一餐飯；之所以還餓肚子是因為，若是報社給我的，我會收下，若是來自其他管道例如黨外雜誌或台權會等等，我就把全部稿費退回或捐給各種團體，例如最主要是捐給家扶中心。<text:span text:style-name="T3"><text:line-break/><text:line-break/></text:span>因為我曾給自己立了個誓：我要獻上一切，我絕不從一切政治或社會參與或所謂政治受難中，獲得任何好處，包括金錢、職位以及各種來自人脈的任何有形無形的資源。<text:span text:style-name="T3"><text:line-break/><text:line-break/></text:span>有人知道此事，覺得我很傻，大家努力瞎掰貢獻、努力撈取各種好處都來不及了，你卻還倒貼。但我覺得，別人要怎麼做，那是他的事；我如果要學他們這一套，把社運當名利跳板，把政治當成取之不盡的金庫資源，那我跟這個現有的世界有什麼不同？<text:span text:style-name="T3"><text:line-break/><text:line-break/></text:span>當然，傻是真的很傻，不過卻是傻在另一個層面。比方說，在我餓成皮包骨時，你一定不敢相信，阿扁因為篷萊島譭謗案要去坐牢時，我還把身上的幾百塊錢全部捐給阿扁。平常，我更是經常幾百幾千地捐給比方說台權會。真沒想到，如今的台權會和國際特赦組織等等卻人渣充斥，存心做為一種掛人權羊頭賣綠色狗肉的齷齪尾巴團體。<text:span text:style-name="T3"><text:line-break/><text:line-break/></text:span>話說當時每天餓肚子，餓到真的會出人命。後來，自立橋下開了家便當店，賣自助餐，老闆知道我是醫學院學生，看我餓得不成人樣，主動叫我賒帳，叫我餓就來吃，有錢再還，讓我免於發生極端的飢餓狀況。<text:span text:style-name="T3"><text:line-break/><text:line-break/></text:span>平常，最常去的地方就是當鋪，至少超過一百次；身邊所有能當的東西都拿去當；不能當的，例如大體解剖學圖譜教科書，當鋪老闆也讓我當了。當到後來連當鋪老闆都會拿些他家裡吃剩或多餘的麵包和水果讓我帶回去吃。<text:span text:style-name="T3"><text:line-break/><text:line-break/></text:span>總之，對於一個在生死邊緣掙扎的人來說，所謂生活，無非就是千方百計讓自己活著，盡量想辦法讓自己活下來。<text:span text:style-name="T3"><text:line-break/><text:line-break/></text:span>但是，有一年，我大三，過春節，街上空無一人，所有商店都關門，我可以撐幾天不吃，但有一隻被房東遺棄、嫌牠又老又病的老狗，我看牠可憐，就把牠撿來自己養。那幾天，因為大家都在過除夕過年，我實在找不到任何餿水剩菜給他吃。牠耐不了飢餓，竟然活活餓死。<text:span text:style-name="T3"><text:line-break/><text:line-break/></text:span>那一天，我出門四處尋找食物沒找到，晚上回家時，老狗不但餓死了，而且其牠兩隻年輕的流浪狗，也是撿來的，竟然把老狗吃了，整個肚子內臟腸胃拖出來啃咬，碎肉灑落四處，滿地血污。<text:span text:style-name="T3"><text:line-break/><text:line-break/></text:span>貧窮的日子早已成為過去，現在別說一頓飯<text:span text:style-name="T3">47</text:span>元，就算<text:span text:style-name="T3">470</text:span>我都能面不改色；生活已經夠好，沒什麼好抱怨，講眼前處境，不過只是牢騷。可我還是極其渴望至少在我死之前能夠有三年或五年的時光，可以有個安靜寬敞明亮通風的書房，讓我擺脫街頭哲學家、無枝可棲的困境。<text:span text:style-name="T3"><text:line-break/><text:line-break/></text:span>此時此刻，我一個人在台南文學館裡頭的一個咖啡館，沒頭沒腦地寫著這樣一些陳年舊事。館外有一車車愛台灣的在那邊哭爸哭母，抗議說什麼咱台灣郎要覺醒，要公投什麼的。<text:span text:style-name="T3"><text:line-break/><text:line-break/></text:span>咖啡館內只有<text:span text:style-name="T3">5</text:span>個人，卻有<text:span text:style-name="T3">500</text:span>人一般的音量。我受不了，斗膽請鄰座交談音量放小，引來怒罵說這是你開的店嗎？憑什麼干涉我講話？我默然，繼續被迫聆聽他們的高談闊論，大約是這樣幾個關鍵字：<text:span text:style-name="T3"><text:line-break/><text:line-break/>“</text:span>國民黨這回選舉一定慘，台灣人不團結不行，這次一定讓他倒<text:span text:style-name="T3">……‘’<text:line-break/><text:line-break/>‘’</text:span>連家<text:span text:style-name="T3">……</text:span>幹伊娘，吃咱台灣郎夠夠<text:span text:style-name="T3">……”<text:line-break/><text:line-break/>“</text:span>利益團體<text:span text:style-name="T3">” “</text:span>公投<text:span text:style-name="T3">” “</text:span>選舉<text:span text:style-name="T3">‘’……</text:span>等等。<text:span text:style-name="T3"><text:line-break/><text:line-break/></text:span>罵我的那一對男女，應該是本土文藝青年，我聽到他們大聲談王昶雄，呲牙裂嘴地談著<text:span text:style-name="T3">“</text:span>台語文的美<text:span text:style-name="T3">‘’</text:span>等等。王昶雄我見過啊，在淡水馬偕醫院工作那幾年認識的，是個斯文人，我喜歡的一首<text:span text:style-name="T3">“</text:span>阮若打開心內的門窗<text:span text:style-name="T3">”</text:span>好像就是他做的詞。如果他還活著，看到時下這樣一些張牙舞爪的粉絲，不知道心裡做何感想？<text:span text:style-name="T3"><text:line-break/><text:line-break/></text:span>總之，實在很怕台灣人，只要身邊有台灣人出現，我就全身戒備緊張，因為很可能會製造各種噪音，髒亂或各種讓人難受的狀況，總之就是很可怕。不管是平常等車、搭車、開車、吃飯、開會、看電影乃至鄰居等等，我都很害怕，就像兔子害怕看到獵人那樣。<text:span text:style-name="T3"><text:line-break/><text:line-break/></text:span>昨天下班後，搭車從台中到台北看金基德的<text:span text:style-name="T3">“</text:span>一對一<text:span text:style-name="T3">”</text:span>，看完又搭統聯的夜車回到台南，天都快亮了。台北不是說水準很高嗎？我看跟台南差不多，台灣人就是台灣人，南北沒有多少差異。<text:span text:style-name="T3"><text:line-break/><text:line-break/></text:span>還好我下班時跟護士要了兩個口罩，準備看電影用的；果然很不幸鄰座坐個女的，一邊看電影一邊啃豬肉漢堡配飲料。口罩一個不夠，有時至少要戴兩個。<text:span text:style-name="T3"><text:line-break/><text:line-break/></text:span>台灣人不知道究竟是什麼毛病，出門在外依然隨時一直吃吃吃；如果那麼餓，為什麼不先在電影開演前把飯吃完，而總是要一邊看電影一邊吃各種味道濃厚的食物？<text:span text:style-name="T3"><text:line-break/><text:line-break/></text:span>而且，裝食物的塑膠袋塑膠盒必定會不斷製造許多噪音。特別是電影開演之後那半小時，根本就是用餐時間，很多人吃吃喝喝，非常臭，噪音十分干擾。我真不解，你來看電影，難道只是來看情節？都不用管音樂管影像管錄音效果？都不用欣賞那些微妙細膩的聲音和影像？而一定要把它當成在家裡客廳看電視綜藝節目那樣，吵吵鬧鬧吃吃喝喝？<text:span text:style-name="T3"><text:line-break/><text:line-break/></text:span>我知道即便連這些事也都高掛著民主，絕大多數人認同的事，在這島上就是真理。大多數人不但根本不會介意這些事，而且覺得這樣吵吵鬧鬧吃吃喝喝看電影很讚很爽。<text:span text:style-name="T3"><text:line-break/><text:line-break/></text:span>周三還從台南特地北上，看我最崇拜的電影導演蘇古諾夫的記錄片，也是在這樣一種吃吃喝喝吵吵鬧鬧的惡劣環境中把電影看完。跟同胞生活在同一個島上，實在苦不堪言，同胞們似乎完全不在乎自己的行為是否干擾了別人；只要拎北、拎祖媽喜歡，有什麼不可以。<text:span text:style-name="T3"><text:line-break/><text:line-break/></text:span>當然，我知道絕大多數人根本不會覺得這是個問題，但是，藝術之為物，如果一個音符一個標點符號都值得與它共存亡，憑什麼電影可以當成電視綜藝節目來看？<text:span text:style-name="T3"><text:line-break/><text:line-break/></text:span>蘇古諾夫感嘆，要不是有美國這樣一種蓬勃發展的電影工業，電影這門藝術會比現在好很多<text:span text:style-name="T3">;</text:span>他甚至說，把電影當成商品娛樂取悅大眾是很沒品的。<text:span text:style-name="T3">Kusturica</text:span>說，電影已死，它已經從大銀幕消失了，取而代之的是那些不應該稱為電影的爛東西。<text:span text:style-name="T3"><text:line-break/><text:line-break/></text:span>金基德恐怕又更跟不上時代了，不但沒有<text:span text:style-name="T3">“</text:span>工業<text:span text:style-name="T3">”</text:span>可言，他拍的有些片甚至一個人、一天就拍好了。至於我決心帶進墳墓、道盡我內心一切的<text:span text:style-name="T3"><text:s/>“</text:span>聖殤<text:span text:style-name="T3">” </text:span>，前後也只拍了<text:span text:style-name="T3">10</text:span>天。<text:span text:style-name="T3"><text:line-break/><text:line-break/></text:span>我不是說不能花大錢把藝術當工業搞，而是說，藝術終究還是藝術，藝術不是多數決，不是人多就能為所欲為。有時想到我這一生竟然得在這島上沈淪，再也很難乾乾淨淨安安靜靜看一場真正的電影，就覺得很恐怖，我怎麼會讓這樣的事發生？我怎麼會陷入這樣一種困境中老死？<text:span text:style-name="T3"><text:line-break/><text:line-break/></text:span>沒有麵包肯定活不了，但若沒有美，雖生猶死，不如死去。<text:span text:style-name="T3"><text:line-break/><text:line-break/></text:span>金基德的<text:span text:style-name="T3">“</text:span>一對一<text:span text:style-name="T3">”</text:span>非常好看，讓人看了心裡很難過，但有一段講英文的卻超好笑。<text:span text:style-name="T3"><text:line-break/><text:line-break/></text:span>人生可悲，除了求神憐憫，生命確實沒有希望，沒有出路。費里尼說，<text:span text:style-name="T3">“</text:span>生命來自黑暗，也將消失在黑暗中<text:span text:style-name="T3">”</text:span>。世上若無憐憫，生命來去不過一場空，宛若一聲嘆息。</text:p>
      <text:p text:style-name="P1"><text:span text:style-name="T1">陳真</text:span><text:s/>  |  2014.11.14 12:15   |   <text:a xlink:type="simple" xlink:href="http://palinfo.habago.org/Entry?Command=Information_PrintForum&amp;iPage=381#FORUM33067"><text:span text:style-name="T2">#</text:span></text:a></text:p>
      <text:p text:style-name="P3"><text:span text:style-name="T3">(</text:span>續<text:span text:style-name="T3">)<text:line-break/><text:line-break/></text:span>如前所說，道德判斷或道德行為，除了智能，更需要一種適當的態度，簡單說就是你得願意當真才行。<text:span text:style-name="T3"><text:line-break/><text:line-break/></text:span>一隻青蛙應該看不懂紅綠燈為何物，因此也不可能在紅綠燈面前做出正確的道德判斷，可見智能還是很重要。有些狗會看紅綠燈過馬路，我們家阿憨就沒辦法；牠甚至笨到似乎以為路上每一輛車都是我的。<text:span text:style-name="T3"><text:line-break/><text:line-break/></text:span>人就不至於這麼笨。當然，今天我們面對的若是一個艱難的數學邏輯問題，也許需要一定的智能才足以判斷對錯，但從事道德判斷卻只需要最基本的理解力。<text:span text:style-name="T3"><text:line-break/><text:line-break/></text:span>因此，與其說人們<text:span text:style-name="T3"><text:s/>"</text:span>無能<text:span text:style-name="T3">" </text:span>做出適當的道德判斷，倒不如說他其實根本不在乎，是態度出了問題而非智能本身。台灣黑心食品幾乎是全面性的，但這是因為台灣人笨到<text:span text:style-name="T3"><text:s/>"</text:span>不知道<text:span text:style-name="T3">" </text:span>做黑心食品是錯的嗎？當然不是。<text:span text:style-name="T3"><text:line-break/><text:line-break/></text:span>當然，不同的道德判斷涉及不同的智能需求，有些道德判斷可能得動點腦筋才行。有些卻不光是智能足以解釋，它還涉及各種內外在資訊的充足與否，畢竟巧婦難為無米之炊。<text:span text:style-name="T3"><text:line-break/><text:line-break/></text:span>我的智能應該沒有太大問題，國、高中智商測驗甚至還高到破表，但在我出國之前也是跟一般人一樣，以為美國致力於世界和平，要不是因為南斯拉夫內戰時<text:span text:style-name="T3"><text:s/>Emir Kusturica </text:span>譴責美國在背後搞鬼的一席話，我恐怕當時都還傻乎乎地以為美國是來幫忙維護世界和平，而不是發動戰爭者，藉以燒殺掠奪。<text:span text:style-name="T3"><text:line-break/><text:line-break/></text:span>當然，出了國，世界寬廣了，加上讀了點書，喝了點洋墨水，也就更不容易被人欺瞞。<text:span text:style-name="T3"><text:line-break/><text:line-break/></text:span>說到底，態度還是最重要；你也許一時會被人矇騙，但你若真的在乎，你不可能一直被騙下去。只要你願意思索，願意求真求實，你自然就能從事是非對錯的判斷。<text:span text:style-name="T3"><text:line-break/><text:line-break/></text:span>當然，態度是可以強迫更正的。假設立法規定凡是蛇行、逆向、超車逼車及闖紅燈者一律抄家滅族，我相信台灣人應該再也沒有人敢不遵守交通規則了；因為他不是不懂，而是根本不在乎。<text:span text:style-name="T3"><text:line-break/><text:line-break/></text:span>交通問題也許可以這樣幹，但一般道德問題卻沒法強制為之。因為，凡是出於特定利害考量的道德行為都缺乏內在價值。一個人如果只是為了得到獎賞或避免處罰而做出正確的道德行為，這樣一種道德言行並無意義。<text:span text:style-name="T3"><text:line-break/><text:line-break/></text:span>一個人如果做所謂好事只是為了背後某種好處或為了贏得人們的讚賞，那樣一種好事就稱不上好事。相反地，當你行使一個道德行為必須付出極其慘痛的恐怖代價時，你卻仍然還是願意去做，這樣的道德行為才具有真正的內在價值。<text:span text:style-name="T3"><text:line-break/><text:line-break/></text:span>台灣人有一種一窩蜂、西瓜倚大邊的民族性，好像很怕落單，很愛跟流行。理應比中老年人更具有獨立性與理想性的年輕一代，卻反而更是一窩蜂；我沒見過幾個年輕人不是這樣。<text:span text:style-name="T3"><text:line-break/><text:line-break/></text:span>他們的道德判斷基本上就是從眾投俗一窩蜂，大家往哪走他就往哪走；大家怎麼說，他就也跟著覆述蠢話覆述個不停，就跟錄音機一樣，反覆播放一窩蜂的聲音，毫無大腦可言。<text:span text:style-name="T3"><text:line-break/><text:line-break/></text:span>網路輕薄短小的特性自然使得人們的腦袋更加萎縮，但在過去沒有網路的年代，台灣的年輕人其實還是一樣，他們始終是當道主流政客最聽話的啦啦隊，對於世界更是一無所知；不但低能，而且品性普遍不佳。<text:span text:style-name="T3"><text:line-break/><text:line-break/></text:span>這當然也不能完全怪他們，我們的教育和媒體整天餵下一代吃垃圾，灌輸他們各種仇恨及敗德手段，他的腦子、心靈和品格能不壞掉嗎？<text:span text:style-name="T3"><text:line-break/><text:line-break/></text:span>在這樣一種環境底下，一個年輕人，除非他絕頂聰慧，並且要具有很強的獨立個性和抗壓能力，否則很難脫逃撲天蓋地的愚化洗腦與仇恨教育。</text:p>
      <text:p text:style-name="P1"><text:span text:style-name="T1">陳真</text:span><text:s/>  |  2014.11.14 03:22   |   <text:a xlink:type="simple" xlink:href="http://palinfo.habago.org/Entry?Command=Information_PrintForum&amp;iPage=381#FORUM33066"><text:span text:style-name="T2">#</text:span></text:a></text:p>
      <text:p text:style-name="P2"><text:span text:style-name="T3">To </text:span>小生，<text:span text:style-name="T3"><text:line-break/><text:line-break/></text:span>電影<text:span text:style-name="T3"><text:s/>"</text:span>絕美之城<text:span text:style-name="T3">" </text:span>裏有個精神病人，經常很嚴肅詭異地講些奇怪的話。有一天，在餐廳遇到男主角，記得好像是引用一位俄國作家的話，沒頭沒腦地問男主角一些挺沉重的問題。男主角回答說，不用對這作家太當真吧。他不滿這回答，就繼續問說那我要對什麼人的話當真？男主角說都不用當真啦，對眼前的菜單當真就好了。<text:span text:style-name="T3"><text:line-break/><text:line-break/></text:span>維根斯坦的著作中，特別是早期的筆記，經常對比<text:span text:style-name="T3"><text:s/>"</text:span>必要性<text:span text:style-name="T3">" </text:span>與<text:span text:style-name="T3"><text:s/>"</text:span>偶然性<text:span text:style-name="T3">"</text:span>，貶低後者，抬舉前者。例如明天的太陽如果照常升起，我們得額首稱慶、互道恭喜才對，因為明天的太陽會不會升起，沒有人能有把握，它只是一種偶然，一種歸納，而歸納是說不準的。唯有像邏輯那樣一種必然且絕對之事物，才是這世界或語言或知識之所以能藉以成立的基礎。<text:span text:style-name="T3"><text:line-break/><text:line-break/></text:span>羅素諷刺說，照這樣聽起來，下回咱們來到餐廳，恐怕對於怎麼讀菜單都得存疑了，天知道是否真能如菜單所示，端出一盤菜來。<text:span text:style-name="T3"><text:line-break/><text:line-break/></text:span>有一回，我在劍橋的一個大講堂聽兩位哲學家辯論，一個相信<text:span text:style-name="T3">realism</text:span>，認為世界確實存在，而不是心靈的幻像，而且世界不會因為我們沒去注意它就偷偷變了個樣或消失了。另一個不相信<text:span text:style-name="T3">realism</text:span>，天知道當我閉上眼睛時，世界是否真的還存在？也許當我睜開眼，世界才又雄雄跑出來；搞不好我口袋裏的鈔票也不存在，唯有當我伸手去掏它時，它才又跑出來。有沒有這個可能？當然有。<text:span text:style-name="T3"><text:line-break/><text:line-break/></text:span>兩人辯到難解難分時，那個相信<text:span text:style-name="T3">realism</text:span>的，氣不過，抬起腳來說信不信恁爸踢你屁股一腳，看你還會不會說<text:span text:style-name="T3"><text:s/>"</text:span>真實<text:span text:style-name="T3">" (reality) </text:span>不存在。聽眾自然哈哈大笑。為什麼？因為我們知道不管是羅素或這位哲學家都只是在開玩笑。<text:span text:style-name="T3"><text:line-break/><text:line-break/></text:span>我自己也不喜歡<text:span text:style-name="T3">realism</text:span>，但是，走在街上，當車子朝我衝過來，我還是會馬上閃開，我不會認為來車並不存在。<text:span text:style-name="T3"><text:line-break/><text:line-break/></text:span>我講這些只是要說，國家不必急著救，先救自己比較要緊。自己救得成了，套句杜斯妥也夫斯基的話，大約也就是一個人對這世界所能做出最大的貢獻了。<text:span text:style-name="T3"><text:line-break/><text:line-break/></text:span>至於我所謂的<text:span text:style-name="T3"><text:s/>"</text:span>救自己<text:span text:style-name="T3">" </text:span>是啥意思，我自己也不知道；或者說，每個人自己也許心裏有數，對於人生各有盤算與想法，沒個準兒。人總得自己活出自己的生命來。<text:span text:style-name="T3"><text:line-break/><text:line-break/></text:span>我最不喜歡<text:span text:style-name="T3"><text:s/>"</text:span>好為人師者<text:span text:style-name="T3">"</text:span>，自然也不會笨到想為人師，我只想管好我自己。常有人問我一些我不可能會比問話者更清楚的事，實在十分奇怪，怎麼問我這樣的問題呢？我看起來有那麼壞或那麼笨嗎？如果我給人一種<text:span text:style-name="T3"><text:s/>"</text:span>為人師<text:span text:style-name="T3">" </text:span>的印象，那只有兩個可能：一是我表達能力太差，一是讀者的閱讀能力有待加強。問一個以胡說八道為樂的人有關人生，無異問道於盲；這種人比誰都徬徨，比誰都困惑，比誰都向下沉淪，他哪能為人師？<text:span text:style-name="T3"><text:line-break/><text:line-break/></text:span>我喜歡高達，因為我不知道他<text:span text:style-name="T3"><text:s/>"</text:span>究竟<text:span text:style-name="T3">" </text:span>是在說什麼。我知道他說些東西，但不知其究竟。這個<text:span text:style-name="T3"><text:s/>"</text:span>不知究竟<text:span text:style-name="T3">"</text:span>，給了我一種自由，於是我才有辦法呼吸。一切命題都讓我感到窒息。<text:span text:style-name="T3"><text:line-break/><text:line-break/></text:span>有時為了所謂溝通，被迫得講些清清楚楚的傻話，總是講得實在很痛苦，這也是為什麼我那麼害怕社交的原因；每社交一次，就萬箭穿心、重傷一次。<text:span text:style-name="T3"><text:line-break/><text:line-break/></text:span>我沒法形容這麼奇怪的一回事，於是跟<text:span text:style-name="T3"><text:s/>Heraclitus (</text:span>西元前大約五百年的一位古希臘哲學家<text:span text:style-name="T3">) </text:span>借來一個既古老又後現代的詞彙叫<text:span text:style-name="T3"><text:s/>metaphor (</text:span>隱喻<text:span text:style-name="T3">)</text:span>。隱喻既然神隱，便無從究竟。柏拉圖說，<text:span text:style-name="T3">"</text:span>擅於使用隱喻是天才最顯著的特徵<text:span text:style-name="T3">"</text:span>。<text:span text:style-name="T3"><text:line-break/><text:line-break/></text:span>我手邊有本書，<text:span text:style-name="T3">1998</text:span>年出版，編者叫<text:span text:style-name="T3"><text:s/>David Sterritt</text:span>，是一本高達的訪談。高達說，語言、影像<text:span text:style-name="T3"><text:s/>"</text:span>就像一種音樂，它始終無法<text:span text:style-name="T3"><text:s/>"</text:span>確定<text:span text:style-name="T3">" (definite); </text:span>我不想假裝我是這個意思或那個意思。美國人最喜歡問：<text:span text:style-name="T3">'what do you mean exactly?' (</text:span>你究竟是什麼意思？<text:span text:style-name="T3">) </text:span>那我只能說：<text:span text:style-name="T3">'</text:span>我有意思，但無究竟<text:span text:style-name="T3">(I mean, but not exactly.)</text:span>。<text:span text:style-name="T3">'"<text:line-break/><text:line-break/>Heraclitus </text:span>講過一句話，大家也許都聽過，那就是：<text:span text:style-name="T3">"</text:span>沒有人能把腳伸進同樣的河水裏兩次<text:span text:style-name="T3">"</text:span>。為什麼？因為世界一直在流動變化，世上只有<text:span text:style-name="T3">becoming</text:span>，而沒有<text:span text:style-name="T3">being</text:span>。世界既然變個不停，我們的語言如果呆滯如一灘死水，如何捕捉<text:span text:style-name="T3"><text:s/>(</text:span>或說追隨<text:span text:style-name="T3">) </text:span>稍縱即逝、不停變化的<text:span text:style-name="T3"><text:s/>"</text:span>真實<text:span text:style-name="T3">"</text:span>。<text:span text:style-name="T3"><text:line-break/><text:line-break/></text:span>這位怪人，聽說大可繼承王位他不要，卻跑去一座女神廟旁隱居。有個波斯國王聽說鄰國有這樣一個很聰明的怪人，於是想聘請他來自己的國家擔任國師，給國民教智慧教文化。但<text:span text:style-name="T3">Heraclitus</text:span>拒絕了，講了一段名言我還挺喜歡，於我心有戚戚焉。他說，<text:span text:style-name="T3">"</text:span>我很怕那些所謂偉大的事物，我只能滿足於我心靈之中既有的這些渺小的東西。<text:span text:style-name="T3">" <text:line-break/><text:line-break/></text:span>高達顯然也很喜歡這位以隱喻聞名的怪胎<text:span text:style-name="T3"><text:s/>Heraclitus</text:span>，因為我看他的<text:span text:style-name="T3"><text:s/>"</text:span>告別語言<text:span text:style-name="T3">" </text:span>以及昨天特地從台南跑到台北看的<text:span text:style-name="T3">" 3X3D"</text:span>，兩部片之中頻頻出現一些小孩玩骰子的美麗影像，旁白則講些破破碎碎的怪話，例如：<text:span text:style-name="T3">"</text:span>隱喻<text:span text:style-name="T3">"</text:span>，<text:span text:style-name="T3">"</text:span>數字和星星<text:span text:style-name="T3">" </text:span>等等。這回這部<text:span text:style-name="T3"><text:s/>"3X3D" </text:span>連維根斯坦原本要投靠為師的邏輯學家<text:span text:style-name="T3"><text:s/>Frege </text:span>也請出來了，整個影片真是抽象、隱喻到不行，就跟北島的詩差不多，喜歡的就會喜歡，不喜歡也沒法勉強。<text:span text:style-name="T3"><text:line-break/><text:line-break/></text:span>至於小孩玩骰子究竟有何稀奇，為何兩部片中頻頻出現？我想應該是從<text:span text:style-name="T3">Heraclitus</text:span>的一個軼聞傳說裏學來的。<text:span text:style-name="T3">Heraclitus </text:span>垂手可得的王位繼承他不要，出國當<text:span text:style-name="T3"><text:s/>"</text:span>希臘之光<text:span text:style-name="T3">"</text:span>，擔任波斯國的國師也不要，那他整天在幹啥呢？聽說他很愛跟街頭巷尾的小朋友玩骰子。有人實在看不下去了，於是就質問他說你幹嘛整天做這些無意義的事？<text:span text:style-name="T3">Heraclitus </text:span>回答說，媽咧個逼<text:span text:style-name="T3">(</text:span>這一句是我加的<text:span text:style-name="T3">)</text:span>，<text:span text:style-name="T3">"</text:span>你們這些混蛋<text:span text:style-name="T3"><text:s/>(</text:span>這句是原文，以下都是原文<text:span text:style-name="T3">)</text:span>，我跟小朋友玩骰子，難道會比不上你們整天在那邊搞政治？<text:span text:style-name="T3">"<text:line-break/><text:line-break/></text:span>以上，希望我有回答了你的問題。<text:span text:style-name="T3"><text:line-break/><text:line-break/></text:span>陳真<text:span text:style-name="T3">2014.11.14.</text:span></text:p>
      <text:p text:style-name="P1"><text:span text:style-name="T1">陳真</text:span><text:s/>  |  2014.11.14 03:21   |   <text:a xlink:type="simple" xlink:href="http://palinfo.habago.org/Entry?Command=Information_PrintForum&amp;iPage=381#FORUM33065"><text:span text:style-name="T2">#</text:span></text:a></text:p>
      <text:p text:style-name="P3"><text:span text:style-name="T3">To Wayne Han</text:span>：<text:span text:style-name="T3"><text:line-break/><text:line-break/></text:span>蘇格拉底說：我們之所以會犯錯，是因為我們沒有把事情想清楚。<text:span text:style-name="T3"><text:line-break/><text:line-break/></text:span>蘇兄這一席話，把一種道德判斷上的對錯，彷彿變成一種<text:span text:style-name="T3"><text:s/>"</text:span>有沒有能力把事情想清楚<text:span text:style-name="T3">" </text:span>的<text:span text:style-name="T3"><text:s/>"</text:span>智能<text:span text:style-name="T3"><text:s/>(intellectual) </text:span>問題。於是，究竟有沒有<text:span text:style-name="T3"><text:s/>"</text:span>道德知識<text:span text:style-name="T3">" (moral knowledge) </text:span>或<text:span text:style-name="T3"><text:s/>"</text:span>道德知識論<text:span text:style-name="T3">" (moral epistemology)</text:span>就有了爭議；究竟道德判斷是不是一種可以傳授或教導的東西？就像傳授一門數學那樣；一個人做壞事或做了錯誤的道德判斷，究竟是因為他很壞還是他很笨？<text:span text:style-name="T3"><text:line-break/><text:line-break/></text:span>也許應該這麼說，一個人如果<text:span text:style-name="T3"><text:s/>"</text:span>夠<text:span text:style-name="T3">" </text:span>聰明，他就比較不容易<text:span text:style-name="T3"><text:s/>(</text:span>而不是絕對不會<text:span text:style-name="T3">) </text:span>受人愚弄。同理，一個笨蛋也有可能做出正確<text:span text:style-name="T3"><text:s/>(</text:span>或說合理的<text:span text:style-name="T3">) </text:span>道德判斷；智能高低跟道德判斷也許有關，但非線性相關，亦非充份條件。<text:span text:style-name="T3"><text:line-break/><text:line-break/></text:span>在智能與道德這兩種能力之外，在我看來，<text:span text:style-name="T3">"</text:span>態度<text:span text:style-name="T3">" </text:span>也許是最重要的因素。簡單說就是你有沒有足夠的意願或說良好的態度去<text:span text:style-name="T3"><text:s/>"</text:span>認知<text:span text:style-name="T3">" </text:span>道德問題；道德需要一種智能上的<text:span text:style-name="T3"><text:s/>"</text:span>認知<text:span text:style-name="T3">"</text:span>，但認知之上還有個前提就是態度。<text:span text:style-name="T3"><text:line-break/><text:line-break/></text:span>這就好像你在台南各個街口寫一大堆交通安全的口號標語，甚至字體還放大，字體周邊還配上閃閃發亮的霓虹燈，依然不會有用，因為台南人不是笨到不懂得紅綠燈的道理，而是他根本不認為這有什麼重要，他根本不想遵守。<text:span text:style-name="T3"><text:line-break/><text:line-break/></text:span>如果有人硬要睜眼說瞎話，或是硬要自欺欺人，硬要讓自己蠢血沸騰，那也許是因為他並不認為某個道德問題很重要或最重要。比方說他可能也<text:span text:style-name="T3"><text:s/>"</text:span>知道<text:span text:style-name="T3">" </text:span>貪污不對，但他相信捍衛自己人或捍衛某種顏色<text:span text:style-name="T3"><text:s/>"</text:span>更<text:span text:style-name="T3">" </text:span>重要，於是他就會忽略了前者而高舉後者。<text:span text:style-name="T3"><text:line-break/><text:line-break/></text:span>很多人或說大多數人的確是笨到嚇死人，這類搖旗吶喊者，我看網路上應該到處都是。但也有一些人，<text:span text:style-name="T3">"</text:span>社會性智商<text:span text:style-name="T3">" </text:span>高到破表，例如政客，例如媒體特別喜歡捧的那些<text:span text:style-name="T3"><text:s/>"</text:span>親<text:span text:style-name="T3">X</text:span>學者<text:span text:style-name="T3">" </text:span>之類，他們永遠都知道應該在什麼樣的時刻高舉什麼樣的旗，既安全，又有美名，名利雙收。<text:span text:style-name="T3"><text:line-break/><text:line-break/></text:span>你說這些人笨嗎？人家可聰明了。這一類人，當然又跟他們底下那些聞雞起舞、蠢血沸騰的蠢蛋不一樣。<text:span text:style-name="T3"><text:line-break/><text:line-break/></text:span>還有一類人當然也是跟態度有關，當他不是很在乎某些事時，他就會很輕易地採取某一種立場而無意深究其內在道德問題。<text:span text:style-name="T3"><text:line-break/><text:line-break/></text:span>我常想，假設今天比方說，在閻羅王面前，針對比方說服貿問題，凡是相信任何一個謠言或犯了基本事實認定的錯誤者，一概叫牛頭馬面抓去下地獄。我敢保證，所有綠油油的生物絕對會做出正確的陳述與合乎基本事實的認知，絕對不會有人再敢信口開河或造謠瞎掰。<text:span text:style-name="T3"><text:line-break/><text:line-break/></text:span>為什麼？因為面對下地獄，事關一己重大利害關係，他必然會改變他的<text:span text:style-name="T3"><text:s/>"</text:span>態度<text:span text:style-name="T3">"</text:span>，他得拋棄一切顏色和偏見或邪惡之心，專心運用他的智能去適當理解問題的基本事實與基本是非，絕對不可能再信口開河或瞎掰扭曲。</text:p>
      <text:p text:style-name="P4"/>
      <text:p text:style-name="P1">DC Chen   |  2014.11.14 02:46   |   <text:a xlink:type="simple" xlink:href="http://palinfo.habago.org/Entry?Command=Information_PrintForum&amp;iPage=382#FORUM33064"><text:span text:style-name="T2">#</text:span></text:a></text:p>
      <text:p text:style-name="P3"><text:span text:style-name="T3">To </text:span>隆誌<text:span text:style-name="T3"><text:line-break/><text:line-break/>"</text:span>明明台灣在很多領域的起步階段都是領先，到最後卻因為太多自己的內部因素而落後，甚至被淘汰。<text:span text:style-name="T3">"<text:line-break/><text:line-break/></text:span>這幾年<text:span text:style-name="T3">, </text:span>自己些許思考兩岸管理教育的發展<text:span text:style-name="T3">,</text:span>對這句話的感觸特別深刻<text:span text:style-name="T3">, </text:span>尤其最近一期的遠見和<text:span text:style-name="T3">Cheer</text:span>又花了些篇幅來談兩岸<text:span text:style-name="T3">EMBA</text:span>教育的此刻。<text:span text:style-name="T3"><text:line-break/><text:line-break/></text:span>明明比中國大陸早發展<text:span text:style-name="T3">20</text:span>年的本地管理教育<text:span text:style-name="T3">, </text:span>現在只能搭著和對方合辦學位來招生<text:span text:style-name="T3">, </text:span>更不用說也一直到最近才開始積極對外或著說透過國際市場排名和個案教學的強調等方式來爭取更大的市場<text:span text:style-name="T3">, </text:span>這些都不是現在才有的東西<text:span text:style-name="T3">, </text:span>本地的學校搞得好像是過去幾十年都在沉睡一樣<text:span text:style-name="T3">?<text:line-break/><text:line-break/></text:span>此外<text:span text:style-name="T3">, </text:span>在吳寶春的新聞事件發生的時候<text:span text:style-name="T3">, </text:span>我個人沒有看到有任何媒體去討論<text:span text:style-name="T3">, </text:span>姑且不要說批判了<text:span text:style-name="T3">, </text:span>國內發展<text:span text:style-name="T3">50</text:span>年的管理教育<text:span text:style-name="T3">, </text:span>沒辦法像國立新加坡大學那樣開出一個這麼高單價的中文課程<text:span text:style-name="T3">?<text:line-break/><text:line-break/></text:span>是因為一旦深入討論了<text:span text:style-name="T3">, </text:span>那些支撐這個產業的長輩先進們會有意見<text:span text:style-name="T3">, </text:span>還是說這一切有太多的歷史共業<text:span text:style-name="T3">? </text:span>使得明明有機會在華人管理教育和研究領域的台灣<text:span text:style-name="T3">, </text:span>從領先者轉變成為一個跟隨者的角色<text:span text:style-name="T3">?<text:line-break/><text:line-break/>To </text:span>陳真醫生<text:span text:style-name="T3"><text:line-break/><text:line-break/></text:span>感謝您的分享<text:span text:style-name="T3">, </text:span>常常帶給我另外不同角度的思考。小時候總把美國當成一個遙不可及的殿堂<text:span text:style-name="T3">, </text:span>隨著年歲增長<text:span text:style-name="T3">,</text:span>看了更多所謂的資本主義為惡的一面之後<text:span text:style-name="T3">, </text:span>對於美國或其他西方資本世界的想像也就不那麼浮面了。<text:span text:style-name="T3"><text:line-break/><text:line-break/></text:span>我身邊有朋友多年前也有參與過站樁<text:span text:style-name="T3">, </text:span>我也對您長期一來透過站樁等平和方式來表達理念<text:span text:style-name="T3">,</text:span>表示敬意。<text:span text:style-name="T3"><text:line-break/><text:line-break/></text:span>時序冬日<text:span text:style-name="T3">, </text:span>也祝您健康平安</text:p>
      <text:p text:style-name="P1"><text:span text:style-name="T1">張紀庠</text:span><text:s/>  |  2014.11.14 02:40   |   <text:a xlink:type="simple" xlink:href="http://palinfo.habago.org/Entry?Command=Information_PrintForum&amp;iPage=382#FORUM33063"><text:span text:style-name="T2">#</text:span></text:a></text:p>
      <text:p text:style-name="P2">為了慶祝婁燁的新片「推拿」終於突破莫名其妙的陸片規則，即將登錄台灣，特別轉一下最近在網路上看到，訪問郝蕾的文字稿。<text:span text:style-name="T3"><text:line-break/></text:span>各人覺得相當精彩特別轉來這邊給大家看一下，一個真正的藝術家該當如此。<text:span text:style-name="T3"><text:line-break/>==================<text:line-break/>http://goo.gl/Jom1Wn</text:span></text:p>
      <text:p text:style-name="P1"><text:span text:style-name="T1">陳真</text:span><text:s/>  |  2014.11.14 02:22   |   <text:a xlink:type="simple" xlink:href="http://palinfo.habago.org/Entry?Command=Information_PrintForum&amp;iPage=382#FORUM33062"><text:span text:style-name="T2">#</text:span></text:a></text:p>
      <text:p text:style-name="P3">人不可能不犯錯，即便是專家之言也一樣，尚且專家之間還涉及觀點問題，畢竟大家不是在討論數學；即便是數學，還是有<text:span text:style-name="T3"><text:s/>"</text:span>觀點<text:span text:style-name="T3">" </text:span>問題。<text:span text:style-name="T3"><text:line-break/><text:line-break/></text:span>例如，羅素和<text:span text:style-name="T3"><text:s/>Whitehead </text:span>及<text:span text:style-name="T3"><text:s/>Frege</text:span>等人認為數學只是邏輯的延伸，數學完全可以<text:span text:style-name="T3"><text:s/>"</text:span>化約<text:span text:style-name="T3">" </text:span>成邏輯。這樣一種看法，促成了所謂分析哲學的興起與發展。<text:span text:style-name="T3"><text:line-break/><text:line-break/></text:span>但維根斯坦<text:span text:style-name="T3">(</text:span>在我看來<text:span text:style-name="T3">)</text:span>絕不可能認同這樣一種所謂<text:span text:style-name="T3"><text:s/>"</text:span>邏輯主義<text:span text:style-name="T3">"(logicism)</text:span>；即使是早期<text:span text:style-name="T3">(</text:span>很容易被誤認為分析哲學家<text:span text:style-name="T3">)</text:span>的維根斯坦也一樣。<text:span text:style-name="T3"><text:line-break/><text:line-break/></text:span>然而，除此之外，卻仍然有著第三種看法：一方面承認早期的維根斯坦成功反駁或推翻了比方說羅素的<text:span text:style-name="T3">theory of types</text:span>，但仍認為早期的維根斯坦依舊可以被合理地解釋成某種形式的邏輯主義者。<text:span text:style-name="T3"><text:line-break/><text:line-break/></text:span>大致不同的看法之中，又各自有著內在細膩的差異。那麼，究竟哪個觀點才對？當然就得訴諸於觀點之間的競爭力高低。就數學或數學哲學來講，這樣一種觀點之間的競爭力，客觀性很高；但再怎麼高，仍然還是存在所謂規範性的<text:span text:style-name="T3"><text:s/>(normative) </text:span>空間，也就是說，存在著<text:span text:style-name="T3"><text:s/>"</text:span>觀點必然存在<text:span text:style-name="T3">" </text:span>的可能性。<text:span text:style-name="T3"><text:line-break/><text:line-break/></text:span>簡單說，你沒法對事物或對世界形成一種絕對不偏不倚、大中至正的所謂<text:span text:style-name="T3"><text:s/>"</text:span>絕對概念<text:span text:style-name="T3">" (absolute concept)</text:span>；要找大中至正，得去土匪廟<text:span text:style-name="T3"><text:s/>(</text:span>台北中正紀念堂<text:span text:style-name="T3">)</text:span>大門口去找。<text:span text:style-name="T3"><text:line-break/><text:line-break/></text:span>理應毫無爭議的數學和邏輯之本質為何，尚且各有話說，各有主張，更何況那些涉及許多充滿不確定性的軟科學或應用科學、社會科學乃至人文學科的東西。<text:span text:style-name="T3"><text:line-break/><text:line-break/></text:span>因此，某種程度的犯錯並不是問題，不足以因此否定一個專家證詞之有效性或合理性。重點不在犯錯，也不在觀點的現實勝負<text:span text:style-name="T3"><text:s/>(</text:span>今天落敗的觀點，也許改天又會佔上風<text:span text:style-name="T3">)</text:span>；重點不在於犯錯或勝負，而是在於是否故意犯錯，或是某種偏見或意識形態是否讓他經常在有意無意中失去專業證詞應有的可信度。<text:span text:style-name="T3"><text:line-break/><text:line-break/></text:span>沒有人可以是所有領域的專家，大多時候，我們只能以一種<text:span text:style-name="T3"><text:s/>"</text:span>非專家<text:span text:style-name="T3">" </text:span>的身份參與公眾事務的判斷。這時候，判斷專家的意見之前，恐怕你就得先考察這位專家或所謂意見領袖長久以來的發言品質，考察他的人品及利害牽扯等等。<text:span text:style-name="T3"><text:line-break/><text:line-break/></text:span>在繁體中文世界裏，我發現能看的文字非常稀少，因為可信之人或專家相當罕見。我向來是以人廢言的，因為，一個人如果他過去講的一百句話裏頭有九十九句跟放屁沒兩樣，那我們根本不需要花一秒鐘去鳥他講些什麼屁話，除非你讀它的目的只是想確認此人究竟能胡扯到什麼荒唐地步。<text:span text:style-name="T3"><text:line-break/><text:line-break/></text:span>認識一種語言，基本上就等於給世界打開了一扇窗口，許多時候，我們得從不同的語言包括可閱讀性仍然相當高的簡體中文世界中去尋找認識世界的管道。</text:p>
      <text:p text:style-name="P1"><text:span text:style-name="T1">李富忠</text:span><text:s/>  |  2014.11.13 21:55   |   <text:a xlink:type="simple" xlink:href="http://palinfo.habago.org/Entry?Command=Information_PrintForum&amp;iPage=382#FORUM33061"><text:span text:style-name="T2">#</text:span></text:a></text:p>
      <text:p text:style-name="P2">陳醫師說的是，現代社會跟知識累積依賴專業、依賴專家。<text:span text:style-name="T3"><text:line-break/><text:line-break/></text:span>無奈台灣對各種專業卻缺乏尊重，或著說，不是基於專業素養，而是基於顏色是否正確來決定要不要尊重這個人。<text:span text:style-name="T3"><text:line-break/><text:line-break/></text:span>或許這也不能怪別人，太多人自願作賤自己的專業，不但對自己不懂的領域不做功課胡亂評論，連自己專業領域也常常搞不清楚狀況。<text:span text:style-name="T3"><text:line-break/><text:line-break/></text:span>以服務貿易協定那時候的爭議來說吧，本來內容的好壞、通過的程序如何都是可以好好檢討的，偏偏被一堆教授背書的錯誤訊息掩蓋了。<text:span text:style-name="T3"><text:line-break/><text:line-break/></text:span>簡單的事實錯誤，像是誤認美國、歐盟沒有對中國開放一二類電信這種，上個<text:span text:style-name="T3">WTO</text:span>網站甚至在網路上搜尋一下就會知道他們是全部開放的。居然還有整群教授聯署背書。<text:span text:style-name="T3"><text:line-break/><text:line-break/></text:span>其他發一些內容錯誤百出、語焉不詳的懶人包就更不用說了。當都是這樣的「專業」在引導公共意見的形成，品質如何也就不言可喻了。同樣的情況在服貿爭議如此，核四爭議以至於近年許多事情都是這樣。<text:span text:style-name="T3"><text:line-break/><text:line-break/></text:span>但奇怪的是，只要立場對了，這種錯誤訊息總還是受到吹捧<text:span text:style-name="T3">(</text:span>通常還是最主張不要迷信權威，要人獨立思考的那一群在支持<text:span text:style-name="T3">)</text:span>。要是有人膽敢提出不同意見，還不迎頭就受到一陣亂批嗎。要是批評言之有物，或是引起理性的思考也就罷了，大多時候卻是情緒化的攻訐，讓人遺憾。感嘆何時台灣對公共事務的論述才能更上一個層級。</text:p>
      <text:p text:style-name="P1"><text:span text:style-name="T1">隆誌</text:span><text:s/>  |  2014.11.13 19:49   |   <text:a xlink:type="simple" xlink:href="http://palinfo.habago.org/Entry?Command=Information_PrintForum&amp;iPage=382#FORUM33060"><text:span text:style-name="T2">#</text:span></text:a></text:p>
      <text:p text:style-name="P3">承上<text:span text:style-name="T3"><text:line-break/><text:line-break/><text:line-break/></text:span>我稍微解釋一下，台灣現在許多製造業的生產基地，逐步針對大陸的高工資與歐美關稅問題，做出產業佈局。有些企業的客戶，分佈在全球市場，所以生產點設在大陸和東南亞。大陸的生產點，專針對大陸市場。東南亞針對歐美市場與量販通路市場，主打低成本和低價。有些企業則是利用大陸和美國紛紛拉攏東協，集中東南亞最為主要的生產基地。<text:span text:style-name="T3"><text:line-break/></text:span>看來看去，台灣的工作機會越來越少囉。這是事實，但也不至於完全沒有。台灣仍然生產許多產業的最上游原料，所以算是相對高毛利。</text:p>
      <text:p text:style-name="P1"><text:span text:style-name="T1">隆誌</text:span><text:s/>  |  2014.11.13 19:35   |   <text:a xlink:type="simple" xlink:href="http://palinfo.habago.org/Entry?Command=Information_PrintForum&amp;iPage=382#FORUM33059"><text:span text:style-name="T2">#</text:span></text:a></text:p>
      <text:p text:style-name="P2">歐巴馬昨天飛回美國了，今天墨西哥總統就和習近平舉行高峰會。好笑吧！一場美國在後面斧鑿斑斑地逼墨西哥，中止大陸協助墨西哥的高鐵建設。墨西哥總統跑來北京，希望雙方持續維持外交、經濟與全球戰略合作，和習近平簽更多商業與經濟協議。這幾天報導下來，再看<text:span text:style-name="T3">BBC</text:span>和<text:span text:style-name="T3">CNN</text:span>的報導，美國未來應該沒有能力，干涉大陸主導任何全球經貿合作。畢竟，大陸可不像過去美國或歐洲，逼別人出大錢，又要搶主導權。現在大陸拿出將近<text:span text:style-name="T3">1</text:span>千億美元出來，主導所有實質行動。<text:span text:style-name="T3"><text:line-break/></text:span>昨天翻牆出來，發現國內媒體頂多就中韓<text:span text:style-name="T3">FTA</text:span>鬼吼鬼叫，對主要議題無任何琢磨。感覺出來，不少媒體似乎抄中央社或是<text:span text:style-name="T3">NHK</text:span>的報導。實際上，中韓<text:span text:style-name="T3">FTA</text:span>絕對不是長期影響台灣的主要項目。這次討論的亞太自由貿易區，才是重點。台灣企業主要生產基地之一<text:span text:style-name="T3">“</text:span>東協<text:span text:style-name="T3">”</text:span>，未來將列入相關自由貿易協定。這可不是服貿那種小範圍影響，直接影響台灣所有經貿層面。未來除非台灣挖到比中東還要多的石油，不然台灣的領導人拒絕這個由大陸主導的經貿協定，台灣就準備等著窮到底。<text:span text:style-name="T3"><text:line-break/></text:span>我前面的留言，有提過大陸未來可能不會像現在，再給台灣更多優惠。因為能給的優惠都給了，而且比許多大陸對外的經貿協定更加優惠。接下來，亞太自由貿易協定推行，亞太地區的國家都必須在這個架構下去整合，所以大陸不可能再大小眼地給台灣優惠，對其他國家照<text:span text:style-name="T3">APEC</text:span>的架構來。<text:span text:style-name="T3"><text:line-break/></text:span>我現在已經開始想像，明年大陸的雙十一光棍節，南韓的電子商務公司從大陸賺多少錢。台灣就繼續相信懶人包、<text:span text:style-name="T3">ptt</text:span>這些無腦的資訊來源，繼續神功護體和自慰般的精神勝利法，這世界不等台灣。明明台灣在很多領域的起步階段都是領先，到最後卻因為太多自己的內部因素而落後，甚至被淘汰。</text:p>
      <text:p text:style-name="P1"><text:span text:style-name="T1">甄力民</text:span><text:s/>  |  2014.11.13 18:25   |   <text:a xlink:type="simple" xlink:href="http://palinfo.habago.org/Entry?Command=Information_PrintForum&amp;iPage=382#FORUM33058"><text:span text:style-name="T2">#</text:span></text:a></text:p>
      <text:p text:style-name="P6">https://www.youtube.com/watch?v=VxmeX1ElMcM&amp;list=PLW5FpQYCBdAcqL8CQKloxzu4cTc1N2Wpf&amp;index=13<text:line-break/><text:span text:style-name="T1">短網址</text:span><text:line-break/>http://goo.gl/FZ9AyG<text:line-break/><text:line-break/><text:span text:style-name="T1">上面這個影片也是在談</text:span>911<text:span text:style-name="T1">造假的證據，但跟陳真醫師在</text:span>2003<text:span text:style-name="T1">年那幾篇文章談的不太一樣，主要是從物理現象來看雙子星大樓崩塌的狀況。</text:span></text:p>
      <text:p text:style-name="P1"><text:span text:style-name="T1">小生</text:span><text:s/>  |  2014.11.13 12:50   |   <text:a xlink:type="simple" xlink:href="http://palinfo.habago.org/Entry?Command=Information_PrintForum&amp;iPage=382#FORUM33056"><text:span text:style-name="T2">#</text:span></text:a></text:p>
      <text:p text:style-name="P2">陳真醫師您好<text:span text:style-name="T3"><text:s/></text:span>我現在是個學生<text:span text:style-name="T3"><text:s/></text:span>失禮把這裡當發問區<text:span text:style-name="T3"> <text:line-break/><text:line-break/></text:span>您一些文章還有此版的留言我都覺得看了很暢快<text:span text:style-name="T3"><text:s/></text:span>三四月暴民失心瘋時<text:span text:style-name="T3"><text:s/></text:span>媒體學者都說不出什麼真東西<text:span text:style-name="T3"><text:s/></text:span>有一些還不錯的話似乎也只能偷偷講<text:span text:style-name="T3"><text:s/></text:span>圓仔花暴亂我才真正震驚這臺灣是爛成什麼樣<text:span text:style-name="T3"><text:s/></text:span>我也有政治立場<text:span text:style-name="T3"><text:s/></text:span>但絕不是懦弱跟智障<text:span text:style-name="T3"><text:line-break/><text:line-break/></text:span>您文章中敢言真話卻總是帶著死心的無奈<text:span text:style-name="T3"><text:s/></text:span>很抱歉去年準備大學考時我將這些作為不多的宣洩出口之一<text:span text:style-name="T3"><text:s/></text:span>您雖然待過啦綠營<text:span text:style-name="T3"><text:s/></text:span>但您對年輕學子從無知到智障速度之快<text:span text:style-name="T3"><text:s/></text:span>應該會多嘆一口氣<text:span text:style-name="T3"><text:s/></text:span>正好那些自認中立的白痴都是身邊友人時<text:span text:style-name="T3"><text:line-break/><text:line-break/></text:span>醫師我覺得我病了<text:span text:style-name="T3"><text:s/></text:span>病到覺得自己有時還會想要怎麽樣才能救點國<text:span text:style-name="T3"><text:s/></text:span>病因或許是因為太年輕<text:span text:style-name="T3"><text:s/></text:span>方剛血氣仍未退散<text:span text:style-name="T3"><text:s/></text:span>總覺得自己能做什麼<text:span text:style-name="T3"><text:s/></text:span>我讀了書鞏固了點知識<text:span text:style-name="T3"><text:s/></text:span>練習判斷別淪為雜碎<text:span text:style-name="T3"><text:s/></text:span>但看自己國家這樣居然仍有點抱負<text:span text:style-name="T3"><text:s/></text:span>這不是病是什麼<text:span text:style-name="T3"><text:s/></text:span>還望醫生診斷<text:span text:style-name="T3"><text:s/></text:span>不好意思</text:p>
      <text:p text:style-name="P1">Wayne Han   |  2014.11.13 12:24   |   <text:a xlink:type="simple" xlink:href="http://palinfo.habago.org/Entry?Command=Information_PrintForum&amp;iPage=382#FORUM33055"><text:span text:style-name="T2">#</text:span></text:a></text:p>
      <text:p text:style-name="P3"><text:span text:style-name="T3">To </text:span>陳真<text:span text:style-name="T3"><text:line-break/><text:line-break/></text:span>看完您<text:span text:style-name="T3">11/11</text:span>那篇文章想補充一點，<text:span text:style-name="T3"><text:line-break/></text:span>某些人就算智商高也一樣容易被人渣操弄，<text:span text:style-name="T3"><text:line-break/></text:span>聰明跟智慧之間還有一段很大的距離，很多高智商的人照樣被人渣耍得團團轉就是最好的證明。</text:p>
      <text:p text:style-name="P1"><text:span text:style-name="T1">陳真</text:span><text:s/>  |  2014.11.13 10:15   |   <text:a xlink:type="simple" xlink:href="http://palinfo.habago.org/Entry?Command=Information_PrintForum&amp;iPage=382#FORUM33053"><text:span text:style-name="T2">#</text:span></text:a></text:p>
      <text:p text:style-name="P2">底下報導，懶得看的，可以看第一段和最後一段。<text:span text:style-name="T3"><text:line-break/><text:line-break/></text:span>雖說政商藍綠通吃，但綠在這方面的政商關係早已遠比藍的還要來得密切。<text:span text:style-name="T3"><text:line-break/><text:line-break/></text:span>密切無所謂，可是，令人鄙夷的是，綠的很會操弄，底下支持者更是聞雞起舞，主子怎麼操弄，綠色群眾就會怎麼配合，不但對其一切惡行完全視若無睹，而且往往還能把理應指向他們身上的箭頭給倒轉方向，指向藍的，而其綠色群眾便也一概配合任何操弄，進一步抹黑造謠，歪曲事實。<text:span text:style-name="T3"><text:line-break/><text:line-break/></text:span>這樣的例子，在台灣可說是千千萬萬，要多少有多少；基本上就是一種常態性的現象；在這島上，完全沒有是非可言了。<text:span text:style-name="T3"><text:line-break/><text:line-break/></text:span>為何一個人，當他變成<text:span text:style-name="T3"><text:s/>"</text:span>群眾<text:span text:style-name="T3">" </text:span>的一員時，會有如此荒唐的群眾現象，我實在很不解，就像一種集體催眠那樣，完全不具任何自主意識與是非感或理性觀念，而只是一種隨號令與各種明示暗示起舞的機器或寵物。就像狗一樣，主人給一點明示暗示，牠就會依令行事；牠能明白主人的心意，以及主人對於<text:span text:style-name="T3"><text:s/>"</text:span>敵我<text:span text:style-name="T3">" </text:span>的界定。<text:span text:style-name="T3"><text:line-break/><text:line-break/></text:span>我這樣講，對於狗有點不敬，但我只是給個比喻，說明這樣一種文革群眾的基本特徵。事實上，狗不一定這麼乖。我家阿憨就不會鳥我的什麼指令，牠有牠的獨立判斷。<text:span text:style-name="T3"><text:line-break/><text:line-break/></text:span>換句話說，綠色群眾，在忠誠度和聽話這一點上，其實是比狗還乖的，他不是根據自己的大腦行事，連小腦也用不上，只用到嘴巴就行。<text:span text:style-name="T3"><text:line-break/><text:line-break/></text:span>我約略探索過人類歷史上的各種群眾現象，在當代社會中，倒是沒看過像綠色群眾這麼乖，這麼非理性地忠誠的；它事實上比較接近一種<text:span text:style-name="T3"><text:s/>"</text:span>幫派<text:span text:style-name="T3">" </text:span>的概念，看旗子看顏色來決定是非，是否<text:span text:style-name="T3"><text:s/>"</text:span>自己人<text:span text:style-name="T3">" </text:span>很重要，只要是自己人就不管你怎麼胡作非為也絕不會有一句異議。誰膽敢有異議，誰就是幫派的敵人。<text:span text:style-name="T3"><text:line-break/><text:line-break/></text:span>你見過哪個幫派成員會因為幫派在外頭的胡作非為而有所不滿的？幫派是非標準並不存在於內部，是非標準純粹只存在於敵我鬥爭之間，是一種外部戰鬥工具，而不是一種自身具有內在價值的東西。<text:span text:style-name="T3"><text:line-break/><text:line-break/></text:span>但你可別以為幫派內部毫無對錯標準，所謂幫有幫規，幫規是非常嚴格的。任何人只要叛幫，就是死罪，而且會死得比敵人還慘，因為他觸犯的是幫規<text:span text:style-name="T3">--</text:span>對於幫的一種絕對忠誠，一種不可違逆的天條。<text:span text:style-name="T3"><text:line-break/><text:line-break/></text:span>記得大約<text:span text:style-name="T3">1998</text:span>年，我決心要跟這個綠色怪物一刀兩斷時，寫過一些在現在看來非常客氣溫和的文章，但這樣一些溫和的文章，甚至包括像<text:span text:style-name="T3">"</text:span>給長老教會的一封公開信<text:span text:style-name="T3">"</text:span>，卻引來<text:span text:style-name="T3"><text:s/>"</text:span>幫內<text:span text:style-name="T3">" </text:span>老少成員極大的反彈和攻擊。<text:span text:style-name="T3"><text:line-break/><text:line-break/></text:span>有個原本很誇我、誇得近乎仰慕的大老，四處說我叛變，說我晚節不保，還叫人傳話來英國說我背叛組織，背叛台灣人。媽的，我又不是參加黑幫，背個鳥叛。<text:span text:style-name="T3"><text:line-break/><text:line-break/></text:span>我講這些，自然不是、也不敢對綠色生物不敬，我純粹只是想說明所謂<text:span text:style-name="T3"><text:s/>"</text:span>群眾現象<text:span text:style-name="T3">"</text:span>，當它發展到極至，就會形成一種認旗不認人不認是非的幫派文化。<text:span text:style-name="T3"><text:line-break/><text:line-break/></text:span>我的好朋友楊秋興，過去還在綠營時，可是聲勢如日中天、很多人看好的潛在總統候選人，但他後來退了黨，你看現在綠幫成員怎麼罵他，不是罵他犯了什麼錯哦，而是罵他叛黨。<text:span text:style-name="T3"><text:line-break/><text:line-break/></text:span>許信良也是一例。當他脫黨而去時，包括長老教會，所有綠幫成員用盡惡毒辭彙罵他，可當他後來又重新加入民進黨，他現在又<text:span text:style-name="T3"><text:s/>"</text:span>正確<text:span text:style-name="T3">" </text:span>了，變成正確旗子的一員了，於是也不會有人攻擊他了，<text:span text:style-name="T3">"</text:span>狗兒<text:span text:style-name="T3">" </text:span>們知道現在他又是咱<text:span text:style-name="T3"><text:s/>"</text:span>自己人<text:span text:style-name="T3">" </text:span>了。<text:span text:style-name="T3"><text:line-break/><text:line-break/></text:span>幫派的特色之一就是非常團結，而且資源只在<text:span text:style-name="T3"><text:s/>"</text:span>自己人<text:span text:style-name="T3">"</text:span>之間好康共享，資源絕不可能外流到敵人手中，越是公部門的資源如政府機關或大學院校科系等等等，這樣一種敵我之分更是極為明顯，簡單說就是忠誠考核。<text:span text:style-name="T3"><text:line-break/><text:line-break/></text:span>以前有人二室負責這部份的思想考核與身家調查，把<text:span text:style-name="T3">"</text:span>壞人<text:span text:style-name="T3">" </text:span>盡量排除在好康的事情之外，講究一種黨國血液的純粹性；現在其實還是一樣，而且變得更普遍，更加明目張膽。<text:span text:style-name="T3"><text:line-break/><text:line-break/></text:span>陳真<text:span text:style-name="T3"><text:s/>2014.11.13.<text:line-break/>==================<text:line-break/></text:span>邱毅爆<text:span text:style-name="T3"><text:s/></text:span>李應元收魏家<text:span text:style-name="T3">2000 </text:span>萬政治獻金<text:span text:style-name="T3"><text:line-break/><text:line-break/></text:span>中時電子報作者李明賢、朱真楷╱台北報導<text:span text:style-name="T3"><text:line-break/><text:line-break/>2014</text:span>年<text:span text:style-name="T3">11</text:span>月<text:span text:style-name="T3">13</text:span>日<text:span text:style-name="T3"><text:line-break/><text:line-break/></text:span>邱毅指李應元收受味全<text:span text:style-name="T3">2000</text:span>萬元政治獻金，李應元承認味全副董事長王錫河「有幫過他」，但絕對沒有<text:span text:style-name="T3">2000</text:span>萬元。（本報資料照片）<text:span text:style-name="T3"><text:line-break/><text:line-break/></text:span>中國時報【李明賢、朱真楷╱台北報導】<text:span text:style-name="T3"><text:line-break/><text:line-break/></text:span>食安風暴重創國民黨選情，前立委邱毅昨說，執政黨根本是揹黑鍋，因為頂新真正門神是味全代理董事長王錫河。邱毅並爆料，頂新魏家曾透過王錫河給了一筆<text:span text:style-name="T3">2000</text:span>萬元的鉅額政治獻金給民進黨立委李應元，至於該筆款項是否進一步流往民進黨中央或柯<text:span text:style-name="T3">P</text:span>陣營，仍待釐清。<text:span text:style-name="T3"><text:line-break/><text:line-break/></text:span>頂新魏家即將退出味全董事會，董事席次將重新洗牌，但目前董事長職務仍由副董王錫河代理。王錫河不僅是頂新三董魏應充在彰化高中的同學，加上與民進黨淵源深厚，邱毅昨在政論節目《台灣顧問團》上指控，即使味全董事改組，「王錫河仍是頂新最大的門神。」<text:span text:style-name="T3"><text:line-break/><text:line-break/></text:span>對此，李應元昨天晚間表示，王錫河是他的朋友，但絕對沒有這件事，「他（邱毅）敢講，我敢告！」<text:span text:style-name="T3"><text:line-break/><text:line-break/></text:span>李應元指出，當年他第二次競選立委時，台灣之聲的電台主持人就曾公開指控他拿台塑<text:span text:style-name="T3">5000</text:span>萬元政治獻金，「因為講的不是事實，所以我理都不理他，就是這樣！」如今，邱毅所指控的內容，其實也已經傳了一段時間，但他敢斬釘截鐵地說，「絕對沒有，一點都不含糊。」<text:span text:style-name="T3"><text:line-break/><text:line-break/></text:span>但這是否就代表李應元從未收過王錫河任何政治獻金？李應元直言，他與王錫河是好朋友，所以當年競選公職時，對方確實曾經幫忙過他；所以「我的部分有，但這是私人的，而且也沒有這樣的數字（指邱毅指稱的<text:span text:style-name="T3">2000</text:span>萬元）。」<text:span text:style-name="T3"><text:line-break/><text:line-break/></text:span>邱毅說，李應元擔任立委期間，確曾收到王錫河政治獻金<text:span text:style-name="T3">2000</text:span>萬元，時間點就在這幾年。此一說法也與李應元解釋有所出入。<text:span text:style-name="T3"><text:line-break/><text:line-break/></text:span>不過，因為政治獻金法是<text:span text:style-name="T3">2004</text:span>年三讀通過並開始適用，因此李應元當年競選第<text:span text:style-name="T3">4</text:span>屆立委，收到多少政治獻金，也不必申報，到底李應元收到王錫河多少政治獻金，目前已無可考。<text:span text:style-name="T3"><text:line-break/><text:line-break/></text:span>邱毅則說，味全代理董事長王錫河是陳水扁創立的正義連線辦公室主任，當時正義連線會長是余政憲，當時擔任立委的沈富雄還是執委；王錫河後來擔任農委會機要秘書、勞委會主秘，後來接任味全董事、副董事長職務，不僅與民進黨淵源深厚，還是綠營的大金主。</text:p>
      <text:p text:style-name="P1"><text:span text:style-name="T1">懷軒</text:span><text:s/>  |  2014.11.13 03:56   |   <text:a xlink:type="simple" xlink:href="http://palinfo.habago.org/Entry?Command=Information_PrintForum&amp;iPage=382#FORUM33052"><text:span text:style-name="T2">#</text:span></text:a></text:p>
      <text:p text:style-name="P3"><text:span text:style-name="T3">To Kevin Yu,<text:line-break/><text:line-break/></text:span>你搞錯了，我所想的到的戰爭的意思並不是台灣與中國的戰役，相反的，我認為中國對台灣動武的機會微乎其微。即便今天台灣大張旗鼓的宣佈獨立也一樣，只需要封鎖台灣的經濟與交通，不用多久一切就結束了，何須動武<text:span text:style-name="T3">?<text:line-break/></text:span>反倒是你所謂的美國援助才是令人擔心的東西，美國才是那個希望中國和台灣打起來的國家，大概就像是請鬼抓藥單一樣。<text:span text:style-name="T3"><text:line-break/><text:line-break/>To </text:span>翰林<text:span text:style-name="T3"><text:line-break/><text:line-break/></text:span>這文章寫在百年前，可是讀來好像是在分析台灣現在的選舉或所謂民主狀態，看起來台灣好像是一種像阿米巴原蟲一般原始階段的社會。真是悲哀<text:span text:style-name="T3">~</text:span>。<text:span text:style-name="T3"><text:line-break/><text:line-break/></text:span>懷軒</text:p>
      <text:p text:style-name="P4"/>
      <text:p text:style-name="P1"><text:span text:style-name="T1">陳真</text:span><text:s/>  |  2014.11.13 02:05   |   <text:a xlink:type="simple" xlink:href="http://palinfo.habago.org/Entry?Command=Information_PrintForum&amp;iPage=383#FORUM33051"><text:span text:style-name="T2">#</text:span></text:a></text:p>
      <text:p text:style-name="P3"><text:span text:style-name="T3">TO </text:span>馬鑑一<text:span text:style-name="T3">:<text:line-break/><text:line-break/></text:span>我講的開放，跟你講的，有什麼關聯呢？</text:p>
      <text:p text:style-name="P1"><text:span text:style-name="T1">陳真</text:span><text:s/>  |  2014.11.13 01:52   |   <text:a xlink:type="simple" xlink:href="http://palinfo.habago.org/Entry?Command=Information_PrintForum&amp;iPage=383#FORUM33050"><text:span text:style-name="T2">#</text:span></text:a></text:p>
      <text:p text:style-name="P2">翰林轉貼的長文我看了，寫得還不錯。<text:span text:style-name="T3"><text:line-break/><text:line-break/></text:span>黨外時，有一天，在一個私下討論中，有個我尊敬的大老<text:span text:style-name="T3">(</text:span>姑隱其名<text:span text:style-name="T3">)</text:span>，提到<text:span text:style-name="T3"><text:s/>"</text:span>群眾只有<text:span text:style-name="T3">13</text:span>歲<text:span text:style-name="T3">"</text:span>，讓我驚訝的是，他提到這句話並非貶意，反而意思是說：我們可以利用群眾的盲從。當然，他指的是發起一個抗爭活動的可能性。<text:span text:style-name="T3"><text:line-break/><text:line-break/></text:span>在我看來，群眾連<text:span text:style-name="T3">13</text:span>歲的判斷力也沒有，差不多跟貓狗牛羊一樣的水平。但是，<text:span text:style-name="T3">"</text:span>群眾<text:span text:style-name="T3">" </text:span>也者，往往指的是一種特定事件與時空底下的烏合之眾，是一種短暫組合現象，但台灣的<text:span text:style-name="T3"><text:s/>"</text:span>群眾<text:span text:style-name="T3">" </text:span>現象卻始終凝聚不散，綠油油一大團，非常團結，完全不曾散去。<text:span text:style-name="T3"><text:line-break/><text:line-break/></text:span>換句話說，這樣一種<text:span text:style-name="T3">"</text:span>群眾<text:span text:style-name="T3">"</text:span>，事實上反映的並不是一種短暫的狂熱組合，而是一種普遍的、長期低落的公民素質。我很不喜歡使用<text:span text:style-name="T3"><text:s/>"</text:span>公民<text:span text:style-name="T3">" </text:span>這樣一種已經被污染得臭不可聞的字眼，但很諷刺的是，這一群智能上特別低落、缺乏獨立思考能力、特別容易被操弄、張牙舞爪搖旗吶喊的一群人，卻整天公民公民地講不停。</text:p>
      <text:p text:style-name="P1"><text:span text:style-name="T1">陳真</text:span><text:s/>  |  2014.11.13 01:50   |   <text:a xlink:type="simple" xlink:href="http://palinfo.habago.org/Entry?Command=Information_PrintForum&amp;iPage=383#FORUM33049"><text:span text:style-name="T2">#</text:span></text:a></text:p>
      <text:p text:style-name="P3">哈巴狗擋了幾則留言，我給放行了。<text:span text:style-name="T3"><text:line-break/><text:line-break/></text:span>謝謝<text:span text:style-name="T3">YK Hung</text:span>的指正。我看的那份表格並沒有做這樣一個區分，不過我相信你是對的。</text:p>
      <text:p text:style-name="P1"><text:span text:style-name="T1">彭成有</text:span><text:s/>  |  2014.11.12 23:22   |   <text:a xlink:type="simple" xlink:href="http://palinfo.habago.org/Entry?Command=Information_PrintForum&amp;iPage=383#FORUM33048"><text:span text:style-name="T2">#</text:span></text:a></text:p>
      <text:p text:style-name="P2">貧富差距是很自然的東西，現在的我當然比過去的我有錢，堅尼係數說明也有寫到『沒有顯示出來在哪裡存在分配不公』。<text:span text:style-name="T3"><text:line-break/></text:span>重點還是該放在一般百姓生活水準有沒有上升。</text:p>
      <text:p text:style-name="P1"><text:span text:style-name="T1">馬鑑一</text:span><text:s/>  |  2014.11.12 20:49   |   <text:a xlink:type="simple" xlink:href="http://palinfo.habago.org/Entry?Command=Information_PrintForum&amp;iPage=383#FORUM33047"><text:span text:style-name="T2">#</text:span></text:a></text:p>
      <text:p text:style-name="P3">開放是一條必走的路<text:span text:style-name="T3"><text:line-break/></text:span>太陽花也不是真的反中反核<text:span text:style-name="T3"><text:s/></text:span>這些只是奪權的手段而已<text:span text:style-name="T3"><text:line-break/></text:span>看看民進黨執政時期<text:span text:style-name="T3"><text:s/></text:span>核四追加預算<text:span text:style-name="T3"><text:s/></text:span>順利通過便知<text:span text:style-name="T3"><text:line-break/><text:line-break/></text:span>開放真正的負面效應<text:span text:style-name="T3"><text:s/></text:span>應該是貧富差距加大<text:span text:style-name="T3"><text:line-break/></text:span>看看香港便知<text:span text:style-name="T3"><text:line-break/>“ </text:span>香港貧富懸殊全亞洲最嚴重。聯合國人類住區規劃署發表年度報告，指香港是全亞洲貧富懸殊最嚴重的城市，也是全球貧富懸殊先進地區之首，其堅尼係數高於<text:span text:style-name="T3">0.4</text:span>警戒線。<text:span text:style-name="T3">”<text:line-break/>http://zh.m.wikipedia.org/zh-tw/%E9%A6%99%E6%B8%AF%E7%A4%BE%E6%9C%83<text:line-break/><text:line-break/><text:line-break/></text:span></text:p>
      <text:p text:style-name="P1"><text:span text:style-name="T1">陳真</text:span><text:s/>  |  2014.11.12 15:32   |   <text:a xlink:type="simple" xlink:href="http://palinfo.habago.org/Entry?Command=Information_PrintForum&amp;iPage=383#FORUM33046"><text:span text:style-name="T2">#</text:span></text:a></text:p>
      <text:p text:style-name="P2">安倍這個人渣，在政治及經濟上的種種惡意挑釁，完全是美國在背後下指導棋，這樣一種美日聯手抗中堵中，只是一個基本國際常識。台灣人如果連這樣一個基本常識也沒有，實在很可怕。而這也是我前幾封留言提到的所謂戰火風險。<text:span text:style-name="T3"><text:line-break/><text:line-break/></text:span>安倍迥異於過去幾任日本領導人，不斷做出一些挑釁言行並不是發神經，而只是美國所謂重返亞洲的一個精心戰略布局，包括針對侵華史實的各種挑釁言論，例如否認南京大屠殺，否認日本前任幾位領導人對於侵略亞洲各國的道歉，否認慰安婦的存在、凌虐乃至即將戰敗之前包括對於俘虜的集體屠殺滅跡，否認<text:span text:style-name="T3">731</text:span>部隊抓來大量中國人進行的殘酷活體實驗，還有近來的集體自衛權解禁，擴大軍火發展，乃至非戰憲法的企圖修憲等等等等等，全部都有美國或明或暗的強力介入甚至歌頌。<text:span text:style-name="T3"><text:line-break/><text:line-break/></text:span>美國在亞洲養了幾條狗，衝著中國而來。日本和台灣不用說了，菲律賓也是，過去幾年突然不斷企圖挑起戰火，難道你以為菲律賓突然發神經，如此渴望跟中國打一仗；那是因為他背後有個美國主人。中國要是忍不住而開火，美國肯定高興死了。<text:span text:style-name="T3"><text:line-break/><text:line-break/></text:span>之前寫過一些有關香港佔中要求普選的所謂民主抗爭，同樣也是美國在背後搞鬼，不再贅述。最近幾年，造成千百萬人死亡及人類歷史上最大難民潮的所謂民主抗爭，例如利比亞、敘例亞等等等，全部都是美國強力主導，藉以顛覆政權，勢力入侵並掠奪各種重要資源。<text:span text:style-name="T3"><text:line-break/><text:line-break/></text:span>中緬邊界的水壩共同建設，突然緬甸片面喊停就停；中國的高鐵技術輸出北美墨西哥，也是說停就停；泰國的政變及內亂；越南放任甚至鼓動反華暴動，數天無政府狀態的打殺砸搶；日本挑起貨幣戰爭，各國譴責，美國支持，難道你以為這些都只是個別偶發事件？當然不是。這些都只是美國企圖打擊中國圍堵中國的基本政策之一。<text:span text:style-name="T3"><text:line-break/><text:line-break/></text:span>上個月，美國取消對於越南四十年來的武器禁運，販售攻擊性致命武器給越南，美國說是因為越南人權最近有大幅改善，而武器禁運解除則稱之為是捍衛南海安全與和平的歷史性一刻。你信嗎？美國還公開讚揚日本的集體自衛權解禁，稱讚日本勇於面對挑戰，勇於負起維護世界和平的責任，你信嗎？<text:span text:style-name="T3"><text:line-break/><text:line-break/></text:span>一個人如果還有點腦袋，不可能相信美國這些鬼話，不可能會以為這些都只是單獨的個別偶發事件。這樣一種理解，在極度無知的台灣人聽起來，也許很像一種天方夜譚或陰謀論，但它其實只是再清楚簡單也不過的一種理應眾人皆知的陽謀，一種基本常識。<text:span text:style-name="T3"><text:line-break/><text:line-break/></text:span>島內藍綠對抗，藍的經常看不起綠的，說他們無知、非理性，不衛生兼不識字。但事實上，在國際常識這一點上，不分藍綠，水平都差不多。為何如此？因為大家都是吃同一種牌子的飼料長大，看不見世界。<text:span text:style-name="T3"><text:line-break/><text:line-break/></text:span>在台灣，你很難跟人說起政治，因為說來說去就是每天飼料裡所灌輸的那幾件藍綠之事，完全看不見世界。很難想像一個社會的成員，竟能長期愚化到這種地步。</text:p>
      <text:p text:style-name="P1"><text:span text:style-name="T1">陳真</text:span><text:s/>  |  2014.11.12 12:54   |   <text:a xlink:type="simple" xlink:href="http://palinfo.habago.org/Entry?Command=Information_PrintForum&amp;iPage=383#FORUM33045"><text:span text:style-name="T2">#</text:span></text:a></text:p>
      <text:p text:style-name="P3"><text:span text:style-name="T3">Kevin <text:line-break/><text:line-break/></text:span>你的國際常識完全不及格，從釣魚島到靖國神社參拜，乃至日圓貶值，全部都是歐巴馬指使日本所為，目的就是打擊中國。這只是一個普通常識。</text:p>
      <text:p text:style-name="P1">Kevin Yu   |  2014.11.12 12:14   |   <text:a xlink:type="simple" xlink:href="http://palinfo.habago.org/Entry?Command=Information_PrintForum&amp;iPage=383#FORUM33044"><text:span text:style-name="T2">#</text:span></text:a></text:p>
      <text:p text:style-name="P2">陳真醫師<text:span text:style-name="T3">:<text:line-break/><text:line-break/></text:span>放心<text:span text:style-name="T3">!</text:span>美國已經越來不理台灣<text:span text:style-name="T3">,</text:span>台灣她們早晚會放棄<text:span text:style-name="T3">,</text:span>不然他們幹嘛放任安倍胡亂來<text:span text:style-name="T3">?</text:span></text:p>
      <text:p text:style-name="P1"><text:span text:style-name="T1">翰林</text:span><text:s/>  |  2014.11.12 11:48   |   <text:a xlink:type="simple" xlink:href="http://palinfo.habago.org/Entry?Command=Information_PrintForum&amp;iPage=383#FORUM33043"><text:span text:style-name="T2">#</text:span></text:a></text:p>
      <text:p text:style-name="P3">摘錄一下<text:span text:style-name="T3"><text:s/>Gustave Le Bon</text:span>的<text:span text:style-name="T3">The Crowd: A Study of the Popular Mind<text:line-break/></text:span>出版於一八九五年，現在看起來仍然非常適用。<text:span text:style-name="T3"><text:line-break/><text:line-break/>-------------------------------------------------<text:line-break/></text:span>那些與我們的中産階級情投意合的作家，最好地反映著這些階級較爲偏狹的思想、一成不變的觀點、膚淺的懷疑主義以及表現得有些過分的自私。<text:span text:style-name="T3"><text:line-break/><text:line-break/></text:span>從事實的角度看，世上的一切偉人，一切宗教和帝國的建立者，一切信仰的使徒和傑出政治家，甚至再說得平庸二點，一夥人裏的小頭目、都是不自覺的心理學家，他們對于群體性格有著出自本能但往往十分可靠的了解。正是因爲對這種性格有正確的了解，他們能夠輕而易舉地確立自己的領導地位。<text:span text:style-name="T3"><text:line-break/><text:line-break/></text:span>只有對群體心理有一定的認識，才能理解法律和制度對他們的作用是多麽微不足道，才能理解除了別人強加于他們的意見，他們是多麽沒有能力堅持己見。要想領導他們，不能根據建立在純粹平等學說上的原則，而是要去尋找那些能讓他們動心的事情、能夠誘惑他們的東西。實際上，在群衆眼裏，也許最不公正的才是最好的。只有既不十分清楚易懂又顯得負擔最小的辦法，才最易于被人們所容忍。<text:span text:style-name="T3"><text:line-break/><text:line-break/></text:span>在集體心理中，個人的才智被削弱了，從而他們的個性也被削弱了。異質性被同質性所吞沒，無意識的品質占了上風。群體中累加在一起的只有愚蠢而不是天生的智慧。<text:span text:style-name="T3"><text:line-break/><text:line-break/></text:span>群體的這種易變性使它們難以統治，當公共權力落到它們手裏時尤其如此。一旦日常生活中各種必要的事情不再對生活構成看不見的約束，民主便幾乎不可能持續很久了。此外，群體雖然有著各種狂亂的願望，它們卻不能持久。群體沒有能力做任何長遠的打算或思考。<text:span text:style-name="T3"><text:line-break/><text:line-break/></text:span>于是，群體永遠漫遊在無意識的領地，會隨時聽命于一切暗示，表現出對理性的影響無動于衷的生物所特有的激情，它們失去了一切批判能力，除了極端輕信外再無別的可能。要想對那種編造和傳播子虛烏有的神話和故事的能力有所理解，必須牢牢地記住這一點。一些可以輕易在群體中流傳的神話所以能夠産生，不僅是因爲他們極端輕信，也是事件在人群的想象中經過了奇妙曲解之後造成的後果。<text:span text:style-name="T3"><text:line-break/><text:line-break/></text:span>有時我們會因爲在頭腦中想到的任何事實而産生一連串幻覺，就很容易理解這種狀態。我們的理性告訴我們，它們之間沒有任何關系。但是群體對這個事實卻視若無睹，把歪曲性的想像力所引起的幻覺和真實事件混爲一談。群體很少對主觀和客觀加以區分，他們把頭腦中産生的景象也當做現實。<text:span text:style-name="T3"><text:line-break/><text:line-break/></text:span>沒有必要考慮組成群體的個人的智力品質。這種品質無足輕重。從他們成爲群體一員之日始，博學之士便和白癡一起失去了觀察能力。<text:span text:style-name="T3"><text:line-break/><text:line-break/></text:span>使眼前發生的事情遭到歪曲，真相被與它無關的幻覺所取代<text:span text:style-name="T3">——</text:span>群體中出現這種情況，不一定需要人數衆多。在我寫下這些文字時，報紙上充斥著兩個小女孩在塞納河溺水身亡的報道。五六個目擊者言之鑿鑿地說，他們認出了這兩個孩子。所有的證詞如出一轍，不容預審法官再有任何懷疑。他簽署了死亡證明。但就在爲孩子舉行葬禮時，一個偶然的事件使人們發現，本來以爲死了的人仍然活著，並且她們和溺水而死的人沒有多少相似之處。就像前面提到的事例一樣，第一個目擊者本人就是幻覺的犧牲品，他的證詞足以對其他目擊者産生影響。<text:span text:style-name="T3"><text:line-break/><text:line-break/></text:span>集體觀察極可能出錯，大多數時候它所表達的是在傳染過程中影響著同伴的個人幻覺。各種事實都證明，應當明智地認爲群體的證詞極不可靠，它甚至能夠達到無以複加的程度。<text:span text:style-name="T3"><text:line-break/><text:line-break/></text:span>群體情緒的簡單和誇張所造成的結果是，它全然不知懷疑和不確定性爲何物。懷疑一說出口，立刻就會成爲不容辯駁的證據。<text:span text:style-name="T3"><text:line-break/><text:line-break/></text:span>群體感情的狂暴，尤其是在異質性群體中間，又會因責任感的徹底消失而強化。不幸的是，群體的這種誇張傾向，常常作用于一些惡劣的感情。它們是原始人的本能隔代遺傳的殘留，孤立而負責的個人因爲擔心受罰，不得不對它們有所約束。因此群體很容易幹出最惡劣的極端勾當。<text:span text:style-name="T3"><text:line-break/><text:line-break/></text:span>群體只知道簡單而極端的感情；提供給他們的各種意見、想法和信念，他們或者全盤接受，或者一概拒絕，將其視爲絕對真理或絕對謬論。個人可以接受矛盾，進行討論，群體是絕對不會這樣做的。在公衆集會上，演說者哪怕做出最輕微的反駁，立刻就會招來怒吼和粗野的叫罵。在一片噓聲和驅逐聲中，演說者很快就會敗下陣來。當然，假如現場缺少當權者的代表這種約束性因素，反駁者往往會被打死。<text:span text:style-name="T3"><text:line-break/><text:line-break/></text:span>專橫和偏執是群體有著明確認識的感情，他們很容易産生這種感情，而且只要有人在他們中間煽動起這種情緒，他們隨時都會將其付諸實踐。群體對強權俯首貼耳，卻很少爲仁慈心腸所動，他們認爲那不過是軟弱可欺的另一種形式。他們只向嚴厲欺壓他們的暴君低頭。<text:span text:style-name="T3"><text:line-break/><text:line-break/></text:span>群體隨時會反抗軟弱可欺者，對強權低聲下氣。如果強權時斷時續，而群體又總是被極端情緒所左右，它便會表現得反複無常，時而無法無天，時而卑躬屈膝。<text:span text:style-name="T3"><text:line-break/><text:line-break/></text:span>如果以爲群體中的革命本能處在主導地位，那就完全誤解了他們的心理。他們的反叛和破壞行爲的爆發總是十分短暫的，群體強烈地受著無意識因素的支配，因此很容易屈從于世俗的等級制，難免會十分保守。對他們撒手不管，他們很快就會對混亂感到厭倦，本能地變成奴才。<text:span text:style-name="T3"><text:line-break/><text:line-break/></text:span>如果<text:span text:style-name="T3">”</text:span>道德<text:span text:style-name="T3">”</text:span>一詞指的是持久地尊重一定的社會習俗，不斷抑制私心的衝動，那麽顯然可以說，由于群體太好衝動，太多變，因此它不可能是道德的。<text:span text:style-name="T3"><text:line-break/><text:line-break/></text:span>觀念只有采取簡單明了的形式，才能被群體所接受，因此它必須經過一番徹底的改造，才能變得通俗易懂。當我們面對的是有些高深莫測的哲學或科學觀念時，我們尤其會看到，爲了適應群體低劣的智力水平，對它們需要進行多麽深刻的改造。<text:span text:style-name="T3"><text:line-break/><text:line-break/></text:span>就像高級的推理一樣，群體低劣的推理能力也要借助于觀念，不過，在群體所采用的各種觀念之間，只存在著表面的相似性或連續性。群體的推理方式類似于愛斯基摩人的方式，他們從經驗中得知，冰這種透明物質放在嘴裏可以融化，于是認爲同樣屬于透明物質的玻璃，放在嘴裏也會融化；或是像一些受雇主剝削的苦力，立刻便認爲天下所有雇主都在剝削他們的人。<text:span text:style-name="T3"><text:line-break/><text:line-break/></text:span>群體推理的特點，是把彼此不同，只在表面上相似的事物攪在一起，並且立刻把具體的事物普遍化。知道如何操縱群體的人，給他們提供的也正是這種論證。<text:span text:style-name="T3"><text:line-break/><text:line-break/></text:span>群體沒有推理能力，因此它也無法表現出任何批判精神，也就是說，它不能辨別真僞或對任何事物形成正確的判斷。群體所接受的判斷，僅僅是強加給它們的判斷，而絕不是經過討論後得到采納的判斷。<text:span text:style-name="T3"><text:line-break/><text:line-break/></text:span>正像缺乏推理能力的人一樣，群體形象化的想像力不但強大而活躍，並且非常敏感。最能活靈活現反映人物形象的戲劇表演，總是對群體有巨大的影響。在羅馬民衆的眼裏，面包和宏大壯觀的表演構成了幸福的理想，他們再無所求。在此後的所有時代裏，這種理想很少改變。對各種群體的想像力起作用的莫過于戲劇表演。所有觀衆同時體驗著同樣的感情，這些感情沒有立刻變成行動，不過是因爲最無意識的觀衆也不會認識不到，他不過是個幻覺的犧牲品，他的笑聲與淚水，都是爲了那個想像出來的離奇故事。我認爲，我們在這裏看到的是群體心理狀態，尤其是對其施以影響的技巧之最顯著的表現。虛幻的因素對他們的影響幾乎像現實一樣大。他們有著對兩者不加區分的明顯傾向。<text:span text:style-name="T3"><text:line-break/><text:line-break/></text:span>所有時代和所有國家的偉大政客，包括最專橫的暴君，也都把群衆的想像力視爲他們權力的基礎，他們從來沒有設想過通過與它作對而進行統治。<text:span text:style-name="T3"><text:line-break/><text:line-break/></text:span>如何影響群衆的想像力呢？我們很快就會知道。這裏我們只需說明，要想掌握這種本領，萬萬不可求助于智力或推理，也就是說，絕對不可以采用論證的方式。<text:span text:style-name="T3"><text:line-break/><text:line-break/></text:span>不管刺激群衆想像力的是什麽，采取的形式都是令人吃驚的鮮明形象，並且沒有任何多余的解釋，或僅僅伴之以幾個不同尋常或神奇的事實。有關的事例是一場偉大的勝利、一種大奇迹。大罪惡或大前景。事例必須擺在作爲一個整體的群衆面前，其來源必須秘不示人。<text:span text:style-name="T3"><text:line-break/><text:line-break/></text:span>上千次小罪或小事件，絲毫也不會觸動群衆的想像力，而一個大罪或大事件卻會給他們留下深刻的印象，即使其後果造成的危害與一百次小罪相比不知小多少。就是幾年前，流行性感冒僅在巴黎一地便造成了<text:span text:style-name="T3">5000</text:span>人的死亡，但是它對民衆的想像力幾乎沒有任何影響。原因在于，這種真實的大規模死亡沒有以某個生動的形象表現出來，而是通過每周發布的統計信息知道的。相反，如果一次事件造成的死亡只有<text:span text:style-name="T3">500</text:span>人而不是<text:span text:style-name="T3">5000</text:span>人，但它是在一天之內發生于公衆面前，是一次極其引人矚目的事件，譬如說是因爲埃菲爾鐵塔轟然倒塌，就會對群衆的想像力産生重大影響。<text:span text:style-name="T3"><text:line-break/><text:line-break/></text:span>人們因爲得不到相關的消息，以爲一艘穿越大西洋的汽輪可能已在大洋中沈沒，此事對群衆想像力的影響整整持續了一周。但是官方的統計表明，僅僅<text:span text:style-name="T3">1894</text:span>年一年，就有<text:span text:style-name="T3">850</text:span>條船和<text:span text:style-name="T3">203</text:span>艘汽輪失事。以造成的生命和財産損失而論，它們比那次大西洋航線上的失事嚴重得多，而群衆在任何時候都沒有關心過這些接連不斷的失事。<text:span text:style-name="T3"><text:line-break/><text:line-break/></text:span>影響民衆想像力的，並不是事實本身，而是它們發生和引起注意的方式。如果讓我表明看法的話，我會說，必須對它們進行濃縮加工，它們才會形成一種令人瞠目結舌的驚人形象。掌握了影響群衆想像力的藝術，也就掌握了統治他們的藝術。<text:span text:style-name="T3"><text:line-break/><text:line-break/></text:span>群體的信念有著盲目服從、殘忍的偏執以及要求狂熱的宣傳等等這些宗教感情所固有的特點，因此可以說，他們的一切信念都具有宗教的形式。一切政治、神學或社會信條，要想在群衆中紮根，都必須采取宗教的形式<text:span text:style-name="T3">——</text:span>能夠把危險的討論排除在外的形式。<text:span text:style-name="T3"><text:line-break/><text:line-break/></text:span>死抱著傳統觀念不放，極其頑固地反對變革傳統觀念的，正是群體。有地産的群體更是如此。我堅持認爲群體具有保守主義精神，並且指出，最狂暴的反叛最終也只會造成一些嘴皮子上的變化。<text:span text:style-name="T3"><text:line-break/><text:line-break/></text:span>從以上所述得出的結論是，深刻影響群體禀性的手段，不能到制度中去尋找。我們看到，有些國家，譬如美國，在民主制度下取得了高度繁榮，而另一些國家，譬如那些西班牙人的美洲共和國，在極爲相似的制度下，卻生活在可悲的混亂狀態之中。這時我們就應當承認，這種制度與一個民族的偉大和另一個民族的衰敗都是毫不相幹的。各民族是受著它們自己的性格支配的，凡是與這種性格不合的模式，都不過是一件借來的外套，一種暫時的僞裝。<text:span text:style-name="T3"><text:line-break/><text:line-break/></text:span>我們在研究群體的想像力時已經看到，它特別易于被形象産生的印象所左右。這些形象不一定隨時都有，但是可以利用一些詞語或套話，巧妙地把它們激活。經過藝術化處理之後，它們毫無疑問有著神奇的力量，能夠在群體心中掀起最可怕的風暴，反過來說，它們也能平息風暴。<text:span text:style-name="T3"><text:line-break/><text:line-break/></text:span>詞語的威力與它們所喚醒的形象有關，同時又獨立于它們的真實含義。最不明確的詞語，有時反而影響最大。例如像民主、平等、自由等等，它們的含義極爲模糊，即使一大堆專著也不足以確定它們的所指。然而這區區幾個詞語的確有著神奇的威力，它們似乎是解決一切問題的靈丹妙藥。各種極不相同的潛意識中的抱負及其實現的希望，全被它們集于一身。<text:span text:style-name="T3"><text:line-break/><text:line-break/></text:span>說理與論證戰勝不了一些詞語和套話。它們是和群體一起隆重上市的。只要一聽到它們，人人都會肅然起敬，俯首而立。<text:span text:style-name="T3"><text:line-break/><text:line-break/></text:span>並非所有的詞語和套話都有喚起形象的力量，有些詞語在一段時間裏有這種力量，但在使用過程中也會失去它，不會再讓頭腦産生任何反應。這時它們就變成了空話，其主要作用是讓使用者免去思考的義務。<text:span text:style-name="T3"><text:line-break/><text:line-break/></text:span>只要研究一下某種特定的語言，就會發現它所包含的詞語在時代變遷中變化得極慢，而這些詞語所喚起的形象，或人們賦予它們的含義，卻不停地發生著變化。<text:span text:style-name="T3"><text:line-break/><text:line-break/></text:span>希臘人的制度與今天用同樣的詞語設計出來的制度有何相似之處？那時的共和國本質上是一種貴族統治的制度，是由一小撮團結一致的暴君統治著一群絕對服從的奴隸構成的制度。這些建立在奴隸制上的貴族集體統治，沒了這種奴隸制一天也不能存在。<text:span text:style-name="T3"><text:line-break/><text:line-break/></text:span>可見，政治家最基本的任務之一，就是對流行用語，或至少對再沒有人感興趣、民衆已經不能容忍其舊名稱的事物保持警覺。名稱的威力如此強大，如果選擇得當，它足以使最可惡的事情改頭換面，變得能被民衆所接受。泰納正確地指出，雅各賓黨人正是利用了<text:span text:style-name="T3">“</text:span>自由<text:span text:style-name="T3">”</text:span>和<text:span text:style-name="T3">“</text:span>博愛<text:span text:style-name="T3">”</text:span>這種當時十分流行的說法，才能夠<text:span text:style-name="T3">“</text:span>建立起堪與達荷美媲美的暴政，建立起和宗教法庭相類似的審判台，幹出與古墨西哥人相差無幾的人類大屠殺這種成就<text:span text:style-name="T3">”</text:span>。<text:span text:style-name="T3"><text:line-break/><text:line-break/></text:span>群衆無論付出多大的代價，他們必須擁有自己的幻想，于是他們便像趨光的昆蟲一樣，本能地轉向那些迎合他們需要的巧舌如簧者。推動各民族演化的主要因素，永遠不是真理，而是謬誤。<text:span text:style-name="T3"><text:line-break/><text:line-break/></text:span>群衆從來就沒有渴望過真理，面對那些不合口味的證據，他們會拂袖而去，假如謬論對他們有誘惑力，他們更願意崇拜謬論，凡是能向他們供應幻覺的，也可以很容易地成爲他們的主人，凡是讓他們幻滅的，都會成爲他們的犧牲品。<text:span text:style-name="T3"><text:line-break/><text:line-break/></text:span>我們已經證明，群體是不受推理影響的，它們只能理解那些拼湊起來的觀念。因此，那些知道如何影響它們的演說家，總是借助于它們的感情而不是它們的理性。邏輯定律對群體不起作用。讓群體相信什麽，首先得搞清楚讓它們興奮的感情，並且裝出自己也有這種感情的樣子，然後以很低級的組合方式，用一些非常著名的暗示性概念去改變它們的看法，這樣才能夠<text:span text:style-name="T3">——</text:span>如果有必要的話<text:span text:style-name="T3">——</text:span>再回到最初提出的觀點上來，慢慢地探明引起某種說法的感情。<text:span text:style-name="T3"><text:line-break/><text:line-break/></text:span>講究邏輯的頭腦，慣于相信一系列大體嚴密的論證步驟，因此在向群衆講話時，難免會借助于這種說服的方式，他們面對自己的論證不起作用，總是百思不得其解。有位邏輯學家寫道：<text:span text:style-name="T3">“</text:span>通常，建立在三段論上的數學結論是不可更改的<text:span text:style-name="T3">……</text:span>由于這種不可更改的性質，即使是無機物，如果它能夠演算這一組公式的話，也會不得不表示同意。<text:span text:style-name="T3">”</text:span>這話說得當然不錯，然而群體並不比無機物更能遵守這種組合，它甚至沒有理解的能力。<text:span text:style-name="T3"><text:line-break/><text:line-break/></text:span>如想看清楚同感情對抗的理性是多麽蒼白無力，甚至不必降低到這麽原始的水平。我們只要想一下，就在幾百年前，與最簡單的邏輯也不相符的宗教迷信是多麽頑強！在接近兩千年的時間裏，最清醒的天才也不得不在它們的規矩面前俯首稱臣。<text:span text:style-name="T3"><text:line-break/><text:line-break/></text:span>做出簡潔有力的斷言，不理睬任何推理和證據，是讓某種觀念進入群衆頭腦最可靠的辦法之一。一個斷言越是簡單明了，證據和證明看上去越貧乏，它就越有威力。<text:span text:style-name="T3"><text:line-break/><text:line-break/></text:span>如果一個斷言得到了有效的重複，在這種重複中再也不存在<text:span text:style-name="T3">“</text:span>異議<text:span text:style-name="T3">”</text:span>，就像在一些著名的金融項目中，富豪足以收買所有參與者一樣，此時就會形成所謂的流行意見，強大的傳染過程于此啓動。各種觀念、感情、情緒和信念，在群衆中都具有病菌一樣強大的傳染力。這是一種十分自然的現象，因爲甚至在聚集成群的動物中，也可以看到這種現象。<text:span text:style-name="T3"><text:line-break/><text:line-break/></text:span>人就像動物一樣有著模仿的天性。模仿對他來說是必然的，因爲模仿總是一件很容易的事情。正是因爲這種必然性，才使所謂時尚的力量如此強大。無論是意見、觀念、文學作品甚至服裝，有幾個人有足夠的勇氣與時尚作對？支配著大衆的是榜樣，不是論證。<text:span text:style-name="T3"><text:line-break/><text:line-break/></text:span>群體的意見和信念尤其會因爲傳染，但絕不會因爲推理而得到普及。目前流行于工人階級中的學說，是他們在公共場所學到的，這是斷言、重複和傳染的成果。<text:span text:style-name="T3"><text:line-break/><text:line-break/></text:span>利用斷言、重複和傳染進行普及的觀念，因環境而獲得了巨大的威力，這時它們就會具有一種神奇的力量，即所謂的名望。在現實中，名望是某個人、某本著作或某種觀念對我們頭腦的支配力。這種支配會完全麻痹我們的批判能力，讓我們心中充滿驚奇和敬畏。<text:span text:style-name="T3"><text:line-break/><text:line-break/></text:span>名望的産生與若幹因素有關，而其中成功永遠是最重要的一個因素。每個成功者，每個得到承認的觀念，僅僅因爲成功這一事實，便不再受到人們的懷疑。成功是通向名望的主要台階，其證據就是成功一旦消失，名望幾乎也總是隨之消失。昨天受群衆擁戴的英雄一旦失敗，今天就會受到侮辱。<text:span text:style-name="T3"><text:line-break/><text:line-break/></text:span>當年羅伯斯庇爾把自己的同夥和大量的人處死時，他享有巨大的名望。當幾張選票的轉移剝奪了他的權力時，他便立刻失去了名望，群衆齊聲咒罵著把他送上了斷頭台，正像不久前對待他的犧牲品一樣。信徒們總是窮凶極惡地打碎他們以前神靈的塑像。<text:span text:style-name="T3"><text:line-break/><text:line-break/></text:span>目前，群體中易變的意見比以往任何時候都多，這有三個不同的原因。首先，昔日的信仰正在日甚一目地失去影響力，因此它們也不再像過去那樣，能夠形成當時的短暫意見。普遍信仰的衰落，爲一大堆既無曆史也無未來的偶然意見提供了場所。第二個原因是群衆的勢力在不斷增長，這種勢力越來越沒有制衡力量。我們已有所了解的群體觀念的極其多變這一特點，得以無拘無束地表現出來。<text:span text:style-name="T3"><text:line-break/><text:line-break/></text:span>最後，第三個原因是報業最近的發展，它們不斷地把完全對立的意見帶到群衆面前。每一種個別的意見所産生的暗示作用，很快就會受到對立意見的暗示作用的破壞。結果是任何意見都難以普及，它們全都成了過眼煙雲。今天，一種意見還來不及被足夠多的人接受，從而成爲普遍意見，便已壽終正寢。<text:span text:style-name="T3"><text:line-break/><text:line-break/></text:span>至于過去引導意見的報業，就像政府一樣，它在群衆勢力面前也變得屈尊偏就。當然，它仍然有相當大的影響，然而這不過是因爲它只一味反映群衆的意見及其不斷的變化。報業既然成了僅僅提供信息的部門，它便放棄了讓人接受某種觀念或學說的努力。它在公衆思想的變化中隨波逐流，出于競爭的必要，它也只能這樣做，因爲它害怕失去自己的讀者。<text:span text:style-name="T3"><text:line-break/><text:line-break/></text:span>如今，沒有哪家報紙富裕到能夠讓它的撰稿人傳播自己的意見，因爲對于那些只想得到消息，對經過深思熟慮後做出的所有斷言一概表示懷疑的讀者，這種意見的價值微乎其微。甚至評論家也不再能有把握地說一本書或一台戲獲得了成功。他們能夠惡語中傷，但不能提供服務。<text:span text:style-name="T3"><text:line-break/><text:line-break/></text:span>巴士底獄監獄長的遇害可以作爲一個典型的事例。在這位監獄長的堡壘被攻破後，一群極度興奮的人把他團團圍住，從四面八方對他拳腳相加。有人建議吊死他，砍下他的頭，把他挂在馬尾巴上。在反抗過程中，他偶爾踢到了一個在場的人，于是有人建議，讓那個挨踢的人割斷監獄長的喉嚨，他的建議立刻博得了群衆的贊同。<text:span text:style-name="T3"><text:line-break/><text:line-break/></text:span>我們服從別人的慫恿，它會因爲來自集體而更爲強大，殺人者認爲自己是做了一件很有功德的事情，既然他得到了無數同胞的贊同，他這樣想是很自然的。這種事從法律上可以視爲犯罪，從心理上卻不是犯罪。<text:span text:style-name="T3"><text:line-break/><text:line-break/></text:span>候選人若想保證自己取得成功，只有名望是不夠的。選民特別在意他表現出貪婪和虛榮。他必須用最離譜的哄騙手段才能征服選民，要毫不猶豫地向他們做出最令人異想天開的許諾。<text:span text:style-name="T3"><text:line-break/><text:line-break/></text:span>如果選民是工人，那就侮辱和中傷雇主，再多也不過分。對于競選對手，必須利用斷言法、重複法和傳染法，竭力讓人確信他是個十足的無賴，他惡行不斷是人盡皆知的事實。爲任何表面證據而費心是沒有用處的。對手如果不了解群體心理，他會用各種論證爲自己辯護，而不是把自己限制在只用斷言來對付斷言，如此一來，他也就沒有任何獲勝的機會了。<text:span text:style-name="T3"><text:line-break/><text:line-break/></text:span>候選人寫成文字的綱領不可過于絕對，不然他的對手將來會用它來對付自己。但是在口頭綱領中，再誇誇其談也不過分。可以毫無懼色地承諾最重要的改革。一個明白如何利用這些說服手段的演說家，他能夠用刀劍成就的事情，用這種辦法照樣可以辦到。像<text:span text:style-name="T3">“</text:span>不義之財、卑鄙的剝削者、可敬的勞工、財富的社會化<text:span text:style-name="T3">”</text:span>之類的說法，永遠會産生同樣的效果，盡管它們已經被用得有些陳腐。<text:span text:style-name="T3"><text:line-break/><text:line-break/></text:span>群體持有別人賦予他們的意見，但是他們絕不能誇口自己持有合乎理性的意見。在這裏所談論的事情上，選民的意見和選票是操在選舉委員會的手裏的，而它的領袖人物通常都是些政客。<text:span text:style-name="T3"><text:line-break/></text:span></text:p>
      <text:p text:style-name="P1"><text:span text:style-name="T1">陳真</text:span><text:s/>  |  2014.11.12 11:33   |   <text:a xlink:type="simple" xlink:href="http://palinfo.habago.org/Entry?Command=Information_PrintForum&amp;iPage=383#FORUM33041"><text:span text:style-name="T2">#</text:span></text:a></text:p>
      <text:p text:style-name="P2"><text:span text:style-name="T3">Kevin</text:span>，你的想法很奇怪。美軍來援？幫忙美軍打祖國？豈非頭殼壞掉。<text:span text:style-name="T3"><text:line-break/><text:line-break/></text:span>美國如果可以<text:span text:style-name="T3"><text:s/>"</text:span>棄台灣於不顧<text:span text:style-name="T3">"</text:span>，那我就要放鞭炮慶祝了。凡是被美國<text:span text:style-name="T3"><text:s/>"</text:span>顧＂到的，下場都會很慘。<text:span text:style-name="T3"><text:line-break/><text:line-break/></text:span>我說的戰火或許不遠，指的就是美軍極有可能在東亞挑起戰火，拿台灣當軍事基地，打擊祖國。<text:span text:style-name="T3"><text:line-break/><text:line-break/></text:span>台灣把無害而有利的祖國當成威脅，卻把真正可能帶來毀滅的恐怖惡魔當成救世主，當成偶像，非常荒唐。<text:span text:style-name="T3"><text:line-break/><text:line-break/>p.s.: </text:span>這版面一直有些沒半點大腦的綠色生物來哭爸哭母。誰來告訴我，為什麼綠色生物普遍無腦，只會哭爸哭母而講不出半點像樣的道理來？</text:p>
      <text:p text:style-name="P1"><text:span text:style-name="T1">隆誌</text:span><text:s/>  |  2014.11.12 10:56   |   <text:a xlink:type="simple" xlink:href="http://palinfo.habago.org/Entry?Command=Information_PrintForum&amp;iPage=383#FORUM33040"><text:span text:style-name="T2">#</text:span></text:a></text:p>
      <text:p text:style-name="P3">就我這幾天在北京出差，看<text:span text:style-name="T3">CCTV</text:span>有關的報導下來。習近平提出捐款<text:span text:style-name="T3">400</text:span>億成立絲路基金、<text:span text:style-name="T3">500</text:span>億美元成立亞洲基礎建設銀行和捐款<text:span text:style-name="T3">1</text:span>千萬美元給<text:span text:style-name="T3">APEC</text:span>進行相關經貿研究與推動，推動歐亞連結，更希望<text:span text:style-name="T3">2025</text:span>年亞太自由貿易區有重大突破與進展。我感覺未來二十到三十年，大陸將主導歐亞和亞太區域的所有經貿合作，包含所有國際經貿組織。所以未來幾年，如果新華社發佈消息，大陸要將建設亞洲的國際鐵路，千萬不要驚訝。這只是整體歐亞地區，互聯互通戰略的一部份。<text:span text:style-name="T3"><text:line-break/></text:span>中韓之間的<text:span text:style-name="T3">FTA</text:span>對台灣都不是問題，問題是在未來大陸所主導的亞太自由貿易協定。我們光是和大陸的服貿就吵成這樣，更不要說接下來的貨貿，以及未來的<text:span text:style-name="T3">APEC</text:span>所有相關協定，甚至參與亞太自由貿易區。現在我們還可以小脾氣鬧鬧，未來連鬧的機會都沒有，因為大陸根本不會再給我們機會。要靠美國還是日本？這次的<text:span text:style-name="T3">APEC</text:span>，美國和日本只有乖乖聽大陸說話的份。所以台灣有本事，對全球說，只要大陸主導的經貿議題，台灣絕對不參加。<text:span text:style-name="T3"><text:line-break/></text:span>這幾天，和一些長期在大陸拼事業的台商吃飯。大家一致看好習近平的打貪腐，因為感覺到整體大陸公部門已經比以前守規矩多了。甚至絕大多數的台商，認為只要打貪成功，整體投資環境會轉好，所以看好未來整體發展。不過一些國外媒體，卻忽視這一重要狀況，認為中國模式消失了。台灣的媒體就跟著抄，卻忘記台灣有更多比那些歐美媒體更加熟悉大陸內部問題的台商。我看完這些報導，再對照台商們的談話，才了解整體問題和解決方案的利弊。<text:span text:style-name="T3"><text:line-break/></text:span>我也是對經濟議題的門外漢，只是因為在逐關稅而居的傳統產業工作，所以開始對這方面的議題收集和閱讀。大國之間，玩的全球戰略遊戲。台灣不是不能玩，而是要更有智慧地博弈。過去台灣和非洲、中東的關係，卻在後來被自己玩光了。到後來總統出個國，飛機停在離美國總統專機不遠，都能夠被大肆宣揚。這種精神勝利，到現在，我們的媒體仍然樂此不疲。今天雅虎奇摩首頁上，說阿里巴巴的光棍節後面推手，是台灣之子。更要問的問題是，台灣的電商有機會獨資到大陸市場博弈，為何要反對？為何讓自己產業卡死在小市場，過剩的人才只能去幫別人打工？<text:span text:style-name="T3"><text:line-break/></text:span>我曾經聽過一些老台商說，三十年前，台灣是對國際開放，現在卻故步自封和畫地自限。</text:p>
      <text:p text:style-name="P4"/>
      <text:p text:style-name="P1">Kevin Yu   |  2014.11.12 10:49   |   <text:a xlink:type="simple" xlink:href="http://palinfo.habago.org/Entry?Command=Information_PrintForum&amp;iPage=384#FORUM33039"><text:span text:style-name="T2">#</text:span></text:a></text:p>
      <text:p text:style-name="P3">懷軒<text:span text:style-name="T3">:<text:line-break/><text:line-break/></text:span>您說的沒錯<text:span text:style-name="T3">,</text:span>我認為台海戰爭發生的機率說實在已經越來越高了<text:span text:style-name="T3">,</text:span>但是台灣人都沒有警覺<text:span text:style-name="T3">,</text:span>台灣越來越有台獨法西斯的傾向<text:span text:style-name="T3">,</text:span>然而共軍裝備水平卻越來越強<text:span text:style-name="T3">,</text:span>若沒有美軍來援<text:span text:style-name="T3">,</text:span>現階段台灣根本無法擋共軍一個禮拜<text:span text:style-name="T3">!</text:span>且雙方差距越拉越大<text:span text:style-name="T3">,</text:span>總有一天美國會棄台灣於不顧<text:span text:style-name="T3">,</text:span>那時就是台灣全民飽嚐苦果的時候了<text:span text:style-name="T3">!</text:span></text:p>
      <text:p text:style-name="P1"><text:span text:style-name="T1">陳真</text:span><text:s/>  |  2014.11.12 10:34   |   <text:a xlink:type="simple" xlink:href="http://palinfo.habago.org/Entry?Command=Information_PrintForum&amp;iPage=384#FORUM33038"><text:span text:style-name="T2">#</text:span></text:a></text:p>
      <text:p text:style-name="P2"><text:span text:style-name="T3">(</text:span>再續<text:span text:style-name="T3">)<text:line-break/><text:line-break/></text:span>一個人學問再好，他能懂的東西大約就如滄海一粟。我們的知識，自己研究產生的幾乎是零，幾乎全部是<text:span text:style-name="T3"><text:s/>"</text:span>聽說<text:span text:style-name="T3">"</text:span>　來的。聽誰說？聽專家說。每個專家貢獻一點一滴其研究或經驗所得，於是構成了一個知識的網。<text:span text:style-name="T3"><text:line-break/><text:line-break/></text:span>這網如海一般，只能取其一瓢飲，其它的都得全靠各種專家打理。因此，倒也不是說我們需要一個全能的專家來領導，世界上應該沒有這種人才對；我們需要的是一種素質和素養，讓事物如其所是，讓理性起作用，讓感性不崩盤。<text:span text:style-name="T3"><text:line-break/><text:line-break/></text:span>但台灣社會的現實卻是顏色掛帥，毫無理性存在的空間，更不用說更進階的感性能力了。<text:span text:style-name="T3"><text:line-break/><text:line-break/></text:span>講到知識判斷的形成，科學哲學上有個詞叫<text:span text:style-name="T3">testimony</text:span>（證詞），簡單說就是<text:span text:style-name="T3"><text:s/>"</text:span>聽說<text:span text:style-name="T3">"</text:span>，但<text:span text:style-name="T3"><text:s/>"</text:span>聽說<text:span text:style-name="T3">" </text:span>並不是道聽途說，<text:span text:style-name="T3">"</text:span>聽說<text:span text:style-name="T3">" </text:span>恰恰也是一種證據<text:span text:style-name="T3">(evidence)</text:span>。<text:span text:style-name="T3"><text:line-break/><text:line-break/></text:span>例如我們根據某人長期以來的各種相關言論之可信度，據以採信其某個言論。就好像一個數學家，我們看他真的懂數學，連很難的微積分都會，更不用說一般幾何代數了，於是他在數學上的某個證詞，我們或許就可予以採信，藉以形成各種不同知識之間的連結；畢竟我們不可能萬事親力親為去進行每一項研究。<text:span text:style-name="T3"><text:line-break/><text:line-break/></text:span>但是，台灣社會卻不存在這樣的一種證辭空間，充斥的是謊言謠言道聽途說以及各種無腦修辭；修辭氾濫，證辭很少；妄想取代了想像，偏見代替了意見，理性感性蕩然無存，一切都是顏色，鬥爭與勝負。</text:p>
      <text:p text:style-name="P1"><text:span text:style-name="T1">陳真</text:span><text:s/>  |  2014.11.12 10:06   |   <text:a xlink:type="simple" xlink:href="http://palinfo.habago.org/Entry?Command=Information_PrintForum&amp;iPage=384#FORUM33037"><text:span text:style-name="T2">#</text:span></text:a></text:p>
      <text:p text:style-name="P3"><text:span text:style-name="T3">(</text:span>續<text:span text:style-name="T3">)<text:line-break/><text:line-break/></text:span>如果經營一個微不足道的科系或醫院或一家公司，都需要某種能力和素質，而不是看誰最有人緣最受員工歡迎，更何況是一個國家。<text:span text:style-name="T3"><text:line-break/><text:line-break/></text:span>話雖如此，某種現行的民主形式概念上依然可行，但其成敗得看其成員的普遍素質。要不然，一家公司裏，一大群智障混蛋員工，正常人卻鳳毛麟角，那等於是把整個公司的命脈交到一群人渣或白癡手中，任其糟蹋。<text:span text:style-name="T3"><text:line-break/><text:line-break/>Karl Popper </text:span>提出<text:span text:style-name="T3"><text:s/>"</text:span>開放社會及其敵人<text:span text:style-name="T3">" </text:span>的觀念，他的學生索羅斯繼承了<text:span text:style-name="T3"><text:s/>"</text:span>開放社會<text:span text:style-name="T3">"</text:span>，卻忘了它的<text:span text:style-name="T3"><text:s/>"</text:span>敵人<text:span text:style-name="T3">"</text:span>；據此成立<text:span text:style-name="T3"><text:s/>"</text:span>開放社會<text:span text:style-name="T3">"</text:span>基金會在世界各地搞所謂民主開放。但是，重點不是開放，而是對誰開放？如何開放？<text:span text:style-name="T3"><text:line-break/><text:line-break/></text:span>而且，既然是開放，意謂著存在各種可能性；凡事搞選舉、一人一票、票票等值等等這些操作概念就不應該是一種既定不可動搖的前提乃至天條。<text:span text:style-name="T3"><text:line-break/><text:line-break/></text:span>今天，如果有人說所有大學校長和醫院院長都應普選，任何員工都可以參選，而且所有員工和師生一人一票，票票等值，你一定會覺得很荒唐。但是，複雜程度遠超過大學千百萬倍的國家領導人或各省份領導人由眾人一人一票產生，大家卻反而覺得這是理所當然的作法，甚至高高懸掛為所謂偉大的民主成就。<text:span text:style-name="T3"><text:line-break/><text:line-break/></text:span>黨外時流行一句玩笑話說：<text:span text:style-name="T3">"</text:span>如果你想陷害一個人，那就叫他去辦雜誌。<text:span text:style-name="T3">" </text:span>同樣地，我想民主也一樣；你若想打擊一個國家，那就派人去它的前庭後院煽風點火，鼓吹民主。<text:span text:style-name="T3"><text:line-break/><text:line-break/></text:span>話雖如此，民主依然可行。但它理當是一種果，不是一種因；既非充份條件，也非必要條件，它理當只是各種的可能形式和選項之一。<text:span text:style-name="T3"><text:line-break/><text:line-break/></text:span>過去我認為有什麼樣的人民，就會有什麼樣的政治；現在我比較認為，人民很下游，他不是一種主導力量，而是被少數人所型塑；至少是互為因果。<text:span text:style-name="T3"><text:line-break/><text:line-break/></text:span>所謂<text:span text:style-name="T3"><text:s/>You are what You eat</text:span>；吃垃圾長大，就一副垃圾樣；腦子長期泡水，言行思索含水量就很高；誰掌握了話語權解釋權，所謂<text:span text:style-name="T3"><text:s/>"</text:span>歷史<text:span text:style-name="T3">" </text:span>或是非真理就像個十八歲小姑娘一樣任他打扮，然後餵給人民一套特定調味的飼料。某種飼料吃久了，就很難戒掉，越吃越愛吃。<text:span text:style-name="T3"><text:line-break/><text:line-break/></text:span>一個吃爆奶爆紅爆夯網友如何如何或整天醜化、仇視大陸人的新聞長大的人，你要他改吃點別的飼料，恐怕很難；你要他睜開眼睛看世界，他其實連看也不想看。</text:p>
      <text:p text:style-name="P1"><text:span text:style-name="T1">李庭旭</text:span><text:s/>  |  2014.11.12 08:09   |   <text:a xlink:type="simple" xlink:href="http://palinfo.habago.org/Entry?Command=Information_PrintForum&amp;iPage=384#FORUM33036"><text:span text:style-name="T2">#</text:span></text:a></text:p>
      <text:p text:style-name="P2">昨日看到中韓簽<text:span text:style-name="T3">FTA</text:span>心理感到紛紛的無奈，如同陳真醫師所說：「一個大國的崛起絕對不只是靠著槍桿子，還得要注重經濟戰」此話讓我身有所感。翻開歐洲歷史早在十七十八世紀世紀，確切說來十五世紀末哥倫布發現新大陸的哪一刻起，歐洲列強各國就開始將魔掌身路北美、南美及非洲等各殖民地，<text:span text:style-name="T3"><text:line-break/></text:span>從上述的例子可以了解一國的國力的強大不單單式該國的兵強馬壯的硬實力，更種要的是經濟與文化的軟實力。當國外入續爭取與各國簽約之時，而我國還有內部的反對者看不清楚時勢更甚者還還藉機打壓異己之見，最後我想說一句話：「台灣何時覺醒就在人民的一念」</text:p>
      <text:p text:style-name="P1"><text:span text:style-name="T1">懷軒</text:span><text:s/>  |  2014.11.12 03:16   |   <text:a xlink:type="simple" xlink:href="http://palinfo.habago.org/Entry?Command=Information_PrintForum&amp;iPage=384#FORUM33035"><text:span text:style-name="T2">#</text:span></text:a></text:p>
      <text:p text:style-name="P3">因為絕大部分的鬼島民只在乎藍綠統獨，是謠言是實話是理性還感性都不重要，吃甚麼不重要，只要前列四字箴言其中一個字對了胃口就好。<text:span text:style-name="T3"><text:line-break/></text:span>有天餓到沒飯吃了，大概才會真的在乎吃的是甚麼。<text:span text:style-name="T3"><text:line-break/></text:span>最近看到<text:span text:style-name="T3">BBC</text:span>要撥希特勒的崛起，忽然想起阿扁第一次當選總統的時候，我和小心說阿扁崛起的樣子和希特勒真像，支撐的都是愚昧與仇恨，看來好可怕。現在的整個綠營擷取了阿扁模式，繼續玩這套愚昧與仇恨模式。<text:span text:style-name="T3"><text:line-break/></text:span>二戰德國戰敗導致的國家近乎毀滅，也打醒了德國人。我常在想這鬼島是不是就是欠缺一種近乎毀滅式的當頭棒喝，才會一直沉迷於這種愚昧與仇恨當道的狗屁倒灶狀態。<text:span text:style-name="T3"><text:line-break/></text:span>我當然不希望見到戰爭，但是我對這鬼島的前景不甚樂觀，等到我們窮到底，一切都亂了套後，不論是內戰或是像美帝那樣大國伸手的戰爭，大概是指日可待。<text:span text:style-name="T3"><text:line-break/>FTA??ECFA??TTP??</text:span>別傻了，我身邊，幾乎沒有人知道這些是幹嘛的。<text:span text:style-name="T3"><text:line-break/><text:line-break/></text:span>懷軒</text:p>
      <text:p text:style-name="P1"><text:span text:style-name="T1">陳真</text:span><text:s/>  |  2014.11.12 03:10   |   <text:a xlink:type="simple" xlink:href="http://palinfo.habago.org/Entry?Command=Information_PrintForum&amp;iPage=384#FORUM33034"><text:span text:style-name="T2">#</text:span></text:a></text:p>
      <text:p text:style-name="P2">隆誌說得對，台灣把自己想得太重要了。<text:span text:style-name="T3"><text:line-break/><text:line-break/></text:span>我是經濟門外漢，但我知道大國對峙不光是靠槍砲，更是無時無刻打一種經濟戰；特別是中美之間，戰局之大，難以想像。我相信即便是一個經濟門外漢，他若稍微略懂一些這方面的資訊，恐怕都會立即嚇出一身冷汗。<text:span text:style-name="T3"><text:line-break/><text:line-break/></text:span>不管你對此採取何種立場，但你若略知一二，你必然會感到極度震驚與痛心。當世界經濟<text:span text:style-name="T3"><text:s/>"</text:span>戰火<text:span text:style-name="T3">" </text:span>密佈，當世界急速往前飛奔，而這島上卻文革之風日益瀰漫，要不就是每天依舊爆奶爆夯或網友說網友<text:span text:style-name="T3">kUSO</text:span>或哪裏有大聲公潑辣姐蔡賽哥等等，低能到難以想像。<text:span text:style-name="T3"><text:line-break/><text:line-break/></text:span>底下有兩篇報導，這類題材也許讀來無趣，但我勸各位不妨仔細一讀。<text:span text:style-name="T3"><text:line-break/><text:line-break/>http://goo.gl/rw6wQ0<text:line-break/><text:line-break/>http://goo.gl/touYN5<text:line-break/><text:line-break/></text:span>很多台灣人似乎以為台灣是宇宙的中心，彷彿日月星辰全繞著台灣旋轉，但我看到的世界並非如此。<text:span text:style-name="T3"><text:line-break/><text:line-break/></text:span>不管你採取何種立場，你還是得面對世界的急速變化與發展；你得繞著世界來想事情，而不要老是自我陶醉什麼<text:span text:style-name="T3"><text:s/>"</text:span>全世界都在看<text:span text:style-name="T3">"</text:span>，彷彿世界圍繞著我們旋轉。<text:span text:style-name="T3"><text:line-break/><text:line-break/></text:span>我始終都不是所謂<text:span text:style-name="T3"><text:s/>"</text:span>民主<text:span text:style-name="T3">" </text:span>的信徒，我比較相信蘇格拉底、柏拉圖。我不相信凡事多數決、凡事討好群眾是一種良好的社會生存方式，就猶如我從不認為一個大學或醫院的領導者應該讓全體師生及全體工作人員一人一票產生。<text:span text:style-name="T3"><text:line-break/><text:line-break/></text:span>簡單說，我不相信輿論或所謂民意的獨立性與理性價值。當然，這並不等於說我主張獨裁。這類字眼事實上早已失去意義，而成為一種廉價的愚弄人民藉口與鬥爭工具。</text:p>
      <text:p text:style-name="P1"><text:span text:style-name="T1">隆誌</text:span><text:s/>  |  2014.11.11 18:49   |   <text:a xlink:type="simple" xlink:href="http://palinfo.habago.org/Entry?Command=Information_PrintForum&amp;iPage=384#FORUM33032"><text:span text:style-name="T2">#</text:span></text:a></text:p>
      <text:p text:style-name="P3">今天是雙十一，大陸電子商務公司的光棍節。<text:span text:style-name="T3"><text:line-break/></text:span>天貓商城開賣<text:span text:style-name="T3">50</text:span>分鐘，交易金額達到<text:span text:style-name="T3">1</text:span>億人民幣。淘寶開賣<text:span text:style-name="T3">75</text:span>秒，交易金額<text:span text:style-name="T3">1</text:span>千萬人民幣。台灣的電子商務公司，就繼續流口水羨慕。服貿上，開放台灣電子商務公司在福建獨資設點。一群腦袋不清楚的人，瞎扯只能在福建設點，完全沒有用。請注意，淘寶的母公司只在杭州設點，靠著網路行銷全大陸。台灣為什麼總是相信謠言，卻不肯實際去了解。</text:p>
      <text:p text:style-name="P1"><text:span text:style-name="T1">隆誌</text:span><text:s/>  |  2014.11.11 18:32   |   <text:a xlink:type="simple" xlink:href="http://palinfo.habago.org/Entry?Command=Information_PrintForum&amp;iPage=384#FORUM33031"><text:span text:style-name="T2">#</text:span></text:a></text:p>
      <text:p text:style-name="P2">回應一下有關於那則中韓<text:span text:style-name="T3">FTA</text:span>的報導。<text:span text:style-name="T3"><text:line-break/></text:span>這兩天，在北京都在看<text:span text:style-name="T3">CCTV</text:span>有關於<text:span text:style-name="T3">APEC</text:span>的實況報導。那則中韓的<text:span text:style-name="T3">FTA</text:span>的絕大多數協定已經談完，只差兩國的服貿剩一些細節。我估計最快年底，最慢明年兩國就可以簽完整協定。然而，這只是一塊小蛋糕而已。對台灣，完全不重要。<text:span text:style-name="T3"><text:line-break/></text:span>這次最大的議題，在於<text:span text:style-name="T3">“</text:span>亞太自由貿易協定<text:span text:style-name="T3">”</text:span>，而且整體時程和<text:span text:style-name="T3">roadmap</text:span>都已經出來了。未來這些亞太地區，各國之間的自由貿易協定，將整合進入亞太貿易協定裏面。另外，大陸捐款<text:span text:style-name="T3">400</text:span>億美金成立<text:span text:style-name="T3">“</text:span>絲路基金<text:span text:style-name="T3">”</text:span>，協助亞洲大陸各國的交通建設與相關互聯互通建設。一句話：「路通了，錢就來了。」這是這次<text:span text:style-name="T3">APEC</text:span>各國關心的事情。<text:span text:style-name="T3"><text:line-break/></text:span>到目前為止，亞太地區的貿易相關協定和歐亞之間的貿易交通，越來越活絡。而美國主導的<text:span text:style-name="T3">TPP</text:span>，因為幾乎把參與的會員國，當作美國大企業的禁臠，到現在幾乎沒有進度。連和美國好到像藩屬國的日本，都不太願意對美國的<text:span text:style-name="T3">TPP</text:span>買賬，反而積極和大陸談自由貿易協定。安倍聽到韓國和大陸談完自由貿易協定，這兩天急著找習近平談兩國的自由貿易協定。可是日本和亞洲各國的歷史情結，日本只能眼巴巴地排隊等待。<text:span text:style-name="T3"><text:line-break/></text:span>請大家注意大陸的行動，主導<text:span text:style-name="T3">“</text:span>亞太自由貿易區<text:span text:style-name="T3">”</text:span>和<text:span text:style-name="T3">“</text:span>絲路基金<text:span text:style-name="T3">”</text:span>。請大家把世界地圖或地球儀翻出來，這樣的行動直接以大陸為中心，連結歐、亞和美的市場。那些以美國或歐洲主導的自由貿易協定和世界貿易組織，完全失去重要性。而且幾乎亞太各國和亞洲各國，對於大陸的經濟行動雖有意見，但幾乎都買帳。<text:span text:style-name="T3"><text:line-break/></text:span>台灣還只是看中韓自由貿易協定，我只敢說台灣檯面上的政治人物，只有馬英九有遠見，其他都是以管窺天。台灣對於大陸的重要性，從<text:span text:style-name="T3">1990</text:span>年代的<text:span text:style-name="T3">“</text:span>需要與渴求<text:span text:style-name="T3">”</text:span>，到現在只剩<text:span text:style-name="T3">“</text:span>民族面子<text:span text:style-name="T3">”</text:span>。尤其每次聽到在野黨領導人對於大陸的看法，實在覺得她好傻好天真。這幾年，台灣靠著共產黨的民族統一執念，撈了不少好處。可是習近平上台後，對台灣的態度從過去胡溫的積極拉攏，轉變成為看台灣自己怎麼辦。他可忙著<text:span text:style-name="T3">“</text:span>和平崛起<text:span text:style-name="T3">”</text:span>，眼光從東亞轉為全球戰略。所以當台灣自己為了服貿吵翻天，大陸完全反應冷淡，因為時間已經不是站在台灣這邊。<text:span text:style-name="T3"><text:line-break/></text:span>看一堆留言在講左派或右派路線，我只能說台灣的未來，完全不在自己手上。別看這些國際經濟問題，這些轉變會影響台灣的失業率和內部經濟狀況。財團和有錢人根本不會怕這些轉變，他們的資本和財產早就是全球佈局，而且會因此賺更多錢，反而最倒霉的將是我們這些中產階級。</text:p>
      <text:p text:style-name="P1">YK Hung   |  2014.11.11 15:26   |   <text:a xlink:type="simple" xlink:href="http://palinfo.habago.org/Entry?Command=Information_PrintForum&amp;iPage=384#FORUM33030"><text:span text:style-name="T2">#</text:span></text:a></text:p>
      <text:p text:style-name="P3">陳真醫師您好。<text:span text:style-name="T3"><text:line-break/></text:span>很冒昧的指出一點小錯誤<text:span text:style-name="T3"><text:line-break/><text:line-break/></text:span>在<text:span text:style-name="T3">1999</text:span>前，交通統計只採計現在的<text:span text:style-name="T3">A1</text:span>類<text:span text:style-name="T3"><text:line-break/></text:span>也就是死亡車禍。<text:span text:style-name="T3"><text:line-break/></text:span>下面的<text:span text:style-name="T3">"</text:span>死傷人數<text:span text:style-name="T3">"</text:span>亦是只有<text:span text:style-name="T3">"</text:span>死亡人數<text:span text:style-name="T3">"</text:span>。<text:span text:style-name="T3"><text:line-break/>2000</text:span>以後才分成<text:span text:style-name="T3">A1</text:span>、<text:span text:style-name="T3">A2</text:span>類的交通事故<text:span text:style-name="T3"><text:line-break/></text:span>所以應無<text:span text:style-name="T3">"</text:span>惡化百倍<text:span text:style-name="T3">"</text:span>之說法。<text:span text:style-name="T3"><text:line-break/><text:line-break/></text:span>感謝您。<text:span text:style-name="T3"><text:line-break/><text:line-break/><text:line-break/>------------------------------------------<text:line-break/></text:span>交通方面，台南在<text:span text:style-name="T3">1998</text:span>年，每一萬台車輛之肇事率是<text:span text:style-name="T3">1.45</text:span>，<text:span text:style-name="T3">2013</text:span>年卻變成<text:span text:style-name="T3">103</text:span>。注意看哦，不是<text:span text:style-name="T3">1.03</text:span>，是一百零三，惡化百倍。<text:span text:style-name="T3"><text:line-break/><text:line-break/></text:span>也是台南，<text:span text:style-name="T3">1998</text:span>年，每十萬人車禍死傷率是<text:span text:style-name="T3">16.9</text:span>，到了<text:span text:style-name="T3">2013</text:span>年卻變<text:span text:style-name="T3">1508</text:span>。你沒看錯，不是<text:span text:style-name="T3">15.08</text:span>，而是從<text:span text:style-name="T3">16</text:span>跳升為一千五百零八。</text:p>
      <text:p text:style-name="P1"><text:span text:style-name="T1">陳真</text:span><text:s/>  |  2014.11.11 13:43   |   <text:a xlink:type="simple" xlink:href="http://palinfo.habago.org/Entry?Command=Information_PrintForum&amp;iPage=384#FORUM33029"><text:span text:style-name="T2">#</text:span></text:a></text:p>
      <text:p text:style-name="P2"><text:span text:style-name="T3">Kevin, <text:line-break/><text:line-break/></text:span>當年敢反抗希特勒，自然精神可佩，但文化的事只能文化解決，動刀動槍有害無益。<text:span text:style-name="T3"><text:line-break/><text:line-break/></text:span>台灣只是世界荒唐騙局的一個小例子。即便面對美國首惡，筆仍然勝於槍。<text:span text:style-name="T3"><text:line-break/><text:line-break/></text:span>我覺得，<text:span text:style-name="T3">"</text:span>刺殺<text:span text:style-name="T3">" </text:span>過去的那個愚眛的<text:span text:style-name="T3"><text:s/>"</text:span>我<text:span text:style-name="T3">"</text:span>，會比殺人更重要。所謂革世界的命，無非就是革自己的命，革那方寸之間。<text:span text:style-name="T3"><text:line-break/><text:line-break/></text:span>有些東西效果慢，但它副作用少；走對路比走得快更重要。<text:span text:style-name="T3"><text:line-break/><text:line-break/></text:span>我老了，聽多了謊言，看多了醜態，不曾相信白天，不曾相信螢光幕前那些所謂轟轟烈烈的事，倒是比較相信午夜，微風，月光，眼淚，獨白，四下無人處。</text:p>
      <text:p text:style-name="P1"><text:span text:style-name="T1">陳真</text:span><text:s/>  |  2014.11.11 13:07   |   <text:a xlink:type="simple" xlink:href="http://palinfo.habago.org/Entry?Command=Information_PrintForum&amp;iPage=384#FORUM33028"><text:span text:style-name="T2">#</text:span></text:a></text:p>
      <text:p text:style-name="P3">底下文字取自八年前的蘋果社論。對於那段綠色年代，大家可還有記憶？<text:span text:style-name="T3"><text:line-break/><text:line-break/></text:span>貪污不希奇，希奇的是：<text:span text:style-name="T3"><text:line-break/><text:line-break/></text:span>一，誰貪污？<text:span text:style-name="T3"><text:line-break/><text:line-break/></text:span>國民黨以前是上下皆貪<text:span text:style-name="T3">(</text:span>特別是李登輝時代<text:span text:style-name="T3">)</text:span>，現在是上面的有嚴重潔癖，不食人間煙火，下面的照樣貪。<text:span text:style-name="T3"><text:line-break/><text:line-break/></text:span>民進黨則是貪污一條龍，由上往下蔓延；大官大貪，小官小貪，沒官的往往也能撈到許多油水，包括來自公部門的資源優先獨享；只要顏色對了，就是<text:span text:style-name="T3"><text:s/>"</text:span>自己人<text:span text:style-name="T3">"</text:span>，自己人都好辦事。<text:span text:style-name="T3"><text:line-break/><text:line-break/></text:span>所謂民主法治，宛若宮廷政治，有皇上皇后及太監和一大票貪官奸臣。所謂洽公，就是套關係走後門，喬事情談價碼，看誰更有辦法透過太監宦官或各種親信大臣，直達天聽。典章毀棄，體制蕩然無存，一切回歸<text:span text:style-name="T3"><text:s/>"</text:span>人治<text:span text:style-name="T3">"</text:span>，正所謂法條千條，不如黃金一條，人脈一條<text:span text:style-name="T3"><text:s/></text:span>。<text:span text:style-name="T3"><text:line-break/><text:line-break/></text:span>二，在不在乎？<text:span text:style-name="T3"><text:line-break/><text:line-break/></text:span>馬英九當家的國民黨，貪官污吏一個個抓起來，不論親疏遠近，不論位階高低。抓到黨都快報銷了，仍然不手軟。至少在肅貪這一點上，馬英九是來真的。<text:span text:style-name="T3"><text:line-break/><text:line-break/></text:span>但反觀綠營，遇有自己人貪污被抓，一律是<text:span text:style-name="T3"><text:s/>"</text:span>司法追殺<text:span text:style-name="T3">"</text:span>，<text:span text:style-name="T3">"</text:span>司法迫害<text:span text:style-name="T3">"</text:span>，或是<text:span text:style-name="T3"><text:s/>"</text:span>欺負咱台灣郎<text:span text:style-name="T3">"</text:span>。你貪我貪大家貪，彼此之間，毫無廉恥之心，絲毫不在意。只要高喊黨國大義<text:span text:style-name="T3">(</text:span>即反中反華的台獨立場<text:span text:style-name="T3">)</text:span>，其它都是<text:span text:style-name="T3"><text:s/>"</text:span>小節<text:span text:style-name="T3">"</text:span>，甚至當成是理所當然的一種酬勞與回報，例如扁珍便是如此思維。<text:span text:style-name="T3"><text:line-break/><text:line-break/></text:span>至於綠色群眾，更是不在乎這些<text:span text:style-name="T3"><text:s/>"</text:span>小節<text:span text:style-name="T3">"</text:span>。只要是咱自己人，看你要怎麼貪都無所謂。套句南部政壇的常用俗語：<text:span text:style-name="T3">"</text:span>會吃又會做，才是厲害<text:span text:style-name="T3">"</text:span>。<text:span text:style-name="T3"><text:line-break/><text:line-break/></text:span>但是，面對敵營，就算<text:span text:style-name="T3"><text:s/>"</text:span>敵人<text:span text:style-name="T3">" </text:span>乾淨得像一張白紙，綠色生物照樣能散播各種耳語謠言把你抹黑得臭不可聞，而且裝出一副好像他們很重視清廉似的。<text:span text:style-name="T3"><text:line-break/><text:line-break/></text:span>陳真<text:span text:style-name="T3">2014.11.11.<text:line-break/><text:line-break/>==============<text:line-break/></text:span>陳定南<text:span text:style-name="T3"><text:s/>vs.</text:span>陳水扁<text:span text:style-name="T3"><text:line-break/><text:line-break/>2006</text:span>年<text:span text:style-name="T3">04</text:span>月<text:span text:style-name="T3">21</text:span>日<text:span text:style-name="T3"><text:line-break/></text:span>蘋果論壇<text:span text:style-name="T3"><text:line-break/><text:line-break/></text:span>驚聞陳哲男口中唯一買不通的陳定南得了肺癌，不勝唏噓，有「斯人也而有斯疾也」之歎，陳定南雖然龜毛，有時太拘泥小節，但一板一眼、一絲不苟的態度，對比於總統府內炒股的、放高利貸的、介入<text:span text:style-name="T3">SOGO</text:span>百貨案的、助理群由商人包養的<text:span text:style-name="T3">……</text:span>一片烏煙瘴氣，陳定南仍是難能可貴的。<text:span text:style-name="T3"> <text:line-break/><text:line-break/></text:span>敗選為非戰之罪<text:span text:style-name="T3"><text:line-break/><text:line-break/></text:span>陳定南法務部長做的好好的，非要他回鍋去選宜蘭縣長不可，與其說是勸進，不如說是逼退，陳定南扮包公、抓賄選、訂出<text:span text:style-name="T3">1</text:span>個<text:span text:style-name="T3">30</text:span>元上限的標準，開始也許是為了阻止國民黨人的買票，後來卻妨礙了民進黨人的活動，執政在野，主客易位，資源大不同，民進黨袞袞諸公早非吳下阿蒙，豈容你陳定南變成大石頭擋路？<text:span text:style-name="T3"><text:line-break/><text:line-break/></text:span>他心中又何嘗不知？只是陳定南萬萬沒有想到，陳水扁一塌胡塗的施政拖累了他的縣長選情，這是大勢所趨，非戰之罪，但選舉輸了就是輸了，欲哭也無淚，難怪選完就病倒了，到底是誰害了他？<text:span text:style-name="T3"><text:line-break/><text:line-break/></text:span>相對於陳定南的錙銖必較，陳水扁身邊的重臣簡直到了肆無忌憚、無法無天的地步，這些人怎麼敢這樣膽大妄為？根本是葷素不拘、大小通吃、白包也要、紅包也要、現金也要、禮券也要，難怪要拚命在任期內訂婚、結婚、生金孫，還一個接一個！<text:span text:style-name="T3"><text:line-break/><text:line-break/></text:span>陳水扁告人的、被告的官司一堆，幾乎每個家人都涉入司法案件，真堪稱舉世罕見，未來兩年案子一定更多，我看每天光是打官司及發新聞稿否認、澄清，就把他們忙死了。<text:span text:style-name="T3"><text:line-break/><text:line-break/></text:span>一個第一家庭能幹到這個地步，而且還幹的下去，我也真是佩服，這在美國、日本或韓國，早就給拉下台了，只是在台灣可以玩玩義和團那套，或躲到山洞裡<text:span text:style-name="T3">34</text:span>小時玩兵推自己爽，大概還可以苟延殘喘一陣子。<text:span text:style-name="T3"><text:line-break/><text:line-break/>2004</text:span>年陳水扁接受方念華訪問時，曾說他的團隊<text:span text:style-name="T3">3</text:span>年多來都是清清白白，不容白布被染成黑，現在聽起來，大大刺耳。<text:span text:style-name="T3"> <text:line-break/><text:line-break/></text:span>扁政府頻鬧笑話<text:span text:style-name="T3"><text:line-break/><text:line-break/></text:span>這個政府鬧的笑話真是多到不行，陳哲男說：「我有孝順的子女，每月供養我！」陳唐山說：「我和到他家吃飯的軍火商不熟！」「我和提供我助理和服務處的李恆隆不熟！」馬永成說：「我請李恆隆到總統府來及跟著一老票想要<text:span text:style-name="T3">SOGO</text:span>的人吃飯是為了表示不介入！」<text:span text:style-name="T3"><text:line-break/><text:line-break/></text:span>這就和陳水扁的密友出來幫扁開脫一樣好笑，什麼「吳淑珍像連一根蔥都要的村姑，什麼都要管！」「陳水扁對吳淑珍虧欠，什麼都讓著她！」<text:span text:style-name="T3"><text:line-break/><text:line-break/></text:span>開什麼玩笑，金控、國營事業、警察人事、<text:span text:style-name="T3">SOGO</text:span>、中華開發、復華金<text:span text:style-name="T3">……</text:span>可不是一根蔥，陳水扁欠吳淑珍，是他家的事，要唱肉麻的《春天的花蕊》，也是他家的事，陳水扁晚上跪算盤，被流浪貓身上的跳蚤咬，也是他家的事，台灣老百姓不欠他家，是他們欠台灣的小老百姓。</text:p>
      <text:p text:style-name="P4"/>
      <text:p text:style-name="P1">Kevin Yu   |  2014.11.11 12:19   |   <text:a xlink:type="simple" xlink:href="http://palinfo.habago.org/Entry?Command=Information_PrintForum&amp;iPage=385#FORUM33027"><text:span text:style-name="T2">#</text:span></text:a></text:p>
      <text:p text:style-name="P3">陳真醫師<text:span text:style-name="T3">:<text:line-break/><text:line-break/></text:span>下列這兩個人我很景仰他們<text:span text:style-name="T3">,</text:span>他們不只勇於刺殺極權暴君<text:span text:style-name="T3">,</text:span>也勇敢的對抗一個盲從的社會<text:span text:style-name="T3">,</text:span>被全民當成叛國賊<text:span text:style-name="T3">,</text:span>他們照樣走他們正確的路<text:span text:style-name="T3">:<text:line-break/><text:line-break/>http://en.wikipedia.org/wiki/Henning_von_Tresckow<text:line-break/>http://en.wikipedia.org/wiki/Claus_von_Stauffenberg<text:line-break/><text:line-break/></text:span>第一位曾講<text:span text:style-name="T3">:</text:span>上帝許諾亞伯拉罕<text:span text:style-name="T3">,</text:span>若祂在所多瑪找到十個正義之士<text:span text:style-name="T3">,</text:span>祂就不毀滅索多瑪<text:span text:style-name="T3">,</text:span>我希望上帝會因為我們的行動而不毀滅德國<text:span text:style-name="T3">.<text:line-break/><text:line-break/></text:span>第二位曾說<text:span text:style-name="T3">:</text:span>做這件事的人需要明白，人民可能會說我們是叛徒，但如果不做，我們就是良知的叛徒<text:span text:style-name="T3"><text:line-break/><text:line-break/></text:span>他們慷慨赴義時連句抱怨都沒<text:span text:style-name="T3">,</text:span>哪像某些人亂喊警察打人<text:span text:style-name="T3">,</text:span>流的血都要馬政府負責這類瘋話<text:span text:style-name="T3">.<text:line-break/><text:line-break/></text:span>德國人民曾將他們視為叛徒與賣國賊<text:span text:style-name="T3">,</text:span>但今天德國人民給了他們應有的尊敬<text:span text:style-name="T3">,</text:span>台灣那幫投機者或許最初可以被捧成英雄<text:span text:style-name="T3">,</text:span>等時間證明他們是怎樣的人後<text:span text:style-name="T3">,</text:span>他們會被唾棄<text:span text:style-name="T3">!<text:line-break/><text:line-break/></text:span>台灣上哪找那兩位正義之士<text:span text:style-name="T3">,</text:span>崔斯考與史陶芬堡<text:span text:style-name="T3">?</text:span></text:p>
      <text:p text:style-name="P1"><text:span text:style-name="T1">陳真</text:span><text:s/>  |  2014.11.11 11:08   |   <text:a xlink:type="simple" xlink:href="http://palinfo.habago.org/Entry?Command=Information_PrintForum&amp;iPage=385#FORUM33026"><text:span text:style-name="T2">#</text:span></text:a></text:p>
      <text:p text:style-name="P2">台灣社會的瘋狂，難以想像，若非親眼目睹，你沒法想像地球上會有這樣一個社會，這樣一種媒體，這樣一群鳥人。<text:span text:style-name="T3"><text:line-break/><text:line-break/></text:span>在綠油油的一片瘋狂之中，我不知道有多少人確切了解所有這一切瘋狂的嚴重性；無異自掘墳墓，自己活埋，然後還很得意；誰膽敢皺個眉頭，誰就會倒霉。<text:span text:style-name="T3"><text:line-break/><text:line-break/></text:span>文革不是形容詞，台灣實際上就是處於當年文革那樣一種瘋狂之中；文革前後也才十年，但台灣文革從大約<text:span text:style-name="T3">1998</text:span>年就開始了，不瘋狂惡搞個<text:span text:style-name="T3">30</text:span>年<text:span text:style-name="T3">50</text:span>年我看不會停止。<text:span text:style-name="T3"><text:line-break/><text:line-break/></text:span>重點是：鳥人環伺，張牙舞爪，連這樣一種最基本的示警或質疑聲音都很難存在這鳥人島上。稍有異聲，便是敵人。所謂覆巢之下無完卵，鳥人自掘墳墓自己活埋之餘，實際上也連帶葬送了所有人的生活。<text:span text:style-name="T3"><text:line-break/><text:line-break/></text:span>綠色鳥人們總以為人家的智商和品性都跟他一樣，著眼於顏色，著眼於黨派私利，但我們又不是鳥人，我們有那麼低智能那麼沒出息只會在顏色底下搖旗吶喊嗎？<text:span text:style-name="T3"><text:line-break/><text:line-break/></text:span>我們這一代人已如秋葉，隨時凋零；除了盡量活著，再也沒有多少明天。可是，一個島一艘船，這船上終究還是有很多新生命在持續誕生與成長，這些如幼苗一般的新生命卻全然無辜，但他們卻得在若干年後承受所有瘋狂的下場。<text:span text:style-name="T3"><text:line-break/><text:line-break/></text:span>劣幣逐良幣，反淘汰，自掘墳墓，敵視良善與理性，擁戴邪惡與瘋狂，毀棄人性，發揚仇恨，自甘美帝走狗，這一切將迎接來一個什麼樣的下場，不言可喻。也許不只衰敗，更有戰火，絕非危言聳聽。<text:span text:style-name="T3"><text:line-break/><text:line-break/></text:span>所有處在瘋狂與蒙蔽之中的人，誰會相信自己是個蠢蛋或自己瘋了呢？例如在蔣介石就是英明救世主的年代，全校若有一萬個師生，有沒有一個人會相信蔣家的惡？當然有，但那少數一兩個人，一句話也不敢講。重點是，即便有人不要命講了也不會有人相信；瘋狂群眾只會說你偏激，說你人格有病，說你瘋了。<text:span text:style-name="T3"><text:line-break/><text:line-break/></text:span>瘋狂就像一種病，一旦發作，沒有三十年、五十年病情不會改善。改善之後，一個不小心，很快又會發病，又是三十年、五十年的折磨。病根不除，永遠只會在同樣的輪迴中反覆折騰。<text:span text:style-name="T3"><text:line-break/><text:line-break/></text:span>病根何在？不過就是理性與感性，簡單說就是人性。不需高超，不需深邃，只須恢復正常人性便是健康。<text:span text:style-name="T3"><text:line-break/><text:line-break/></text:span>過去兩岸一樣發病，一個比一個病得凶；後來一個逐漸痊癒，往前飛奔而去，一個卻越來越瘋狂，瘋狂到實在難以想像。<text:span text:style-name="T3"><text:line-break/><text:line-break/></text:span>健康只有一種，瘋狂卻千奇百怪沒有個止境。真沒想到在我步入晚年之際，卻還能大開眼界。<text:span text:style-name="T3"><text:line-break/><text:line-break/></text:span>昨天在球場上認識一個四年級的小女生，言語單純無暇，她說要露一手讓我們瞧瞧，站得遠遠地，把桌球當網球打。這年紀的小孩，純潔若雪，但有個豺狼虎豹的瘋狂社會卻在不遠處正等待著她們。我們既伸不了援手，只能偶發悵然，看著瘋狂悲劇持續發展。<text:span text:style-name="T3"><text:line-break/><text:line-break/></text:span>我講的絕不是光指所謂經濟，更是指的一種好好做為一個<text:span text:style-name="T3"><text:s/>"</text:span>人<text:span text:style-name="T3">"</text:span>好好成長與生活的文化基礎。<text:span text:style-name="T3"><text:line-break/><text:line-break/></text:span>我認識的幾乎所有每一個整天高唱本土愛台灣的大隻鳥人政客或文人們，個個努力在海外置產，全都把子女往外送。這些檯面上的混蛋人渣，其實比誰都清楚瘋狂是怎麼一回事，他們卻樂得從中漁利，因為這島只是一種提款機，藉以撈一票的舞台；群眾越瘋狂，對他們越有利。<text:span text:style-name="T3"><text:line-break/><text:line-break/></text:span>就如過去的國民黨，整天高喊反攻大陸解救同胞，別人不願這麼喊都不行，但他們卻個個身懷綠卡，子女全都往外送。<text:span text:style-name="T3"><text:line-break/><text:line-break/></text:span>人的智商說不重要，其實還是很重要。智商不高，很容易就會被人渣所欺瞞；努力給自己掘墳墓卻還熱烈擁戴人渣，感謝人渣，愛慕人渣，捍衛人渣，攻擊所有對人渣膽敢不敬者。<text:span text:style-name="T3"><text:line-break/><text:line-break/></text:span>瘋狂者是什麼也不可能聽得進去的；講多了，只是給自己惹禍。講這些並無現實用途，它就只是像在寫一種祭悼文那樣，紀念一場人禍的過去、現在與未來。<text:span text:style-name="T3"><text:line-break/><text:line-break/></text:span>陳真<text:span text:style-name="T3">2014. 11.11.<text:line-break/><text:line-break/>======================<text:line-break/></text:span>中韓<text:span text:style-name="T3">FTA</text:span>來襲<text:span text:style-name="T3"><text:s/></text:span>台恐失陸市場版圖<text:span text:style-name="T3"><text:line-break/><text:line-break/></text:span>中央社中央社<text:span text:style-name="T3"><text:s/>– 2014</text:span>年<text:span text:style-name="T3">11</text:span>月<text:span text:style-name="T3">10</text:span>日<text:span text:style-name="T3"><text:line-break/><text:line-break/>(</text:span>中央社台北<text:span text:style-name="T3">10</text:span>日電）中韓<text:span text:style-name="T3">FTA</text:span>來勢洶洶，生效後<text:span text:style-name="T3">3</text:span>至<text:span text:style-name="T3">5</text:span>年內台灣製造業將蒸發新台幣<text:span text:style-name="T3">6500</text:span>億元，<text:span text:style-name="T3">GDP</text:span>產值更將因此減少新台幣<text:span text:style-name="T3">746</text:span>億元，在韓商挾關稅與市場進入優惠下，台灣瀕臨喪失最大市場中國大陸危機。<text:span text:style-name="T3"><text:line-break/><text:line-break/></text:span>中韓自由貿易協定<text:span text:style-name="T3">(FTA)</text:span>生效，台灣面板、石化、工具機與汽車<text:span text:style-name="T3">4</text:span>大產業首當其衝，為減緩衝擊，經濟部表示，除了將加速兩岸貨貿談判外，我方也會要求大陸市場對台灣開放程度必須優於韓國。<text:span text:style-name="T3"><text:line-break/><text:line-break/></text:span>中韓領導人今天在北京亞太經合會<text:span text:style-name="T3">(APEC)</text:span>場外雙邊高峰會後宣布中韓<text:span text:style-name="T3">FTA</text:span>達成協議，預計明年上半年生效，台灣最大的噩夢成真。<text:span text:style-name="T3"><text:line-break/><text:line-break/></text:span>南韓連續與歐盟、美國簽署雙邊自由貿易協定，並且成為東協加<text:span text:style-name="T3">3</text:span>一員，中韓<text:span text:style-name="T3">FTA</text:span>拍板，意味南韓正式完成美國、歐盟、東南亞以及中國大陸等全球主要市場布局，也將過去在國際市場激烈競爭的台灣遠拋在後。<text:span text:style-name="T3"><text:line-break/><text:line-break/></text:span>產業界對中韓<text:span text:style-name="T3">FTA</text:span>達成協議充滿焦慮，由於兩岸貨貿協議因為服貿協議卡關遲遲未能有進展，工總秘書長蔡練生呼籲立法院盡速通過服貿協議，也盼望政府加速完成兩岸貨貿協議談判，以降低中韓<text:span text:style-name="T3">FTA</text:span>對台灣產業衝擊。<text:span text:style-name="T3"><text:line-break/><text:line-break/></text:span>刻正於北京出席<text:span text:style-name="T3">APEC</text:span>會議的經濟部長杜紫軍憂心忡忡，他今天在北京表示，中韓簽署自由貿易協定（<text:span text:style-name="T3">FTA</text:span>）以後，對台灣的負面影響估計非常大，台灣出口到中國大陸的產品約有<text:span text:style-name="T3">1/3</text:span>將受影響，<text:span text:style-name="T3">1/4</text:span>受威脅。<text:span text:style-name="T3"><text:line-break/><text:line-break/></text:span>經濟部觀察，中韓<text:span text:style-name="T3">FTA</text:span>在市場開放方面，雙方皆已達成超過<text:span text:style-name="T3">90%</text:span>項目數、<text:span text:style-name="T3">85%</text:span>貿易額的貨品貿易自由化比例，中韓<text:span text:style-name="T3">FTA</text:span>範圍涵蓋貨品貿易、服務貿易、投資等共<text:span text:style-name="T3">17</text:span>個領域，並包含電子商務、競爭政策、政府採購、環境等議題。<text:span text:style-name="T3"><text:line-break/><text:line-break/></text:span>令人憂心的是，韓國現已與美國、歐盟等國簽署<text:span text:style-name="T3">FTA</text:span>，若加上中韓<text:span text:style-name="T3">FTA</text:span>，韓國與已簽署<text:span text:style-name="T3">FTA</text:span>國家的貿易額占其貿易總額比重由<text:span text:style-name="T3">41.93</text:span>％增至<text:span text:style-name="T3">62.66</text:span>％，相較之下台灣貿易覆蓋率目前僅<text:span text:style-name="T3">9.68</text:span>％，未來出口恐將處於更不利地位。<text:span text:style-name="T3"><text:line-break/><text:line-break/></text:span>杜紫軍日前即表示，南韓已經陸續與歐盟以及美國兩大市場簽署完成<text:span text:style-name="T3">FTA</text:span>，台灣產品在美歐市場競爭已經相當吃力，而中國大陸是台灣最大出口市場，中韓<text:span text:style-name="T3">FTA</text:span>簽署最大危機是讓台灣喪失在大陸市場的優勢，後果不堪想像。<text:span text:style-name="T3"><text:line-break/><text:line-break/></text:span>南韓有<text:span text:style-name="T3">40%</text:span>貨品出口到大陸，韓商更是在大陸各線城市積極投資布局，南韓大商社近幾年為搶食大陸商機，已經傳出到台灣挖角人才赴大陸工作，顯示台灣產業發展腹背受敵。<text:span text:style-name="T3"><text:line-break/><text:line-break/></text:span>另外，根據經濟部委託中華經濟研究院評估報告指出，中韓<text:span text:style-name="T3">FTA</text:span>生效後，我國<text:span text:style-name="T3">GDP</text:span>將下降<text:span text:style-name="T3">0.5%</text:span>，總出口減少<text:span text:style-name="T3">1.34%</text:span>、<text:span text:style-name="T3">37.5</text:span>億美元，總產值減少<text:span text:style-name="T3">0.98%</text:span>、<text:span text:style-name="T3">89</text:span>億美元。<text:span text:style-name="T3"><text:line-break/><text:line-break/></text:span>若以<text:span text:style-name="T3">2013</text:span>年台灣<text:span text:style-name="T3">GDP</text:span>總值計算，中韓<text:span text:style-name="T3">FTA</text:span>全部降為零關稅後，台灣<text:span text:style-name="T3">GDP</text:span>將掉<text:span text:style-name="T3">0.5%</text:span>，換言之中韓<text:span text:style-name="T3">FTA</text:span>會讓台灣<text:span text:style-name="T3">GDP</text:span>產值一下子掉新台幣<text:span text:style-name="T3">746</text:span>億元。<text:span text:style-name="T3"><text:line-break/><text:line-break/></text:span>值得注意的是，台灣會有<text:span text:style-name="T3">24.7%</text:span>比重，總計<text:span text:style-name="T3">386</text:span>億美元工業產品因關稅較高受到威脅或衝擊會更大，尤其是鋼鐵、工具機、汽車、面板、石化、紡織、玻璃等產業，處境艱難。</text:p>
      <text:p text:style-name="P1"><text:span text:style-name="T1">陳真</text:span><text:s/>  |  2014.11.11 01:52   |   <text:a xlink:type="simple" xlink:href="http://palinfo.habago.org/Entry?Command=Information_PrintForum&amp;iPage=385#FORUM33025"><text:span text:style-name="T2">#</text:span></text:a></text:p>
      <text:p text:style-name="P3">民進黨抹黑造謠說頂新集團給了馬英九十億。邱毅說，這種鬼話，就算砍了他的頭，他也不會信。我也是。馬英九如果會貪污，他現在說不定反而會受到台灣人的愛戴；馬英九如果會貪污，明天的太陽恐怕會從南邊出來。<text:span text:style-name="T3"><text:line-break/><text:line-break/></text:span>陳定南和林義雄都是。你不一定要認同他們的想法，但你沒法否認他們人格的正直清廉。但你看李敖是怎麼罵陳定南的。連晚入黨都能說成一種所謂<text:span text:style-name="T3"><text:s/>"</text:span>欺世盜名<text:span text:style-name="T3">" </text:span>的<text:span text:style-name="T3">"</text:span>投機小人<text:span text:style-name="T3">" </text:span>的<text:span text:style-name="T3"><text:s/>"</text:span>證據<text:span text:style-name="T3">"</text:span>。<text:span text:style-name="T3"><text:line-break/><text:line-break/></text:span>如果這說得通，那麼，李敖支持的那個姓蔡的女性混蛋政客，又豈是投機一詞可以形容其萬一。她原本是替國民黨服務、當國民黨的官的，現在卻一副民主鬥士貌。<text:span text:style-name="T3"><text:line-break/><text:line-break/></text:span>李敖有他的歷史貢獻，但這不足以合理化他的一切言行。李敖的所謂<text:span text:style-name="T3"><text:s/>"</text:span>論證<text:span text:style-name="T3">" </text:span>有這樣一種模式就是，找到一件小事的一些往往見仁見智的小細節，冠給許多修辭，弄成一頂大帽子，然後就可以套到任何一個人頭上。<text:span text:style-name="T3"><text:line-break/><text:line-break/></text:span>陳真<text:span text:style-name="T3">2014.11. 11.<text:line-break/><text:line-break/>==============<text:line-break/></text:span>陳定南的爛謊話<text:span text:style-name="T3"><text:line-break/><text:line-break/></text:span>李敖<text:span text:style-name="T3"><text:line-break/><text:line-break/></text:span>陳定南的爛謊話，不但是謊話，而且是很爛的謊話。<text:span text:style-name="T3"><text:line-break/><text:line-break/></text:span>陳定南的問題是台灣最荒謬的兩個現象，<text:span text:style-name="T3">1</text:span>個大荒謬，<text:span text:style-name="T3">1</text:span>個小荒謬。<text:span text:style-name="T3"><text:line-break/><text:line-break/></text:span>大荒謬是說，居然選出陳水扁這種貨色做台灣地區的總統，第二個小荒謬，居然選出陳定南這種貨色的人做法務部長，而且還被評定為政績表現最好的部長，而且還有所謂「陳青天」這種美名。<text:span text:style-name="T3"><text:line-break/><text:line-break/></text:span>陳定南這長相，你們看看這副德性，尖嘴猴腮一臉小人相、刻薄相，為什麼呢？他是個投機份子，在民進黨成立時，他還不是民進黨黨員，他是很晚很晚很晚、很後很後很後，才加入民進黨的團隊，才因緣際會爬起來，可證明了他是個小人，是個刻薄的小人，並且是個酷吏，並且滿嘴謊話，謊話還不準確，就把最新的謊話給大家看。<text:span text:style-name="T3"><text:line-break/><text:line-break/></text:span>「陳定南批部份媒體干擾司法」，大家注意，為什麼呢？「不滿全程轉播羅福助記者會，認為公開討論會妨害辦案」、「陳定南指出，對於偵查中的案件不得公開討論，過去我國法律曾有明文規定，而目前世界先進國家也都有新聞道德、媒體自身規範，就是要避免干擾司法辦案。」<text:span text:style-name="T3"><text:line-break/><text:line-break/></text:span>請問這是什麼話？檢察官、法官是不受任何影響，獨立偵查、審判的，新聞媒體講個幾句，你法官就怕啦！那算什麼法官呢？同樣的，我們可以看「陳定南指出，對於偵查中的案件不得公開討論，過去我國法律曾有明文規定。」這什麼法律呀？這法律被人廢止了嘛！什麼法律，出版法呀！出版法說，審判中的案件不可以公開討論，不可以公開評論，還不是討論。陳定南引用法條還引用錯誤。<text:span text:style-name="T3"><text:line-break/><text:line-break/></text:span>好了，出版法被廢止了，廢止的法律你現在談跟放屁一樣，就放屁嘛！你說過去曾有這個法律，說偵查中的案子，事實上是審判中的案子不得評論。現在我們評論不犯法吧，因為法令被廢止了，你講這個話幹什麼呢？<text:span text:style-name="T3"><text:line-break/><text:line-break/></text:span>同樣的我們可以看到，陳定南由法務部出面，立委馮滬祥緊急新聞稿，他在國是論壇中談到的「電子遊戲場管理條例」，這個條例裡面，法務部說，他們說他們反對這個修正案。<text:span text:style-name="T3"><text:line-break/><text:line-break/></text:span>請大家看看，我李敖拿出來的他們的會議紀錄，很詳細一頁一頁的會議紀錄，詳細的部分大家不要在這邊囉唆了。請大家看，最後「電子遊戲場業管理條例」草案，有立法委員簽名，這裡面還有醜八怪林重謨。我們看協商結論，參與協商的立法委員。請大家注意，行政單位的出席代表，這單位有經濟部、法務部、警政署，法務部派出參事，叫陳明堂吧。<text:span text:style-name="T3"><text:line-break/></text:span>　<text:span text:style-name="T3"><text:line-break/></text:span>他出來參加會議，會議紀錄裡面並沒有你法務部反對的紀錄，證明你沒有反對嘛！甚至你們提案的部分，還接受人家同意。<text:span text:style-name="T3"><text:line-break/><text:line-break/></text:span>我們看馮滬祥這段話，當法務部人員建議用法律名詞，「賭博嫌疑」取代「賭博行為」，可見雙方共識都要防止賭博，法務部也同意如此條文。我們看得很清清楚楚，法務部並沒有反對，法務部代表還參加討論，討論意見還被立委接受。<text:span text:style-name="T3"><text:line-break/><text:line-break/></text:span>今天你陳定南在報紙說，這個協商會議討論「電玩法」條文修正案我們法務部反對，沒有反對紀錄嘛！證明什麼？證明你陳定南說了謊話，很容易被我們拆穿的謊話、爛謊話，立刻被我們拆穿，所以陳定南是很可惡的一個人，今天居然能夠欺世盜名，大家以為他是青天，在我李敖看起來，他絕非青天，青個屁天。<text:span text:style-name="T3"><text:line-break/></text:span>《勁晚報新聞<text:span text:style-name="T3"><text:s/>2002/01/12</text:span>》</text:p>
      <text:p text:style-name="P1"><text:span text:style-name="T1">陳真</text:span><text:s/>  |  2014.11.11 00:16   |   <text:a xlink:type="simple" xlink:href="http://palinfo.habago.org/Entry?Command=Information_PrintForum&amp;iPage=385#FORUM33024"><text:span text:style-name="T2">#</text:span></text:a></text:p>
      <text:p text:style-name="P2">羅素非常看重智能，在他看來，蠢蛋簡直不值得活，更不用說跟蠢蛋討論事情。他曾經很遺憾地說，翻遍聖經，竟然找不到一個字讚許人類的智能。<text:span text:style-name="T3"><text:line-break/><text:line-break/></text:span>這個觀察是對的，畢竟在那些真正重要的事情上，智能這東西不但意義不大，甚且有害。<text:span text:style-name="T3"><text:line-break/><text:line-break/></text:span>梵谷說，<text:span text:style-name="T3">"</text:span>如果我可以有所選擇，我不會選擇瘋狂。<text:span text:style-name="T3">" </text:span>我亦常想，如果我可以有所選擇，我寧可清除腦子裏這一堆知識，寧可像個正常人那樣正常地思索；沒有疑問，沒有困惑，不會困惑一為何等於一，不會困惑為何明天比昨天晚到，不會困惑為何我知道眼前是一個茶杯，為何我知道這是我的手。我寧可跟大多數正常人一樣，簡單愚蠢地言行舉止卻依然顧盼自雄而不覺羞赧。<text:span text:style-name="T3"><text:line-break/><text:line-break/></text:span>基本上，我跟羅素不一樣，我並不排斥蠢蛋；笨並不是什麼可恥的事，畢竟我也不相信除了極少數像愛因斯坦那樣的天才之外，還會有誰能有多聰明。<text:span text:style-name="T3"><text:line-break/><text:line-break/></text:span>人的智能高下之分，其實大多時候就猶如從五樓看二樓那樣，也許五比二高一些，但無甚意義。當你站在高山上，五樓二樓根本沒有差別。<text:span text:style-name="T3"><text:line-break/><text:line-break/></text:span>高中畢業紀念冊上，每個畢業生都得留下一句話，我寫下的一句話是：<text:span text:style-name="T3">"</text:span>世上沒有天才，只有大白癡和小白癡之分<text:span text:style-name="T3">"</text:span>。<text:span text:style-name="T3"><text:line-break/><text:line-break/></text:span>我雖不討厭蠢蛋，但極為厭惡蠢蛋卻擺出高姿態。跟這樣一種蠢蛋溝通，真是會要我的命；身為忍教教主，忍功爐火純青，但還是很難忍受去教導這樣一種類型的蠢蛋。<text:span text:style-name="T3"><text:line-break/><text:line-break/></text:span>同時，我也很難想像，世界上真的會有人蠢到這種地步嗎？說穿了，還是顏色作祟。除非顏色完全矇蔽了一個人的良知和智商，否則不可能會有人蠢成這樣。<text:span text:style-name="T3"><text:line-break/><text:line-break/></text:span>這位署名洪世育提供的影片我看了，整個影片中，哪一點提到所謂<text:span text:style-name="T3"><text:s/>"</text:span>馬英九領導國民黨貪汙，圖利自己的證據<text:span text:style-name="T3">"? </text:span>這不是睜眼說瞎話嗎？<text:span text:style-name="T3"><text:line-break/><text:line-break/></text:span>李敖講話自有其邏輯，你若看懂上下文，便知其所指；他表達的是一種修辭，一種個人好惡，一種文學筆法而非法律用詞。這跟法律意義上所謂<text:span text:style-name="T3"><text:s/>"</text:span>馬英九領導國民黨貪汙，圖利自己的證據<text:span text:style-name="T3">" </text:span>扯得上什麼關聯？<text:span text:style-name="T3"><text:line-break/><text:line-break/></text:span>如果這樣也能扯，那麼，全世界大概除了一歲以下新生兒是乾淨的之外，天底下沒有乾淨的人了。而且，一扯五十年，五十年前的國民黨干馬英九什麼事？<text:span text:style-name="T3"><text:line-break/><text:line-break/></text:span>李敖很多這類修辭，對其不敬者或他看不順眼的人，一概口誅筆伐，被罵得像個無情無義的齷齪人渣兼國民黨走狗文人的不就是柏楊嗎？可是，柏楊是那樣的人嗎？柏楊是給國民黨做狗的那種人嗎？<text:span text:style-name="T3"><text:line-break/><text:line-break/></text:span>李敖舉證歷歷，但是，那樣一些所謂<text:span text:style-name="T3"><text:s/>"</text:span>證據<text:span text:style-name="T3">"</text:span>，與其說是法律的、道德的，不如說是文學的，如果那樣一種證據能夠藉以得出那樣的結論，那麼，我同樣可以用這樣一種筆法，這樣一種證據，來指控全世界所有人，包括李敖。<text:span text:style-name="T3"><text:line-break/><text:line-break/></text:span>當他認為某人順眼或跟他有交情時，他便完全不看重哪怕是巨貪也無所謂，例如宋楚瑜。這時候，整個道德標準又完全不一樣了。<text:span text:style-name="T3"><text:line-break/><text:line-break/></text:span>任何人都可以有這樣一種文學自由，但它畢竟是文學語言，而非社會，亦非道德，更非法律。<text:span text:style-name="T3"><text:line-break/><text:line-break/></text:span>例如李敖說，<text:span text:style-name="T3">"</text:span>林義雄不是人格者，是人格分裂者<text:span text:style-name="T3">"</text:span>，是<text:span text:style-name="T3"><text:s/>"</text:span>蠢人妄想做聖人<text:span text:style-name="T3">"</text:span>，但同樣一個林義雄，在若干年前的某一本黨外雜誌上，李敖可是把林義雄捧成聖人一般的。那本雜誌，距今大約三十年，我剛好也在那一期的同一本雜誌上寫了一封公開信給林義雄，表達我對他正直人格的尊敬。<text:span text:style-name="T3"><text:line-break/><text:line-break/></text:span>一個人的人格不太會變，即便對方做出一些與你想法不同的事，都不會影響我們對於一個人的人格評價。但李敖不是這樣看人看事。他大可抬舉所謂宋主席<text:span text:style-name="T3">(</text:span>宋楚瑜<text:span text:style-name="T3">)</text:span>，徹底貶低林義雄，他可以有他的文學自由，但那畢竟是文學的，而非社會的、道德的，更非法律的。<text:span text:style-name="T3"><text:line-break/><text:line-break/></text:span>古時候的國民黨，無惡不作，留下多少爛攤子，全台灣大概也只有像馬英九、陳定南這樣近乎異常奉公守法的潔癖人士，才有可能儘可能地收拾爛攤子。收拾得好或不好是另一回事，但那與貪污扯不上半點關係。<text:span text:style-name="T3"><text:line-break/><text:line-break/></text:span>我也自信一介不取，乾淨到病態般的徹底，但今天假設有人請我當台大醫院院長，我也沒法保證我能收拾台大醫院百年以來的各種藏污納垢或弊端以及各種約定俗成的不良文化，例如醫藥之間的利益輸送。<text:span text:style-name="T3"><text:line-break/><text:line-break/></text:span>你很輕易就能舉出我當台大院長底下的一些弊端或不良風氣，你也可以依此對我提出指控，但這樣一些指控，卻是文學語言，而非社會的、道德的，更非法律的。<text:span text:style-name="T3"><text:line-break/><text:line-break/></text:span>但如果有人故意進一步說我<text:span text:style-name="T3"><text:s/>"</text:span>領導臺大醫院貪污，圖利自己<text:span text:style-name="T3">"</text:span>，那麼，這樣一種故意在文字上栽贓的指控，便是極度卑劣齷齪。做出這樣一種指控者就是人渣，而這樣一種人渣，幾乎一面倒全是綠色。<text:span text:style-name="T3"><text:line-break/><text:line-break/></text:span>古時候的國民黨之貪污指數若是<text:span text:style-name="T3">100</text:span>，現在的國民黨的貪污指數約莫<text:span text:style-name="T3">60</text:span>，但我身為建黨黨員的民進黨可完全不是這樣喔。剛建黨第一年的民進黨，貪污指數約莫<text:span text:style-name="T3"><text:s/>20</text:span>，逐年以等比級數遞增。這十幾年來的民進黨，基本上就是個貪污黨，貪污指數破表，<text:span text:style-name="T3">100</text:span>的後面得加上好幾個<text:span text:style-name="T3">0</text:span>。<text:span text:style-name="T3"><text:line-break/><text:line-break/></text:span>一個人，不可能道德崇高到連<text:span text:style-name="T3">0.0000001</text:span>的不乾淨都無法忍受，卻能忍受<text:span text:style-name="T3">100</text:span>後面要加一堆<text:span text:style-name="T3">0</text:span>的骯髒貪污。在道德事務上裝模作樣是可恥的。<text:span text:style-name="T3"><text:line-break/><text:line-break/></text:span>不少人這樣說：以前國民黨的貪污是拿湯匙吃，但民進黨的貪污卻是開來一台怪手，整個挖著吃，吃相非常難看，真的是所謂賣國，大量賤賣國有土地給財團，其它還有各種手法，若要講，恐怕得寫成好幾本書。<text:span text:style-name="T3"><text:line-break/><text:line-break/></text:span>二十幾年前，當我還是民進黨員時，因為我寫東西快，有些立委及官員希望我在某些動筆動腦的方面能幫忙；選舉時，更是搶手，因為我寫的文宣，效果通常還不錯。<text:span text:style-name="T3"><text:line-break/><text:line-break/></text:span>那時的民進黨還算非常乾淨，但我已經清清楚楚見到、聽到無數駭人聽聞的撈錢攬權及包庇方式。我之所以不敢指名道姓明講一切細節，不是因為膽子小，而是因為我沒有直接物證，但你每天生活在那圈子中，豈有可能不知道這些人如何作為。<text:span text:style-name="T3"><text:line-break/><text:line-break/></text:span>比方說，有個比部長級還高出一級的民進黨人，五根手指頭就能馬上點到名的一個至今仍活躍、非常勇猛愛台灣、<text:span text:style-name="T3">"</text:span>形象清新<text:span text:style-name="T3">" </text:span>的政客明星<text:span text:style-name="T3"><text:s/>(</text:span>我跟他有非常非常深的個人淵源，並非道聽途說<text:span text:style-name="T3">)</text:span>，選舉前買票不用說，選上之後還賣官；我給你官位做，你給我多少錢，論官位大小計價；我給你什麼案子，你就給我多少錢。<text:span text:style-name="T3"><text:line-break/><text:line-break/></text:span>我很不願意再去得罪綠色生物，因為如我一直所說，不值得。這個島，這群人，這樣一種人民，這樣一種政治與社會文化，不值得你為它做任何犧牲。<text:span text:style-name="T3"><text:line-break/><text:line-break/></text:span>往後再有這類低能無聊的政治留言，我會盡量刪除，因為我們實在沒有任何意願和時間反覆不斷去理會或應付這樣一些鳥人鳥事。</text:p>
      <text:p text:style-name="P1"><text:span text:style-name="T1">陳志鴻</text:span><text:s/>  |  2014.11.10 22:40   |   <text:a xlink:type="simple" xlink:href="http://palinfo.habago.org/Entry?Command=Information_PrintForum&amp;iPage=385#FORUM33023"><text:span text:style-name="T2">#</text:span></text:a></text:p>
      <text:p text:style-name="P3">這份報紙真是不可思議啊，什麼事都能扯到馬英九<text:span text:style-name="T3">...<text:line-break/><text:line-break/>===<text:line-break/><text:line-break/></text:span>學童哭︰還我暑假<text:span text:style-name="T3"><text:s/></text:span>氣到要總統呷賽<text:span text:style-name="T3"><text:line-break/><text:line-break/></text:span>自由時報<text:span text:style-name="T3"><text:s/>– 2014</text:span>年<text:span text:style-name="T3">11</text:span>月<text:span text:style-name="T3">10</text:span>日<text:span text:style-name="T3"><text:s/></text:span>上午<text:span text:style-name="T3">6:10<text:line-break/></text:span>〔自由時報記者吳柏軒／台北報導〕「還我暑假來！」教育部規劃十二年國教的「第三學期」課程，暑假將少一個月的時光，有小學生聽聞，忍不住氣哭了，畫圖要總統去「呷賽」！作家張大春也在臉書上痛罵：「教育部是個無腦單位！真不知該把全員送到哪裡去明德管訓一下！」</text:p>
      <text:p text:style-name="P1"><text:span text:style-name="T1">洪世育</text:span><text:s/>  |  2014.11.10 21:51   |   <text:a xlink:type="simple" xlink:href="http://palinfo.habago.org/Entry?Command=Information_PrintForum&amp;iPage=385#FORUM33022"><text:span text:style-name="T2">#</text:span></text:a></text:p>
      <text:p text:style-name="P2"><text:span text:style-name="T3">http://www.youtube.com/watch?v=HAF1KMeeYWs<text:line-break/><text:line-break/></text:span>李敖在節目上公布馬英九領導國民黨貪汙，圖利自己的證據，不知道版主如何看待這些事，我覺得巴勒網要到達客觀可能還有一段路要走。</text:p>
      <text:p text:style-name="P1"><text:span text:style-name="T1">馬鑑一</text:span><text:s/>  |  2014.11.10 21:36   |   <text:a xlink:type="simple" xlink:href="http://palinfo.habago.org/Entry?Command=Information_PrintForum&amp;iPage=385#FORUM33021"><text:span text:style-name="T2">#</text:span></text:a></text:p>
      <text:p text:style-name="P3">左派的觀點哪裡輪得到我來闡述<text:span text:style-name="T3"><text:s/></text:span>我只是針對最近的選舉<text:span text:style-name="T3"><text:s/></text:span>發發牢騷而已<text:span text:style-name="T3"><text:line-break/></text:span>今天的日本雖是一個右派國家<text:span text:style-name="T3"><text:s/></text:span>但是仍有够份量的左派政黨<text:span text:style-name="T3"><text:s/></text:span>左派媒體<text:span text:style-name="T3"><text:line-break/></text:span>台灣連這一點都做不到<text:span text:style-name="T3"><text:line-break/></text:span>這次的台北巿長選舉<text:span text:style-name="T3"><text:s/></text:span>打得如火如荼<text:span text:style-name="T3"><text:s/></text:span>好像兩人有很大的路線之爭<text:span text:style-name="T3"><text:line-break/></text:span>是這樣嗎<text:span text:style-name="T3"><text:line-break/></text:span>一個主張花園城市<text:span text:style-name="T3"><text:s/></text:span>一個主張菜園城巿<text:span text:style-name="T3"><text:s/></text:span>差別在哪<text:span text:style-name="T3"><text:line-break/></text:span>花園管不好可能比菜園還難看<text:span text:style-name="T3"><text:s/></text:span>菜園管好也足以媲美花園<text:span text:style-name="T3"><text:line-break/></text:span>一個主張遷走一殯<text:span text:style-name="T3"><text:s/></text:span>蓋青年住宅<text:span text:style-name="T3"><text:s/></text:span>一個主張遷走政戰學院<text:span text:style-name="T3"><text:s/></text:span>蓋老年住宅<text:span text:style-name="T3"><text:line-break/></text:span>奇怪<text:span text:style-name="T3"><text:s/></text:span>青年住宅<text:span text:style-name="T3"><text:s/></text:span>老年住宅<text:span text:style-name="T3"><text:s/></text:span>不是都需要嗎<text:span text:style-name="T3"><text:line-break/></text:span>我們有個現成的空軍總部舊址<text:span text:style-name="T3"><text:s/></text:span>不就可以拿來蓋嗎<text:span text:style-name="T3"><text:line-break/></text:span>不行<text:span text:style-name="T3"><text:s/></text:span>不行<text:span text:style-name="T3"><text:s/></text:span>那是高級住宅區<text:span text:style-name="T3"><text:s/></text:span>會影響房價<text:span text:style-name="T3"><text:line-break/><text:line-break/></text:span>說不定哪一天我一早起來<text:span text:style-name="T3"><text:s/></text:span>兩個人的政見被惡搞互換<text:span text:style-name="T3"><text:s/></text:span>我還渾然不覺</text:p>
      <text:p text:style-name="P1"><text:span text:style-name="T1">陳真</text:span><text:s/>  |  2014.11.10 16:57   |   <text:a xlink:type="simple" xlink:href="http://palinfo.habago.org/Entry?Command=Information_PrintForum&amp;iPage=385#FORUM33020"><text:span text:style-name="T2">#</text:span></text:a></text:p>
      <text:p text:style-name="P2">小時候，有個導師偷懶，覺得改作文很麻煩，於是就叫我幫他改全班的作文。班上有男有女，女的我一律給高分，男的就不用說了。<text:span text:style-name="T3"><text:line-break/><text:line-break/></text:span>如此女男不平等，告去性別平等委員會也沒用，語言畢竟是很女性化的東西，就跟月亮一樣，連尼采也如此認為。<text:span text:style-name="T3"><text:line-break/><text:line-break/></text:span>我對尼采下過幾年工夫，略知他一二。他表面上叫人帶把鞭子去見女人，引來女性主義撻伐，其實語言不能這樣看的，特別是哲學家的語言顛三倒四，虛無飄渺，就跟一些精神病人講話差不多，你只能抓其意，抓其整體，沒法就單一句子理解。<text:span text:style-name="T3"><text:line-break/><text:line-break/></text:span>不過，幫老師改了幾回作文之後，我就不想改了，因為我發現改久了，會有被同學們給<text:span text:style-name="T3"><text:s/>"</text:span>潛移默化<text:span text:style-name="T3">" </text:span>的效果，越改自己卻越退步。<text:span text:style-name="T3"><text:line-break/><text:line-break/></text:span>李敖過去常說：<text:span text:style-name="T3">"</text:span>我因台灣而小。<text:span text:style-name="T3">" </text:span>台灣就一個鼻屎大，你再厲害也就只能在這個小鼻屎上發光發熱。這話有點道理。但我更覺得，一個作者更容易<text:span text:style-name="T3"><text:s/>"</text:span>因觀眾而小<text:span text:style-name="T3">"</text:span>，因為半票觀眾太多了，看文只能懂一半卻以為自己全懂。甚至免買票就可入場的觀眾更多，套句維根斯坦罵羅素這位讀者的話，<text:span text:style-name="T3">"</text:span>一個字也不懂<text:span text:style-name="T3">"</text:span>，但卻以為自己全盤掌握。<text:span text:style-name="T3"><text:line-break/><text:line-break/></text:span>好心一點的作者，像我，不惜一邊寫一邊自我講解，以便迎合免票觀眾或半票讀者的水平，迎合久了，就跟改同學的作文或論文改久了一樣，自己的水平也給<text:span text:style-name="T3"><text:s/>"</text:span>潛移默化<text:span text:style-name="T3">" </text:span>了。<text:span text:style-name="T3"><text:line-break/><text:line-break/>Derrida</text:span>說，一個哲學家的思想，帶給他自己越多的孤獨，他就有著越高的境界。作為維根斯坦<text:span text:style-name="T3"><text:s/>"</text:span>反哲學<text:span text:style-name="T3">" </text:span>的同路人，我自然不會欣賞這類高低有別的言論；人的腦袋就這麼大，能產生什麼了不起的思想？<text:span text:style-name="T3"><text:line-break/><text:line-break/></text:span>不過，話說回來，在某個很低層次的意義上，也許<text:span text:style-name="T3">Derrida</text:span>是對的，畢竟半票讀者環伺，哪天我若在這馬不生蛋的鳥島上成為像什麼幾把刀那樣受歡迎的作家，我大概會羞愧得不惜按<text:span text:style-name="T3">LP</text:span>自殺；這也是我之所以從大學時代就有出版機會卻始終抗拒到現在的原因之一；我怕成為半票觀眾的口舌對象，我怕自己只會帶來更多誤解而非理解，甚至帶來更多醜陋的虛榮。<text:span text:style-name="T3"><text:line-break/><text:line-break/></text:span>當然，沒有出版的價值才是我不願出版的最主要原因。我的這類文字，頂多就只適合在留言板這樣一種地方出現即可，不值得浪費紙張出版成書。<text:span text:style-name="T3"><text:line-break/><text:line-break/></text:span>前幾天利用看門診的空檔，查了一下應該是內政部的統計資料吧，隨手抄下一些，有的可能沒抄得很精確，但大概結果就是這樣：<text:span text:style-name="T3"><text:line-break/><text:line-break/></text:span>台南是犯罪者的天堂，刑案破獲率全台最低。至於刑案發生率，僅次於台北。而台中呢，犯罪率自<text:span text:style-name="T3">1998</text:span>年至今少了六成，但台南卻十幾年來始終居高不下。<text:span text:style-name="T3"><text:line-break/><text:line-break/></text:span>交通方面，台南在<text:span text:style-name="T3">1998</text:span>年，每一萬台車輛之肇事率是<text:span text:style-name="T3">1.45</text:span>，<text:span text:style-name="T3">2013</text:span>年卻變成<text:span text:style-name="T3">103</text:span>。注意看哦，不是<text:span text:style-name="T3">1.03</text:span>，是一百零三，惡化百倍。<text:span text:style-name="T3"><text:line-break/><text:line-break/></text:span>也是台南，<text:span text:style-name="T3">1998</text:span>年，每十萬人車禍死傷率是<text:span text:style-name="T3">16.9</text:span>，到了<text:span text:style-name="T3">2013</text:span>年卻變<text:span text:style-name="T3">1508</text:span>。你沒看錯，不是<text:span text:style-name="T3">15.08</text:span>，而是從<text:span text:style-name="T3">16</text:span>跳升為一千五百零八。<text:span text:style-name="T3"><text:line-break/><text:line-break/>2013</text:span>年交通事故傷害死亡率：台北<text:span text:style-name="T3">15</text:span>，台中<text:span text:style-name="T3">27</text:span>，台南<text:span text:style-name="T3">32</text:span>。<text:span text:style-name="T3"><text:line-break/><text:line-break/></text:span>老年長期照護安養機構可住老人數佔老年人口百分比，台北是<text:span text:style-name="T3">63</text:span>，台中<text:span text:style-name="T3">135</text:span>，台南<text:span text:style-name="T3">18</text:span>。亦即在台中，老年人百分之一百三十五的人可以有床位安置。但在台南，一百個老人卻只有<text:span text:style-name="T3">18</text:span>人可以安置。<text:span text:style-name="T3"><text:line-break/><text:line-break/></text:span>至於每萬名接受生活緊急扶助婦女人次，台北<text:span text:style-name="T3"><text:s/>10.9</text:span>，台中<text:span text:style-name="T3">7.4</text:span>，而台南卻僅有<text:span text:style-name="T3"><text:s/>1.8 </text:span>人。<text:span text:style-name="T3"><text:line-break/><text:line-break/></text:span>至於雨水下水道完工比率，台北<text:span text:style-name="T3"><text:s/>96</text:span>，台中<text:span text:style-name="T3">63</text:span>，台南<text:span text:style-name="T3">59</text:span>。<text:span text:style-name="T3"><text:line-break/><text:line-break/></text:span>每千人持有機車數，台北<text:span text:style-name="T3">385</text:span>，台中<text:span text:style-name="T3">621</text:span>，台南卻高達<text:span text:style-name="T3">701</text:span>。<text:span text:style-name="T3"><text:line-break/><text:line-break/></text:span>至於重工業工廠數，台中<text:span text:style-name="T3">610</text:span>，台南卻高達<text:span text:style-name="T3">9978</text:span>，屬於全台數一數二的重工業區，它從來都不是什麼文化古都。空氣汙染之敬陪末座，可想而知。而這還不包括為所欲為、從來不用擔心會有政府來查緝的無數地下工廠。<text:span text:style-name="T3"><text:line-break/><text:line-break/></text:span>我不是真的想談台南的恐怖市政，要不然我可以寫更多，更具體詳實，我只是要說，很多群眾，不管他年紀大小，不管他學歷高低，他的腦袋普遍只有比雞腦袋<text:span text:style-name="T3">(</text:span>像花生那麼大<text:span text:style-name="T3">)</text:span>要稍微大上一些，他才不是什麼看政績來決定支持與否，而是看顏色，看口號。馬英九政績不錯，台灣人卻把他打成人民公敵不是嗎？<text:span text:style-name="T3"><text:line-break/><text:line-break/></text:span>至少我之前那篇文章，倒也不是在討論為什麼希特勒選舉會獲勝，更不是在講什麼左派右派的支持度與失業率高低什麼的。</text:p>
      <text:p text:style-name="P1"><text:span text:style-name="T1">王修亮</text:span><text:s/>  |  2014.11.10 14:32   |   <text:a xlink:type="simple" xlink:href="http://palinfo.habago.org/Entry?Command=Information_PrintForum&amp;iPage=385#FORUM33019"><text:span text:style-name="T2">#</text:span></text:a></text:p>
      <text:p text:style-name="P3">我以前見識過一種人。<text:span text:style-name="T3"><text:line-break/><text:line-break/></text:span>這種人有沒有自知能力，我不能斷言，但這種人自己覺得是站在金字塔頂，人群都遠落在腳下塔底，所以躊躇滿志。<text:span text:style-name="T3"><text:line-break/><text:line-break/></text:span>因為自認高人數等，他不時丟出一個無憑無據的結論、一段風聞流轉的謠傳，彷彿丟給野狗一塊無肉的乾枯骨頭，然後笑看或驚或怒的人群在骨頭上做文章。一塊骨頭被敲碎了，他很快會丟出另一塊，滿足自己需求的情緒。<text:span text:style-name="T3"><text:line-break/><text:line-break/></text:span>巴勒網的基礎觀眾，大體都具備達觀六合的能力，不是只有看地板的程度。有時候或許也會借著爛骨頭溫故知新，不過都很清楚，是甚麼樣的人丟了什麼樣的事物，值得思考到甚麼程度。<text:span text:style-name="T3"><text:line-break/><text:line-break/></text:span>僅僅是一點自我思考。</text:p>
      <text:p text:style-name="P1"><text:span text:style-name="T1">馬鑑一</text:span><text:s/>  |  2014.11.10 13:49   |   <text:a xlink:type="simple" xlink:href="http://palinfo.habago.org/Entry?Command=Information_PrintForum&amp;iPage=385#FORUM33018"><text:span text:style-name="T2">#</text:span></text:a></text:p>
      <text:p text:style-name="P2">我對德國人曾經支持纳粹不感驚訝<text:span text:style-name="T3"><text:line-break/>1933</text:span>到<text:span text:style-name="T3">1938</text:span>在希特勒領導下<text:span text:style-name="T3"><text:s/></text:span>失業率降低<text:span text:style-name="T3"><text:s/></text:span>國防工業提升<text:span text:style-name="T3"><text:s/></text:span>一掃陰霾<text:span text:style-name="T3"><text:line-break/></text:span>至於希特勒做的卑鄙的事<text:span text:style-name="T3"><text:s/></text:span>例如<text:span text:style-name="T3"><text:s/></text:span>限制猶太人<text:span text:style-name="T3"><text:s/></text:span>共產黨參政<text:span text:style-name="T3"><text:s/></text:span>將精神病患<text:span text:style-name="T3"><text:s/></text:span>殘障人士毒死等<text:span text:style-name="T3"><text:s/></text:span>為了<text:span text:style-name="T3">“</text:span>國家富強<text:span text:style-name="T3">”</text:span>所做的種種措施<text:span text:style-name="T3"><text:s/></text:span>也就可以視而不見<text:span text:style-name="T3"><text:line-break/><text:line-break/></text:span>右派思想是人的天性<text:span text:style-name="T3"><text:s/></text:span>持別是人民普遍覺得經濟惡化時最能顯現<text:span text:style-name="T3"><text:line-break/></text:span>二戰後的歐洲<text:span text:style-name="T3"><text:s/></text:span>經歷了纳粹的夢魘後<text:span text:style-name="T3"><text:s/></text:span>紛纷向左轉<text:span text:style-name="T3"><text:line-break/></text:span>今天的台灣<text:span text:style-name="T3"><text:s/></text:span>若是出了一個能讓<text:span text:style-name="T3"><text:s/></text:span>失業率降低<text:span text:style-name="T3"><text:s/></text:span>所得增加<text:span text:style-name="T3"><text:s/></text:span>工業提升<text:span text:style-name="T3"><text:s/></text:span>的政治人物<text:span text:style-name="T3"><text:s/></text:span>必定毫不遲疑將他捧為聖人<text:span text:style-name="T3"><text:s/></text:span>而忽略他的卑鄙勾當<text:span text:style-name="T3"><text:line-break/></text:span>因為在台灣<text:span text:style-name="T3"><text:s/></text:span>左派思想從未生根過</text:p>
      <text:p text:style-name="P1"><text:span text:style-name="T1">陳真</text:span><text:s/>  |  2014.11.10 12:01   |   <text:a xlink:type="simple" xlink:href="http://palinfo.habago.org/Entry?Command=Information_PrintForum&amp;iPage=385#FORUM33017"><text:span text:style-name="T2">#</text:span></text:a></text:p>
      <text:p text:style-name="P3">很多年前，<text:span text:style-name="T3">"</text:span>蘋果日報<text:span text:style-name="T3">" </text:span>剛在台灣面世時，有一天，我在英國接到一通越洋電話，邀我寫稿。我曾聽聞這報紙在香港素行不良，但我心想，真小人總勝過偽君子，所以並沒有一口回絕。<text:span text:style-name="T3"><text:line-break/><text:line-break/></text:span>當然，過去這兩三年來的<text:span text:style-name="T3"><text:s/>"</text:span>蘋果<text:span text:style-name="T3">" </text:span>經過一番資本<text:span text:style-name="T3"><text:s/>"</text:span>政變<text:span text:style-name="T3">"</text:span>，已經綠到發黑發爛，別說給它寫稿，就算報紙免費寄來，我也不看一眼直接整份丟掉，太髒了，跟自由時報有得拼，比比看誰比較齷齪下流，完全就是綠營的文宣機關報。但政變之前的蘋果並非如此，它雖然色情加暴力，但是非曲直的呈現上，卻遠比其它報紙正直。<text:span text:style-name="T3"><text:line-break/><text:line-break/></text:span>可是，要我寫稿，我能寫些什麼呢？後來寫的，跟我當初想寫的，完全不一樣。畢竟報紙就是報紙，不是巴勒網。<text:span text:style-name="T3"><text:line-break/><text:line-break/></text:span>蘋果剛來台灣時，一副人民優先，讀者至上，標榜著一種<text:span text:style-name="T3"><text:s/>"</text:span>自由<text:span text:style-name="T3">"</text:span>，意識形態的自由，言論的自由，美感的自由，市場的自由等等，於是我原本想寫一系列有關這一切所謂民主自由的神話。<text:span text:style-name="T3"><text:line-break/><text:line-break/></text:span>我不在乎被關在籠子裏，但可別告訴一個囚犯說他很自由，因為，套句教父的話，那是在侮辱我們的智慧。<text:span text:style-name="T3"><text:line-break/><text:line-break/></text:span>高達在<text:span text:style-name="T3"><text:s/>"</text:span>告別語言<text:span text:style-name="T3">" </text:span>中說道，<text:span text:style-name="T3">1933</text:span>年，希特勒以所謂民主選舉方式取得勝利，自此之後，直到今天，希特勒就不曾失敗過，他做到他所承諾要做到的一切。<text:span text:style-name="T3"><text:line-break/><text:line-break/></text:span>高達說，<text:span text:style-name="T3">1933</text:span>那一年，恰好也是電視出現的元年。他說，<text:span text:style-name="T3">"</text:span>影像就是監牢，摧毀了當下<text:span text:style-name="T3">"</text:span>，當然也摧毀了過去與未來。我們不是活在世界裏，而是活在電視中，電視就是世界，科技就是王，絕對主義控制了一切，自由民主基本上就是一種神話。<text:span text:style-name="T3"><text:line-break/><text:line-break/></text:span>高達說，希特勒從未失敗，反倒打造了恐怖主義的傳奇，但他並未發明任何東西；這些神話老早就存在，只是希特勒把它發揚光大而已，而人們卻始終矇在鼓裏。我們在電視裏誕生，也將在電視裏死去。<text:span text:style-name="T3"><text:line-break/><text:line-break/></text:span>這些話是誰說的？找不到所有權人了，其實都是我說的，但高達如此說，<text:span text:style-name="T3">Chomsky</text:span>如此說，蒙面騎士<text:span text:style-name="T3">Marcos</text:span>也如此說。<text:span text:style-name="T3">Chomsky</text:span>還為這些神話寫過幾本書。但若要說年代，有個法國哲學家<text:span text:style-name="T3">Jacques Ellul </text:span>比所有這些人都還要更早指陳自由的神話，民主的幻影，國家的監牢，科技的空洞貧乏與控制。<text:span text:style-name="T3"><text:line-break/><text:line-break/></text:span>高達在<text:span text:style-name="T3"><text:s/>"</text:span>告別語言<text:span text:style-name="T3">" </text:span>中一直出現<text:span text:style-name="T3"><text:s/>Jacques Ellul</text:span>的話語和影像。電影中有關希特勒這些話，就是出自<text:span text:style-name="T3"><text:s/>Ellul</text:span>，特別是出自他的一篇文章：<text:span text:style-name="T3">http://goo.gl/RgFGDO<text:line-break/><text:line-break/></text:span>這文章，如今讀來倒也沒啥特別，但在<text:span text:style-name="T3">1945</text:span>年就能預見民主自由神話之持續輝煌燦爛，並不容易。<text:span text:style-name="T3">Chomsky</text:span>在這方面的一些想法，顯然也受到<text:span text:style-name="T3">Ellul</text:span>的影響，至少是英雄所見略同，差別只是在於<text:span text:style-name="T3">Chomsky</text:span>終究是個世俗主義者，而<text:span text:style-name="T3">Ellul</text:span>卻給消解神話指向一個更大的神話<text:span text:style-name="T3">--</text:span>基督。而高達呢？<text:span text:style-name="T3"><text:line-break/><text:line-break/></text:span>他也許不好意思喊上帝，我也不便幫他喊，因為我知道理性過於發達者往往自慚形穢，羞於承認自己與美好事物的連結，而只敢一味反理性，反文明，反世上一切概念，包括語言。<text:span text:style-name="T3"><text:line-break/><text:line-break/></text:span>齊克果說，吊詭<text:span text:style-name="T3">(paradox)</text:span>是通往真理的不二法門，因為它掃除了世上一切概念；然後你才有可能以<text:span text:style-name="T3"><text:s/>"</text:span>跳躍<text:span text:style-name="T3">" </text:span>的方式，從理性的世界，跳到另一個世界<text:span text:style-name="T3">--</text:span>信仰。<text:span text:style-name="T3"><text:line-break/><text:line-break/></text:span>告別語言就是告別理性，很多理性過於發達者都是<text:span text:style-name="T3"><text:s/>"</text:span>非理性主義者<text:span text:style-name="T3">"</text:span>，例如顯然影響高達很深的維根斯坦便是。但一切對於語言的告別，終究預設了某種概念和語言的存在。<text:span text:style-name="T3"><text:line-break/><text:line-break/></text:span>我能想像有關人類生存的一片荒野，一部份人上天，另一部份人落地，但卻有一些人在這片荒野中飄浮，上不著天，下不著地；我們把這樣一些不幸的人，稱為詩人或哲學家；他們被語言、概念所困，無從脫逃，卻又一直想越獄。<text:span text:style-name="T3"><text:line-break/><text:line-break/></text:span>高達引用一個畫家的話說，<text:span text:style-name="T3">"</text:span>他要一直畫一直畫，畫到直到有一天，畫拒絕了他。<text:span text:style-name="T3">" </text:span>語言自然也可以一直說一直說，說到直到有一天，來到語言概念的盡頭。<text:span text:style-name="T3"><text:line-break/><text:line-break/></text:span>盡頭之外，究竟有沒有個難以言喻的神祕世界？維根斯坦對此留下了許多問號，但他告訴人們<text:span text:style-name="T3"><text:s/>"</text:span>最好的哲學就是不再從事哲學<text:span text:style-name="T3">"</text:span>，讓哲學消失。美麗話語，神祕如斯，於是，哲學非旦沒有因為維根斯坦而消失，反倒因其深邃美麗而空前未有地蓬勃發展。<text:span text:style-name="T3"><text:line-break/><text:line-break/></text:span>反英雄的，反倒自己成為英雄；反理性的，反倒成為最高理性的酷炫象徵；於是，後現代誕生了，企圖消解一切意義的後現代，卻反而創造出更多意義。弄巧成拙，何其可笑。<text:span text:style-name="T3"><text:line-break/><text:line-break/></text:span>高達在<text:span text:style-name="T3"><text:s/>"</text:span>告別語言<text:span text:style-name="T3">" </text:span>中說得對：<text:span text:style-name="T3"><text:line-break/><text:line-break/>"</text:span>他沒法讓我們謙卑<text:span text:style-name="T3">(humble)</text:span>，只好羞辱<text:span text:style-name="T3">(humiliate)</text:span>我們。<text:span text:style-name="T3">"<text:line-break/><text:line-break/>"</text:span>他是誰<text:span text:style-name="T3">?"<text:line-break/><text:line-break/>"</text:span>上帝<text:span text:style-name="T3">"</text:span>。</text:p>
      <text:p text:style-name="P4"/>
      <text:p text:style-name="P1"><text:span text:style-name="T1">隆誌</text:span><text:s/>  |  2014.11.10 07:42   |   <text:a xlink:type="simple" xlink:href="http://palinfo.habago.org/Entry?Command=Information_PrintForum&amp;iPage=386#FORUM33016"><text:span text:style-name="T2">#</text:span></text:a></text:p>
      <text:p text:style-name="P3">真是令人驚訝～～<text:span text:style-name="T3"><text:s/></text:span>大陸沒有禁巴勒網～<text:span text:style-name="T3"><text:s/></text:span>我以個人看法回應遷都的問題。<text:span text:style-name="T3"><text:line-break/></text:span>以後有哪個鄉鎮窮，就把中央機關全部搬到那裡去。假設現在搬到某個縣市去，把那個縣是搞好了。再民調看看哪個地方窮，就再搬到那個窮縣市。原本那個縣市的後續管理者，有沒有能力繼續維持榮景，甚至更上一層樓？台灣的縣市問題，不在於資源多不多，反而是縣市管理者的能力問題。所以不管總統府帶著五院跟遊牧民族一樣，後續管理者無能就是無能。<text:span text:style-name="T3"><text:line-break/></text:span>不管再怎麼樣的法律賦予首都的任務，縣市的管理者還是最重要。有沒有能力、對於不易被人民看見的基礎建設，是否積極進行、會不會嘩眾取寵、會不會過度形象包裝<text:span text:style-name="T3">....</text:span>等等，都是評價管理者者的指標。再看看現在的一些縣市長和選舉，選上就開始不斷利用親信人士，籠絡媒體，在各種言論管道包裝縣市長。施政著重于民眾看得見，才是一切。三不五時弄些小恩小惠給市民。利用媒體放大任何可見的建設或小恩小惠，把縣市長捧成賢君聖王降世，拯救萬民于水火之中。一出任何問題，被對手批評，就轉移焦點，推卸責任。再靠著媒體包裝，繼續當賢君聖王，任何錯誤都是別人的錯。即便滿嘴髒話、歧視，也被包裝成金玉良言。這樣的媒體包裝之下，到下次選舉時，縣市民還是一樣。至於那些攸關民眾生命安全，但民眾不易發覺的基礎建設勒？與縣市民同樂都不夠，哪來資源分給這些民眾無感的基礎建設。這是悲哀嗎？不是，如果民眾選擇眼見為憑，那就是正常，不要怨。當某些縣市長被媒體捧上天時，請以更嚴格的標準檢視他們。尤其重大天災人禍事件發生，縣市長及其團隊如何處理，這才是評價他們的標準。<text:span text:style-name="T3"><text:line-break/></text:span>所以這些年評價任何首長時，我都先看看那位首長過去，做了哪些一般人不容易發覺或感覺到的基礎建設。如果是所謂的素人，先注意哪些候選人被鳥黨或名嘴酸言酸語批評的候選人，再淘汰那些被鳥黨過度包裝的候選人，看看候選人的政見言論和周圍聚集哪些人，很容易篩選出可帶領城市或國家正向發展的人。很怪吧！！在逆淘汰氛圍下的台灣，只要站在鳥黨的對立面看事情，很容易看出真相。<text:span text:style-name="T3"><text:line-break/></text:span>對了！我在大陸、東南亞和台灣到處出差，這五年來只有台灣的政治和社會處於逆淘汰和螺旋向下，其他過去被我們譏諷的國家，政治上吵鬧歸吵鬧，但是整體社會都處于正向螺旋向上的狀態。有興趣的話，去了解中共的組織部。了解完，你就會發現台灣民主選舉制度產生的逆淘汰，對於國家發展帶來的災難。</text:p>
      <text:p text:style-name="P1"><text:span text:style-name="T1">彭成有</text:span><text:s/>  |  2014.11.08 10:52   |   <text:a xlink:type="simple" xlink:href="http://palinfo.habago.org/Entry?Command=Information_PrintForum&amp;iPage=386#FORUM33015"><text:span text:style-name="T2">#</text:span></text:a></text:p>
      <text:p text:style-name="P2">我很抱歉，對於遷都的確沒做好功課就發言，我查了約兩小時的資料，不足請指正。<text:span text:style-name="T3"><text:line-break/></text:span>遷都就是遷首都的行政中心，台灣就是五院加總統府，目的是躲天災或平衡發展。<text:span text:style-name="T3"><text:line-break/></text:span>基本規則就這樣，我從反對到無視，比蚊子館挖馬路好些，<text:span text:style-name="T3"><text:line-break/></text:span>當然品質有保證，立委一定大力的蓋，更亂花錢也看過。</text:p>
      <text:p text:style-name="P1"><text:span text:style-name="T1">陳真</text:span><text:s/>  |  2014.11.08 01:18   |   <text:a xlink:type="simple" xlink:href="http://palinfo.habago.org/Entry?Command=Information_PrintForum&amp;iPage=386#FORUM33014"><text:span text:style-name="T2">#</text:span></text:a></text:p>
      <text:p text:style-name="P3">剛剛下班回家遛狗，結果發現，不可思議，莫非神蹟？！我真不敢相信我的眼睛。<text:span text:style-name="T3"><text:line-break/><text:line-break/></text:span>我不是說過我家附近有一條<text:span text:style-name="T3">T</text:span>字形的馬路嗎？旁邊一側是<text:span text:style-name="T3"><text:s/>"</text:span>綠色步道<text:span text:style-name="T3">"</text:span>，但在這個政治上綠油油的城市裏，這步道卻一點也不綠。<text:span text:style-name="T3"><text:line-break/><text:line-break/></text:span>我不是說過嗎，這裏撞死過兩個人，其中一個撞得腦袋稀巴爛，不但撞歪一盞路燈，而且腦漿四處噴，噴到連樹上、地上、路燈上到處都有，地上拖出一條長達十數公尺的恐怖血跡。<text:span text:style-name="T3"><text:line-break/><text:line-break/></text:span>不知道是出於殺雞儆猴的市政考量，還是打算保留災難現場做紀念，這個血腥恐怖現場竟然維持一整年；每天遛狗經過，都讓我時時刻刻感受到馬路如虎口的道理。<text:span text:style-name="T3"><text:line-break/><text:line-break/>"</text:span>綠色步道<text:span text:style-name="T3">" </text:span>的另一側是一所國中和一所國小，也許台南市政府是打算以此血腥場面來教育下一代。<text:span text:style-name="T3"><text:line-break/><text:line-break/></text:span>血腥後來清除了，但垃圾卻越積越多。我不是說過嗎？綠色步道上甚至連廢棄的馬桶都有，上面還沾滿大便，竟然也丟到綠色步道上來。除了滿地大大小小的廢棄物和垃圾之外，有些台南人真的揪感心耶，為了響應國家<text:span text:style-name="T3"><text:s/>"</text:span>垃圾不落地<text:span text:style-name="T3">" </text:span>政策，就把垃圾掛在綠色步道的樹上。<text:span text:style-name="T3"><text:line-break/><text:line-break/></text:span>之前還掛著一包發出濃厚屍臭的塑膠袋。台南是個很淳樸的地方，動輒打打殺殺很常見，開車一不小心就可能被人當街砍了也屬稀鬆平常，但應該不至於當街分屍然後把屍塊掛在樹上才對。我猜塑膠袋裏面應該是貓屍而非人體屍塊，因為台南有<text:span text:style-name="T3"><text:s/>"</text:span>死貓吊樹頭，死狗放水流<text:span text:style-name="T3">" </text:span>的優良文化傳統。<text:span text:style-name="T3"><text:line-break/><text:line-break/></text:span>這包掛在樹上發出濃厚屍臭的塑膠袋，足足掛了兩三年之久，掛到後來都沒味道了，我猜應該已化成一堆白骨。幾年後有一天，不知道是從樹上脫落掉下或是被流浪狗給叼走了，我不知道。<text:span text:style-name="T3"><text:line-break/><text:line-break/></text:span>來台南四年，這城市垃圾一天比一天多，交通一天比一天惡劣而恐怖，完全亂無章法，走廊或人行道極為罕見，唯一常見的市政建設就是挖馬路，今天挖，明天補，後天又挖，大後天又補，不知道是不是在訓練工人挖馬路的技巧？<text:span text:style-name="T3"><text:line-break/><text:line-break/></text:span>如果有人在台南開車能夠被警察開出罰單，那我就真的佩服你。台南是民主聖地，怎麼可以跟人民開罰單？！看你是要逆向或飛車、蛇行等等，統統都行，保證絕不會被開罰單。<text:span text:style-name="T3"><text:line-break/><text:line-break/></text:span>我在台南四年，從未在街道上看過警察開單，只看過警察不斷處理車禍。前天光是出門吃個飯，一路上就看到三場車禍。<text:span text:style-name="T3"><text:line-break/><text:line-break/></text:span>話說這條充滿垃圾、馬桶、大量碎玻璃、堆積如山的破鞋破衣及各種自然風化而成的動物木乃伊的綠色步道，理應有資格申請角逐世界金氏紀錄。我來四年，打過不少電話，完全沒用，沒用就是沒用。<text:span text:style-name="T3"><text:line-break/><text:line-break/></text:span>但是，真的很不可思議。奇蹟發生了。剛剛去遛狗，竟然所有垃圾都不見了。這條見證綠色執政品質保證的綠色步道大約<text:span text:style-name="T3">50</text:span>公尺長，四年來的所有垃圾竟然一夕之間全部消失了。<text:span text:style-name="T3"><text:line-break/><text:line-break/></text:span>粗厚的超大麻布袋裝垃圾，就堆在綠色步道旁。我數了數，一共<text:span text:style-name="T3">17</text:span>大袋。平均每三公尺就一大袋。可惜剛剛沒帶手機出門，要不然真該拍下這歷史性感人的一刻。<text:span text:style-name="T3"><text:line-break/><text:line-break/></text:span>距離上次選舉剛好四年，四年，四年了，人生有幾個四年，四年來我日日夜夜得在上面停止呼吸閉氣行走、冒著百死一生通過血腥馬路的綠色步道，竟然就這樣變了，還真有點不習慣；說變就變，忍不住令人懷念昔日光景。<text:span text:style-name="T3"><text:line-break/><text:line-break/></text:span>有時，我真希望每星期選舉市長一次，這樣就不用再等下一個四年才會有人來打掃了。<text:span text:style-name="T3"><text:line-break/><text:line-break/></text:span>至於這個<text:span text:style-name="T3">T</text:span>字型的恐怖路口，應該不至於影響選票，別說<text:span text:style-name="T3">4</text:span>年，我估計再過<text:span text:style-name="T3">40</text:span>年也不會改變。除非，除非比方說撞死幾個中小學生。撞大人可能大家沒感覺，要撞死小孩才行，這樣也許這些當官的，才會願意浪費一些他們寶貴的時間去處理這樣一些交通問題。<text:span text:style-name="T3"><text:line-break/><text:line-break/></text:span>否則，就算你天天打電話給有關單位也不會有用，打多了，我都很怕會惹禍上身，招來報應。總之，打電話給市政府不會有半點屁用，得撞死小孩才行，我看台灣社會才會因此開始檢討改進、卸責推諉等等。<text:span text:style-name="T3"><text:line-break/><text:line-break/></text:span>甘地說得對，環境衛生比印度獨立更重要。我沒法想像政治上還會有比食衣住行柴米油鹽更重要的事，而最不重要的當然就是命名。但許多人的腦袋卻跟我長得不一樣。他們似乎很相信命名或改名改運這一類虛無蒼白自欺欺人的事。</text:p>
      <text:p text:style-name="P1"><text:span text:style-name="T1">陳真</text:span><text:s/>  |  2014.11.08 00:24   |   <text:a xlink:type="simple" xlink:href="http://palinfo.habago.org/Entry?Command=Information_PrintForum&amp;iPage=386#FORUM33013"><text:span text:style-name="T2">#</text:span></text:a></text:p>
      <text:p text:style-name="P2"><text:span text:style-name="T3">TO: </text:span>馬鑑一<text:span text:style-name="T3"><text:line-break/><text:line-break/></text:span>你說<text:span text:style-name="T3"><text:s/>"</text:span>科學的工具常常應用在不屬科學的領域<text:span text:style-name="T3">"</text:span>。<text:span text:style-name="T3"><text:line-break/><text:line-break/></text:span>但我對於科學，只能如此理解：<text:span text:style-name="T3"><text:line-break/><text:line-break/></text:span>科學與否是一種方法，一種解釋性的<text:span text:style-name="T3">(EXPLANATORY)</text:span>語言，藉著描述或發現一些所謂事實或現象，來找到某種事物的內外在關係或因果連結，進而往前做出預測或往後還原可能的事實。<text:span text:style-name="T3"><text:line-break/><text:line-break/></text:span>而我沒法想像科學是一種事物的內在本質，進而能依此區分所謂科學的領域與非科學的領域。因此，我不知道你所謂<text:span text:style-name="T3"><text:s/>"</text:span>不屬科學的領域<text:span text:style-name="T3">" </text:span>指的是什麼。我不認為有此可能性。<text:span text:style-name="T3"><text:line-break/><text:line-break/></text:span>十幾年前，我寫過很多這方面的文章，一部份是因為看到很多人在罵李嗣涔<text:span text:style-name="T3">(</text:span>後來擔任台大校長<text:span text:style-name="T3">)</text:span>，罵他是科學乩童，罵他對於特異功能的研究是怪力亂神，不是科學。<text:span text:style-name="T3"><text:line-break/><text:line-break/></text:span>我不是很認同李嗣涔這方面的研究內涵及解釋，感覺很粗糙，但再怎麼粗糙，他的研究方法不折不扣就是百分之百的科學方法。他頂多只是方法粗糙，但那些罵他的人卻不是粗糙而已，而是整個觀念都錯了，而且錯得離譜。<text:span text:style-name="T3"><text:line-break/><text:line-break/></text:span>甚至有位中研院數學系的研究員還拿<text:span text:style-name="T3">Paul Feyerabend </text:span>來罵李嗣涔，說國科會不應該提供李嗣涔研究經費，或說什麼月球有沒有嫦娥不是一種命題<text:span text:style-name="T3">(PROPOSITION)</text:span>等等，相當荒唐。<text:span text:style-name="T3"><text:line-break/><text:line-break/>Paul Feyerabend </text:span>在科學上有句名言叫：<text:span text:style-name="T3">"Anything goes!" (</text:span>怎麼幹都行！<text:span text:style-name="T3">) </text:span>他連占星術都不認為應該排除在科學研究預算之外，怎麼會排除李嗣涔那樣一種典型的、極為傳統的科學研究；那就好像拿我當榜樣來反對翹課一樣。在台灣，從小到大我就是翹課逃課大王，前無古人後無來者，我怎麼會反對翹課或逃課。<text:span text:style-name="T3"><text:line-break/><text:line-break/></text:span>怪力亂神也許不是一種科學，但任何人都可以對怪力亂神做出百分之百的科學研究。宗教自然也不是一種科學，但你要對宗教這東西進行科學研究，例如考證耶穌的神蹟與生平等等，一點問題也沒有。</text:p>
      <text:p text:style-name="P1"><text:span text:style-name="T1">隆誌</text:span><text:s/>  |  2014.11.07 21:33   |   <text:a xlink:type="simple" xlink:href="http://palinfo.habago.org/Entry?Command=Information_PrintForum&amp;iPage=386#FORUM33012"><text:span text:style-name="T2">#</text:span></text:a></text:p>
      <text:p text:style-name="P3">就一般人來說，或許氣象局的預測完全不必要，只要有即時數據就可以。可是那是以一般生活的觀點，可是不做這些預測，航空怎麼辦？航海怎麼辦？那些靠天吃飯的農民怎麼辦？那些在海上作業的漁船怎麼辦？<text:span text:style-name="T3"><text:line-break/></text:span>就一般人的生活觀點看來，好像政府單位出的很多資訊都不必要，感覺很浪費稅金。就像經濟數據的預測，好像聽起來沒什麼用，可是一堆銀行對於市場資金需求，需要根據這些數據綜合判斷並預作準備。會有這樣的感覺，在於你是否會用到。用不到，一輩子都覺得這數據是垃圾。用得到，會巴不得政府提供再多一點。<text:span text:style-name="T3"><text:line-break/></text:span>所以你所說<text:span text:style-name="T3">“</text:span>科學的工具常常應用在不屬科學的領域<text:span text:style-name="T3"><text:s/></text:span>到底這樣是科學的進步還是退步<text:span text:style-name="T3">” </text:span>這句話很有問題。是基於甚麼觀點認為科學工具用在不屬於科學的領域。拿個最簡單的例子，有聽過<text:span text:style-name="T3">GC-MS</text:span>或<text:span text:style-name="T3">LC-MS-MS</text:span>嗎？如果你的專業和化學無關，可能一輩子都沒聽過。我在研究所時從事蛋白質化學，這兩類的設備簡直是我的玩具，有些款的<text:span text:style-name="T3">LC-MS-MS</text:span>靈敏度高到嚇人，可以低到<text:span text:style-name="T3">fento mole</text:span>濃度。這些設備都是在高端研究裡面，扮演重要角色，更促進科學領域的發展。我這樣解釋完，聽起來用在檢測食品安全上，感覺大材小用。就好像你那句話的前半段所說<text:span text:style-name="T3">"</text:span>科學的工具常常應用在不屬科學的領域<text:span text:style-name="T3">"<text:line-break/></text:span>可是最近幾年三不五時的食安問題發生，有不少事件可是超越國內外食品安全專家的想像，尤其是塑化劑當起雲劑（食品添加劑）。我可以很負責的告訴你，不論哪個年代的食品化學的教科書，絕對沒有教導食品相關課系的學生，使用塑化劑來當起雲劑，可是卻在偉大的台灣出現。在台灣的塑化劑事件之前，國際上吵的塑化劑問題，是指食品包裝材料溶出的塑化劑。簡單地說，你拿熱湯裝到塑膠碗裡，用於製造塑膠碗的塑化劑從塑膠材料裡慢慢溶出的問題。<text:span text:style-name="T3"><text:line-break/></text:span>你知道最早發現塑化劑當食品添加劑使用，是你所鄙視台灣公務員。而那些公務員，用什麼設備發現偉大的台灣人添加塑化劑當起雲劑？<text:span text:style-name="T3">GC-MS</text:span>。你知道最後台灣的法規用什麼設備驗塑化劑？<text:span text:style-name="T3">LC-MS-MS</text:span>。用到這麼高端的設備才能檢驗，絕對不是台灣的公務員能力不足。相反地，就是因為台灣的公務機關有這樣的設備，訓練這樣的人才，才能夠發現這個難以被檢驗到的物質。這是不是就如你所說<text:span text:style-name="T3">“</text:span>科學的工具常常應用在不屬科學的領域<text:span text:style-name="T3"><text:s/></text:span>到底這樣是科學的進步還是退步<text:span text:style-name="T3">”</text:span>。可是就我們這些相關領域的人看起來，這才是懂得應用科學的成果。<text:span text:style-name="T3"><text:line-break/></text:span>你或許把科學看得很高尚，看得很獨特。可是人生處處是學問，沒有高尚或獨特。反而如何應用這些技術與設備，幫助社會擺脫危機並促進相關法規前進，你說是進步還是退步？科學的研究，的確在技術、設備和知識上，從一般人的角度而言，超越現階段社會現況。在有需求相關知識幫助的人或行業，這些都是重要，甚至攸關生命安全。甚至，科學的研究需求，促進了其他行業的技術發展。<text:span text:style-name="T3"><text:line-break/></text:span>我現在工作的傳統企業，三年前砸了近億元建置上面講的其中一個設備及其周邊相關。當時公司內一些高階主管有異議，甚至質疑這些帶來的效益。可是當幾次品質事件下來，部門人員利用特殊技術結合設備的功能，成功分析出品質問題，釐清問題。幫助公司免於數百萬美元的罰金，幫助公司在品質管理的能力向上推一步，讓那些國外客戶要求我們協助他們分析所有原物料的品質和化學殘留問題，甚至依我們所出的報告管理他們的供應商。你認為這是進步還是退步？<text:span text:style-name="T3"><text:line-break/></text:span>或許你會說聽起來，和科學好像沒有關係。這過程裡面活用技術和設備，過去從未有人這樣使用於分析化學，這是不是促進科學的進步？進不進步，端看你用什麼樣的角度看工具和使用。<text:span text:style-name="T3"><text:line-break/></text:span>寫了一堆，裡面用到很多專業名詞，可能讓大家看不懂。請原諒我，文字敘事功力不好。可是我最主要表達，所謂的科學工具並非關在學術的象牙塔裡，而是如何去使用在社會上，促進社會安全和進步。</text:p>
      <text:p text:style-name="P1"><text:span text:style-name="T1">馬鑑一</text:span><text:s/>  |  2014.11.07 18:46   |   <text:a xlink:type="simple" xlink:href="http://palinfo.habago.org/Entry?Command=Information_PrintForum&amp;iPage=386#FORUM33011"><text:span text:style-name="T2">#</text:span></text:a></text:p>
      <text:p text:style-name="P2">人有主觀的期待<text:span text:style-name="T3"> <text:line-break/></text:span>有些研究就是在這種期待下<text:span text:style-name="T3"><text:s/></text:span>應運而生<text:span text:style-name="T3"><text:line-break/></text:span>一個例子是<text:span text:style-name="T3"><text:s/></text:span>人們期待<text:span text:style-name="T3"><text:s/></text:span>事先知道<text:span text:style-name="T3"><text:s/></text:span>颱風的路徑及雨量<text:span text:style-name="T3"><text:line-break/></text:span>於是氣象單位每次在颱風靠近時<text:span text:style-name="T3"><text:s/></text:span>就開始用電腦等工具開始計算這些東西<text:span text:style-name="T3"><text:s/></text:span>幾十年來<text:span text:style-name="T3"><text:s/></text:span>電腦的速度已經提升了幾百萬倍<text:span text:style-name="T3"><text:s/></text:span>颱風的路徑和雨量的預測還是相當離譜<text:span text:style-name="T3"><text:s/></text:span>每次的颱風<text:span text:style-name="T3"><text:s/></text:span>預測修正七八次<text:span text:style-name="T3"><text:s/></text:span>稀鬆平常<text:span text:style-name="T3"><text:s/></text:span>對我而言<text:span text:style-name="T3"><text:s/></text:span>氣象局只要提供即時數據就可以了<text:span text:style-name="T3"><text:s/></text:span>預測就免了吧<text:span text:style-name="T3"><text:line-break/><text:line-break/></text:span>還有一個預測就是經濟成長的預測<text:span text:style-name="T3"><text:s/></text:span>和颱風預報有異曲同工之妙<text:span text:style-name="T3"><text:line-break/><text:line-break/></text:span>科學的工具常常應用在不屬科學的領域<text:span text:style-name="T3"><text:s/></text:span>到底這樣是科學的進步還是退步</text:p>
      <text:p text:style-name="P1"><text:span text:style-name="T1">陳真</text:span><text:s/>  |  2014.11.07 15:11   |   <text:a xlink:type="simple" xlink:href="http://palinfo.habago.org/Entry?Command=Information_PrintForum&amp;iPage=386#FORUM33010"><text:span text:style-name="T2">#</text:span></text:a></text:p>
      <text:p text:style-name="P3"><text:span text:style-name="T3">(</text:span>續<text:span text:style-name="T3">)<text:line-break/><text:line-break/></text:span>聽起來，好像是說一般人很難提出意見？倒也不是這個意思，而是說，專業意見和一般想法或個人願望或個人自以為是的偏見畢竟層次有別。專業性越高，牽涉層次越廣者，越難任意批評指教。如何開一輛汽車跟如何開一艘太空船，畢竟難易有別。<text:span text:style-name="T3"><text:line-break/><text:line-break/></text:span>病人有兩種，一種好治療，一種不好治療甚至不可能治療。關鍵點經常不是因為他的病情有多嚴重或多艱難，而是跟病人的態度有關。有這麼一種病人，他以為自己也是醫生，他以為他只要上網查一下相關疾病與藥物資訊，他就也是個醫學專家了。因此，不是你在治療他，而是他在治療他自己，他根本不會遵守你的醫囑和處方。<text:span text:style-name="T3"><text:line-break/><text:line-break/></text:span>可是，如果事關人命的醫學只要上網查一下就能形成專業判斷，那麼，有必要花上十幾年極度辛苦的專業訓練去培養一個醫生嗎？從大一到成為一個主治醫師，至少也要磨練鑽研個十幾年，你怎麼可能光是上網搜尋一下就會比醫生厲害呢？<text:span text:style-name="T3"><text:line-break/><text:line-break/></text:span>專業性越高者，越難形成判斷進而提出意見。例如數理邏輯與分析哲學或是天文物理，大概都不是光會賞月看星座或講一些什麼人生意義之類的蠢話就能置喙。<text:span text:style-name="T3"><text:line-break/><text:line-break/></text:span>這樣講，很容易流於一種專業的傲慢，而我自然也無此意，而只是純粹就事物本身的性質來講。專業性或技術性高低一詞在此並無褒貶。許多時候，恰恰是那些與專業無甚關係者，才具有重要價值。<text:span text:style-name="T3"><text:line-break/><text:line-break/>Chomsky </text:span>常被一些社會學或政治學的人批評對於國際事務的理解不夠專業。<text:span text:style-name="T3">Chomsky</text:span>說，他不知道弄懂他所陳述或指控的那些事，需要什麼專業。他接受訪問說這些話時，剛好校園外頭有人在除草，他就指著這個除草工人說，即便一個除草工人也能輕易對於國際事務做出判斷，就看他願不願意關注而已。<text:span text:style-name="T3"><text:line-break/><text:line-break/>Chomsky </text:span>說，他對於很多人竟然看得懂足球複雜的規則，而且還能分析球員的表現感到很不簡單，他不認為對於國際事務的理解與判斷會比看懂足球還難。<text:span text:style-name="T3"><text:line-break/><text:line-break/></text:span>當然，他這樣講很容易被扭曲成另一個極端的意思，彷彿一個政治學者的養成只是像在看一場足球賽那樣簡單。他的意思不過就是說，我們對於政治學的諸多理論自然一無所知，但我們對於實際政治事務上的各種理解或判斷，卻不需要什麼專業。<text:span text:style-name="T3"><text:line-break/><text:line-break/></text:span>這就好像你根本不需要懂得心理學也能理解你周遭朋友的個性和心理狀態一樣。當你對某個朋友的個性和心理提出看法，如果有個心理學家跑出來說：笑死人，你哪懂得什麼心理，心理是俺的專業；這樣一種專業表態，自然是頭殼壞掉。<text:span text:style-name="T3"><text:line-break/><text:line-break/></text:span>總之，意見之形成，自然對應於其所陳述對象之性質而定。鑽研存在主義也許需要窮畢生精力，但存在本身卻只要會呼吸就算活著了。一個人並不需要了解史賓諾沙，也不需要懂得尼采或康德對於自由的看法，照樣能指控一個歹徒綁架了一個人，傷害了他的自由。<text:span text:style-name="T3"><text:line-break/><text:line-break/></text:span>說到底，我不過是在講一些廢話；我不過是在說，你的意見具有何種屬性，你就應該提供何種理性支撐。雖是廢話，但廢話之所以值得一再陳述是因為大多時候，我們連廢話一般的最低標準都做不到。<text:span text:style-name="T3"><text:line-break/><text:line-break/></text:span>這島上，意見滿天飛，但十之八九是毫無意義的蠢話，它往往只是呈現說話者的某種奇怪的偏見或妄想。這倒無所謂。可是，當偏見與妄想硬要強加於他人身上甚且不可不敬時，那便是一種災難。<text:span text:style-name="T3"><text:line-break/><text:line-break/></text:span>例子我不敢舉，我怕舉了又會有可怕後果，但例子其實俯拾皆是，你我心知肚明；似乎只要人多或聲音大或行為卑劣不要臉使人噤聲，就能變成一種真理。</text:p>
      <text:p text:style-name="P1"><text:span text:style-name="T1">彭成有</text:span><text:s/>  |  2014.11.07 14:06   |   <text:a xlink:type="simple" xlink:href="http://palinfo.habago.org/Entry?Command=Information_PrintForum&amp;iPage=386#FORUM33009"><text:span text:style-name="T2">#</text:span></text:a></text:p>
      <text:p text:style-name="P2">怎可能是錢的問題，難道屏東餿水油是縣政府沒錢查不出來，我相信有很多問題早就檢舉了，但不動作就是不動作，在高雄縣政府底下加個首都兩字，就能改名轉運？<text:span text:style-name="T3"><text:line-break/></text:span>一個人的工作所得，跟本身工作能力有關，怎會是旁邊人的窮富，就時高時低，有的能自助的要救助，有的無心自助只能救濟，怎可一概而論，兩個都用稅金怎搞的有啥因果，救助時會：這有某公務員的氣味。</text:p>
      <text:p text:style-name="P1"><text:span text:style-name="T1">吳實杉</text:span><text:s/>  |  2014.11.07 14:05   |   <text:a xlink:type="simple" xlink:href="http://palinfo.habago.org/Entry?Command=Information_PrintForum&amp;iPage=386#FORUM33008"><text:span text:style-name="T2">#</text:span></text:a></text:p>
      <text:p text:style-name="P3">台南市的錢真的很多都用來挖馬路，同一路口可以三天兩頭挖；如果有油不就更要挖<text:span text:style-name="T3">? </text:span>有錢就每條路挖他個幾遍。</text:p>
      <text:p text:style-name="P1"><text:span text:style-name="T1">馬鑑一</text:span><text:s/>  |  2014.11.07 13:10   |   <text:a xlink:type="simple" xlink:href="http://palinfo.habago.org/Entry?Command=Information_PrintForum&amp;iPage=386#FORUM33007"><text:span text:style-name="T2">#</text:span></text:a></text:p>
      <text:p text:style-name="P2">版主的意見的確精闢<text:span text:style-name="T3"><text:s/></text:span>我認為有一天台南挖到了石油<text:span text:style-name="T3"><text:s/></text:span>台南市長會認真考慮這些意見<text:span text:style-name="T3"><text:line-break/></text:span>所以問題的癥結在可行性上<text:span text:style-name="T3"><text:s/></text:span>或是說<text:span text:style-name="T3"><text:s/></text:span>在錢上面<text:span text:style-name="T3"><text:line-break/></text:span>首先<text:span text:style-name="T3"><text:s/></text:span>遷都有一些國家已經做過<text:span text:style-name="T3"><text:s/></text:span>並非石破天驚的革命行動<text:span text:style-name="T3"><text:line-break/></text:span>其次<text:span text:style-name="T3"><text:s/></text:span>遷都的建設經費<text:span text:style-name="T3"><text:s/></text:span>可由政府出售台北博愛特區的土地籌得<text:span text:style-name="T3"><text:line-break/></text:span>韓國已把日殖時期的總督府拆掉<text:span text:style-name="T3"><text:s/></text:span>但我們這裡的總督府一直列為國家古蹟保護著<text:span text:style-name="T3"> <text:line-break/></text:span>遷都是一件大事<text:span text:style-name="T3"><text:s/></text:span>我希望引起廣泛的討論<text:span text:style-name="T3"><text:s/></text:span>當然若是大家興趣缺缺<text:span text:style-name="T3"><text:s/></text:span>就當作没看見好了<text:span text:style-name="T3"><text:line-break/></text:span>另一方面<text:span text:style-name="T3"><text:s/></text:span>政府一直在做決定<text:span text:style-name="T3"><text:s/></text:span>比如說<text:span text:style-name="T3"><text:s/></text:span>有立委準備提案全面發放慰問金<text:span text:style-name="T3"><text:s/></text:span>我不得不針對這些提案<text:span text:style-name="T3"><text:s/></text:span>提出看法<text:span text:style-name="T3"><text:s/></text:span>一個人看到不平的事就算没能力拔刀相助但是至少可以發出不平之鳴<text:span text:style-name="T3"><text:line-break/></text:span>我的看法都是我認為合理的有可行性的不是拿來搞笑的<text:span text:style-name="T3"><text:s/></text:span>是否能被接受是否不值一看<text:span text:style-name="T3"><text:s/></text:span>不是我能決定的</text:p>
      <text:p text:style-name="P1"><text:span text:style-name="T1">陳真</text:span><text:s/>  |  2014.11.07 09:06   |   <text:a xlink:type="simple" xlink:href="http://palinfo.habago.org/Entry?Command=Information_PrintForum&amp;iPage=386#FORUM33006"><text:span text:style-name="T2">#</text:span></text:a></text:p>
      <text:p text:style-name="P3"><text:span text:style-name="T3">TO </text:span>馬鑑一：<text:span text:style-name="T3"><text:line-break/><text:line-break/></text:span>任何一個人大概都可以在幾秒鐘之內提出無數的意見，但是，這樣一些沒頭沒腦的意見有何意義可言？隨便給個三言兩語、沒頭沒腦的理由，誰不會？這樣的意見有意義嗎？<text:span text:style-name="T3"><text:line-break/><text:line-break/></text:span>不是說意見不能講，而是台灣不是一大堆這種沒頭沒腦的意見以及因之而起的所謂社運或抗爭嗎？經常讓人感到荒唐透了頂，例如反服貿反經貿反東反西者。隨便給個空洞的抽象理由，然後便彷彿可以反一切或支持一切似的。<text:span text:style-name="T3"><text:line-break/><text:line-break/></text:span>例如，我認為，新鮮空氣對人體很重要，建議衛福部每年對外採購採集自喜馬拉雅山的新鮮空氣一百億元，免費送給生活在水深火熱骯髒透頂環境下的台南人。<text:span text:style-name="T3"><text:line-break/><text:line-break/></text:span>我還認為，基於左派阿撒部魯理論，前一百大有錢人的財富每年應抽取<text:span text:style-name="T3">99%</text:span>所得稅，至於台南人，長期生活在無政府狀態下，環境惡劣到爆，豺狼當道，為所欲為，至於屏東人則宛如黑道治國，建議這兩個縣市可憐的老百姓應該每年發給自衛槍枝一人一把，子彈一千發，並免費提供所有醫療支出。<text:span text:style-name="T3"><text:line-break/><text:line-break/></text:span>還有，基於醫療資源平均使用的天人合一理念，建議應立即廢除各公立醫院，所有醫師一律發配各縣市衛生所。如此每年將可省下至少一千八百億不當醫療浪費，提高南部人過低的平均壽命。<text:span text:style-name="T3"><text:line-break/><text:line-break/></text:span>另外，我還建議，應在台南興建五十條捷運，在興建完成之前，為了保護台南人的生命安全，應特別製作超強力撞不爛安全帽，免費供台南人索取。並在民國一百零五年之前，每個台南人贈送汽車一輛，禁止騎機車，以策安全。若有交通違規者，應加重刑罰，刑期由死刑到無期徒刑不等，藉以提昇台南人文明素質。<text:span text:style-name="T3"><text:line-break/><text:line-break/></text:span>據甘地指出，藝術乃人類精神生活的最重要養份，無藝術則人不像人，國不成國。建議在台南普設一百座世界級國家電影院，每天播放世界各國名導電影，並與坎城影展同步進行，以提昇台南文盲一般的文化水平。<text:span text:style-name="T3"><text:line-break/><text:line-break/></text:span>教育方面，建議高薪聘請劍橋哈佛等名校教授來台開辦補習班，嘉惠我莘莘學子。<text:span text:style-name="T3"><text:line-break/><text:line-break/></text:span>至於首都，建議搬到阿里山。不但可帶動國際人士旅遊風潮，而且一邊洽公一邊浸淫在山林靈氣之中，對於國政推廣將有極大幫助。萬一有混蛋刁民要來抗議，也比較不容易。可在山腰設立檢查哨，阻止抗議人士上山，一舉數得。<text:span text:style-name="T3"><text:line-break/><text:line-break/></text:span>我還有好多寶貴的意見，足以寫成國政萬言書，歡迎各黨索取，附回郵即寄。</text:p>
      <text:p text:style-name="P4"/>
      <text:p text:style-name="P1"><text:span text:style-name="T1">葉小慧</text:span><text:s/>  |  2014.11.07 01:05   |   <text:a xlink:type="simple" xlink:href="http://palinfo.habago.org/Entry?Command=Information_PrintForum&amp;iPage=387#FORUM33005"><text:span text:style-name="T2">#</text:span></text:a></text:p>
      <text:p text:style-name="P3">自己喜愛自然學科，但最後投入經濟學科領域，懵懵懂懂四年後，出了社會對很多現象有許多感觸，總覺得怎麼一回事，試圖找些「說得通的方法」，所以一直尋著光。<text:span text:style-name="T3"><text:line-break/><text:line-break/></text:span>後來翻到張五常教授的《經濟解釋》，跟先生兩個一追再追，換了版本又再追，追到最近一篇，看到還要等待，難掩急切，但再急還是會等。<text:span text:style-name="T3"><text:line-break/><text:line-break/></text:span>浸淫其中時，會想到很多，也會沉澱很多，讓自己回到初衷：經濟學是一門研究人類選擇行為的科學。重點不是結論，而是思索的脈絡。大概只有這時候，彷彿身在美妙的世界，可以消減因莫名其妙而來的怒氣。<text:span text:style-name="T3"><text:line-break/><text:line-break/><text:line-break/>----<text:line-break/>http://blog.sina.com.cn/s/blog_47841af70102v84q.html<text:line-break/><text:line-break/></text:span>二○○九年底动工修改《解释》，只打算小修，殊不知二○一○年四月十五日凌晨四时，在床上我突然想到那历来被认为是深不可测的共用品，其正确分析浅得离奇：所有物品都有共用品的性质，问题只是出售者能否找到一些特质足以隔离不付费的使用者。我于是走到书桌坐下来，不到两个小时就写好共用品理论的全部，完整的，后来修改一下，把旧版《科学说需求》第七章第四节加长，变为第八章。在合订本中我加进如下的有趣观察：<text:span text:style-name="T3"><text:line-break/><text:line-break/>“</text:span>一个貌美如花的女人让我拉着她的手一起招摇过市，不让你拉，老人家当然开心过瘾。无奈她的美貌你也可以看，属共用，我和她皆难以把你隔离而收费。然而，她的美貌价值传到我拉着的她的手，胜了一筹，请她进膳不会是汉堡包。这是隔离收费。说不定，明天该美人会拉着你的手，把我隔离而收你的费。这类现象在我们生活的社会无处无之，天天有。<text:span text:style-name="T3">”<text:line-break/><text:line-break/></text:span>科斯曾经对我说，思考经济问题他老是想着马铃薯（内地称土豆）。我比他高明，思考经济问题我老是想着美丽的女人！</text:p>
      <text:p text:style-name="P1"><text:span text:style-name="T1">馬鑑一</text:span><text:s/>  |  2014.11.07 00:34   |   <text:a xlink:type="simple" xlink:href="http://palinfo.habago.org/Entry?Command=Information_PrintForum&amp;iPage=387#FORUM33003"><text:span text:style-name="T2">#</text:span></text:a></text:p>
      <text:p text:style-name="P2">我在更早的留言提到<text:span text:style-name="T3"><text:line-break/></text:span>因為新聞提到某立委擬提案<text:span text:style-name="T3"><text:s/></text:span>全面恢復退休軍公教年終慰問金發放<text:span text:style-name="T3"><text:line-break/></text:span>我認為何不改成<text:span text:style-name="T3"><text:s/></text:span>對所有低薪勞動者發食物券<text:span text:style-name="T3"><text:line-break/></text:span>主要的論點是<text:span text:style-name="T3"><text:s/></text:span>政府預算有排擠性及所得替代率明顯偏高<text:span text:style-name="T3"><text:line-break/><text:line-break/></text:span>當然有人不同意<text:span text:style-name="T3"><text:s/></text:span>比如說我國軍公教的情況和他國很不同<text:span text:style-name="T3"><text:line-break/></text:span>這是無可奈何的<text:span text:style-name="T3"><text:s/></text:span>我們在世界上永遠無法找到兩個完全相同的國家<text:span text:style-name="T3"><text:line-break/></text:span>但是政策終究要下決定<text:span text:style-name="T3"><text:s/></text:span>做這個還是做那個<text:span text:style-name="T3"><text:line-break/></text:span>所以意見必須充分陳述<text:span text:style-name="T3"><text:line-break/></text:span>我們永遠無法知道最後的結果到底做那個比較好<text:span text:style-name="T3"><text:line-break/></text:span>只能事前分析預期<text:span text:style-name="T3"><text:line-break/></text:span>所有的政策都是如此</text:p>
      <text:p text:style-name="P1"><text:span text:style-name="T1">馬鑑一</text:span><text:s/>  |  2014.11.07 00:06   |   <text:a xlink:type="simple" xlink:href="http://palinfo.habago.org/Entry?Command=Information_PrintForum&amp;iPage=387#FORUM33002"><text:span text:style-name="T2">#</text:span></text:a></text:p>
      <text:p text:style-name="P3">上篇留言<text:span text:style-name="T3"><text:s/></text:span>我至少說了一個意見<text:span text:style-name="T3"><text:line-break/></text:span>目前台北是政治也是經濟中心<text:span text:style-name="T3"><text:line-break/></text:span>造成資源過度集中<text:span text:style-name="T3"><text:line-break/></text:span>我覺得資源過度集中<text:span text:style-name="T3"><text:line-break/></text:span>對台灣長久的發展而言是不好的<text:span text:style-name="T3"><text:line-break/></text:span>因此主張遷都南部<text:span text:style-name="T3"><text:line-break/><text:line-break/></text:span>只是遷都與不遷都兩件事不能同時存在<text:span text:style-name="T3"><text:line-break/></text:span>所以無法把兩件事的後果拿來比較<text:span text:style-name="T3"><text:line-break/></text:span>只能在事前討論分析利弊得失<text:span text:style-name="T3"><text:s/></text:span>然後下判斷<text:span text:style-name="T3"><text:line-break/><text:line-break/></text:span>遷都可以讓台北的人口壓力緩解<text:span text:style-name="T3"><text:s/></text:span>進而帶動台北房價緩解<text:span text:style-name="T3"><text:line-break/></text:span>遷都得以讓南部因為有了首都之利<text:span text:style-name="T3"><text:s/></text:span>帶動基礎建設<text:span text:style-name="T3"><text:s/></text:span>增加就業人口<text:span text:style-name="T3"><text:line-break/><text:line-break/></text:span>以上這些是我的預期<text:span text:style-name="T3"> <text:line-break/></text:span>因為尚未遷都<text:span text:style-name="T3"><text:s/></text:span>當然無法知道能否成真<text:span text:style-name="T3"><text:line-break/></text:span>這是一種判斷<text:span text:style-name="T3"> <text:line-break/></text:span>所有的政策都是如此<text:span text:style-name="T3"><text:line-break/><text:line-break/></text:span>有人說貧富差距過大<text:span text:style-name="T3"><text:s/></text:span>對社會發展不利<text:span text:style-name="T3"><text:line-break/></text:span>還是有人說<text:span text:style-name="T3"><text:s/></text:span>貧富差距和社會發展没什麼關係<text:span text:style-name="T3"><text:line-break/></text:span>這是社會科學無奈的地方<text:span text:style-name="T3"><text:s/></text:span>我們永遠無法精確地說出<text:span text:style-name="T3"><text:line-break/></text:span>他們之間的關聯到底有多強<text:span text:style-name="T3"><text:line-break/><text:line-break/><text:line-break/><text:line-break/><text:line-break/></text:span></text:p>
      <text:p text:style-name="P1"><text:span text:style-name="T1">陳真</text:span><text:s/>  |  2014.11.06 20:54   |   <text:a xlink:type="simple" xlink:href="http://palinfo.habago.org/Entry?Command=Information_PrintForum&amp;iPage=387#FORUM33001"><text:span text:style-name="T2">#</text:span></text:a></text:p>
      <text:p text:style-name="P2">大家都怕黑心食品，但這恰是兩岸共同特色。我在台灣甚至還吃過塑膠魚；點的是魚排，來的確實也長得像魚排，但吃起來卻頗有嚼勁，咬不斷，理還亂。<text:span text:style-name="T3"><text:line-break/><text:line-break/></text:span>於是我摘下眼鏡，仔細研究這些<text:span text:style-name="T3">‘’</text:span>魚肉<text:span text:style-name="T3">‘’</text:span>，發現它略帶透明，而且沒有肌肉橫紋切面，而是一整塊像果凍像塑膠。我相信這絕非生物，而是人工製品，要不就是外星魚。吃完之後足足一個多月，痛苦不堪。從此之後，我就不敢亂點什麼魚排了。<text:span text:style-name="T3"><text:line-break/><text:line-break/></text:span>這還不希奇，聽說咱祖國連雞蛋都有假的，摔不破，打不爛，彈性特佳，就像周星馳的撒尿牛肉丸，可以拿來當桌球打。<text:span text:style-name="T3"><text:line-break/><text:line-break/></text:span>黑心是一種社會人心，一種文化，黑一定是黑全面，不會只黑食物而其他留白。不可思議的是，大家都怕黑心食物，卻不怕黑心政客黑心媒體黑心網路黑心名人名嘴名醫名教授等等。吃壞肚子的怕，吃壞腦袋吃壞靈魂的卻不怕。不但不怕，還一窩蜂搶著吃呢。不但搶著吃，反而不黑的他還不要，起而攻擊之，認為有毒，否則怎麼顏色跟大家不一樣。<text:span text:style-name="T3"><text:line-break/><text:line-break/></text:span>病人有兩種，一種知道自己有病，一種不知道；你說他有病，他說醫生你才有病。蠢蛋也一樣，有些蠢一半，還有點神智，你一說，他就有點不好意思了。但大多數蠢蛋則是蠢全部，蠢到骨子裡，特別是那些自認為混得還不錯的（例如柯文哲），你不可能讓他相信自己很蠢。你說他蠢，他會很蠢地嗆聲說我考試第一名耶，我論文有幾篇耶。我要是寫小說，描述一個蠢蛋，恐怕也編不出這麼傳神的對白。<text:span text:style-name="T3"><text:line-break/><text:line-break/></text:span>當一個蠢蛋蠢血沸騰時，你跟他說你發高燒了哦，再不急救，腦袋就要燒壞了。他說你腦袋才燒壞，我這個是革命熱情吶。<text:span text:style-name="T3"><text:line-break/><text:line-break/></text:span>吾友柏楊說（吾友是柏楊的慣用語），一個醜陋的民族，改變醜陋的第一步就是先必須能看清自己的醜陋。我看愚蠢也一樣，<text:span text:style-name="T3">Karl Popper </text:span>說得對，<text:span text:style-name="T3">‘’</text:span>愚昧的心靈很容易下結論<text:span text:style-name="T3">‘’</text:span>。蠢蛋通常意見很多。意見多無所謂，重點是他所知所思所想，遠遠不足以支撐他的諸多意見與結論。<text:span text:style-name="T3"><text:line-break/><text:line-break/></text:span>人不犯錯是不可能的，但要盡量避免犯錯卻不難。對於一套知識，一種事物，若我知其一百卻僅訴說其一、二，那我犯錯的機率就大大降低。但我若僅知其一、二卻硬要做出一百的宣稱和結論，豈有可能不漏洞百出。<text:span text:style-name="T3"><text:line-break/><text:line-break/></text:span>蠢蛋仗著人多勢眾，更加不可能看清自己的愚蠢，反倒以為只要人多就是真理。只可惜真理從來都不是多數決。就跟藝術或任何一門技藝一樣，真理往往只屬於少數人。<text:span text:style-name="T3"><text:line-break/><text:line-break/></text:span>講這些是可悲的事。倪匡說，盲人騎瞎馬，夜半臨深淵，不算悲劇。真正的悲劇是視力正常，馬兒也正常，但前方有個懸崖他卻硬說前方是康莊大道，硬要往前走。</text:p>
      <text:p text:style-name="P1"><text:span text:style-name="T1">陳真</text:span><text:s/>  |  2014.11.06 19:28   |   <text:a xlink:type="simple" xlink:href="http://palinfo.habago.org/Entry?Command=Information_PrintForum&amp;iPage=387#FORUM33000"><text:span text:style-name="T2">#</text:span></text:a></text:p>
      <text:p text:style-name="P3">台灣別的沒有，倒是不少政論家，很多主張，支持這個，反對那個，什麼血沸騰的，而且往往冠上許多漂亮詞，彷彿這些主張不是主張，而是不證自明的真理。但你會發現，這些口水政論家，事實上往往不知道自己在說什麼。<text:span text:style-name="T3"><text:line-break/><text:line-break/></text:span>電腦和網路使得讀書寫作比過去更容易許多，但人們（我指的是極度熱愛上網的台灣人）的思維卻比往日更加空洞貧乏，表達能力和閱讀能力更是低落到只能勉強算識字，能寫上幾行字的就已經很令人驚艷了。<text:span text:style-name="T3"><text:line-break/><text:line-break/></text:span>但人們卻似乎不認為這是個問題，依然悠游網路大小留言板，這裡按個讚（我不知道台灣流行<text:span text:style-name="T3"><text:s/>“</text:span>按讚<text:span text:style-name="T3">”</text:span>一詞究竟指的什麼，只知道好像這是很多人每天的生活），那裡罵兩句，每天就是在一堆垃圾資訊垃圾言論中取樂。<text:span text:style-name="T3"><text:line-break/><text:line-break/></text:span>心靈或精神的糧食就跟一般食物一樣，你吃進什麼，就吐出什麼。垃圾進，垃圾出，除非<text:span text:style-name="T3">……</text:span>，除非一個人很有意識地去排斥這一切的污染，否則他很難逃脫一整個主流氛圍的影響。特別是網路世界，幾乎就是低能人渣橫行無阻的王國。<text:span text:style-name="T3"><text:line-break/><text:line-break/></text:span>如果這就是新一代人的模樣，你能想像這個社會的將來會是如何。旁的不說，如果時下這樣一種齷齪媒體，這樣一種低能新聞，你不但不會感到憤怒和痛苦，反倒還樂在其中，大約也就可以看出不同世界的人與人之間心靈遙遠的距離。</text:p>
      <text:p text:style-name="P1"><text:span text:style-name="T1">陳真</text:span><text:s/>  |  2014.11.06 19:16   |   <text:a xlink:type="simple" xlink:href="http://palinfo.habago.org/Entry?Command=Information_PrintForum&amp;iPage=387#FORUM32999"><text:span text:style-name="T2">#</text:span></text:a></text:p>
      <text:p text:style-name="P2">今天，如果有人主張把日本首都遷往北海道，主張得振振有詞。問他原因。他說這樣比較好。好在哪？他說存在的不一定合理。問他哪裡不合理？他說，因為這樣會比較好。問他好在哪？他說，不能因為有人反對就不做。這時，你恐怕也不知道該問他什麼了。</text:p>
      <text:p text:style-name="P1"><text:span text:style-name="T1">陳翼君</text:span><text:s/>  |  2014.11.06 16:39   |   <text:a xlink:type="simple" xlink:href="http://palinfo.habago.org/Entry?Command=Information_PrintForum&amp;iPage=387#FORUM32998"><text:span text:style-name="T2">#</text:span></text:a></text:p>
      <text:p text:style-name="P3">馬先生<text:span text:style-name="T3">,<text:line-break/></text:span>你讓我想到一個故事<text:span text:style-name="T3">...<text:line-break/>20</text:span>年前陳水扁當台北市長，他規定要嚴格執行騎機車都要戴安全帽的法律，我記得一開始只是各級學校由教官來宣導，我們這一群騎車的學生根本不當一回事，往往就是快騎到學校了，才停在路邊紛紛帶起安全帽進校區。那個年代，騎車不戴安全帽，機車拔除後視鏡根本就是稀鬆平常，沒人願意相信政府會把這麼行之有年的潛規則打破，結果真的打破了，還是有魄力的陳水扁率先開始，擴展到全國<text:span text:style-name="T3">..<text:line-break/><text:line-break/></text:span>回到你說的遷都南部，這跟遷不遷都一點關係也沒有，重點是南部有沒有那樣一位有魄力不願意討好人民，願意嚴格執行法律的行政首長<text:span text:style-name="T3">?</text:span>依我看<text:span text:style-name="T3">..</text:span>現在不會有，以後也很難有<text:span text:style-name="T3">...</text:span></text:p>
      <text:p text:style-name="P1"><text:span text:style-name="T1">馬鑑一</text:span><text:s/>  |  2014.11.06 11:32   |   <text:a xlink:type="simple" xlink:href="http://palinfo.habago.org/Entry?Command=Information_PrintForum&amp;iPage=387#FORUM32996"><text:span text:style-name="T2">#</text:span></text:a></text:p>
      <text:p text:style-name="P2">我因為工作的關係<text:span text:style-name="T3"><text:s/></text:span>在南部住過五年<text:span text:style-name="T3"><text:line-break/></text:span>我不喜歡住南部<text:span text:style-name="T3"><text:line-break/></text:span>空氣差<text:span text:style-name="T3"><text:s/></text:span>水質差<text:span text:style-name="T3"><text:s/></text:span>基礎建設落後且品質堪憂<text:span text:style-name="T3"><text:s/></text:span>不守交通規則的人很多<text:span text:style-name="T3">...<text:line-break/></text:span>相較而言<text:span text:style-name="T3"><text:s/></text:span>台北真的不錯<text:span text:style-name="T3"><text:line-break/><text:line-break/></text:span>但我們為什麼不考慮遷都南部呢<text:span text:style-name="T3"><text:line-break/></text:span>台北現在不僅是政治而且是經濟中心<text:span text:style-name="T3"><text:line-break/></text:span>資源豐沛<text:span text:style-name="T3"><text:s/></text:span>人文薈萃<text:span text:style-name="T3"><text:s/></text:span>交通便利<text:span text:style-name="T3"><text:s/>...<text:line-break/></text:span>可是資源如此集中<text:span text:style-name="T3"><text:s/></text:span>對全台灣人民而言並非好事<text:span text:style-name="T3"> <text:line-break/><text:line-break/></text:span>如果將政治中心的首都遷到南部<text:span text:style-name="T3"><text:s/></text:span>台北單只作為經濟中心<text:span text:style-name="T3"><text:line-break/></text:span>對台灣長遠的發展當然是好事<text:span text:style-name="T3"><text:line-break/></text:span>不可否認<text:span text:style-name="T3"><text:s/></text:span>阻力很大<text:span text:style-name="T3"><text:s/></text:span>而且最大的阻力可能就是台北人<text:span text:style-name="T3"><text:line-break/></text:span>台灣要作任何改變都困難重重<text:span text:style-name="T3"><text:line-break/></text:span>存在即為合理這種想法根深柢固地在很多人心中<text:span text:style-name="T3"><text:line-break/><text:line-break/></text:span>我覺得遷都是值得被廣泛討論的議題<text:span text:style-name="T3"><text:line-break/></text:span>儘管反對聲音很大<text:span text:style-name="T3"><text:s/></text:span>我仍然要不斷把它提出來<text:span text:style-name="T3"><text:line-break/></text:span></text:p>
      <text:p text:style-name="P1"><text:span text:style-name="T1">陳真</text:span><text:s/>  |  2014.11.06 10:48   |   <text:a xlink:type="simple" xlink:href="http://palinfo.habago.org/Entry?Command=Information_PrintForum&amp;iPage=387#FORUM32995"><text:span text:style-name="T2">#</text:span></text:a></text:p>
      <text:p text:style-name="P3">台灣的政治生態基本上是這樣：<text:span text:style-name="T3"><text:line-break/><text:line-break/></text:span>國民黨的基層民代例如縣市議員、市代等等，很爛！但高層卻每個像模範兒童，奉公守法，近乎有點不食人間煙火。<text:span text:style-name="T3"><text:line-break/><text:line-break/></text:span>民<text:span text:style-name="T3">X</text:span>黨<text:span text:style-name="T3">(X</text:span>表不屑貌<text:span text:style-name="T3">)</text:span>則是基層民代例如縣市議員、市代等等，很爛！但高層卻沒法光用<text:span text:style-name="T3"><text:s/>"</text:span>爛<text:span text:style-name="T3">" </text:span>來形容，只能說是一批人渣，好話說盡，壞事做絕。當然，我不是說每一個，但也幾乎了。<text:span text:style-name="T3"><text:line-break/><text:line-break/></text:span>至於選民方面，這我就更不敢說了。其實也不用多說。<text:span text:style-name="T3"><text:line-break/><text:line-break/></text:span>台灣基本上呈現一種劣幣逐良幣的明顯態勢：惡形惡狀者，憑其卑劣，反倒通行無阻，為所欲為；智能低下者，憑其數量多聲音大，眾口鑠金，顛倒黑白而毫不以為恥。<text:span text:style-name="T3"><text:line-break/><text:line-break/></text:span>這一頭，雖然有點不食人間煙火，但行事正直良善。另一頭，就算你把字典上所有陰暗齷齪的卑鄙下流形容詞全拿出來，恐怕也不足以形容這其卑劣無恥。<text:span text:style-name="T3"><text:line-break/><text:line-break/></text:span>但是，前者卻如過街老鼠，人人以打之辱之為榮為傲為樂。至於後者，誰要是敢對他們動一根汗毛，丟鞋、叫罵什麼的，我敢保證這個人會<text:span text:style-name="T3"><text:s/>"</text:span>慘死<text:span text:style-name="T3">" </text:span>在綠色生物的各種攻擊之下，包括肢體攻擊。<text:span text:style-name="T3"><text:line-break/><text:line-break/></text:span>很多看不下去的人走了，移民了。對此我倒是很認同，因為就我的信仰來說，這樣一個社會不值得你為他做出任何犧牲。<text:span text:style-name="T3"><text:line-break/><text:line-break/></text:span>幾年前，有一天，深夜兩三點，我剛從花蓮門諾醫院看完門診回到沙鹿住處。快到家時，看到有個黑影在路旁機車堆中迅速竄動，矮著身子，若不仔細看，你會以為是一隻猴子，但他卻是一個人，約莫二、三十歲男子，狼狽邋遢。我用摩托車燈一照，照見他滿臉驚恐的表情。<text:span text:style-name="T3"><text:line-break/><text:line-break/></text:span>隨後，遠方來了一輛汽車，速度很慢，似乎在尋找什麼。車窗搖下。靠窗的那一個駕駛，手垂掛車窗外，手上竟然還握著一把三、五十公分的長刀，悠閒地甩著刀玩。<text:span text:style-name="T3"><text:line-break/><text:line-break/></text:span>我在家門口停好機車，故意放慢動作，想弄清楚怎麼回事。當車子越靠越近，我發現車裏頭似乎有好幾人。夜半人靜，車中傳來清楚的交談聲，夾雜一堆幹字雞巴之類。於是我才明白，原來這群手持槍械的青面獠牙是在搜尋這個在路邊逃命的人。<text:span text:style-name="T3"><text:line-break/><text:line-break/></text:span>這個人就躲在我不遠處。我裝做若無其事，慢慢走過去，想叫他過來，開門讓他進來家中避難。但見我靠近，他卻又往前溜竄；我怕我一出聲反而害他暴露行蹤，因而作罷。<text:span text:style-name="T3"><text:line-break/><text:line-break/></text:span>後來他有沒有被歹徒抓到砍了，我不知道。但這故事是要說，若有人面對歹徒的傷害，我們或許應該挺身而出，出手相救。<text:span text:style-name="T3"><text:line-break/><text:line-break/></text:span>但今天的台灣卻不是這樣。過往年代，政府很壞，但現在群眾本身就是歹徒。面對這樣一種所謂民主的局面，既然創造這樣一個邪惡低能的社會乃是眾人所愛，那你要挺身而出來救誰呢？救你自己，免於被暴民所害，其實就夠了。<text:span text:style-name="T3"><text:line-break/><text:line-break/></text:span>人應該為自己做出決定，然後為這個決定負責。如果人們依其品味與價值觀，決定選擇要過這樣一種陰暗醜陋的生活，以創造這樣一種低能邪惡的社會為目標，那你也只能由他去。<text:span text:style-name="T3"><text:line-break/><text:line-break/></text:span>該投票時我自然會去投，但也僅此而已，其它多餘的善舉全都不值得做。我有時不小心、忍不住做了，純粹也只是因為修養太差，忍功沒練好，而不是說我願意為這個社會犧牲。<text:span text:style-name="T3"><text:line-break/><text:line-break/></text:span>犧牲個屁，根本沒有人需要你拯救，犧什麼牲。黨外時，才需要犧牲，現在不需要。你只能說，好吧，要玩民主遊戲我也就跟著玩，投個票。輸了就忍耐，萬一忍不住了，我就想辦法逃離這個鳥人島。萬一生前逃不走，死後幽魂總該能飄洋過海來到一個較為文明愉悅的良善處所吧。<text:span text:style-name="T3"><text:line-break/><text:line-break/></text:span>最近常想著有沒有什麼方法可以確認人死後的確還有魂魄，而且這魂魄可以自願不投胎，不轉世，自願當個永遠的孤魂野鬼。如果有此一可能，死就沒什麼好擔心的了，因為屆時能力可大了，穿越時空，來去自如，大事依然幹不了，但至少可以在幽暗處保護親朋好友及善良人們免於世上豺狼虎豹。</text:p>
      <text:p text:style-name="P1"><text:span text:style-name="T1">陳真</text:span><text:s/>  |  2014.11.06 00:07   |   <text:a xlink:type="simple" xlink:href="http://palinfo.habago.org/Entry?Command=Information_PrintForum&amp;iPage=387#FORUM32994"><text:span text:style-name="T2">#</text:span></text:a></text:p>
      <text:p text:style-name="P2">我刪了一些留言，但考慮了許久，才讓甄力民這篇抹黑貼文放行，但下不為例，因為我不會讓這版面變成謠言的散播站，更沒有那個閒工夫一一去澄清為了反馬反中反國民黨的無數謠言。<text:span text:style-name="T3"><text:line-break/><text:line-break/></text:span>馬英九這荒唐透頂的幾大保證，有哪一點沒做到？他要是敢不做到，我才真的佩服他。<text:span text:style-name="T3"><text:line-break/><text:line-break/></text:span>老實說，我從未見過綠油油的勢力曾經講過一句誠實的話。不用多，一句就好；除了造謠還是造謠，除了抹黑還是抹黑。很難想像世界上怎麼會有這樣一個完全不以造謠抹黑為恥、甚且以之為榮以之為得計的社會。<text:span text:style-name="T3"><text:line-break/><text:line-break/></text:span>我不相信一個人如果他真的在道德上採取極端高標準，如此極端介意某種與道德無涉的事物，但卻又同時連最基本的事實也沒有任何興趣去查清楚；而且不是錯一件，而是錯全部，有可能笨到連這樣的基本事實都沒有能力查清楚卻能提出道德指控嗎？<text:span text:style-name="T3"><text:line-break/><text:line-break/></text:span>這有可能嗎？天底下會有如此完全矛盾的事嗎？天底下會有道德如此異常崇高之人，但卻又完全沒有興趣去了解他所宣稱極度道德關切的事項之基本事實？<text:span text:style-name="T3"><text:line-break/><text:line-break/></text:span>一個人打算怎麼樣過活都好，但總該要有點最基本的正直。不要睜眼說瞎話。<text:span text:style-name="T3"><text:line-break/><text:line-break/></text:span>我很不解，你們所關切的那些所謂政治立場或選舉勝負，難道重要到可以讓你們眛著良心說話？難道你們心裏都沒有半點是非美醜的心理素質，而只有顏色和敵我立場？<text:span text:style-name="T3"><text:line-break/><text:line-break/></text:span>美國血腥罪行罄竹難書。但今天如果有人故意往美國頭上扣一項絕非事實的罪名，這樣一種行為，不管表面上採取的立場有多正確，都還是可恥。<text:span text:style-name="T3"><text:line-break/><text:line-break/></text:span>我實在沒有那個意願和閒工夫去應付這一切低能敗德且層出不窮的瞎掰造謠抹黑。喜歡玩這一套台式留言，喜歡造謠抹黑道聽途說的，請到其它地方去吧。網路上綠色版面肯定多得是。<text:span text:style-name="T3"><text:line-break/><text:line-break/></text:span>我實在很懶得應付這些綠油油的醜事。以後這類言論我就盡量一概刪除。畢竟我們不可能有時間、更沒有那個意願去一一澄清撲天蓋地的無數造謠抹黑。<text:span text:style-name="T3"><text:line-break/><text:line-break/></text:span>實在很不解，難道你們完全沒有半點議論事物的能力？而只會抹黑造謠瞎掰扭曲？馬英九或國民黨或對岸共產黨有偉大到讓你們根本找不到半點可以批評的地方，於是只好造謠瞎掰？<text:span text:style-name="T3"><text:line-break/><text:line-break/></text:span>我常覺得馬英九的人品修養真是很好，好到難以想像。一個如此正直勤奮的政治人物，就像王建<text:span text:style-name="T3">(</text:span>火宣<text:span text:style-name="T3">)</text:span>、陳定南那樣，在台灣政壇極為罕見，但卻長年遭到台灣人徹底的抹黑與人格污名化。<text:span text:style-name="T3"><text:line-break/><text:line-break/></text:span>我對此無言。我也不相信什麼歷史會還一個公道這類說法。我只能說：神會紀念這一切。</text:p>
      <text:p text:style-name="P1"><text:span text:style-name="T1">甄力民</text:span><text:s/>  |  2014.11.05 22:30   |   <text:a xlink:type="simple" xlink:href="http://palinfo.habago.org/Entry?Command=Information_PrintForum&amp;iPage=387#FORUM32993"><text:span text:style-name="T2">#</text:span></text:a></text:p>
      <text:p text:style-name="P3"><text:span text:style-name="T3">http://www.komicdn.com/my/politics/index/src/1411627075278.jpg<text:line-break/></text:span>上面這張圖是馬英九的競選政見宣傳<text:span text:style-name="T3"><text:line-break/><text:line-break/></text:span>今天跟同事談到馬英九，說起馬英九的嚴守法治及清廉正直，同事卻認為他用這樣的競選政見來欺騙選民，是不道德的，對此我無法辯駁，除了<text:span text:style-name="T3">633</text:span>外，在這張圖片上的政見也都是的確是幾乎全軍覆沒了，想請教大家是怎麼看的<text:span text:style-name="T3">? </text:span>我想這也是馬英九一直為人所詬病的其中一個原因吧，這樣他還能稱得上是正直嗎<text:span text:style-name="T3">?</text:span></text:p>
      <text:p text:style-name="P4"/>
      <text:p text:style-name="P1"><text:span text:style-name="T1">衛鍼</text:span><text:s/>  |  2014.11.05 21:30   |   <text:a xlink:type="simple" xlink:href="http://palinfo.habago.org/Entry?Command=Information_PrintForum&amp;iPage=388#FORUM32992"><text:span text:style-name="T2">#</text:span></text:a></text:p>
      <text:p text:style-name="P3">聽馬先生的言論，我感覺您一直在強調「為甚麼年輕人過得苦？因為政府都照顧軍公教人員，不照顧我們這些升斗小民」，然後拿其實無關的新聞試圖驗證「政府確實沒照顧我，所以我才只有<text:span text:style-name="T3">22K</text:span>」，但恕我愚鈍，我真的看不懂您要表達甚麼。<text:span text:style-name="T3"><text:line-break/><text:line-break/></text:span>說真的，這樣跟貼完全沒有求證過的懶人包，試圖強調甚麼事情都是馬政府的錯的大腸花網民又有甚麼兩樣？<text:span text:style-name="T3"><text:line-break/><text:line-break/></text:span>究竟為甚麼低薪？如果台灣的年輕人真的是嘗試過各種方式，包括進修能力、轉換跑道等等，日子還是過得「苦」，那至少才能推估出這樣的低薪現象不是個人因素而是社會因素。<text:span text:style-name="T3"><text:line-break/><text:line-break/></text:span>但是台灣有到這種程度嗎？事實上台北是個大學生領基本薪還能維持水準不差的生活的城市。不信可以看看東京、上海等國際都會大學生起薪跟生活水平的比較。<text:span text:style-name="T3"><text:line-break/><text:line-break/></text:span>所以到底台灣年輕人是苦在哪一點？苦在買不到房？買不到車？沒有最新的<text:span text:style-name="T3"><text:s/>iPhone 6 </text:span>拿？不能天天喝<text:span text:style-name="T3"><text:s/>Starbucks</text:span>？不能三天兩頭上淘寶買衣服？最扯的是連新聞媒體都要報台灣年輕人要不吃不喝多久才有房買，但是誰會這麼無聊一出社會就想買棟大安區的房子？如果不先瞭解現在台灣人所謂的日子「苦」到底多少是量化的標準，還是情感的標準（例如某種生物嘴上時常講的「幸福感」），那怎麼有辦法建立討論？到時還不是在雞同鴨講。</text:p>
      <text:p text:style-name="P1"><text:span text:style-name="T1">陳真</text:span><text:s/>  |  2014.11.05 17:30   |   <text:a xlink:type="simple" xlink:href="http://palinfo.habago.org/Entry?Command=Information_PrintForum&amp;iPage=388#FORUM32990"><text:span text:style-name="T2">#</text:span></text:a></text:p>
      <text:p text:style-name="P2">馬同學是在自言自語嗎？我沒看到有人說存在即合理，我只看到大家說你的說法很反智，沒頭沒腦，如此而已。<text:span text:style-name="T3"><text:line-break/><text:line-break/></text:span>維根斯坦有句話說，<text:span text:style-name="T3">“</text:span>智慧在愚蠢之谷<text:span text:style-name="T3">”</text:span>，意思當然不是誇讚愚蠢的言論思想，而是說愚蠢荒蕪的錯誤與荒謬，往往隱含許多尋得智慧的可能性。就好像我們從各種重大疾病中可以看到健康之道一樣。</text:p>
      <text:p text:style-name="P1"><text:span text:style-name="T1">陳真</text:span><text:s/>  |  2014.11.05 15:55   |   <text:a xlink:type="simple" xlink:href="http://palinfo.habago.org/Entry?Command=Information_PrintForum&amp;iPage=388#FORUM32988"><text:span text:style-name="T2">#</text:span></text:a></text:p>
      <text:p text:style-name="P3">如果要仔細講，那麼，杜斯妥也夫斯基究竟有沒有說過這句話，恐怕都很難說了。西方還有人專門寫了篇論文說杜斯妥也夫斯基從來不曾說過，小說中也不曾出現過這句話。<text:span text:style-name="T3"><text:line-break/><text:line-break/></text:span>在我看來應該說，這樣一句話的<text:span text:style-name="T3"><text:s/>"</text:span>意思<text:span text:style-name="T3">"</text:span>，在杜斯妥也夫斯基的小說中如<text:span text:style-name="T3"><text:s/>"</text:span>罪與罰<text:span text:style-name="T3">" </text:span>和<text:span text:style-name="T3"><text:s/>"</text:span>卡拉馬助夫兄弟<text:span text:style-name="T3">" </text:span>以及平常一些言論中經常出現。它不是一句話，而是一個<text:span text:style-name="T3"><text:s/>"</text:span>意思<text:span text:style-name="T3">"</text:span>。例如在<text:span text:style-name="T3"><text:s/>"</text:span>罪與罰<text:span text:style-name="T3">" </text:span>中提到，<text:span text:style-name="T3">"</text:span>假若沒有上帝，道德還有可能嗎？<text:span text:style-name="T3">" "</text:span>卡拉馬助夫兄弟<text:span text:style-name="T3">" </text:span>中提到，<text:span text:style-name="T3">"</text:span>假若沒有永生，道德還有可能嗎？豈不是幹啥都行了？<text:span text:style-name="T3">"<text:line-break/><text:line-break/></text:span>意思是：人總得需要一些非經思索的絕對價值<text:span text:style-name="T3">(</text:span>即神<text:span text:style-name="T3">)</text:span>，否則道德將不存在，我們要幹啥都行。<text:span text:style-name="T3"><text:line-break/><text:line-break/></text:span>這樣一個<text:span text:style-name="T3"><text:s/>"</text:span>意思<text:span text:style-name="T3">" </text:span>或一些討論或一些句子，你要說這它出自上述哪本小說都說得通。康德也有過類似說法，不過和杜氏所說剛好倒過來。康德發問<text:span text:style-name="T3">: "</text:span>假若沒有道德，那麼上帝還有可能嗎？<text:span text:style-name="T3">" </text:span>意思是說，假若世上沒有絕對的事物，那麼，上帝究竟存在哪？<text:span text:style-name="T3"><text:line-break/><text:line-break/></text:span>若要仔細講，維根斯坦也沒說過我引用的所有那些話，那些話全是我說的，而且也不見得就是出自維根斯坦的哪一本著作<text:span text:style-name="T3">(</text:span>維生前只有無數筆記及一小書<text:span text:style-name="T3">)</text:span>或哪一個場合。但是，我們不會裝模作樣字斟句酌講精確，因為在此並無精確可言。<text:span text:style-name="T3"><text:line-break/><text:line-break/></text:span>若要講精確，那樣一個意思或話語似乎也不會是伊凡所說。</text:p>
      <text:p text:style-name="P1"><text:span text:style-name="T1">陳真</text:span><text:s/>  |  2014.11.05 14:37   |   <text:a xlink:type="simple" xlink:href="http://palinfo.habago.org/Entry?Command=Information_PrintForum&amp;iPage=388#FORUM32987"><text:span text:style-name="T2">#</text:span></text:a></text:p>
      <text:p text:style-name="P2"><text:span text:style-name="T3">(</text:span>續<text:span text:style-name="T3">)<text:line-break/><text:line-break/></text:span>高達的<text:span text:style-name="T3"><text:s/>"</text:span>告別語言<text:span text:style-name="T3">" </text:span>我還沒看，但看到他最近寫了封告別信，我把它當遺書看。高達<text:span text:style-name="T3"><text:s/>"</text:span>遺言<text:span text:style-name="T3">"</text:span>：<text:span text:style-name="T3">"</text:span>我想逃離概念<text:span text:style-name="T3">"</text:span>，告別語言之意。但一切告別，終究預設了語言的存在；你不可能不訴諸語言、概念而能告別。<text:span text:style-name="T3"><text:line-break/><text:line-break/>"</text:span>告別語言<text:span text:style-name="T3">" </text:span>電影海報上是一條狗，據說是高達養的，電影也是在他家附近拍的；依靠兩台攝像機和一支手機，這樣也能拍成<text:span text:style-name="T3">3D</text:span>，我實在有點不太相信。<text:span text:style-name="T3"><text:line-break/><text:line-break/></text:span>據說這狗是第一男主角。至於狗怎麼當主角，得看了電影才知道。哲學上<text:span text:style-name="T3"><text:s/>(</text:span>或說維根斯坦的哲學上<text:span text:style-name="T3">)</text:span>，講到語言，貓狗獅子老虎小鳥大象往往地位就來了，因為他們不會說話，因此高人一等。<text:span text:style-name="T3"><text:line-break/><text:line-break/></text:span>但他們真的不會說話嗎？我看只是不會說人話而已，鳥話狗話獅語可是講不停。<text:span text:style-name="T3"><text:line-break/><text:line-break/></text:span>語言就像上帝給萬物撒下的天羅地網，無從脫逃；越是語言靈巧者，受困越深。維根斯坦在生平唯一一次的演講中，結尾說道：我對企圖逃脫語言牢籠者，脫帽致敬，但這樣一種企圖，註定絕望。<text:span text:style-name="T3"><text:line-break/><text:line-break/></text:span>我看何止人無從脫逃，貓狗也一樣；生命有多少聰慧，就有多少限制。打從生命誕生的第一天，還沒進搖籃，就先進了概念的籠子裏。血肉厚重，概念卻如此蒼白輕薄，但你不可能認識或乃至感受世界卻能不對它形成概念。<text:span text:style-name="T3"><text:line-break/><text:line-break/></text:span>愚者在語言、概念中恣意暢快，顧盼自雄，但智者卻只想找到它的逃生門，可惜這將註定失敗。不管賢的愚的，一樣得困在概念的牢籠中，差別只是在於有無病識感，知不知道自己的身世。<text:span text:style-name="T3"><text:line-break/><text:line-break/></text:span>如果語言像個大海汪洋，那麼，隱喻就像它的浪頭。浪濤起伏，變幻莫測，但它始終仍然還是大海的一部份；就像孫悟空千變萬化一樣，再怎麼變，也變不出如來佛的手掌心。<text:span text:style-name="T3"><text:line-break/><text:line-break/></text:span>據維根斯坦的好朋友，一位英國精神科醫師<text:span text:style-name="T3"><text:s/>Maurice O'Connor Drury </text:span>說，維根斯坦生平很喜歡<text:span text:style-name="T3">Saint Augustine</text:span>的一段話。那段話很難聽，但卻相當動人：<text:span text:style-name="T3"><text:line-break/><text:line-break/>"</text:span>你們這些豬啊！看在上帝的份上，儘管去胡說八道吧<text:span text:style-name="T3">!" </text:span>意思是說，屈服吧，在語言的道路上。別再想跟它告別了。<text:span text:style-name="T3"><text:line-break/><text:line-break/></text:span>當然，幻想世界裏有一種人，就像托爾斯泰的<text:span text:style-name="T3"><text:s/>"</text:span>三隱士<text:span text:style-name="T3">" </text:span>那樣<text:span text:style-name="T3">(</text:span>我曾<text:span text:style-name="T3"><text:s/>"</text:span>翻譯<text:span text:style-name="T3">" </text:span>過這篇超短篇小說<text:span text:style-name="T3">)</text:span>，無須語言，直達天聽。維根斯坦說，<text:span text:style-name="T3">"</text:span>三隱士<text:span text:style-name="T3">" </text:span>這篇小說，道出哲學內在最深沉之處。他說，<text:span text:style-name="T3">"</text:span>最好的哲學，就是放棄哲學。<text:span text:style-name="T3">" </text:span>可我已經每天努力放棄十幾年了，卻還是放棄不了。<text:span text:style-name="T3"><text:line-break/><text:line-break/></text:span>我們家阿憨夠笨了吧，世界上要找到這麼笨的狗恐怕很不容易，我考慮要幫牠報名參加世界笨狗大賽。但我看牠笨雖笨，語言可還是有一套；牠自有一套對於世界的概念。<text:span text:style-name="T3"><text:line-break/><text:line-break/></text:span>宇宙有多大，<text:span text:style-name="T3">"</text:span>概念<text:span text:style-name="T3">" </text:span>離<text:span text:style-name="T3"><text:s/>"</text:span>真實<text:span text:style-name="T3">" </text:span>的距離就有多遠。<text:span text:style-name="T3"><text:line-break/><text:line-break/></text:span>在那次劍橋系上的講演中，現場有個聽眾問我，<text:span text:style-name="T3">"</text:span>如何在隱喻和非隱喻之間做出判準？<text:span text:style-name="T3">" </text:span>我回答說，<text:span text:style-name="T3">"</text:span>我並沒有打算把語言區分成隱喻和非隱喻；在我看來<text:span text:style-name="T3">(</text:span>或者說在晚期的維根斯坦看來<text:span text:style-name="T3">)</text:span>，所有語言都是詩，都是隱喻。<text:span text:style-name="T3">" </text:span>差別只是在於有時候我們不知道原來我們是詩人；很多人卻以為自己是法官或新聞播報員，以為自己掌握一套鋼鐵般的事實。<text:span text:style-name="T3"><text:line-break/><text:line-break/></text:span>我看電視遇到廣告不轉台，因為我知道每一個節目都是廣告，只是有趣和無趣的差別。我要是轉了台，不是因為它是廣告，而是因為它無趣。<text:span text:style-name="T3"><text:line-break/><text:line-break/>Kusturica</text:span>說，他一生最大的敵人就是<text:span text:style-name="T3">naturalism(</text:span>自然主義<text:span text:style-name="T3">)</text:span>。這指的是一種現實態度，簡單說就是把<text:span text:style-name="T3"><text:s/>"</text:span>真實<text:span text:style-name="T3">" </text:span>講得跟真的一樣。再更具體地說，地心引力就是<text:span text:style-name="T3">Kusturica</text:span>最大的敵人，因此他讓劇中角色經常凌空飛起。<text:span text:style-name="T3"><text:line-break/><text:line-break/></text:span>然而，對抗地心引力的同時，正反相生，你其實也就成為它的一部份。當我們藉著隱喻飛離地面，藉著想像，飛向太空，其實就像一隻鳥從籠子裏的一樓跳到二樓那樣，籠子依舊在。對此只能絕望。</text:p>
      <text:p text:style-name="P1">J.Z.   |  2014.11.05 14:18   |   <text:a xlink:type="simple" xlink:href="http://palinfo.habago.org/Entry?Command=Information_PrintForum&amp;iPage=388#FORUM32986"><text:span text:style-name="T2">#</text:span></text:a></text:p>
      <text:p text:style-name="P3"><text:span text:style-name="T3">"</text:span>若無上帝<text:span text:style-name="T3">, </text:span>則事無不可<text:span text:style-name="T3">"<text:line-break/></text:span>我記得這是卡拉馬助夫兄弟們中的<text:span text:style-name="T3">EVAN</text:span>說的<text:span text:style-name="T3">, </text:span>不是罪與罰<text:span text:style-name="T3">...</text:span></text:p>
      <text:p text:style-name="P1"><text:span text:style-name="T1">馬鑑一</text:span><text:s/>  |  2014.11.05 13:28   |   <text:a xlink:type="simple" xlink:href="http://palinfo.habago.org/Entry?Command=Information_PrintForum&amp;iPage=388#FORUM32985"><text:span text:style-name="T2">#</text:span></text:a></text:p>
      <text:p text:style-name="P2">没想到這個議題<text:span text:style-name="T3"><text:s/></text:span>引起很大的回響<text:span text:style-name="T3"><text:line-break/><text:line-break/></text:span>存在是否即為合理<text:span text:style-name="T3"><text:line-break/></text:span>我想大部份人覺得是<text:span text:style-name="T3"><text:line-break/><text:line-break/></text:span>軍公教的退撫支出和社福支出是否有排擠效應<text:span text:style-name="T3"><text:line-break/></text:span>當然有<text:span text:style-name="T3"><text:line-break/></text:span>如果認為没有<text:span text:style-name="T3"><text:s/></text:span>就可以不必往下討論了<text:span text:style-name="T3"><text:line-break/><text:line-break/></text:span>我國軍公教退休所得替代率<text:span text:style-name="T3"><text:s/></text:span>和世界主要民主國家比較起來<text:span text:style-name="T3"><text:s/></text:span>是否明顯偏高<text:span text:style-name="T3"><text:s/></text:span>是<text:span text:style-name="T3"><text:line-break/><text:line-break/></text:span>我國對低薪勞動者<text:span text:style-name="T3"><text:s/></text:span>是否给予食物券等必要的支持<text:span text:style-name="T3"><text:s/></text:span>否<text:span text:style-name="T3"><text:line-break/><text:line-break/></text:span>以上的現象是否合理<text:span text:style-name="T3"><text:line-break/><text:line-break/></text:span>是<text:span text:style-name="T3"><text:s/></text:span>因為存在即為合理<text:span text:style-name="T3">?</text:span></text:p>
      <text:p text:style-name="P1"><text:span text:style-name="T1">陳真</text:span><text:s/>  |  2014.11.05 12:02   |   <text:a xlink:type="simple" xlink:href="http://palinfo.habago.org/Entry?Command=Information_PrintForum&amp;iPage=388#FORUM32984"><text:span text:style-name="T2">#</text:span></text:a></text:p>
      <text:p text:style-name="P3">立意良善的言論不一定合理，對事物充滿情緒的言論倒也不一定非理性。<text:span text:style-name="T3"><text:line-break/><text:line-break/></text:span>巴勒網並不倡導理性，也不倡導感性，巴勒網只是想讓事物在一個必然的、應有的分寸或界線下進行。<text:span text:style-name="T3"><text:line-break/><text:line-break/></text:span>馬鑑一的議論方式如果合理，那我們將可以藉此打倒宇宙之間的一切人事物。<text:span text:style-name="T3"><text:line-break/><text:line-break/></text:span>有一天，我在腦神經外科實習，有個我印象還挺好的主治醫師，我跟他一起急救了一個病患無效之後，我負責寫完死亡病歷，他看了看說沒問題，然後說，他要去打網球了，給了我一個燦爛的笑容說了聲再見。<text:span text:style-name="T3"><text:line-break/><text:line-break/></text:span>我當時有點訝異，咱們手上剛死了個病人，你還笑得這麼燦爛。可是，我知道這沒有任何不妥。世界上無窮無盡的悲劇，難道我們要一直哭嗎？<text:span text:style-name="T3"><text:line-break/><text:line-break/></text:span>可是，我今天如果採用這位馬鑑一先生的議論方式，我可以把死者吐血而亡的慘狀和這位主治醫師拿著網球拍的燦爛笑容剪接在一起，然後打倒這個醫師，給他貼上一個沒良心的標籤。<text:span text:style-name="T3"><text:line-break/><text:line-break/></text:span>這種<text:span text:style-name="T3"><text:s/>"</text:span>胡說八道<text:span text:style-name="T3">" </text:span>的議論方式雖不合理，但誰說議論一定要合理？知識產生的合法性不在於它的研究對象，而在於其研究方法；言論或議論的合法與否卻不在它的方法，而在它的對象。動之以情，宣之以情緒，自然也是一種議論方式，就好像一種廣告或文宣那樣。重點是：胡說八道的人自己得搞清楚自己其實只是在胡說八道。<text:span text:style-name="T3"><text:line-break/><text:line-break/></text:span>廣告旨在騙人，就跟傳教士一樣；騙人是好事，但前提是你得知道自己是騙子才行，總不能騙人不成，卻把自己騙了，把廣告當成命題，把故事當成新聞報導。<text:span text:style-name="T3"><text:line-break/><text:line-break/></text:span>高達說要告別語言，但我看語言就像影子一樣，只要光還在，影子是告別不了的。我們頂多只能躲進一個個故事裏。<text:span text:style-name="T3"><text:line-break/><text:line-break/></text:span>就算要告別語言，也只能以語言來告別。我們想說些事，這事卻如鬼魅一般不可捉摸，於是我們只能用各種方法，指這說那，聲東擊西，企圖捕捉這隻無形無狀的鬼。<text:span text:style-name="T3"><text:line-break/><text:line-break/></text:span>我想說些什麼，說不上來，於是我只好說些別的。我研究維根斯坦大半個輩子，得到這樣一個心得。無以名之，我把這東西給個名字叫隱喻<text:span text:style-name="T3"><text:s/>(metaphor)</text:span>。<text:span text:style-name="T3"><text:line-break/><text:line-break/></text:span>有一次，十多年前，在劍橋系上講這主題，說到<text:span text:style-name="T3"><text:s/>"Wittgenstein and Metaphor"(</text:span>我這輩子最想寫的一本書<text:span text:style-name="T3">)</text:span>，引起熱烈討論，大家講隱喻卻講得像真的一樣，各種文學理論紛紛出籠，最後我只好說：<text:span text:style-name="T3"><text:line-break/><text:line-break/>"</text:span>大家別太當真，我說的隱喻可能跟各位的隱喻長得不太一樣，我的隱喻本身也只是一種隱喻。<text:span text:style-name="T3">"<text:line-break/><text:line-break/></text:span>說完哄堂大笑，因為大家終於明白我只是在<text:span text:style-name="T3"><text:s/>"</text:span>胡說八道<text:span text:style-name="T3">"</text:span>。<text:span text:style-name="T3"><text:line-break/><text:line-break/></text:span>很多東西是這樣：你不當真，它還在；你一當真，它就跑了。語言恰恰是這樣一種東西。你不說它，世界還在，你一說它，世界就走樣了。你越是說得逼真，<text:span text:style-name="T3">"</text:span>真實<text:span text:style-name="T3">" </text:span>就跑得越遠。於是我們只好撤退，假裝向語言告別，看看<text:span text:style-name="T3"><text:s/>"</text:span>真實<text:span text:style-name="T3">" </text:span>會不會又偷偷向我們靠近。</text:p>
      <text:p text:style-name="P1"><text:span text:style-name="T1">王修亮</text:span><text:s/>  |  2014.11.05 11:01   |   <text:a xlink:type="simple" xlink:href="http://palinfo.habago.org/Entry?Command=Information_PrintForum&amp;iPage=388#FORUM32983"><text:span text:style-name="T2">#</text:span></text:a></text:p>
      <text:p text:style-name="P2">我喜歡巴勒網，正因為在此沒有「喜歡信口開河隨口瞎掰」的諸般妄語，現實議論應該是有憑有據的，對自己負責，也對他人尊重。<text:span text:style-name="T3"><text:line-break/></text:span>有憑有據的議論，未必需要天縱英才聰明絕頂，可能適中，可能偏頗，那倒是無妨，但必須自己做過功課，才說得出符合巴勒網水準的語言。<text:span text:style-name="T3"><text:line-break/><text:line-break/></text:span>例如：「我們來看一下三民主義在台灣的實施狀況」「單親媽媽帶罕病兒補助<text:span text:style-name="T3">7900</text:span>」。<text:span text:style-name="T3"><text:line-break/></text:span>這種因果的連結跨越的毫無脈絡，讓人看得一頭霧水。三民主義是一套治國理論，書中哪一部分的主張，在現今台灣生活中，實踐了哪種行政模式以及政府疏失或增刪修改，會使得這套理論在應用時，引致「單親媽媽帶罕病兒補助<text:span text:style-name="T3">7900</text:span>」？該做的功課：<text:span text:style-name="T3">1.</text:span>先閱讀三民主義民生主義，有關中低收入者補助與改善的相關部分。<text:span text:style-name="T3">2.</text:span>找出現實生活中，三民主義應用在行政上，對此事的影響。<text:span text:style-name="T3"><text:line-break/></text:span>我看網上其他人的各種評論，大體都以親身經歷的生活中，真實事蹟為註腳，或是評論某人文章，也都會引用本文相關部分。馬先生這篇文章抓了一份新聞，只直接放了一句論斷，沒有前因後續，沒有翻閱引用出三民主義本身理論哪一段文字，以及與馬先生生活真實所觸的脈絡關係。這一句論斷因此看不出與新聞的關聯何在，變得無憑無據。<text:span text:style-name="T3"><text:line-break/></text:span>做功課是對自己負責，對巴勒網的觀眾尊重。<text:span text:style-name="T3"><text:line-break/><text:line-break/></text:span>順便說說「尊重」的觀念：認真的了解對方，想辦法和對方溝通，而後雙方就理論與實務來討論。如果對方也是這樣想這樣做，那就能相互溝通、尊重。<text:span text:style-name="T3"><text:line-break/></text:span>這種能溝通的尊重裡，不是只有「守法」、「遵守陳板主的基本法則」一種選項，還有一種無法言說的事物在其中，也是巴勒網最吸引人的靈魂。或許是美吧！或許是一種天地間的純真有情吧！如果擁有這種靈魂的態度、氣度，應該不會說出：「其他人不要自作主張」、「其他人不必過分憂慮」的話來。大家是帶著這種靈魂來溝通的，都不是狂妄的只想自我表達。<text:span text:style-name="T3"><text:line-break/><text:line-break/></text:span>如果有一方只想表達自己，不想理會溝通，那不是尊重，只是冷漠的忽視。常常聽到現在人說：「我尊重你，你可以說你的想法、做你的事。」其實一點都不尊重，只是冷漠疏離甚至蔑視。可能連他自己也不自覺，他其實只是在表達自己愛說想說的，一點都不在乎他人。<text:span text:style-name="T3"><text:line-break/></text:span>這時候我通常也只好不理他，因為沒辦法溝通，我知道自己並不尊重他。<text:span text:style-name="T3"><text:line-break/><text:line-break/></text:span>我有努力和馬先生溝通。</text:p>
      <text:p text:style-name="P1"><text:span text:style-name="T1">隆誌</text:span><text:s/>  |  2014.11.05 10:47   |   <text:a xlink:type="simple" xlink:href="http://palinfo.habago.org/Entry?Command=Information_PrintForum&amp;iPage=388#FORUM32982"><text:span text:style-name="T2">#</text:span></text:a></text:p>
      <text:p text:style-name="P3">所謂對低薪者的救助又要如何做？<text:span text:style-name="T3"><text:line-break/></text:span>發錢？發食物券？這些能夠支撐這些低薪者到老死？<text:span text:style-name="T3"><text:line-break/></text:span>一堆政府的職訓機構、創業補助和在職訓練等等的簡章資料，在網路上、地方政府機構、郵局都有。<text:span text:style-name="T3"><text:line-break/></text:span>簡單地說，這年代一堆機會擺在那邊，低薪者願不願意<text:span text:style-name="T3">“do something”?<text:line-break/></text:span>之前我剛大學畢業準備進研究所時，還有職訓機構三不五時寄職訓資料，還保證輔導就業。</text:p>
      <text:p text:style-name="P1"><text:span text:style-name="T1">隆誌</text:span><text:s/>  |  2014.11.05 10:35   |   <text:a xlink:type="simple" xlink:href="http://palinfo.habago.org/Entry?Command=Information_PrintForum&amp;iPage=388#FORUM32981"><text:span text:style-name="T2">#</text:span></text:a></text:p>
      <text:p text:style-name="P2"><text:span text:style-name="T3"><text:line-break/>To:</text:span>馬鑑一<text:span text:style-name="T3"><text:line-break/></text:span>不要把各種問題都混在一起看，那只是找不出問題的根源。<text:span text:style-name="T3"><text:line-break/></text:span>看不出來那問單親媽媽的問題，和國家實行什麼樣的制度有什麼關係？這問題不會從三民主義改成社會主義，就能夠解決。<text:span text:style-name="T3"><text:line-break/></text:span>要問的是，為何台灣還無法建立對身障者更高度的保障？每每看到身障或弱勢者，領著微薄的數千元，感覺到很可憐。<text:span text:style-name="T3"><text:line-break/></text:span>可是在感覺到可憐的同時，請問大眾願不願意將自己的稅負拉高到現在的二～三倍，任何可節稅或避稅手段都不用？另外，更要問大眾願不願意承受一定程度的鑽漏洞行為？<text:span text:style-name="T3"><text:line-break/></text:span>如果以上兩個問題，全國人民都是回答<text:span text:style-name="T3">“yes”</text:span>，再來討論如何提高對身障者的幫助。首先，高福利來自高稅負，這應該是大家都知道。基本上，別開玩笑了，有三成的人說<text:span text:style-name="T3">“yes”</text:span>，就偷笑。可是大家心中最重要的疑問，應該來自於我繳的錢，有沒有可能被貪污或有心人鑽漏洞？這絕對是有可能。以目前台灣的狀況而言，貪污可能還是比較其次的問題，最大問題出在鑽漏洞。<text:span text:style-name="T3"><text:line-break/></text:span>光是一個農、漁保險，就有一堆鑽漏洞的方法。我一些朋友的家人，就是靠著鑽漏洞的方法，拿到一些公辦的保險。更別說，之前新聞出現身障者用車的問題，一堆正常人靠著身障者用車的稅負和停車優惠。<text:span text:style-name="T3"><text:line-break/></text:span>往往不斷地喊，我們要公平之類的話語。可是對於弱勢者，往往狀況繁多且複雜，很難達到公平。舉個例子，我有次在車站遇到一位在出閘口賣報紙的老人，警察照規章取締。可是警察開單的同時，被旁邊的學生錄下並放到網上。按慣例，留言和評論就不太好聽。按照規定來說，車站的出閘口禁止設攤，對警察來說職責所在。對那位老人家來說是慷他人之慨，其他攤販都不準設攤，那位老人又為何可以。難道只因為他是<text:span text:style-name="T3">“</text:span>老人<text:span text:style-name="T3">”</text:span>，而且年紀這麼大還出來賣報紙，所以可能很<text:span text:style-name="T3">“</text:span>窮<text:span text:style-name="T3">”</text:span>。公平？<text:span text:style-name="T3"><text:line-break/></text:span>這件事情後來的發展，警察請社會局查老人的背景，那位老人一點都不窮，甚至比絕大多數<text:span text:style-name="T3">22k</text:span>的年輕人擁有更多間房子。純粹寂寞，才出來賣報紙。這位老人算是一個特例，不可否認社會上有許多真正需要的人。<text:span text:style-name="T3"><text:line-break/></text:span>人的需求差異與項目都很多，所以這世界上做不到完全平等，給予起跑點的平等，已經是任何社會與國家制度的最大極限。只好對大家都不公平，每個人都犧牲一點自己的利益，換取整體社會制度的運作。</text:p>
      <text:p text:style-name="P1"><text:span text:style-name="T1">馬鑑一</text:span><text:s/>  |  2014.11.05 10:33   |   <text:a xlink:type="simple" xlink:href="http://palinfo.habago.org/Entry?Command=Information_PrintForum&amp;iPage=388#FORUM32980"><text:span text:style-name="T2">#</text:span></text:a></text:p>
      <text:p text:style-name="P3">我們應該認為這裡比較理性嗎<text:span text:style-name="T3"><text:line-break/></text:span>討論公共議題<text:span text:style-name="T3"><text:s/></text:span>應避免情緒性的字眼<text:span text:style-name="T3"><text:s/></text:span>鬥爭<text:span text:style-name="T3"><text:s/></text:span>眼紅<text:span text:style-name="T3"><text:s/></text:span>不長進<text:span text:style-name="T3"><text:line-break/><text:line-break/></text:span>台灣的確與眾不同<text:span text:style-name="T3"><text:line-break/><text:line-break/></text:span>軍公教退休所得替代率明顯偏高<text:span text:style-name="T3"><text:s/></text:span>退休年齡明顯偏低<text:span text:style-name="T3"><text:line-break/>(</text:span>這是鬥爭<text:span text:style-name="T3"><text:s/></text:span>見不得人好<text:span text:style-name="T3"><text:s/></text:span>自己為什麼不去考<text:span text:style-name="T3">)<text:line-break/><text:line-break/><text:line-break/></text:span>政府對<text:span text:style-name="T3">200</text:span>多萬名低薪勞動者不予援助<text:span text:style-name="T3"><text:line-break/>(</text:span>不長進<text:span text:style-name="T3"><text:s/></text:span>好逸惡勞<text:span text:style-name="T3">)<text:line-break/><text:line-break/></text:span>卻號稱基於三民主義<text:span text:style-name="T3"><text:s/></text:span>為民有民治民享的共和國<text:span text:style-name="T3"> <text:line-break/>(</text:span>快點從憲法中消失<text:span text:style-name="T3"><text:s/></text:span>以免中華民國成了掛羊頭共和國<text:span text:style-name="T3">)</text:span></text:p>
      <text:p text:style-name="P4"/>
      <text:p text:style-name="P1"><text:span text:style-name="T1">隆誌</text:span><text:s/>  |  2014.11.05 10:05   |   <text:a xlink:type="simple" xlink:href="http://palinfo.habago.org/Entry?Command=Information_PrintForum&amp;iPage=389#FORUM32979"><text:span text:style-name="T2">#</text:span></text:a></text:p>
      <text:p text:style-name="P3"><text:span text:style-name="T3"><text:line-break/></text:span>台灣很有趣，老是嫉妒能力比自己強的人，卻又沒有能力去超越。舉個例子，我常聽到一些人抱怨自己的主管有多爛、自己的同事有多糟。可是聽完一連串的抱怨之後，冷冷地問他們：「主管爛，你自己有沒有能力在工作上幹掉他？」往往都是得到一連串的沈默。<text:span text:style-name="T3"><text:line-break/></text:span>抱怨公務人員有什麼意義？連<text:span text:style-name="T3">7-11</text:span>都有賣高普考及各種特考的簡章，每個人都有機會去考。制度就在那裡，除了特考，會限制技術能力之外，其他完全只要唸書考試就可以了。有什麼不公平？<text:span text:style-name="T3"><text:line-break/></text:span>說公務人員都是花納稅人的稅金，不應該有如此福利。問題不是出在公務機關，而是民間企業。那麼多勞動法規在那邊，民間企業又肯遵守多少，又有多少勞工願意檢舉不遵守法規？希望政府神通廣大到，每家企業內部的制度都可以掌握？又不是國營企業。更何況公務機關和國營企業不能帶頭違法，所以乖乖照著法規制度走。不是很多人笑國營企業的人事及營運成本高，怎麼拼得過民間企業。可是別忘了，民間企業除非自我開發和業務能力很強，不然絕大多數都是慷員工之慨。<text:span text:style-name="T3"><text:line-break/></text:span>另外，不少人認為，有繳稅就是最大。如果繳稅就可以抱怨，無怪乎財團講話會大聲。可以去看看不少大財團，旗下的產業每年繳多少稅。<text:span text:style-name="T3"><text:line-break/></text:span>這年頭討論這問題，不應該檢討公務人員的福利，反而要以公務人員的福利為標竿，促進民間企業靠攏。勞動和社運團體結合政客，吵了幾十年下來，沒看到勞工福利增加太多。因為最後都搞成所謂的階級鬥爭，鬥老師、鬥軍人、鬥公務人員、鬥國營企業。鬥到最後把公務人員的福利拉下來，民間企業主樂得不需要提高太多福利標準。勞工害怕被企業主清算，不敢向企業主爭取。那又有多少掌握麥克風的社運團體，肯代替勞工向企業主爭取？這些年看下來，只有踩著勞工需求爭取麥克風，甚至挾持勞工需求，撈取政治利益。<text:span text:style-name="T3"><text:line-break/></text:span>沒有看清楚問題的根源，或是根本不敢去根除問題。罪及政府，是一個最廉價的手段，挾持爭取利益者，進而撈取各種利益與掌握說話權。可是最後那些想要爭取權益的人，只有默默地被犧牲掉。</text:p>
      <text:p text:style-name="P1"><text:span text:style-name="T1">馬鑑一</text:span><text:s/>  |  2014.11.05 09:44   |   <text:a xlink:type="simple" xlink:href="http://palinfo.habago.org/Entry?Command=Information_PrintForum&amp;iPage=389#FORUM32978"><text:span text:style-name="T2">#</text:span></text:a></text:p>
      <text:p text:style-name="P2">我們來看一下三民主義在台灣的實施情況<text:span text:style-name="T3"><text:line-break/><text:line-break/></text:span>單親媽帶罕病兒<text:span text:style-name="T3"><text:s/></text:span>補助<text:span text:style-name="T3">7900<text:line-break/><text:line-break/></text:span><text:span text:style-name="T6">――――――――――――――――――――――――</text:span><text:span text:style-name="T3"><text:line-break/>http://www.ettoday.net/news/20140116/316705.htm <text:line-break/></text:span>警方表示，林女<text:span text:style-name="T3">(33</text:span>歲<text:span text:style-name="T3">)</text:span>和前夫育有<text:span text:style-name="T3">2</text:span>名子女，女兒罹患「芳香族<text:span text:style-name="T3">L-</text:span>胺基酸脫羧酵素缺乏症」<text:span text:style-name="T3">(Aromatic L-amino acid decarboxylase</text:span>，<text:span text:style-name="T3">AADC) </text:span>，領有極重度身心障礙手冊。雙方因養育問題爭吵多次，女兒出生不久後即離婚，前夫帶走健康的兒子，留下女兒給林女扶養。<text:span text:style-name="T3"><text:line-break/><text:line-break/></text:span>警方調查，林女在仁愛街租屋，自己到卡啦<text:span text:style-name="T3">OK</text:span>店當女侍，因要工作無法照顧女兒，申請印籍看護。林姓母女是中低收入戶，每月領有社會局<text:span text:style-name="T3">7900</text:span>元的補助。</text:p>
      <text:p text:style-name="P1"><text:span text:style-name="T1">陳真</text:span><text:s/>  |  2014.11.05 09:10   |   <text:a xlink:type="simple" xlink:href="http://palinfo.habago.org/Entry?Command=Information_PrintForum&amp;iPage=389#FORUM32977"><text:span text:style-name="T2">#</text:span></text:a></text:p>
      <text:p text:style-name="P3">對啊，我當然不是要各位靜靜看我寫，而只是希望大家不要對任何一個<text:span text:style-name="T3"><text:s/>"</text:span>非公眾人物<text:span text:style-name="T3">" </text:span>批評指教，更不用說裝模作樣地批評指教。這裏畢竟不是聊天室，也不是<text:span text:style-name="T3">EMAIL</text:span>，當然更不是可以讓人任意信口雌黃的地方。<text:span text:style-name="T3"><text:line-break/><text:line-break/></text:span>你可以風花雪月，也能現實議論，可以抒情，可以寫意，統統都行，<text:span text:style-name="T3">anything goes</text:span>，但你仍然得在某個<text:span text:style-name="T3"><text:s/>"</text:span>必然的分寸<text:span text:style-name="T3">" </text:span>前停下來。如果沒有界限，事實上自由也不可能存在。自由將淪為混蛋人渣蛆蛆們的專屬戰利品，其他所有人只好被迫噤聲。台灣綠油油的現況便是如此。<text:span text:style-name="T3"><text:line-break/><text:line-break/></text:span>雖不能至，但心嚮往矣；巴勒網雖不怎麼虔誠，但基本上還是有神論的。<text:span text:style-name="T3">"</text:span>如果上帝不存在，那麼，幹啥都行了<text:span text:style-name="T3">"</text:span>。杜斯妥也夫斯基在<text:span text:style-name="T3"><text:s/>"</text:span>罪與罰<text:span text:style-name="T3">" </text:span>裏這麼說。</text:p>
      <text:p text:style-name="P1"><text:span text:style-name="T1">衛鍼</text:span><text:s/>  |  2014.11.05 09:07   |   <text:a xlink:type="simple" xlink:href="http://palinfo.habago.org/Entry?Command=Information_PrintForum&amp;iPage=389#FORUM32976"><text:span text:style-name="T2">#</text:span></text:a></text:p>
      <text:p text:style-name="P2">三民主義的出發點是立足點平等，不是齊頭式平等。每個人理應盡量得到相同的受教權以及社會能力，假如有小孩是單親家庭或低收入戶，透過補助讓他們跟其他家庭健全的學童一般完成學業也是理所當然。但這不代表本身不求上進，年近而立還在<text:span text:style-name="T3">22K</text:span>的人也是「需要幫助的族群」。現在台大商學院（不是管院）畢業月薪也是四萬五開始算起，通常還沒畢業就已經被企業預定光光。而領不到<text:span text:style-name="T3">25K</text:span>的能力究竟到多少？<text:span text:style-name="T3"><text:line-break/><text:line-break/></text:span>當然唸文科的肯定就會高喊這是一種不公平，但這現象原本就存在，你不能要企業給一個社會系出身的跟財金系出身的一樣待遇才公平，這是天方夜譚。如果真的很有興趣，選個業界不太看重的冷門學科，那就要有學以致用並且未來發揮所長的能力及覺悟，而不是一天到晚都在靠盃都是政府不好，高喊公民不服從，看到關鍵字就高潮。<text:span text:style-name="T3"><text:line-break/><text:line-break/></text:span>美國發了食物券，減少年金，但根源來說還是沒有解決失業問題，現在美國連土生的白人州立大學畢業生都會去澳洲找工作了。問題就是沒有工，也沒有公共建設計畫等東西可以為這群畢業生擠出工來做。那就只有一種出路，就是外流到比較缺工的國家。所以說回來，還是要提升一下國民的知識水平，<text:span text:style-name="T3">CNN </text:span>不要連伊拉克的位置都標錯，然後蘇格蘭獨立公投居然是報成贊成<text:span text:style-name="T3"><text:s/>57% </text:span>反對<text:span text:style-name="T3"><text:s/>53% </text:span>的神奇數字，造成某些美國人不要說世界地圖，連自己住的州在哪裡都不見得知道咧。</text:p>
      <text:p text:style-name="P1"><text:span text:style-name="T1">馬鑑一</text:span><text:s/>  |  2014.11.05 01:39   |   <text:a xlink:type="simple" xlink:href="http://palinfo.habago.org/Entry?Command=Information_PrintForum&amp;iPage=389#FORUM32975"><text:span text:style-name="T2">#</text:span></text:a></text:p>
      <text:p text:style-name="P3">引述陳真的話<text:span text:style-name="T3"><text:line-break/>"</text:span>各位要寫什麼請儘管寫，但實在非常不歡迎不斷犯規者。喜歡台式作風的，沒法尊重<text:span text:style-name="T3"><text:s/>"</text:span>人<text:span text:style-name="T3">" </text:span>的，喜歡網路聊天的，喜歡信口開河隨口瞎掰的，喜歡喜歡對人不對事的，我相信網路上與此氣味投合的版面肯定到處都是，何必來糟蹋這樣一個並不企求壯大、只求在乾淨正直的原則下具有最大言論自由的版面。<text:span text:style-name="T3">"<text:line-break/><text:line-break/></text:span>陳版主話講得很白<text:span text:style-name="T3"><text:s/></text:span>其他人不要自作主張<text:span text:style-name="T3"><text:line-break/></text:span>陳版主覺得不妥<text:span text:style-name="T3"><text:s/></text:span>自會删文<text:span text:style-name="T3"><text:s/></text:span>其他人不必過分憂慮</text:p>
      <text:p text:style-name="P1"><text:span text:style-name="T1">彭家誠</text:span><text:s/>  |  2014.11.05 00:58   |   <text:a xlink:type="simple" xlink:href="http://palinfo.habago.org/Entry?Command=Information_PrintForum&amp;iPage=389#FORUM32974"><text:span text:style-name="T2">#</text:span></text:a></text:p>
      <text:p text:style-name="P2">來這裡就是看陳前輩的文<text:span text:style-name="T3">. </text:span>靜靜的看<text:span text:style-name="T3">. </text:span>有想法有所得就是各人自己的事<text:span text:style-name="T3">. </text:span>真善美的理念才是核心<text:span text:style-name="T3">. </text:span>時事議題不過是用來舉例說明的題目<text:span text:style-name="T3">. </text:span>只想討論各種題庫範例的人請到其他地方去<text:span text:style-name="T3">. facebook</text:span>上面可以找到很多同好</text:p>
      <text:p text:style-name="P1"><text:span text:style-name="T1">馬鑑一</text:span><text:s/>  |  2014.11.04 23:54   |   <text:a xlink:type="simple" xlink:href="http://palinfo.habago.org/Entry?Command=Information_PrintForum&amp;iPage=389#FORUM32973"><text:span text:style-name="T2">#</text:span></text:a></text:p>
      <text:p text:style-name="P3">台灣的確與眾不同<text:span text:style-name="T3"><text:line-break/></text:span>軍公教退休所得替代率明顯偏高<text:span text:style-name="T3"><text:s/></text:span>退休年齡明顯偏低<text:span text:style-name="T3"><text:line-break/></text:span>政府對低薪勞動者不予援助<text:span text:style-name="T3"><text:line-break/></text:span>卻號稱基於三民主義<text:span text:style-name="T3"><text:s/></text:span>為民有民治民享的共和國<text:span text:style-name="T3"><text:line-break/><text:line-break/></text:span><text:span text:style-name="T6">――――――――――――――</text:span><text:span text:style-name="T3"><text:line-break/></text:span>基層人力愈來愈多<text:span text:style-name="T3"><text:s/></text:span>上班族難「有感復甦」<text:span text:style-name="T3">(100/1/5) http://www.hr.org.tw/zone/hr/getnewsdetail.asp?ctype=1&amp;autono=1766<text:line-break/></text:span>主計處稍早調查，將近三成、兩百二十六萬名上班族，平均月薪不到兩萬五<text:span text:style-name="T3"><text:s/>... <text:line-break/></text:span><text:span text:style-name="T6">――――――――――</text:span><text:span text:style-name="T3"><text:line-break/>http://www.epochtimes.com/b5/14/1/30/n4071783.htm</text:span>據肯塔基大學經濟學家對政府數據的分析，自<text:span text:style-name="T3">1980</text:span>年以來，需要糧食券的人群在那些有大專以上文憑的人中增長最快，這表明，這種保障措施已進一步延伸至美國以前的中產階級。目前美國七個人中就有一個人領取食物券。<text:span text:style-name="T3"><text:line-break/></text:span><text:span text:style-name="T6">――――――――――――</text:span><text:span text:style-name="T3"><text:line-break/>http://m.nownews.com/n/2013/01/31/332053 <text:line-break/></text:span>政院<text:span text:style-name="T3">30</text:span>日公布了年金改革方案，其中公務人員的退休所得替代率，大約都在<text:span text:style-name="T3">75%</text:span>至<text:span text:style-name="T3">80%</text:span>之間，跟世界幾個先進國家美國、日本、德國相比，這樣的數據還是明顯偏高，未來改革方案將送立院進行討論，問題恐怕還會繼續發酵。<text:span text:style-name="T3"> <text:line-break/><text:line-break/><text:line-break/></text:span></text:p>
      <text:p text:style-name="P1"><text:span text:style-name="T1">衛鍼</text:span><text:s/>  |  2014.11.04 18:26   |   <text:a xlink:type="simple" xlink:href="http://palinfo.habago.org/Entry?Command=Information_PrintForum&amp;iPage=389#FORUM32972"><text:span text:style-name="T2">#</text:span></text:a></text:p>
      <text:p text:style-name="P2">對現在月薪低於兩萬五的人，需要的應該是職業訓練，而非食物券。<text:span text:style-name="T3"><text:line-break/></text:span>古語有言，給人魚吃不如教人釣魚。<text:span text:style-name="T3"><text:line-break/><text:line-break/></text:span>但終究而言還是得歸於，台灣的環境是個餓不死人的地方。年輕人領<text:span text:style-name="T3"><text:s/>22K </text:span>餓不死也存不到錢，住家裡照樣買衣服鞋子<text:span text:style-name="T3">iPhone6</text:span>，女的找個長期飯票啥都要貼著男朋友結帳。男的大概就成天打電玩或是裝文青釣妹子自吹自擂，哪會有要振作的意願。所以農場缺人，不做。技術員缺人，不做。只會在那喊低薪都是政府的錯，都是中國打壓的錯，反正都不是我的錯。<text:span text:style-name="T3"><text:line-break/><text:line-break/></text:span>這樣的人當然也不會安分的去接受職訓，因為他們骨子裡認定的是低薪的原因是政府無能，而不是他們自己無能。</text:p>
      <text:p text:style-name="P1"><text:span text:style-name="T1">馬鑑一</text:span><text:s/>  |  2014.11.04 10:31   |   <text:a xlink:type="simple" xlink:href="http://palinfo.habago.org/Entry?Command=Information_PrintForum&amp;iPage=389#FORUM32971"><text:span text:style-name="T2">#</text:span></text:a></text:p>
      <text:p text:style-name="P3"><text:span text:style-name="T3"><text:line-break/></text:span>不解<text:span text:style-name="T3"><text:s/></text:span>為何不提案<text:span text:style-name="T3"><text:s/></text:span>對所有月薪不到二萬五的人發食物券<text:span text:style-name="T3"><text:line-break/><text:line-break/></text:span><text:span text:style-name="T6">――――――――――――――――</text:span><text:span text:style-name="T3"><text:line-break/></text:span>中國時報<text:span text:style-name="T3"><text:line-break/></text:span>恢復年終慰問金？<text:span text:style-name="T3"><text:s/></text:span>孫大千擬提案<text:span text:style-name="T3"><text:line-break/>2014</text:span>年<text:span text:style-name="T3">11</text:span>月<text:span text:style-name="T3">03</text:span>日<text:span text:style-name="T3"><text:s/>16:33<text:line-break/></text:span>謝雅竹<text:span text:style-name="T3"><text:line-break/></text:span>孫大千表示，他目前正在研究退休軍公教人員年終慰問金發放歷史，依據他找到的資料，年終慰問金可能不是年終獎金性質，是屬退休金<text:span text:style-name="T3"><text:line-break/></text:span>本俸的一部分，如果這樣就不應刪除。目前他正在研究慰問金法源依據與歷史背景，等研究清楚，就提案、連署。<text:span text:style-name="T3"><text:line-break/><text:line-break/></text:span>他現在發起一份連署「預算主決議」，主張先前被砍軍公教年終慰問金屬退休俸一部分、非年終獎金，應全數恢復發放。孫大千說，提案動機完全無關選舉，提案預計<text:span text:style-name="T3">12</text:span>月前提出，也可能在<text:span text:style-name="T3">11</text:span>月<text:span text:style-name="T3">29</text:span>日選後，他將要求中央政府<text:span text:style-name="T3">105</text:span>年編列預算時，將年終慰問金全數恢復編列。</text:p>
      <text:p text:style-name="P1"><text:span text:style-name="T1">衛鍼</text:span><text:s/>  |  2014.11.03 12:20   |   <text:a xlink:type="simple" xlink:href="http://palinfo.habago.org/Entry?Command=Information_PrintForum&amp;iPage=389#FORUM32970"><text:span text:style-name="T2">#</text:span></text:a></text:p>
      <text:p text:style-name="P2">綠色生物排斥異己的觀念，跟現在小學生「你都不跟我上廁所，一定是不跟我好，所以我要排擠你」的態度差不了多少。詭譎的是，據說現在不少女生上大學了還會揪朋引伴去上廁所。好像做甚麼一定要大家一起才能心安理得一樣。估計現今的愛台青年也以為只要在<text:span text:style-name="T3"><text:s/>FB </text:span>上大家齊聲一同喊「<text:span text:style-name="T3">XX</text:span>黨不倒，台灣不會好」或「難道馬<text:span text:style-name="T3">XX</text:span>不用負責」嗎？就認為自己是多數民意，井底之蛙都還沒有封閉到這種程度。因為他們大概是連井口冒出的那一點藍天都不去看，然後罵我身邊的人都是未覺醒的<text:span text:style-name="T3"><text:s/>9.2%</text:span>。<text:span text:style-name="T3"><text:line-break/><text:line-break/></text:span>面對這種對現實毫無認識又不文明的「生物」，也沒有甚麼好說的。</text:p>
      <text:p text:style-name="P1"><text:span text:style-name="T1">陳真</text:span><text:s/>  |  2014.11.02 03:44   |   <text:a xlink:type="simple" xlink:href="http://palinfo.habago.org/Entry?Command=Information_PrintForum&amp;iPage=389#FORUM32969"><text:span text:style-name="T2">#</text:span></text:a></text:p>
      <text:p text:style-name="P3">巴勒網有人反對關閉留言板，主張盡可能把不當言論直接刪除即可；不需要做任何說明或回應就一概直接刪除。所以，我過兩天就會把留言板打開。<text:span text:style-name="T3"><text:line-break/><text:line-break/></text:span>各位要寫什麼請儘管寫，但實在非常不歡迎不斷犯規者。喜歡台式作風的，沒法尊重<text:span text:style-name="T3"><text:s/>"</text:span>人<text:span text:style-name="T3">" </text:span>的，喜歡網路聊天的，喜歡信口開河隨口瞎掰的，喜歡喜歡對人不對事的，我相信網路上與此氣味投合的版面肯定到處都是，何必來糟蹋這樣一個並不企求壯大、只求在乾淨正直的原則下具有最大言論自由的版面。<text:span text:style-name="T3"><text:line-break/><text:line-break/></text:span>在台灣社會，實在很難建立一種真正的言論自由環境。稍有異議，便又是一番烏煙瘴氣；從來都不是以理服人，而是以侵略攻擊嚇人傷人，喜歡對<text:span text:style-name="T3"><text:s/>"</text:span>人<text:span text:style-name="T3">" </text:span>指指點點，對<text:span text:style-name="T3"><text:s/>"</text:span>人<text:span text:style-name="T3">"</text:span>　以及對於他人的言論自由絲毫不尊重，完全沒有講道理的能力與意願。實在沒有那個時間和意願老是得應付這類人事物。<text:span text:style-name="T3"><text:line-break/><text:line-break/></text:span>在台灣，我的言論自由空間恐怕連一成都不到，更不用說什麼百分之百的言論自由。百分之九十以上的心裏話或表達形式我都不敢講不敢用，只求講得清楚且字面安全，不惜犧牲所有微妙，因為我真的很害怕半票讀者，當然也包括那些綠油油的生物。不過，許多時候，半票讀者其實比敵人還可怕。我光是一直說<text:span text:style-name="T3"><text:s/>"</text:span>不不不<text:span text:style-name="T3">..." </text:span>就累死了。<text:span text:style-name="T3"><text:line-break/><text:line-break/></text:span>以上只是重申已經重申過無數次的基本原則，而非針對誰，更不敢對誰有所不敬。<text:span text:style-name="T3"><text:line-break/><text:line-break/></text:span>我知道我這種勸說如果有用，一次就有用了，不會反覆講了幾百幾千次。我看，再多說也是多餘。各位要寫就請儘管寫，只是請各位務必遵守基本原則。總之，以後就不多說，不當留言一概刪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